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18cm" svg:stroke-color="#003cff" draw:stroke-linejoin="miter" draw:fill="none" fo:padding-top="0.134cm" fo:padding-bottom="0.134cm" fo:padding-left="0.259cm" fo:padding-right="0.259cm"/>
    </style:style>
    <style:style style:name="gr2" style:family="graphic" style:parent-style-name="standard">
      <style:graphic-properties draw:stroke="solid" svg:stroke-width="0.009cm" svg:stroke-color="#967348" draw:stroke-linejoin="miter" draw:fill="solid" draw:fill-color="#f3d48c" fo:padding-top="0.129cm" fo:padding-bottom="0.129cm" fo:padding-left="0.254cm" fo:padding-right="0.254cm"/>
    </style:style>
    <style:style style:name="gr3" style:family="graphic" style:parent-style-name="standard">
      <style:graphic-properties draw:stroke="none" svg:stroke-width="0.035cm" draw:stroke-linejoin="miter" draw:fill="solid" draw:fill-color="#dcc06d"/>
    </style:style>
    <style:style style:name="gr4" style:family="graphic" style:parent-style-name="standard">
      <style:graphic-properties draw:stroke="none" svg:stroke-width="0.035cm" draw:stroke-linejoin="miter" draw:fill="solid" draw:fill-color="#ccb25c"/>
    </style:style>
    <style:style style:name="gr5" style:family="graphic" style:parent-style-name="standard">
      <style:graphic-properties draw:stroke="solid" svg:stroke-width="0.007cm" svg:stroke-color="#967348" draw:stroke-linejoin="miter" draw:fill="solid" draw:fill-color="#f3d48c" fo:padding-top="0.128cm" fo:padding-bottom="0.128cm" fo:padding-left="0.253cm" fo:padding-right="0.253cm"/>
    </style:style>
    <style:style style:name="gr6" style:family="graphic" style:parent-style-name="standard">
      <style:graphic-properties draw:stroke="solid" svg:stroke-width="0.006cm" svg:stroke-color="#967348" draw:stroke-linejoin="miter" draw:fill="solid" draw:fill-color="#f3d48c" fo:padding-top="0.128cm" fo:padding-bottom="0.128cm" fo:padding-left="0.253cm" fo:padding-right="0.253cm"/>
    </style:style>
    <style:style style:name="gr7" style:family="graphic" style:parent-style-name="standard">
      <style:graphic-properties draw:stroke="solid" svg:stroke-width="0.008cm" svg:stroke-color="#967348" draw:stroke-linejoin="miter" draw:fill="solid" draw:fill-color="#e1e2e3" fo:padding-top="0.129cm" fo:padding-bottom="0.129cm" fo:padding-left="0.254cm" fo:padding-right="0.254cm"/>
    </style:style>
    <style:style style:name="gr8" style:family="graphic" style:parent-style-name="standard">
      <style:graphic-properties draw:stroke="solid" svg:stroke-width="0.009cm" svg:stroke-color="#967348" draw:stroke-linejoin="miter" draw:fill="solid" draw:fill-color="#e1e2e3" fo:padding-top="0.129cm" fo:padding-bottom="0.129cm" fo:padding-left="0.254cm" fo:padding-right="0.254cm"/>
    </style:style>
    <style:style style:name="gr9" style:family="graphic" style:parent-style-name="standard">
      <style:graphic-properties draw:stroke="solid" svg:stroke-width="0.007cm" svg:stroke-color="#967348" draw:stroke-linejoin="miter" draw:fill="solid" draw:fill-color="#e1e2e3" fo:padding-top="0.128cm" fo:padding-bottom="0.128cm" fo:padding-left="0.253cm" fo:padding-right="0.253cm"/>
    </style:style>
    <style:style style:name="gr10" style:family="graphic" style:parent-style-name="standard">
      <style:graphic-properties draw:stroke="solid" svg:stroke-width="0.01cm" svg:stroke-color="#967348" draw:stroke-linejoin="miter" draw:fill="solid" draw:fill-color="#dcc06d" fo:padding-top="0.13cm" fo:padding-bottom="0.13cm" fo:padding-left="0.255cm" fo:padding-right="0.255cm"/>
    </style:style>
    <style:style style:name="gr11" style:family="graphic" style:parent-style-name="standard">
      <style:graphic-properties draw:stroke="solid" svg:stroke-width="0.011cm" svg:stroke-color="#ccb25c" draw:stroke-linejoin="miter" draw:fill="none" fo:padding-top="0.13cm" fo:padding-bottom="0.13cm" fo:padding-left="0.255cm" fo:padding-right="0.255cm"/>
    </style:style>
    <style:style style:name="gr12" style:family="graphic" style:parent-style-name="standard">
      <style:graphic-properties draw:stroke="solid" svg:stroke-width="0.011cm" svg:stroke-color="#967348" draw:stroke-linejoin="miter" draw:fill="solid" draw:fill-color="#f3d48c" fo:padding-top="0.13cm" fo:padding-bottom="0.13cm" fo:padding-left="0.255cm" fo:padding-right="0.255cm"/>
    </style:style>
    <style:style style:name="gr13" style:family="graphic" style:parent-style-name="standard">
      <style:graphic-properties draw:stroke="solid" svg:stroke-width="0.011cm" svg:stroke-color="#967348" draw:stroke-linejoin="miter" draw:fill="solid" draw:fill-color="#f9ce82" fo:padding-top="0.13cm" fo:padding-bottom="0.13cm" fo:padding-left="0.255cm" fo:padding-right="0.255cm"/>
    </style:style>
    <style:style style:name="gr14" style:family="graphic" style:parent-style-name="standard">
      <style:graphic-properties draw:stroke="solid" svg:stroke-width="0.011cm" svg:stroke-color="#967348" draw:stroke-linejoin="miter" draw:fill="solid" draw:fill-color="#e1e2e3" fo:padding-top="0.13cm" fo:padding-bottom="0.13cm" fo:padding-left="0.255cm" fo:padding-right="0.255cm"/>
    </style:style>
    <style:style style:name="gr15" style:family="graphic" style:parent-style-name="standard">
      <style:graphic-properties draw:stroke="solid" svg:stroke-width="0.011cm" svg:stroke-color="#ccb25c" draw:stroke-linejoin="miter" draw:fill="solid" draw:fill-color="#e1e2e3" fo:padding-top="0.13cm" fo:padding-bottom="0.13cm" fo:padding-left="0.255cm" fo:padding-right="0.255cm"/>
    </style:style>
    <style:style style:name="gr16" style:family="graphic" style:parent-style-name="standard">
      <style:graphic-properties draw:stroke="solid" svg:stroke-width="0.011cm" svg:stroke-color="#967348" draw:stroke-linejoin="miter" draw:fill="solid" draw:fill-color="#f9e3b7" fo:padding-top="0.13cm" fo:padding-bottom="0.13cm" fo:padding-left="0.255cm" fo:padding-right="0.255cm"/>
    </style:style>
    <style:style style:name="gr17" style:family="graphic" style:parent-style-name="standard">
      <style:graphic-properties draw:stroke="solid" svg:stroke-width="0.011cm" svg:stroke-color="#967348" draw:stroke-linejoin="miter" draw:fill="solid" draw:fill-color="#ccb25c" fo:padding-top="0.13cm" fo:padding-bottom="0.13cm" fo:padding-left="0.255cm" fo:padding-right="0.255cm"/>
    </style:style>
    <style:style style:name="gr18" style:family="graphic" style:parent-style-name="standard">
      <style:graphic-properties draw:stroke="solid" svg:stroke-width="0.011cm" svg:stroke-color="#967348" draw:stroke-linejoin="miter" draw:fill="solid" draw:fill-color="#f4e9d7" fo:padding-top="0.13cm" fo:padding-bottom="0.13cm" fo:padding-left="0.255cm" fo:padding-right="0.255cm"/>
    </style:style>
    <style:style style:name="gr19" style:family="graphic" style:parent-style-name="standard">
      <style:graphic-properties draw:stroke="solid" svg:stroke-width="0.012cm" svg:stroke-color="#967348" draw:stroke-linejoin="miter" draw:fill="solid" draw:fill-color="#f4e9d7" fo:padding-top="0.131cm" fo:padding-bottom="0.131cm" fo:padding-left="0.256cm" fo:padding-right="0.256cm"/>
    </style:style>
    <style:style style:name="gr20" style:family="graphic" style:parent-style-name="standard">
      <style:graphic-properties draw:stroke="solid" svg:stroke-width="0.012cm" svg:stroke-color="#967348" draw:stroke-linejoin="miter" draw:fill="solid" draw:fill-color="#f9e3b7" fo:padding-top="0.131cm" fo:padding-bottom="0.131cm" fo:padding-left="0.256cm" fo:padding-right="0.256cm"/>
    </style:style>
    <style:style style:name="gr21" style:family="graphic" style:parent-style-name="standard">
      <style:graphic-properties draw:stroke="solid" svg:stroke-width="0.007cm" svg:stroke-color="#967348" draw:stroke-linejoin="miter" draw:fill="none" fo:padding-top="0.128cm" fo:padding-bottom="0.128cm" fo:padding-left="0.253cm" fo:padding-right="0.253cm"/>
    </style:style>
    <style:style style:name="gr22" style:family="graphic" style:parent-style-name="standard">
      <style:graphic-properties draw:stroke="solid" svg:stroke-width="0.012cm" svg:stroke-color="#967348" draw:stroke-linejoin="miter" draw:fill="solid" draw:fill-color="#e1e2e3" fo:padding-top="0.131cm" fo:padding-bottom="0.131cm" fo:padding-left="0.256cm" fo:padding-right="0.256cm"/>
    </style:style>
    <style:style style:name="gr23" style:family="graphic" style:parent-style-name="standard">
      <style:graphic-properties draw:stroke="solid" svg:stroke-width="0.014cm" svg:stroke-color="#967348" draw:stroke-linejoin="miter" draw:fill="solid" draw:fill-color="#e1e2e3" fo:padding-top="0.132cm" fo:padding-bottom="0.132cm" fo:padding-left="0.257cm" fo:padding-right="0.257cm"/>
    </style:style>
    <style:style style:name="gr24" style:family="graphic" style:parent-style-name="standard">
      <style:graphic-properties draw:stroke="solid" svg:stroke-width="0.013cm" svg:stroke-color="#967348" draw:stroke-linejoin="miter" draw:fill="solid" draw:fill-color="#e1e2e3" fo:padding-top="0.131cm" fo:padding-bottom="0.131cm" fo:padding-left="0.256cm" fo:padding-right="0.256cm"/>
    </style:style>
    <style:style style:name="gr25" style:family="graphic" style:parent-style-name="standard">
      <style:graphic-properties draw:stroke="solid" svg:stroke-width="0.015cm" svg:stroke-color="#967348" draw:stroke-linejoin="miter" draw:fill="solid" draw:fill-color="#e1e2e3" fo:padding-top="0.132cm" fo:padding-bottom="0.132cm" fo:padding-left="0.257cm" fo:padding-right="0.257cm"/>
    </style:style>
    <style:style style:name="gr26" style:family="graphic" style:parent-style-name="standard">
      <style:graphic-properties draw:stroke="none" svg:stroke-width="0.035cm" draw:stroke-linejoin="miter" draw:fill="solid" draw:fill-color="#231f20"/>
    </style:style>
    <style:style style:name="gr27" style:family="graphic" style:parent-style-name="standard">
      <style:graphic-properties draw:stroke="none" svg:stroke-width="0.035cm" draw:stroke-linejoin="miter" draw:fill="gradient" draw:fill-gradient-name="svggradient0"/>
    </style:style>
    <style:style style:name="gr28" style:family="graphic" style:parent-style-name="standard">
      <style:graphic-properties draw:stroke="none" svg:stroke-width="0.035cm" draw:stroke-linejoin="miter" draw:fill="gradient" draw:fill-gradient-name="svggradient1"/>
    </style:style>
    <style:style style:name="gr29" style:family="graphic" style:parent-style-name="standard">
      <style:graphic-properties draw:stroke="none" svg:stroke-width="0.035cm" draw:stroke-linejoin="miter" draw:fill="gradient" draw:fill-gradient-name="svggradient2"/>
    </style:style>
    <style:style style:name="gr30" style:family="graphic" style:parent-style-name="standard">
      <style:graphic-properties draw:stroke="none" svg:stroke-width="0.035cm" draw:stroke-linejoin="miter" draw:fill="gradient" draw:fill-gradient-name="svggradient3"/>
    </style:style>
    <style:style style:name="gr31" style:family="graphic" style:parent-style-name="standard">
      <style:graphic-properties draw:stroke="none" svg:stroke-width="0.035cm" draw:stroke-linejoin="miter" draw:fill="gradient" draw:fill-gradient-name="svggradient4"/>
    </style:style>
    <style:style style:name="gr32" style:family="graphic" style:parent-style-name="standard">
      <style:graphic-properties draw:stroke="none" svg:stroke-width="0.035cm" draw:stroke-linejoin="miter" draw:fill="gradient" draw:fill-gradient-name="svggradient5"/>
    </style:style>
    <style:style style:name="gr33" style:family="graphic" style:parent-style-name="standard">
      <style:graphic-properties draw:stroke="none" svg:stroke-width="0.035cm" svg:stroke-opacity="40%" draw:stroke-linejoin="miter" draw:fill="solid" draw:fill-color="#ccb25c" draw:opacity="40%"/>
    </style:style>
    <style:style style:name="gr34" style:family="graphic" style:parent-style-name="standard">
      <style:graphic-properties draw:stroke="none" svg:stroke-width="0.035cm" svg:stroke-opacity="50%" draw:stroke-linejoin="miter" draw:fill="solid" draw:fill-color="#ccb25c" draw:opacity="50%"/>
    </style:style>
    <style:style style:name="gr35" style:family="graphic" style:parent-style-name="standard">
      <style:graphic-properties draw:stroke="solid" svg:stroke-width="0.011cm" svg:stroke-color="#967348" draw:stroke-linejoin="miter" draw:fill="solid" draw:fill-color="#f7daa1" fo:padding-top="0.13cm" fo:padding-bottom="0.13cm" fo:padding-left="0.255cm" fo:padding-right="0.255cm"/>
    </style:style>
    <style:style style:name="gr36" style:family="graphic" style:parent-style-name="standard">
      <style:graphic-properties draw:stroke="none" svg:stroke-width="0.035cm" draw:stroke-linejoin="miter" draw:fill="solid" draw:fill-color="#f9e3b7"/>
    </style:style>
    <style:style style:name="gr37" style:family="graphic" style:parent-style-name="standard">
      <style:graphic-properties draw:stroke="none" svg:stroke-width="0.035cm" draw:stroke-linejoin="miter" draw:fill="solid" draw:fill-color="#bbbdbf"/>
    </style:style>
    <style:style style:name="gr38" style:family="graphic" style:parent-style-name="standard">
      <style:graphic-properties draw:stroke="solid" svg:stroke-width="0.011cm" svg:stroke-color="#967348" draw:stroke-linejoin="miter" draw:fill="none" fo:padding-top="0.13cm" fo:padding-bottom="0.13cm" fo:padding-left="0.255cm" fo:padding-right="0.255cm"/>
    </style:style>
    <style:style style:name="gr39" style:family="graphic" style:parent-style-name="standard">
      <style:graphic-properties draw:stroke="solid" svg:stroke-width="0.005cm" svg:stroke-color="#967348" draw:stroke-linejoin="miter" draw:fill="none" fo:padding-top="0.127cm" fo:padding-bottom="0.127cm" fo:padding-left="0.252cm" fo:padding-right="0.252cm"/>
    </style:style>
    <style:style style:name="gr40" style:family="graphic" style:parent-style-name="standard">
      <style:graphic-properties draw:stroke="solid" svg:stroke-width="0.012cm" svg:stroke-color="#967348" draw:stroke-linejoin="miter" draw:fill="solid" draw:fill-color="#f3d48c" fo:padding-top="0.131cm" fo:padding-bottom="0.131cm" fo:padding-left="0.256cm" fo:padding-right="0.256cm"/>
    </style:style>
    <style:style style:name="gr41" style:family="graphic" style:parent-style-name="standard">
      <style:graphic-properties draw:stroke="none" svg:stroke-width="0.035cm" draw:stroke-linejoin="miter" draw:fill="solid" draw:fill-color="#003cff"/>
    </style:style>
    <style:style style:name="gr42" style:family="graphic" style:parent-style-name="standard">
      <style:graphic-properties draw:stroke="none" svg:stroke-width="0.035cm" draw:stroke-linejoin="miter" draw:fill="solid" draw:fill-color="#ff0000"/>
    </style:style>
    <style:style style:name="gr43" style:family="graphic" style:parent-style-name="standard">
      <style:graphic-properties draw:stroke="solid" svg:stroke-width="0.019cm" svg:stroke-color="#003cff" draw:stroke-linejoin="miter" draw:fill="none" fo:padding-top="0.134cm" fo:padding-bottom="0.134cm" fo:padding-left="0.259cm" fo:padding-right="0.259cm"/>
    </style:style>
    <style:style style:name="gr44" style:family="graphic" style:parent-style-name="standard">
      <style:graphic-properties draw:stroke="solid" svg:stroke-width="0.019cm" svg:stroke-color="#ff0000" draw:stroke-linejoin="miter" draw:fill="none" fo:padding-top="0.134cm" fo:padding-bottom="0.134cm" fo:padding-left="0.259cm" fo:padding-right="0.259cm"/>
    </style:style>
    <style:style style:name="gr45" style:family="graphic" style:parent-style-name="standard">
      <style:graphic-properties draw:stroke="none" svg:stroke-width="0.035cm" draw:stroke-linejoin="miter" draw:fill="solid" draw:fill-color="#000000"/>
    </style:style>
    <style:style style:name="gr46" style:family="graphic" style:parent-style-name="standard">
      <style:graphic-properties draw:stroke="solid" svg:stroke-width="0.021cm" svg:stroke-color="#003cff" draw:stroke-linejoin="miter" draw:fill="none" fo:padding-top="0.135cm" fo:padding-bottom="0.135cm" fo:padding-left="0.26cm" fo:padding-right="0.26cm"/>
    </style:style>
    <style:style style:name="gr47" style:family="graphic" style:parent-style-name="standard">
      <style:graphic-properties draw:stroke="none" draw:fill="none" draw:textarea-horizontal-align="left" draw:auto-grow-width="true" fo:min-height="0.001cm" fo:min-width="0.001cm" fo:padding-top="0cm" fo:padding-bottom="0cm" fo:padding-left="0cm" fo:padding-right="0cm"/>
    </style:style>
    <style:style style:name="gr48" style:family="graphic" style:parent-style-name="standard">
      <style:graphic-properties draw:stroke="none" draw:fill="none" draw:textarea-horizontal-align="left" draw:auto-grow-width="true" fo:min-height="0.001cm" fo:min-width="0.001cm" fo:padding-top="0cm" fo:padding-bottom="0cm" fo:padding-left="0cm" fo:padding-right="0cm"/>
    </style:style>
    <style:style style:name="gr4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none"/>
    </style:style>
    <style:style style:name="P2" style:family="paragraph">
      <loext:graphic-properties draw:fill="solid" draw:fill-color="#f3d48c"/>
    </style:style>
    <style:style style:name="P3" style:family="paragraph">
      <loext:graphic-properties draw:fill="solid" draw:fill-color="#dcc06d"/>
    </style:style>
    <style:style style:name="P4" style:family="paragraph">
      <loext:graphic-properties draw:fill="solid" draw:fill-color="#ccb25c"/>
    </style:style>
    <style:style style:name="P5" style:family="paragraph">
      <loext:graphic-properties draw:fill="solid" draw:fill-color="#e1e2e3"/>
    </style:style>
    <style:style style:name="P6" style:family="paragraph">
      <loext:graphic-properties draw:fill="solid" draw:fill-color="#f9ce82"/>
    </style:style>
    <style:style style:name="P7" style:family="paragraph">
      <loext:graphic-properties draw:fill="solid" draw:fill-color="#f9e3b7"/>
    </style:style>
    <style:style style:name="P8" style:family="paragraph">
      <loext:graphic-properties draw:fill="solid" draw:fill-color="#f4e9d7"/>
    </style:style>
    <style:style style:name="P9" style:family="paragraph">
      <loext:graphic-properties draw:fill="solid" draw:fill-color="#231f20"/>
    </style:style>
    <style:style style:name="P10" style:family="paragraph">
      <loext:graphic-properties draw:fill="gradient" draw:fill-gradient-name="svggradient0"/>
    </style:style>
    <style:style style:name="P11" style:family="paragraph">
      <loext:graphic-properties draw:fill="gradient" draw:fill-gradient-name="svggradient1"/>
    </style:style>
    <style:style style:name="P12" style:family="paragraph">
      <loext:graphic-properties draw:fill="gradient" draw:fill-gradient-name="svggradient2"/>
    </style:style>
    <style:style style:name="P13" style:family="paragraph">
      <loext:graphic-properties draw:fill="gradient" draw:fill-gradient-name="svggradient3"/>
    </style:style>
    <style:style style:name="P14" style:family="paragraph">
      <loext:graphic-properties draw:fill="gradient" draw:fill-gradient-name="svggradient4"/>
    </style:style>
    <style:style style:name="P15" style:family="paragraph">
      <loext:graphic-properties draw:fill="gradient" draw:fill-gradient-name="svggradient5"/>
    </style:style>
    <style:style style:name="P16" style:family="paragraph">
      <loext:graphic-properties draw:fill="solid" draw:fill-color="#ccb25c" draw:opacity="40%"/>
    </style:style>
    <style:style style:name="P17" style:family="paragraph">
      <loext:graphic-properties draw:fill="solid" draw:fill-color="#ccb25c" draw:opacity="50%"/>
    </style:style>
    <style:style style:name="P18" style:family="paragraph">
      <loext:graphic-properties draw:fill="solid" draw:fill-color="#f7daa1"/>
    </style:style>
    <style:style style:name="P19" style:family="paragraph">
      <loext:graphic-properties draw:fill="solid" draw:fill-color="#bbbdbf"/>
    </style:style>
    <style:style style:name="P20" style:family="paragraph">
      <loext:graphic-properties draw:fill="solid" draw:fill-color="#003cff"/>
    </style:style>
    <style:style style:name="P21" style:family="paragraph">
      <loext:graphic-properties draw:fill="solid" draw:fill-color="#ff0000"/>
    </style:style>
    <style:style style:name="P22" style:family="paragraph">
      <loext:graphic-properties draw:fill="solid" draw:fill-color="#000000"/>
    </style:style>
    <style:style style:name="P23" style:family="paragraph">
      <style:paragraph-properties fo:text-align="start"/>
    </style:style>
    <style:style style:name="P24" style:family="paragraph">
      <loext:graphic-properties draw:fill="none" draw:fill-color="#ffffff"/>
      <style:text-properties fo:font-size="10pt" style:font-size-asian="10pt" style:font-size-complex="10pt"/>
    </style:style>
    <style:style style:name="T1" style:family="text">
      <style:text-properties fo:font-variant="normal" fo:text-transform="none" fo:color="#000000" style:font-name="Arial" fo:font-size="11pt" fo:font-style="normal" fo:font-weight="100"/>
    </style:style>
    <style:style style:name="T2" style:family="text">
      <style:text-properties fo:font-variant="normal" fo:text-transform="none" fo:color="#0000ff" style:font-name="Arial" fo:font-size="11pt" fo:font-style="normal" fo:font-weight="100"/>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gr1" draw:text-style-name="P1" draw:layer="layout" svg:width="3.806cm" svg:height="0.661cm" svg:x="3.159cm" svg:y="3.406cm" svg:viewBox="0 0 3807 662" draw:points="0,662 1978,662 1978,0 3807,0">
          <text:p/>
        </draw:polyline>
        <draw:path draw:style-name="gr2" draw:text-style-name="P2" draw:layer="layout" svg:width="0.979cm" svg:height="1.019cm" svg:x="7.14cm" svg:y="26.717cm" svg:viewBox="0 0 980 1020" svg:d="M517 829c-103 50-213 96-314 149-31 17-43 52-83 40-30-8-55-40-80-57-23-15-29-19-33-52-11-89 17-181 37-265 17-72-48-141-44-212 3-59 90-121 131-151 146-104 324-145 481-223 88-43 102-83 203-38 76 34 137 57 123 140 2-13 37 24 39 29 9 20-5 50-11 69-21 65-44 107-28 179 10 50 51 110 29 161-29 67-129 82-188 104-89 33-176 85-262 127z">
          <text:p/>
        </draw:path>
        <draw:path draw:style-name="gr3" draw:text-style-name="P3" draw:layer="layout" svg:width="0.909cm" svg:height="0.859cm" svg:x="7.171cm" svg:y="26.816cm" svg:viewBox="0 0 910 860" svg:d="M160 474c-22 18-82 110-31 128 28 10 59-56 75-72 28-28 89-103 130-108 21-3 14 6 36 10 44 8 84-3 127-14 36-10 149-43 125-99-14-31-41-16-48-48-5-22 11-74 12-100 3-73-22-75-93-63-44 7-106 40-151 34 31-56 94-65 152-69 30-2 60 0 88-13 30-13 47-42 76-54 43-19 154 13 184 43 88 86-28 236 5 337 11 34 60 62 63 96 6 59-73 68-115 77-38 9-69 23-105 37-56 21-104 55-155 86-57 34-128 61-190 86-68 27-135 51-202 81-52 22-91 11-129-38-31-40-2-87 11-129 15-52 26-107 22-161-5-87-92-134-11-211-84 81 49 168 124 164z">
          <text:p/>
        </draw:path>
        <draw:path draw:style-name="gr4" draw:text-style-name="P4" draw:layer="layout" svg:width="0.906cm" svg:height="0.459cm" svg:x="7.204cm" svg:y="26.747cm" svg:viewBox="0 0 907 460" svg:d="M162 249c1 9 322-5 345-11 44-10 54-32 81-70 22-30 26-41 63-49 34-6 39 10 70 12 16 1 43-14 56-6 21 14 14 87 14 106-1 44-27 101-24 141 2 30 41 64 60 88 28-64 19-140 47-205 18-41 42-60 30-106-17-61-95-136-158-147-77-14-151 51-215 86-74 39-140 42-223 53-125 17-262 84-308 212 32-58 110-79 161-116 1 4 0 8 1 12z">
          <text:p/>
        </draw:path>
        <draw:path draw:style-name="gr2" draw:text-style-name="P2" draw:layer="layout" svg:width="0.755cm" svg:height="0.421cm" svg:x="7.765cm" svg:y="27.099cm" svg:viewBox="0 0 756 422" svg:d="M273 315c65 41 139 59 214 74 59 11 133 49 192 24 57-24 88-110 73-168-13-48-98-114-144-131-42-16-88-21-128-40-35-17-56-50-88-67-64-32-130 52-192 60-45 5-97 3-141-3-40-5-72 4-54 48 13 32 59 95 87 112 21 13 48 10 71 20 40 17 74 49 110 71z">
          <text:p/>
        </draw:path>
        <draw:path draw:style-name="gr3" draw:text-style-name="P3" draw:layer="layout" svg:width="0.646cm" svg:height="0.322cm" svg:x="7.855cm" svg:y="27.143cm" svg:viewBox="0 0 647 323" svg:d="M277 5c-16 97 119 115 184 119 51 4 140 59 113 122-19 46-96 42-133 24-56-28-71-53-73-111-26 16-57-10-73 21-12-13-37-40-57-46-49-13-79-1-125-33-35-25-67-61-113-66 42 4 125 80 62 114 33 26 82 28 118 51 44 29 89 59 143 61 47 3 101-3 143 24 15 10 39 60 57 26 46 12 49 4 67-34 15-33 32-64 57-91-42-8-60-42-90-67-33-27-83-42-124-53-38-10-70-23-103-43-23-14-31-36-62-13z">
          <text:p/>
        </draw:path>
        <draw:path draw:style-name="gr2" draw:text-style-name="P2" draw:layer="layout" svg:width="0.642cm" svg:height="0.572cm" svg:x="7.196cm" svg:y="27.177cm" svg:viewBox="0 0 643 573" svg:d="M419 76c-4 2-7 4-10 5-67 36-127 83-192 122-39 23-79 53-123 62-37 7-53-9-76 23-38 55-9 116 18 167 13 25 14 126 61 117 21-4 30-44 47-56 23-16 52-14 78-16 60-3 73-50 104-93 31-44 59-90 96-128 43-43 88-39 137-68 41-24 63-88 84-130-17-12-40-12-56-26-20-16-17-33-25-55-49-3-101 49-143 76z">
          <text:p/>
        </draw:path>
        <draw:path draw:style-name="gr3" draw:text-style-name="P3" draw:layer="layout" svg:width="0.563cm" svg:height="0.51cm" svg:x="7.228cm" svg:y="27.225cm" svg:viewBox="0 0 564 511" svg:d="M199 407c-37 31-77 58-115 90-22 19-18 21-38-5-34-45-49-134-46-188 7 55 48 95 43 154-2-55 22-125 65-160 20-16 39-13 63-19 21-5 28-17 51-10 16-42 44-122 91-136 27-8 56 0 84-9 34-11 60-38 79-67 3-6 40-58 40-57 3 32 31 37 48 56-23 25-29 59-51 82-39 39-101 56-148 87-71 48-102 129-166 182z">
          <text:p/>
        </draw:path>
        <draw:path draw:style-name="gr2" draw:text-style-name="P2" draw:layer="layout" svg:width="0.381cm" svg:height="0.238cm" svg:x="7.738cm" svg:y="27.251cm" svg:viewBox="0 0 382 239" svg:d="M258 239c60 9 171-134 102-169-16-8-55-2-75-7-29-8-57-21-84-35-46-24-74-45-119-7-21 18-84 95-82 118 92 4 163 86 258 100z">
          <text:p/>
        </draw:path>
        <draw:path draw:style-name="gr3" draw:text-style-name="P3" draw:layer="layout" svg:width="0.02cm" svg:height="0.025cm" svg:x="8.067cm" svg:y="27.391cm" svg:viewBox="0 0 21 26" svg:d="M13 20c9-2 9-11 8-18-7 5-15 3-21-2 5 9 14 15 11 26z">
          <text:p/>
        </draw:path>
        <draw:path draw:style-name="gr2" draw:text-style-name="P2" draw:layer="layout" svg:width="0.31cm" svg:height="0.28cm" svg:x="7.54cm" svg:y="27.289cm" svg:viewBox="0 0 311 281" svg:d="M219 269c48 4 80-74 88-109 13-61-5-72-65-83-55-10-55-31-96-62-62-46-141 22-146 88-6 83 87 147 154 174 32 12 39-6 66-6">
          <text:p/>
        </draw:path>
        <draw:path draw:style-name="gr3" draw:text-style-name="P3" draw:layer="layout" svg:width="0.019cm" svg:height="0.027cm" svg:x="7.785cm" svg:y="27.485cm" svg:viewBox="0 0 20 28" svg:d="M8 22c10 0 12-8 12-16-8 4-15 0-20-6 2 9 10 18 5 28z">
          <text:p/>
        </draw:path>
        <draw:path draw:style-name="gr5" draw:text-style-name="P2" draw:layer="layout" svg:width="0.414cm" svg:height="0.494cm" svg:x="7.308cm" svg:y="27.448cm" svg:viewBox="0 0 415 495" svg:d="M5 226c-11 63-7 135 35 176 35 33 62 66 114 67-8 27 17 30 35 24 25-10 53-48 79-72 30-29 47-42 67-81 27-52 52-108 80-160-32-23-54-56-76-88-17-23-29-61-50-80-20-18-52-11-79-8-87 9-155 70-186 150-7 21-14 45-19 72z">
          <text:p/>
        </draw:path>
        <draw:path draw:style-name="gr3" draw:text-style-name="P3" draw:layer="layout" svg:width="0.213cm" svg:height="0.277cm" svg:x="7.341cm" svg:y="27.651cm" svg:viewBox="0 0 214 278" svg:d="M112 77c6 17 17-4 26 2 6 5 5 38 9 47 12-19 9-48 5-64 15-8 19 10 10 23 1 2 4 6 6 8 8-6 12-7 15-19 5 10 1 23 5 33-12 5-19-44-38-4-13 30 21 36 27 54 9 0 17 7 25 11 2-10 4-19 7-29 12 26 0 61-12 89-10 23-39 66-59 45-8-8-1-19-12-24-9-4-27-3-38-6-25-8-38-14-47-44-8-26-32-38-39-65-10-37 24-95 52-117 14-12 28-22 46-14 40 17 3 49 12 74z">
          <text:p/>
        </draw:path>
        <draw:path draw:style-name="gr3" draw:text-style-name="P3" draw:layer="layout" svg:width="0.209cm" svg:height="0.185cm" svg:x="7.494cm" svg:y="27.481cm" svg:viewBox="0 0 210 186" svg:d="M191 134c-13-17-30-32-33-35-18-22-39-85-64-96-23-11-74 12-94 24 26 2 78 7 56 47 39-19 120 73 115 112 2-14 0-29 0-44 0 4 21 35 26 35 23-3 11-24-6-43z">
          <text:p/>
        </draw:path>
        <draw:path draw:style-name="gr2" draw:text-style-name="P2" draw:layer="layout" svg:width="0.61cm" svg:height="0.788cm" svg:x="8.43cm" svg:y="27.319cm" svg:viewBox="0 0 611 789" svg:d="M273 218c30 37 62 70 89 111 30 45 59 81 94 120 20 21 44 40 62 62 9 12 15 27 25 38 11 12 24 20 36 31 29 29 32 48 32 78-1 11 1 29-3 37-4 7-14 4-17 12-3 7 3 13 3 21 0 16 1 34-5 45-9 15-31 20-51 13-67-22-82-117-114-180-42-82-113-148-172-202-57-53-106-92-160-114-32-13-98-93-92-134 3-18 23-19 33-27 11-10 18-25 21-44 2-14 4-20 10-31 8-12 18-51 32-54 19-4 79 68 96 95 27 42 51 83 81 123z">
          <text:p/>
        </draw:path>
        <draw:path draw:style-name="gr3" draw:text-style-name="P3" draw:layer="layout" svg:width="0.031cm" svg:height="0.074cm" svg:x="9cm" svg:y="27.941cm" svg:viewBox="0 0 32 75" svg:d="M29 26c0 36-33 2-27-26-5 16-2 51 12 75 12-4 23-30 16-52z">
          <text:p/>
        </draw:path>
        <draw:path draw:style-name="gr3" draw:text-style-name="P3" draw:layer="layout" svg:width="0.569cm" svg:height="0.679cm" svg:x="8.442cm" svg:y="27.419cm" svg:viewBox="0 0 570 680" svg:d="M50 169c-24-25-58-90-48-112 5-10 18-11 25-20 4-5 9-9 12-14 5-6 5-18 10-23 0 9-16 26-2 39-2 6-5 12 1 21 8 11 17 9 21 5 12 26-16 13-14 33 1 12 11 31 15 43 4 14 5 30 13 43 12-8 31-1 48 7 18 8 26 8 12-22 8-7 88 92 104 111 40 46 80 94 121 138 11 12 21 21 31 37 8 11 18 31 30 36 5 2 9-4 11-3 7 4 14 18 20 26 8 10 18 27 23 18 0-2-1-4-1-5 9 12 19 28 30 33 0 7-4 12-9 14-3-10-10-15-17-22-5 8 0 16 8 27 6 8 6-1 11 12 3 8 1 18 0 23-8-12-15-27-26-34-3 6 3 23 8 33 11 19 21 22 34 30-7 4-22 8 1 21 23 14 31-14 25-39-8-28-25-59-37-88 2-1 7-2 8-5 1-2 0-11 1-13 4-4 15-3 22-6 0 17-4 25 1 45 4 18 11 36 16 53 5 18 17 44 10 56-10 19-47 19-76-9-27-26-45-82-58-116-41-98-107-155-173-222-28-28-54-55-82-77-23-18-45-37-67-46-20-8-40-7-62-28z">
          <text:p/>
        </draw:path>
        <draw:path draw:style-name="gr3" draw:text-style-name="P3" draw:layer="layout" svg:width="0.031cm" svg:height="0.04cm" svg:x="8.548cm" svg:y="27.342cm" svg:viewBox="0 0 32 41" svg:d="M30 39c10-16-18-34-30-39 5 12 27 50 31 39z">
          <text:p/>
        </draw:path>
        <draw:path draw:style-name="gr2" draw:text-style-name="P2" draw:layer="layout" svg:width="0.786cm" svg:height="0.839cm" svg:x="8.137cm" svg:y="27.308cm" svg:viewBox="0 0 787 840" svg:d="M257 58c32 66 72 133 119 190 17 20 38 44 58 61 24 23 45 51 71 72 21 18 47 31 67 51 16 16 23 37 36 54 13 18 26 18 42 31s22 39 37 52 27 10 39 30c14 20 24 44 38 65 18 27 35 57 12 79-32 31-97 41-101 97-5-5-10-8-13-15-22 7-22 5-46-12-14-10-40-18-50-32-11-15-11-36-22-53-13-20-35-32-48-52-7-10-8-26-18-35s-17-5-28-17c-13-14-23-39-35-56-70-97-159-198-267-244-31-13-76-13-103-37-18-17-50-89-44-110 2-10 16-12 24-19 11-10 17-26 23-40 16-33 35-57 63-79 14-11 32-16 45-27 12-9 15-16 32-9 13 4 33 21 45 29 13 9 16 10 24 26z">
          <text:p/>
        </draw:path>
        <draw:path draw:style-name="gr3" draw:text-style-name="P3" draw:layer="layout" svg:width="0.673cm" svg:height="0.812cm" svg:x="8.149cm" svg:y="27.312cm" svg:viewBox="0 0 674 813" svg:d="M650 713c0 11-8 20-12 30-2 6-2 13-6 18-1-10-9-9-14-17-8-11-7-24-11-36-2 13-2 26 1 40-6-4-12-12-19-13-7-16 11-25 2-41-10 21-24 11-33-9-8-17-11-45-24-60-7-6-11-5-17-10-13-9-6-11-11-21-23-44-62-83-98-117-42-40-93-86-125-135-22-33-41-79-74-100-24-15-68-30-77-61 4 17-2 36-4 52s2 49-19 44c-23-5-43-52-47-72-3-16-3-40 7-52-10 7-17-13-15-21 5-19 20 1 26 14 4-3 7-7 8-12-19-16 5-42 12-53 6-9 25-60 41-42 14 17-5 52-12 62-3 4-7 9-10 13-2 1-11 3-12 6-5 16 33 21 40 32-10-12-21-24-30-36 2-2 4-4 6-5 11 2 24 24 35 19 1-11-7-11-13-18-11-12-6-13-11-23 5-1 12 2 17 6 0-14 10-20 11-32-18-1-12-17-13-25s-6-7-4-15c2-7 9-10 14-12 13-5 34-2 39 18 4 16-11 38-18 49 12 14 20 3 10-11 11 2 6-10 9-18 2-6 11-8 10-17-3-18-34-29-48-32-20 37-69 39-91 71-11 15-9 32-14 48-6 17-32 32-45 42-17 15-11 25-2 50 7 20 16 46 30 62 15 18 44 23 64 29 24 8 46 17 69 29 41 23 80 53 114 89 31 32 63 65 91 101 14 18 29 36 39 56 9 15 13 32 28 44 12 9 29 5 39 17 12 13 2 30 19 42 4 3 17 10 20 6 5-7-14-21-17-27-4-11-6-13 5-12s10 9 17 16c12 12 26 26 22 45-2-2-6-2-8-5-1 4-1 8-1 11 14 17 8 40 18 55 11 16 39 17 54 28 17 12 25 21 42 14s19-30 20-47c-1 10-18-2-20-6-6-10-3-34-4-45z">
          <text:p/>
        </draw:path>
        <draw:path draw:style-name="gr3" draw:text-style-name="P3" draw:layer="layout" svg:width="0.023cm" svg:height="0.049cm" svg:x="8.786cm" svg:y="27.887cm" svg:viewBox="0 0 24 50" svg:d="M14 49c24-8-3-34-14-49-2 19 6 34 19 50z">
          <text:p/>
        </draw:path>
        <draw:path draw:style-name="gr2" draw:text-style-name="P2" draw:layer="layout" svg:width="0.833cm" svg:height="0.899cm" svg:x="7.917cm" svg:y="27.311cm" svg:viewBox="0 0 834 900" svg:d="M174 0c11 0 15 15 22 20 18 14 34 7 53 20 20 13 53 39 63 62 7 13 8 30 13 44 9 22 18 51 32 71 15 21 38 41 55 62 42 51 80 106 124 156 42 48 70 110 122 152 25 19 52 25 76 44 31 22 60 49 78 83 9 17 24 47 22 64-2 23-43 35-58 48-29 25-81 121-125 46-2 6-8 8-11 12-19-11-46-47-56-64-7-12-16-24-22-33-7-11-7-25-12-37-12-28-38-46-59-66-51-49-98-105-145-158-43-48-89-88-134-132-22-21-39-35-67-49-26-13-54-23-76-43-20-18-44-48-54-72-6-14-19-56-14-68 2-4 19-7 23-10 8-6 14-13 21-20 12-13 24-30 37-41 17-15 40-23 57-38 13-11 17-52 35-53z">
          <text:p/>
        </draw:path>
        <draw:path draw:style-name="gr3" draw:text-style-name="P3" draw:layer="layout" svg:width="0.806cm" svg:height="0.867cm" svg:x="7.928cm" svg:y="27.341cm" svg:viewBox="0 0 807 868" svg:d="M751 744c-14 5-38 14-41 30 9-4 32-16 23 5-4 11-13 21-19 31-5 6-15 27-26 26s-15-35-16-44c-1-19 7-45 24-50-16-12-42 20-49 30-3-7-3-15-6-22-5-12-16-19-23-29s-5-13-4-22c1-12-3-22-9-34-16-33-45-50-70-75-22-24-45-47-68-71-20-21-41-42-61-64-42-45-76-97-120-142-21-21-42-42-64-63-13-13-28-31-44-39-13-7-20 1-31 3-22 5-45 6-69-1 7-9 19-12 27-19 7-5 12-11 18-15-16 2-28 21-47 16 12-14 13-23 17-42 6-29 28-49 48-69 0 2 1 3 2 4 7-3 12-22 15-29 3-8 1-16 1-24 0-9 4-24 15-21 20 6 16 39 14 50 11 6 10-16 8-23-3-9-11-21-17-28 14-7 37 35 44 44-1-14-18-38-31-47-15-9-10 4-20 8-16-10-29 34-36 43-9 12-18 23-30 33-11 9-32 31-49 28 3-12 16-18 24-25 11-10 21-21 30-32 16-17 27-43 37-65-9 8-16 19-25 29-12 15-27 25-42 37-22 16-41 36-59 57-4 4-8 10-13 13-1 0-7 2-7 2-5 6 2 12 4 22 1 5-1 20 2 24 5 5 26 3 31 1-6 3-11 8-15 13 11 5 24 2 34 3-10 6-16 19-29 21 6 11 18 23 26 34 6 7 8 11 16 14 8 4 17 5 25 9 16 9 34 20 50 31 15 11 31 19 46 32 44 37 87 72 126 116 20 22 41 43 60 65 24 26 41 56 64 81 15 17 32 32 49 47 27 24 55 46 61 82 2 12 3 16 9 25 9 12 14 24 22 36 10 15 31 45 47 50 12 4 9-8 20-2 6 4 8 15 14 20 8 6 15 7 22 4 13-5 25-22 35-31 20-17 37-37 57-55 6-5 11-11 17-16 5-3 20-11 8-18-14-8-41-6-52-2z">
          <text:p/>
        </draw:path>
        <draw:path draw:style-name="gr3" draw:text-style-name="P3" draw:layer="layout" svg:width="0.046cm" svg:height="0.079cm" svg:x="8.622cm" svg:y="27.965cm" svg:viewBox="0 0 47 80" svg:d="M46 80c6-17-15-22-20-35-9 3-19-36-25-45-4 11 4 35 11 46 15 0 29 15 34 29z">
          <text:p/>
        </draw:path>
        <draw:path draw:style-name="gr2" draw:text-style-name="P2" draw:layer="layout" svg:width="0.886cm" svg:height="0.87cm" svg:x="7.662cm" svg:y="27.369cm" svg:viewBox="0 0 887 871" svg:d="M283 62c16 24 21 53 35 77 19 33 41 60 65 89 49 59 99 109 155 163 42 41 89 80 129 122 23 23 28 47 48 71 28-21 91 38 116 61 18 18 42 36 50 57 6 17 9 74 2 88-13 25-54 32-77 47-15 9-27 34-47 34-32 0-71-29-96-52-41-38-33-61-55-101-12-20-46-47-64-65-37-34-73-70-110-105-71-68-140-137-221-196-20 10-37-12-57-26-25-17-52-27-79-40-30-14-25-10-46-37-23-28-31-36-31-70 0-57 48-69 91-98 30-20 43-61 77-78 33-15 91 22 115 59z">
          <text:p/>
        </draw:path>
        <draw:path draw:style-name="gr3" draw:text-style-name="P3" draw:layer="layout" svg:width="0.033cm" svg:height="0.046cm" svg:x="8.375cm" svg:y="27.96cm" svg:viewBox="0 0 34 47" svg:d="M24 1c0 10-10 30 10 36-2 3-4 11-12 10-7-10-16-21-22-32 11-2 6-17 21-15z">
          <text:p/>
        </draw:path>
        <draw:path draw:style-name="gr3" draw:text-style-name="P3" draw:layer="layout" svg:width="0.019cm" svg:height="0.016cm" svg:x="8.397cm" svg:y="28.023cm" svg:viewBox="0 0 20 17" svg:d="M19 13c-7-3-13-7-17-13-8 12 11 24 18 12z">
          <text:p/>
        </draw:path>
        <draw:path draw:style-name="gr3" draw:text-style-name="P3" draw:layer="layout" svg:width="0.864cm" svg:height="0.839cm" svg:x="7.668cm" svg:y="27.392cm" svg:viewBox="0 0 865 840" svg:d="M494 569c-33-32-70-63-105-94-34-29-66-60-99-90-12-10-23-21-35-31s-24-18-35-27c-9-8-14-10-25-12-16-2-20-10-33-19-41-30-87-28-124-67-34-36-60-108-12-122-9 3-9 12 2 18 13 8 35-2 45-6 5-2 25-9 21-18-5-11-27-6-35-9 39 0 53-34 68-58 4-6 12-6 17-11 3-5 1-14 5-17 6-6 30-11 36 2 6 14-18 19-1 36-15 0-1 23 8 27-1 6-6 9-6 15-1 7 7 12 7 17 1 16-15 12-27 1-4 5-13 8-15 14-3 9 6 14 11 25-5-1-40-27-25-1-22-21-31 14-24 29 3 7 15 22 23 23 7 0 11-10 14-13 7 6 14 14 23 17-2-3 0-8-2-11 27-1 72 51 91 70 55 52 112 102 167 154 52 50 105 99 157 148 13 13 36 29 43 45 4 9 1 29 23 29 6 7 5 25 15 25 11 1 2-20 19-14-1-1-3-5-4-6 9 4 10-6 17-9 1 1 4 3 5 4-1 2-2 4-3 5 11 11 37 48 52 41 1 17 23 11 19-3-3-1-6-2-9-2 4-3 6-6 8-10 8 8 37 40 46 29 1 6-1 8-7 7-3 0-7-4-11-5s-8 1-11 2c-9 3-17 10-4 20-3 4-9 11-4 17 8 10 30 5 37 4 16-3 31-9 48-7-3 31-18 54-41 74-11 10-25 17-41 21-7 2-15 5-23 3 1-17 15-29 15-47 0-6-2-12-2-17s4-18 0-23c-8-10-15 4-21 2-5-1-5-4-7-8-5-6-11-10-18-16 7-4-1-14 1-20 1-4 10-5 9-11-3-11-29-6-35-6-3-5-11-13-17-11-8 4 17 36 21 44-12-12-18 8-11 17 4 5 22 21 27 17-4 5-7 8-2 14 4 7 16 14 23 18-6 15 6 40 11 58-30-8-65-26-92-46-19-15-28-35-35-55-3-9-5-19-9-29-4-11-12-19-19-29-10-12-20-23-31-34-20-20-38-41-57-61-6-5-11-11-17-17z">
          <text:p/>
        </draw:path>
        <draw:path draw:style-name="gr3" draw:text-style-name="P3" draw:layer="layout" svg:width="0.083cm" svg:height="0.093cm" svg:x="7.877cm" svg:y="27.384cm" svg:viewBox="0 0 84 94" svg:d="M84 94c-11-16-13-33-23-49-13-19-41-35-61-45 12 7 71 58 49 66 11 3 25 10 27 23z">
          <text:p/>
        </draw:path>
        <draw:path draw:style-name="gr2" draw:text-style-name="P2" draw:layer="layout" svg:width="0.822cm" svg:height="0.866cm" svg:x="7.455cm" svg:y="27.597cm" svg:viewBox="0 0 823 867" svg:d="M772 526c-25-14-58-21-91-32-168-61-302-244-357-406-6-19 6-41-3-58-49-94-262 57-292 111-32 59-38 132-16 194 23 61 84 65 136 91 58 30 127 65 177 107 32 28 55 68 87 96 26 23 54 38 77 68 45 61 77 133 146 164 40 19 55-16 96-48 53-42 98-137 90-205-5-45-24-67-50-82z">
          <text:p/>
        </draw:path>
        <draw:path draw:style-name="gr3" draw:text-style-name="P3" draw:layer="layout" svg:width="0.749cm" svg:height="0.806cm" svg:x="7.495cm" svg:y="27.647cm" svg:viewBox="0 0 750 807" svg:d="M706 701c8-4 49-39 40-50 31 38-102 149-134 156-19 3-39-17-53-27-50-37-63-107-107-152-48-51-101-92-146-148-48-58-134-116-204-146-31-13-72-19-66-62-105 11 51-187 85-206-16 16-37 37-31 63 59-16 59-132 148-129-58-2-138 116-125 166 12 52 31 25 65 34 44 12 48 24 69 71 17 37 39 70 62 101 37 51 92 77 133 123 37 41 70 100 122 119 8 3 21 2 27 7 14 10 16 32 32 38-2-7-3-15-4-21 17 8 73 21 52-23 16 16 38 26 32 58-10 0-21-1-31-3-1 18-17 18-28 22 1-2 4-7 6-10-2-9-8-12-17-11-5 9-12 25-21 28s-16-12-26-10c-7 2-13 16-20 19-13 6-30-1-41-1 3 6 18 14 23 17 6 5 10 19 21 5 4 20 23 53 40 12-1 14-8 36 6 38 17-20 35-42 39-68 17-8 34-2 52-10z">
          <text:p/>
        </draw:path>
        <draw:path draw:style-name="gr3" draw:text-style-name="P3" draw:layer="layout" svg:width="0.032cm" svg:height="0.037cm" svg:x="7.738cm" svg:y="27.62cm" svg:viewBox="0 0 33 38" svg:d="M33 5c-15-4-22 20-22 33-4-8-9-16-11-25 9-6 20-12 30-13z">
          <text:p/>
        </draw:path>
        <draw:path draw:style-name="gr2" draw:text-style-name="P2" draw:layer="layout" svg:width="0.421cm" svg:height="0.377cm" svg:x="8.987cm" svg:y="27.96cm" svg:viewBox="0 0 422 378" svg:d="M379 366c16-21 53-58 40-91-9-23-37-48-60-61-14-8-30-9-44-17-21-14-42-36-62-52-29-23-79-54-91-89-5-12-8-26-18-35-5-5-11-9-18-11-8-3-15-7-24-9-12-4-19 4-29 7-16 5-33 5-48 12-12 5-20 14-23 26-6 22 4 45 6 67 3 24-5 46 24 63 15 9 29 5 45 9 31 8 62 32 92 44 55 20 80 53 113 97 2 1 3 2 4 3-2 1-4 2-5 3 10 9 21 17 31 26-1 1-3 0-4 1 7 7 13 4 20 7 6 2 12 8 19 10 18 6 24 0 32-10z">
          <text:p/>
        </draw:path>
        <draw:path draw:style-name="gr3" draw:text-style-name="P3" draw:layer="layout" svg:width="0.027cm" svg:height="0.033cm" svg:x="9.334cm" svg:y="28.181cm" svg:viewBox="0 0 28 34" svg:d="M26 33c-15-6-7-29-20-33-17-4 6 42 22 33z">
          <text:p/>
        </draw:path>
        <draw:path draw:style-name="gr3" draw:text-style-name="P3" draw:layer="layout" svg:width="0.401cm" svg:height="0.355cm" svg:x="8.998cm" svg:y="27.977cm" svg:viewBox="0 0 402 356" svg:d="M400 286c1-2 2-5 2-7-9-4-30-1-35 5s-2 15-8 20c-4 4-17 4-18 8-3 8 14 26 11 36-7-5-46-65-52-39-4-10-16-15-22-24-3-6-6-6-1-11 3-2 5-3 10 0-15-16-40-30-52-49-3-5-1-8-9-15-13-13-32-24-48-33-25-17-57-33-80-54-7-7-10-16-23-12-7 2-8 10-17-1 1 2 2 3 2 4-6-7-14-8-21-13-13-7-23-20-30-32 10 0 34 7 40 17-21-35-20-60 2-86-11 10-32 9-42 22-7 8-10 19-9 30 2 12 4 25 6 38 3 23-7 47 18 64-4-11 8-10 15-3-3 3-7 4-10 6 7 5 21 3 30 5 11 3 20 8 30 13 13 6 26 11 40 16 16 7 35 11 52 19 33 17 61 48 83 77 4 4 11 10 13 15 2 7-5 6 1 14 4 5 10 6 15 10 8 6 14 15 21 22 8-9 18 4 29 7 14 3 17-3 22-12 11-22 32-41 37-62z">
          <text:p/>
        </draw:path>
        <draw:path draw:style-name="gr2" draw:text-style-name="P2" draw:layer="layout" svg:width="0.421cm" svg:height="0.377cm" svg:x="8.835cm" svg:y="28.042cm" svg:viewBox="0 0 422 378" svg:d="M379 366c16-21 53-58 40-91-9-23-37-48-60-61-14-8-30-9-44-17-21-14-42-36-62-52-29-23-79-54-91-89-5-12-8-26-18-35-5-5-11-9-18-11-8-3-15-7-24-9-12-4-19 4-29 7-16 5-33 5-48 12-12 5-20 14-23 26-6 22 4 45 6 67 3 24-5 46 24 63 15 9 29 5 45 9 31 8 61 32 92 44 55 20 80 53 113 97 2 1 3 2 4 3-2 1-4 2-5 3 10 9 21 17 31 26-1 1-3 0-4 1 7 7 13 4 20 7 6 2 12 8 19 10 18 6 24 0 32-10z">
          <text:p/>
        </draw:path>
        <draw:path draw:style-name="gr3" draw:text-style-name="P3" draw:layer="layout" svg:width="0.027cm" svg:height="0.033cm" svg:x="9.182cm" svg:y="28.263cm" svg:viewBox="0 0 28 34" svg:d="M26 33c-15-6-7-29-20-33-17-4 6 42 22 33z">
          <text:p/>
        </draw:path>
        <draw:path draw:style-name="gr3" draw:text-style-name="P3" draw:layer="layout" svg:width="0.401cm" svg:height="0.355cm" svg:x="8.846cm" svg:y="28.059cm" svg:viewBox="0 0 402 356" svg:d="M400 286c1-2 2-5 2-7-9-4-30-1-35 5s-2 15-8 20c-4 4-17 4-18 8-3 8 14 26 11 36-7-5-46-65-52-39-4-10-16-15-22-24-3-5-6-6-1-11 3-2 5-3 10 0-15-16-40-30-52-49-3-5-1-8-9-15-13-13-32-24-48-33-25-17-57-33-80-54-7-7-10-16-23-12-7 2-8 10-17-1 1 1 2 3 2 4-6-7-14-8-21-13-13-7-23-20-30-32 10 0 34 7 40 17-21-35-20-60 2-86-11 10-32 9-42 22-7 8-10 19-9 30 2 12 4 25 6 38 3 23-7 47 18 64-4-11 8-10 15-3-3 3-7 4-10 6 7 5 21 3 30 5 11 3 20 8 30 13 13 6 26 11 40 16 16 7 35 11 52 19 33 17 61 48 83 77 4 4 11 10 13 15 2 7-5 6 1 14 4 5 10 6 15 10 8 6 14 15 21 22 8-9 18 4 29 7 14 3 17-3 22-12 11-22 32-42 37-62z">
          <text:p/>
        </draw:path>
        <draw:path draw:style-name="gr2" draw:text-style-name="P2" draw:layer="layout" svg:width="0.452cm" svg:height="0.48cm" svg:x="8.602cm" svg:y="28.058cm" svg:viewBox="0 0 453 481" svg:d="M431 302c-11-14-39-25-55-36-26-18-45-45-65-69-21-26-42-50-59-78-14-24-24-49-33-75-6-19-13-33-33-39-54-19-121 19-156 64-29 39-48 121-5 152 12 9 33 13 46 19 24 12 45 25 65 41 31 24 63 46 89 75 19 21 29 35 34 62 5 24 6 33 29 43 18 8 32 22 51 20 27-4 37-24 54-43 14-16 31-23 46-37 27-27 10-74-8-99z">
          <text:p/>
        </draw:path>
        <draw:path draw:style-name="gr3" draw:text-style-name="P3" draw:layer="layout" svg:width="0.069cm" svg:height="0.064cm" svg:x="8.961cm" svg:y="28.457cm" svg:viewBox="0 0 70 65" svg:d="M5 31c-4 6-9 19 0 21-2 4-5 9-4 13 16-11 22-23 32-39 7-10 36-17 37-26 0-2-30 5-32 6-13 5-25 14-33 25z">
          <text:p/>
        </draw:path>
        <draw:path draw:style-name="gr3" draw:text-style-name="P3" draw:layer="layout" svg:width="0.032cm" svg:height="0.043cm" svg:x="8.957cm" svg:y="28.345cm" svg:viewBox="0 0 33 44" svg:d="M31 37c7-12-4-8-7-15-4-8 7-14 3-22-11 3-39 41-21 44 7 2 6-6 9-7 5-2 12 3 16 0z">
          <text:p/>
        </draw:path>
        <draw:path draw:style-name="gr3" draw:text-style-name="P3" draw:layer="layout" svg:width="0.019cm" svg:height="0.047cm" svg:x="8.959cm" svg:y="28.407cm" svg:viewBox="0 0 20 48" svg:d="M18 4c0-2-2-3-4-4-9 9-4 24-12 34-1 0-1 0-2 0 4 4 5 10 9 14 8-10 15-38 8-48z">
          <text:p/>
        </draw:path>
        <draw:path draw:style-name="gr3" draw:text-style-name="P3" draw:layer="layout" svg:width="0.337cm" svg:height="0.443cm" svg:x="8.613cm" svg:y="28.08cm" svg:viewBox="0 0 338 444" svg:d="M332 415c3-3 5-8 4-12-1-3-19 26-20 27-5-12-11-22-21-31 0 2-1 6-1 8-12 1-29-14-29-26 0-7 8-22 16-18v-1c-19 10 18 26 17 2 3 10 9 5 13-1 7-11 1-17-5-27 6 5 12 10 17 16 4 6 6 17 12 19 10-15-10-47-26-51 1-6-2-12-5-16 4-3 6-9 5-14-15 2-17-8-23-19-7-13-13-20-27-24-27-8-49-40-70-59-12 8-23-6-29-13-13-16-27-34-42-48-3 7-8 6-11 1-4-4 0-10-1-16 0-7-1-5-5-11-5-6-18-22-24-23 3 10 8 28 1 38-8 12-13-2-20-9-5-6-14-9-18-14-6-8 3-19 10-25 2-3 7-4 9-6 4-5 1-2 3-7 0-2-1-6 0-10 1-3 4-8 7-11 8-12 22-12 33-20 5-4 6-10 11-14-17 8-36 7-52 17-19 13-34 33-45 53-12 24-15 44-15 69 0 9-3 26 2 34 2-5 4-9 6-13 6-1 11 7 11 12 0 2-4 4-4 7 0 1 5 6 5 7 3 3 0 3 5 5 4 1 10 1 15 2 16 6 28 16 43 25 28 18 55 39 81 59 18 13 34 27 51 41 12 11 22 19 28 36 4 10 7 20 9 31 1 7 2 19 6 25 2 5 28 15 14 20 12 8 32 5 43 14 0-4 0-9-3-12 4 4 9 3 12 9 7-6 8-18 7-26z">
          <text:p/>
        </draw:path>
        <draw:path draw:style-name="gr2" draw:text-style-name="P2" draw:layer="layout" svg:width="0.286cm" svg:height="0.376cm" svg:x="8.965cm" svg:y="28.431cm" svg:viewBox="0 0 287 377" svg:d="M111 18c-20-8-39-21-57-18-29 6-23 37-30 61-5 18-26 18-24 46 1 24 15 46 36 53 7 2 13-1 21 3 6 2 18 8 24 12 23 14 47 45 63 68 4 5 20 24 16 30-7 11-19-12-27-9-19 6 27 61 36 68 5 5 13 9 19 13 2 1 7 1 9 2 3 3 5 9 8 12 11 9 21 18 34 17 11 0 54-18 35-38 24-3 8-38 6-55-1-12 8-35-17-37 1-16-11-40-26-50-30-21-4 14-12 24-32-37-53-85-66-130-5-20 4-40-4-60-6-15-2-9-11-14 4 3-20-4-17-4-9 0-13-6-16 6z">
          <text:p/>
        </draw:path>
        <draw:path draw:style-name="gr3" draw:text-style-name="P3" draw:layer="layout" svg:width="0.148cm" svg:height="0.143cm" svg:x="8.972cm" svg:y="28.441cm" svg:viewBox="0 0 149 144" svg:d="M149 28c-4 13-7 1-10-4-6-8-9-12-19-11-13 0-11 15 2 25-1 4-1 8-2 11-8-10-4-21-14-30-14-12-29 1-32 12-7-17-50 17-32 32-3 2-8 1-12 0 5 7 12 8 17 14 1-1 4 0 5-1 6 7 9 14 16 20-1 1-2 2-4 2-4-3-7-9-12-10 1 1 0 5 2 7-2 1-5 2-5 5-1 7 3 5 6 10 6 9 7 13 8 23-3-6-7-12-13-16 0 4 1 10-1 14 0-1-1-2-2-2 1 4 5 9 9 13-12-7-14-15-20-28 4 3 13 9 14 3s-10-13-13-18c6-3 15 4 12-9-2-11-15-20-23-16-9 6-7 34-4 46 2 8 10 19 4 24-4-3-10-11-13-16-7-8-12-18-13-28-1-14 5-28 13-36 4-3 11-3 14-7 1-3-2-13-1-17 1-11 6-26 13-33 9-8 20-8 33-5 10 2 24 8 33 8 5 0 6-4 9-5 5 0 9 2 14 4 10 3 22 6 20 20-1-1-2-1-3-1z">
          <text:p/>
        </draw:path>
        <draw:path draw:style-name="gr3" draw:text-style-name="P3" draw:layer="layout" svg:width="0.188cm" svg:height="0.231cm" svg:x="9.041cm" svg:y="28.569cm" svg:viewBox="0 0 189 232" svg:d="M29 9c-9 3-18 0-27-9-2 2-3 19-1 23 3 8 19 13 26 19 13 9 21 20 31 33 12 14 25 29 32 46 5 11 2 21-10 19-9-2-26-21-24-4 4 25 41 58 61 65-16-16-10-37 10-24 13 9 1 5 7 14 4 6 8 1 10-2 8 11 13 17 9 29-2 5-7 18 6 13-2-13-3-26-5-39 0-4-4-30 5-22 4-12 25 22 28 28 6-10-3-23-2-34 1-13 6-26 1-42-3 5-1 13-4 17-6-6-6-13-9-18-4-6-10-8-13-15-4-8 1-12 1-19-1-7-6-14-7-21 8 36-21 0-30-12 7 14 23 34 25 47 2 10-4 8 7 17 7 6 16 9 13 20-1 7-3 6-10 5 0 5 3 10 6 14 2-9 8-9 13 0 5 13 3 23-8 15-3-2-4-7-7-8s-7 2-10 2c-7 1-9-1-15-9-8-9-17-17-20-29-1-4-1-11-3-15-3-5-11-12-15-16-17-18-34-36-50-57-6-8-23-21-21-32z">
          <text:p/>
        </draw:path>
        <draw:path draw:style-name="gr2" draw:text-style-name="P2" draw:layer="layout" svg:width="0.507cm" svg:height="0.572cm" svg:x="8.406cm" svg:y="28.099cm" svg:viewBox="0 0 508 573" svg:d="M173 361c-42-33-94-59-133-92-45-37-41-62-39-120 5-97 109-114 177-149 18 14 39 16 53 30 23 23 32 76 44 105 32 76 65 140 135 177 31 16 105 84 97 124-6 32-50 41-71 57-22 17-45 71-70 79-26 9-64-28-77-47-16-25-15-58-33-82-12-16-30-29-43-45-12-14-25-26-40-37z">
          <text:p/>
        </draw:path>
        <draw:path draw:style-name="gr3" draw:text-style-name="P3" draw:layer="layout" svg:width="0.117cm" svg:height="0.204cm" svg:x="8.789cm" svg:y="28.443cm" svg:viewBox="0 0 118 205" svg:d="M104 105c-18-17-72-20-87 8 22 4 32 3 15 26-12 15-38 46-31 66 14-13 22-32 35-46 10-11 23-20 35-28 14-8 40-18 46-35 5-14-11-39-21-48-15-15-23-34-40-48 8 15 12 32 24 44 8 7 16 9 22 18 9 12 14 56-9 34z">
          <text:p/>
        </draw:path>
        <draw:path draw:style-name="gr3" draw:text-style-name="P3" draw:layer="layout" svg:width="0.03cm" svg:height="0.05cm" svg:x="8.81cm" svg:y="28.454cm" svg:viewBox="0 0 31 51" svg:d="M17 51c4-4 10-8 14-11-11-3-8-9-12-15-5-8-11-18-19-25 7 17 11 35 19 51z">
          <text:p/>
        </draw:path>
        <draw:path draw:style-name="gr3" draw:text-style-name="P3" draw:layer="layout" svg:width="0.371cm" svg:height="0.485cm" svg:x="8.412cm" svg:y="28.173cm" svg:viewBox="0 0 372 486" svg:d="M4 132c3 19 8 35 23 47 21 18 48 29 70 47 58 51 152 92 175 174 7 23 23 50 42 64 9 7 23 21 34 22 2-27-6-71 24-87-7-30-47 29-37 44-12-19-49-21-54-45-2-8 1-16 10-18 17-3 23 20 25 32 6-13 4-60-14-58 0-54-27-83-67-111-17-13-26-38-38-56-15-21-27-42-42-61 2 14-4 14-15 15-2 0-7-4-10-4-13 0-20 14-35 9s-49-50-16-55c-10-10 0-25 13-12 0-3-7-14-12-14-7 2-7 15-9 22-3 9-11 30-22 35-16 6-19-11-12-23 6-10 17-16 24-26-8-9-3-24 5-32 12-12 25-8 37-11-10 3-22-8-31-10s-30 2-27-14c-1-2-3-5-4-6-14 10-24 36-32 52-13 26-9 53-5 80z">
          <text:p/>
        </draw:path>
        <draw:path draw:style-name="gr3" draw:text-style-name="P3" draw:layer="layout" svg:width="0.02cm" svg:height="0.045cm" svg:x="8.646cm" svg:y="28.175cm" svg:viewBox="0 0 21 46" svg:d="M21 46c-6-15-10-35-21-46 2 11 11 36 20 38z">
          <text:p/>
        </draw:path>
        <draw:path draw:style-name="gr2" draw:text-style-name="P2" draw:layer="layout" svg:width="0.299cm" svg:height="0.335cm" svg:x="8.779cm" svg:y="28.569cm" svg:viewBox="0 0 300 336" svg:d="M176 95c-5-13-13-29-16-42-1-9 3-22 0-30-6-17-29-18-47-21-19-4-37-1-55 5-30 10-49 36-54 68-2 20-12 38 11 53 21 12 48 16 70 31s38 37 57 57c9 9 21 18 24 30-7-3-12-1-18-2 15 49 106 124 136 77 4-5 0-14 2-20 2-3 11-5 13-11s-1-28-2-36c-2-21-16-31-24-47-6-12-8-48-28-44-2-4-7-10-11-13-15 13-13 27-33 0-12-16-18-37-25-55z">
          <text:p/>
        </draw:path>
        <draw:path draw:style-name="gr3" draw:text-style-name="P3" draw:layer="layout" svg:width="0.289cm" svg:height="0.312cm" svg:x="8.781cm" svg:y="28.571cm" svg:viewBox="0 0 290 313" svg:d="M45 72c-7 10-19 11-23 24-2 7-1 18 2 26 7-4 13-10 19-14 5-3 13-11 19-13 15-4 46 25 53 38 1-21 31 21 35 26 19 23 40 43 59 65-2 7 2 16 4 23-15-8-7 23 2 8 4 6 8 11 12 16-2 2-3 5-5 6 11 9 27-19 27-28 1-13-8-31-13-44-4-10-7-23-13-31 6-1 9-6 9-12 5 13 10 20 19 29-23-11 5 21 5 23-1 0-2 0-3 0 1 6 5 10 10 12-11 1-4 10 2 14-8-6 2 17 2 18 3 5 10 19 17 15 5-3 3-24 2-30 9 17-1 28-6 42-1-8 0-15-8-20-10-8-22-3-22 8 1 3 5 6 5 9 0 1-4 9-4 8-4-19-17-8-11 0-2 2-5 4-8 5-3-7-9-10-14-6-4-5-11-14-17-7-4-6-14-23-22-19-9 5 10 13 6 20 4 4 9 5 14 4 0 4 1 9 3 12 1 1 12 7 13 7 6 1 20 0 22-4 2 4 4 3 7 6 6-6 17-8 19-17 16 10-8 11-11 16-1-1-2-2-3-3-4 3-7 6-10 9 0-1-2-3-3-5-2 2-6 2-8 5-5-12-12-8-19-3-6-4-7-11-12-15-5 7-7 2-10-3-3-3-2-7-4-10s-5-2-7-5c-9-10-19-21-23-34 7 0 16 7 21 3-9-11-16-23-26-34-16-17-32-34-48-52-17-17-38-29-59-34-20-5-38-5-41-30 9 11 25-21 17-27-4 4-8 8-11 12 0-50 48-77 91-81-6 5-8 12-15 15-5 2-15 2-22 4-19 7-38 13-38 37 15 2 32-14 42-23 8-7 15-13 26-7-3 11-24 17-33 23-4 3-11 7-13 12-1 2 0 12 1 11z">
          <text:p/>
        </draw:path>
        <draw:path draw:style-name="gr2" draw:text-style-name="P2" draw:layer="layout" svg:width="0.444cm" svg:height="0.54cm" svg:x="8.091cm" svg:y="28.24cm" svg:viewBox="0 0 445 541" svg:d="M171 0c63 1 76 17 92 80 13 55 40 109 68 153 11 17 24 44 40 56 13 9 38 1 48 10 22 19 26 87 26 119-32 16-36 44-58 71-20 26-47 26-66 52-31-13-59-23-85-44 25-86-46-145-91-184-23-20-36-27-66-26-32 1-48 12-66-15-31-44-1-121 35-169 17-24 56-45 79-66 26-23 49-54 82-24">
          <text:p/>
        </draw:path>
        <draw:path draw:style-name="gr3" draw:text-style-name="P3" draw:layer="layout" svg:width="0.404cm" svg:height="0.458cm" svg:x="8.102cm" svg:y="28.314cm" svg:viewBox="0 0 405 459" svg:d="M397 313c-36 2-21-50-34-71-15 12-30 14-42 5 5 21-2 46-8 69-8 2-9-4-16-5-5-1-12 2-16-4-8-9 5-35 7-47-16 7-21-7-31-16-20-18-40-37-59-57-18-19-36-39-53-60-6-8-14-22-22-27-7 10-16 19-27 25-8-13-19 31-38 27-20-5-2-34-1-50 1-10-4-8-1-21 0-3 7-17 9-22 7-16 20-39 36-31 0-1-2-3-2-4 1-3 3 0 2-5-18-8-32 31-53 34 5-19 26-37 28-53-17 37-49 62-63 102-8 26-16 49-12 74 7 51 54 28 91 29 44 2 81 29 109 60 18 20 36 52 43 81 3 15-11 66-3 67 3-10 12-15 18-8 4 5 0 22 5 28 5 9 32 27 43 26 23-2 94-75 98-105-9-1-24-8-33-4-15 7-6 5-9 18-8 29-12 46-42 51-24 4-20-11-10-38 4-11 21-56-4-38 7-14 57-28 63-18 6-7 14-12 17-7z">
          <text:p/>
        </draw:path>
        <draw:path draw:style-name="gr3" draw:text-style-name="P3" draw:layer="layout" svg:width="0.054cm" svg:height="0.085cm" svg:x="8.251cm" svg:y="28.252cm" svg:viewBox="0 0 55 86" svg:d="M49 10c-5-12-18-10-30-8 28 8-4 66-19 83 9 3 16 1 22-8 5-7 5-24 8-32 6-17 16-30 25-45z">
          <text:p/>
        </draw:path>
        <draw:path draw:style-name="gr5" draw:text-style-name="P2" draw:layer="layout" svg:width="0.281cm" svg:height="0.355cm" svg:x="8.423cm" svg:y="28.618cm" svg:viewBox="0 0 282 356" svg:d="M217 190c2-4-39-49-42-60-9-28 9-49 9-78-1-14-36-47-40-27 10-53-29-6-44 1-12 7-55-5-44 32-45 25-49 58-47 97 0 6-10 16-9 25 0 4 16 23 18 26 12 11 23 19 42 19 10-52 124 24 92 85 32 23 62 80 106 17 46-66 19-135-22-165-8 11-14 17-19 28z">
          <text:p/>
        </draw:path>
        <draw:path draw:style-name="gr3" draw:text-style-name="P3" draw:layer="layout" svg:width="0.247cm" svg:height="0.298cm" svg:x="8.434cm" svg:y="28.666cm" svg:viewBox="0 0 248 299" svg:d="M215 139c-4 19-4 26 3 39 9-7 27 11 24 23-2 0-5 2-6 2 4 20 20 25 8 51-1-4-1-17-5-19-9-4-6 3-12 8-7 7-22 22-24 32-6 24 22-10 31-1-6 32-42 28-53 19-9-7-15-18-22-27-9-12-5-13-6-29-1-39-68-121-108-71-3-7-9-13-14-17-1 2-2 4-4 6-2-7-9-6-16-3 8-16 3-26-11-25 18-18 4-49 11-71 6-2 10-1 14 3-16 25-18 52-4 66 5-11 4-41 14-46-1-2-1-4-2-6 24 2 34-14 51-38 11-16 7-15 10-35-6 24 15 9 20 22-22 5-60 36-40 60 8 10 21-1 31 2 9 3 18 15 23 23 15 24 23 56 39 81 12 18 17 33 26 53 6 13 24 15 32-5 9-19-7-40-12-53 11-21-29-26-1-48z">
          <text:p/>
        </draw:path>
        <draw:path draw:style-name="gr3" draw:text-style-name="P3" draw:layer="layout" svg:width="0.014cm" svg:height="0.024cm" svg:x="8.579cm" svg:y="28.675cm" svg:viewBox="0 0 15 25" svg:d="M8 25c13-13 5-27-8-25 0 11 10 20 14 23z">
          <text:p/>
        </draw:path>
        <draw:path draw:style-name="gr6" draw:text-style-name="P2" draw:layer="layout" svg:width="0.247cm" svg:height="0.297cm" svg:x="9.176cm" svg:y="28.357cm" svg:viewBox="0 0 248 298" svg:d="M190 169c1-3-36-49-39-59-8-23 6-34 5-56-1-12-32-47-35-33 7-38-26-14-38-12-10 1-48-20-38 11-38 6-41 30-38 61 0 4-8 9-7 16 0 3 14 23 17 25 11 12 20 22 36 27 8-36 109 55 84 93 28 27 56 79 92 44 38-37 13-97-24-133-6 6-12 9-15 16z">
          <text:p/>
        </draw:path>
        <draw:path draw:style-name="gr3" draw:text-style-name="P3" draw:layer="layout" svg:width="0.219cm" svg:height="0.263cm" svg:x="9.186cm" svg:y="28.384cm" svg:viewBox="0 0 220 264" svg:d="M188 142c-4 13-3 19 3 31 8-3 24 17 22 25-2-1-5-1-6-1 5 17 19 25 10 42-2-3-2-13-5-16-8-6-5 0-11 3s-18 10-20 17c-4 17 19-1 27 9-4 22-35 9-45-2-8-8-14-18-21-27-8-12-4-11-5-24-3-30-63-113-96-86-3-6-9-12-13-17-1 1-2 2-3 3-3-6-9-7-15-7 7-10 2-19-10-23 15-8 2-36 7-51 5 1 9 3 12 7-12 15-14 35-1 49 5-7 2-30 11-31-1-2-1-4-2-5 21 8 29-1 44-14 9-9 5-10 7-24-5 16 13 11 18 23-19-2-51 10-33 34 8 10 18 5 27 11 8 5 16 17 20 24 14 23 23 50 37 73 11 18 16 31 24 49 6 12 22 19 29 6 6-13-8-33-13-44 9-13-26-29-2-38z">
          <text:p/>
        </draw:path>
        <draw:path draw:style-name="gr3" draw:text-style-name="P3" draw:layer="layout" svg:width="0.012cm" svg:height="0.02cm" svg:x="9.308cm" svg:y="28.406cm" svg:viewBox="0 0 13 21" svg:d="M8 21c11-6 4-19-8-21 0 8 9 18 13 21z">
          <text:p/>
        </draw:path>
        <draw:path draw:style-name="gr2" draw:text-style-name="P2" draw:layer="layout" svg:width="0.158cm" svg:height="0.207cm" svg:x="9.344cm" svg:y="28.278cm" svg:viewBox="0 0 159 208" svg:d="M114 106c-11-9-16-27-20-41-6-17-5-24-2-39 7-38-50-26-64-15-13 10-33 40-27 62 4 13 16 11 25 14 12 5 22 19 31 28 9 10 15 19 22 30-3 1-8 0-11-1 1 7 7 18 10 24 4 7 9 16 13 22 6-1 11 9 16 12 7 4 17 7 24 5 13-2 20-13 25-25-2-1-2-3-3-5 4 6 6-11 6-12-1-7-5-15-8-22-2-7-9-31-20-23 5-6 0-15-8-18-2-1-15-1-9 4z">
          <text:p/>
        </draw:path>
        <draw:path draw:style-name="gr3" draw:text-style-name="P3" draw:layer="layout" svg:width="0.13cm" svg:height="0.194cm" svg:x="9.346cm" svg:y="28.288cm" svg:viewBox="0 0 131 195" svg:d="M54 66c9 6 18 19 25 28 9 11 25 21 32 33 3 5 2 9 4 14 2 4 5 6 6 10-6 1-14 1-11 11 3 9 10 6 16 5-5 16-15 4-25 0-3-13-13-2-13 5 4 4 7 1 9-1 2 2 3 4 3 7 0 0-1 1-2 1 1 3 3 6 5 7 3 0 3-3 1-6 3 2 5 5 5 8 2-2 4-3 7-3-1 1-1 2-1 3 5 7 11-2 16-3-1 2-1 5 0 8-4 0-8 3-12 2-4 0-6-5-11-2-4-6-10-9-13-15-6 3-13-13-17-20-2-3-8-12-7-16 1-6 6-1 10-4-3-8-10-15-15-21-7-8-14-17-22-25-6-8-13-16-23-19-7-2-14 2-18-7-9-18 3-39 11-50 4-6 9-12 14-14 7-3 18-3 9 6-4 3-12 2-14 6-2 6 5 14-3 17-1-2-3-4-4-6-4 2-2 7-1 11 0 8 0 7-3 12s-10 14-5 20c7 1 16-3 20-6 7-6 7-16 11-25-1 1 3 14 4 16 2 7 6 10 12 13z">
          <text:p/>
        </draw:path>
        <draw:path draw:style-name="gr3" draw:text-style-name="P3" draw:layer="layout" svg:width="0.031cm" svg:height="0.057cm" svg:x="9.458cm" svg:y="28.385cm" svg:viewBox="0 0 32 58" svg:d="M32 51c0 2 0 5 0 7-1-3-4-5-7-3 2-4 3-11 2-15-2-6-7-6-11-11-5-5-4-8-7-13-2-5-6-10-9-16 11-3 12 19 16 23 4 5 10 6 13 10 2 4 3 17 3 21z">
          <text:p/>
        </draw:path>
        <draw:path draw:style-name="gr3" draw:text-style-name="P3" draw:layer="layout" svg:width="0.01cm" svg:height="0.015cm" svg:x="9.479cm" svg:y="28.452cm" svg:viewBox="0 0 11 16" svg:d="M9 16c1-2 2-4 2-7-4-1-6-5-6-9-10-1-3 15 3 15z">
          <text:p/>
        </draw:path>
        <draw:path draw:style-name="gr2" draw:text-style-name="P2" draw:layer="layout" svg:width="1.064cm" svg:height="0.957cm" svg:x="5.845cm" svg:y="26.715cm" svg:viewBox="0 0 1065 958" svg:d="M551 799c106 41 219 78 322 123 32 14 45 46 85 33 30-9 53-41 76-58 22-16 28-19 30-51 4-51-9-105-30-152-14-29-42-57-47-90-12-82 72-147 52-236-17-73-53-110-111-152-171-126-359-173-564-212-90-16-163 15-220 97-47 68 7 92-10 157-18 73-100 93-129 153-19 38 20 58 39 84 24 34 19 68 39 101 40 68 128 77 200 97 91 26 180 71 268 106z">
          <text:p/>
        </draw:path>
        <draw:path draw:style-name="gr3" draw:text-style-name="P3" draw:layer="layout" svg:width="0.945cm" svg:height="0.725cm" svg:x="5.937cm" svg:y="26.889cm" svg:viewBox="0 0 946 726" svg:d="M839 383c-1 6-2 11-2 17 0 38 27 50-14 69-76 35-144-83-203-100-58-18-71 39-127 0-42-30-42-109-80-131-41-24-140 45-172 15-25-23 15-121 37-133 44-26 123 15 166 33 61 26 153 52 203 93 25-22 57-31 86-47-39-16-108-15-139-41s-21-58-76-79c-40-16-86-20-125-35-31-12-61-40-96-43-73-7-172 26-201 88-25 54-34 113-65 164-11 18-31 32-31 53 0 11 24 21 28 31 8 21-1 19-1 39 1 30-16 49 12 75 25 24 69 25 102 30 38 5 70 17 107 28 57 17 106 47 159 73 59 29 131 51 195 70 69 22 137 42 206 66 52 18 91 6 126-43 29-39-3-81-18-121-19-47-33-99-32-150 1-81 84-130-1-198 80 64-26 117-44 177z">
          <text:p/>
        </draw:path>
        <draw:path draw:style-name="gr4" draw:text-style-name="P4" draw:layer="layout" svg:width="0.965cm" svg:height="0.411cm" svg:x="5.885cm" svg:y="26.774cm" svg:viewBox="0 0 966 412" svg:d="M741 165c61 27 296 109 205 223-2-45-41-67-83-76 17-125-181 20-222 8-23-7-59-51-81-65-28-17-59-31-90-42-59-22-136-59-200-53-57 5-65 35-85 83-14 32-32 66-49 96-14 24-35 66-65 73-14 4-82-24-69-34 83-67 190-229 108-332 23-13 67-44 94-46 22-1 31 11 56 15 66 11 92 2 154 31 105 50 219 73 327 119z">
          <text:p/>
        </draw:path>
        <draw:path draw:style-name="gr2" draw:text-style-name="P2" draw:layer="layout" svg:width="0.742cm" svg:height="0.409cm" svg:x="5.526cm" svg:y="27.119cm" svg:viewBox="0 0 743 410" svg:d="M483 291c-62 42-135 63-209 81-58 14-130 53-190 33-58-20-93-99-82-154 10-46 91-112 136-130 40-18 86-25 126-45 33-18 52-50 84-67 62-34 131 41 194 45 45 3 97-2 141-10 39-7 71-1 56 42-11 31-53 93-80 110-21 14-47 12-70 23-39 18-71 49-106 72z">
          <text:p/>
        </draw:path>
        <draw:path draw:style-name="gr3" draw:text-style-name="P3" draw:layer="layout" svg:width="0.635cm" svg:height="0.314cm" svg:x="5.542cm" svg:y="27.161cm" svg:viewBox="0 0 636 315" svg:d="M358 4c22 91-112 114-176 122-51 6-136 62-106 120 22 43 98 35 134 16 55-29 68-54 67-109 26 14 56-12 74 17 11-13 34-41 53-47 49-15 80-5 123-38 34-25 64-61 109-68-42 6-120 82-55 110-31 26-80 31-115 55-42 29-85 60-139 65-47 5-101 2-141 30-15 10-36 59-56 27-44 15-48 7-68-28-17-30-36-59-62-82 42-10 57-43 85-68 32-27 82-44 122-57 36-11 68-25 99-45 22-15 30-36 62-16z">
          <text:p/>
        </draw:path>
        <draw:path draw:style-name="gr2" draw:text-style-name="P2" draw:layer="layout" svg:width="0.656cm" svg:height="0.513cm" svg:x="6.199cm" svg:y="27.172cm" svg:viewBox="0 0 657 514" svg:d="M223 64c4 1 7 3 10 4 69 30 131 72 198 104 41 20 83 46 127 52 37 5 53-11 77 18 41 49 15 108-8 158-12 24-8 118-55 113-21-3-32-40-50-51-23-13-52-10-78-10-60 0-76-43-109-82s-64-81-104-115c-45-39-90-32-140-56-43-21-68-80-91-118 16-12 39-14 54-28 19-16 16-31 22-53 49-5 104 41 147 64z">
          <text:p/>
        </draw:path>
        <draw:path draw:style-name="gr3" draw:text-style-name="P3" draw:layer="layout" svg:width="0.577cm" svg:height="0.455cm" svg:x="6.247cm" svg:y="27.216cm" svg:viewBox="0 0 578 456" svg:d="M383 365c40 27 81 51 120 78 24 17 20 20 38-6 31-44 41-128 35-180-3 53-42 93-34 148 0-52-29-116-74-147-21-14-40-11-64-14-21-4-29-15-51-7-18-39-51-112-98-123-28-6-56 3-85-4-35-9-62-32-82-59-4-5-44-52-44-51-1 30-28 36-44 55 24 22 32 54 55 74 41 35 104 48 152 74 75 41 110 116 176 162z">
          <text:p/>
        </draw:path>
        <draw:path draw:style-name="gr2" draw:text-style-name="P2" draw:layer="layout" svg:width="0.382cm" svg:height="0.231cm" svg:x="5.924cm" svg:y="27.248cm" svg:viewBox="0 0 383 232" svg:d="M131 231c-60 12-178-116-111-152 16-9 55-6 74-11 29-9 56-23 82-38 44-25 71-46 118-12 22 15 89 84 89 106-92 8-158 89-252 107z">
          <text:p/>
        </draw:path>
        <draw:path draw:style-name="gr3" draw:text-style-name="P3" draw:layer="layout" svg:width="0.02cm" svg:height="0.024cm" svg:x="5.957cm" svg:y="27.39cm" svg:viewBox="0 0 21 25" svg:d="M9 19c-9-1-10-9-9-16 8 4 15 2 21-3-4 8-13 15-9 25z">
          <text:p/>
        </draw:path>
        <draw:path draw:style-name="gr2" draw:text-style-name="P2" draw:layer="layout" svg:width="0.309cm" svg:height="0.267cm" svg:x="6.196cm" svg:y="27.271cm" svg:viewBox="0 0 310 268" svg:d="M100 259c-47 6-84-65-94-98-17-56 1-67 60-81 54-12 53-32 92-63 59-47 142 13 151 74 11 78-78 143-144 172-31 13-39-3-66-2">
          <text:p/>
        </draw:path>
        <draw:path draw:style-name="gr3" draw:text-style-name="P3" draw:layer="layout" svg:width="0.019cm" svg:height="0.025cm" svg:x="6.246cm" svg:y="27.463cm" svg:viewBox="0 0 20 26" svg:d="M13 21c-9 1-12-7-13-14 8 3 15-1 20-7-2 9-9 17-3 26z">
          <text:p/>
        </draw:path>
        <draw:path draw:style-name="gr5" draw:text-style-name="P2" draw:layer="layout" svg:width="0.419cm" svg:height="0.461cm" svg:x="6.336cm" svg:y="27.416cm" svg:viewBox="0 0 420 462" svg:d="M411 199c14 59 15 127-25 167-33 34-58 66-109 69 9 25-16 30-34 25-26-8-56-42-83-64-31-25-50-36-72-72-30-48-58-98-88-146 30-24 50-55 71-86 15-23 25-59 45-79 18-17 50-13 77-12 88 5 159 58 195 132 9 19 17 42 23 66z">
          <text:p/>
        </draw:path>
        <draw:path draw:style-name="gr3" draw:text-style-name="P3" draw:layer="layout" svg:width="0.21cm" svg:height="0.264cm" svg:x="6.514cm" svg:y="27.6cm" svg:viewBox="0 0 211 265" svg:d="M97 74c-6 16-18-3-26 3-6 5-3 36-6 45-14-17-12-45-9-60-15-7-19 10-9 22-1 2-3 6-5 7-8-5-13-6-16-16-5 9 0 21-3 30 12 5 17-42 37-5 15 28-18 35-23 52-10 1-17 7-24 11-3-8-6-17-9-26-11 25 3 57 17 83 11 21 43 60 61 39 7-8 1-18 11-23 9-5 26-5 37-8 25-8 37-15 45-43 6-25 30-38 35-64 8-35-30-87-59-107-15-10-29-19-47-11-38 19 0 46-7 71z">
          <text:p/>
        </draw:path>
        <draw:path draw:style-name="gr3" draw:text-style-name="P3" draw:layer="layout" svg:width="0.2cm" svg:height="0.179cm" svg:x="6.356cm" svg:y="27.448cm" svg:viewBox="0 0 201 180" svg:d="M16 131c13-15 29-31 31-33 18-22 35-83 59-95 22-11 75 8 95 18-26 4-77 11-53 47-40-15-115 75-108 112-2-13-2-28-3-41 0 3-19 33-24 33-23-1-12-22 3-41z">
          <text:p/>
        </draw:path>
        <draw:path draw:style-name="gr2" draw:text-style-name="P2" draw:layer="layout" svg:width="0.58cm" svg:height="0.764cm" svg:x="5.041cm" svg:y="27.347cm" svg:viewBox="0 0 581 765" svg:d="M312 214c-27 37-58 69-82 109-28 44-54 80-87 118-19 21-42 39-58 62-9 11-14 25-23 36-11 12-23 20-34 32-27 28-30 46-27 75 1 10 0 26 5 34 3 7 14 3 17 10 3 6-2 12-2 20 1 15 2 32 8 42 10 14 32 17 52 9 65-24 75-114 103-175 37-79 104-144 159-198 55-53 101-92 154-116 31-14 93-92 83-131-4-16-23-16-33-23-12-9-20-22-24-40-3-13-5-19-12-29-9-11-20-47-34-49-20-2-76 68-91 94-25 41-46 81-74 120z">
          <text:p/>
        </draw:path>
        <draw:path draw:style-name="gr3" draw:text-style-name="P3" draw:layer="layout" svg:width="0.031cm" svg:height="0.07cm" svg:x="5.05cm" svg:y="27.956cm" svg:viewBox="0 0 32 71" svg:d="M3 26c1 34 33 0 25-26 6 14 5 48-7 71-12-3-25-27-20-48z">
          <text:p/>
        </draw:path>
        <draw:path draw:style-name="gr3" draw:text-style-name="P3" draw:layer="layout" svg:width="0.534cm" svg:height="0.664cm" svg:x="5.075cm" svg:y="27.439cm" svg:viewBox="0 0 535 665" svg:d="M490 158c23-24 54-87 43-107-6-10-19-10-27-18-4-4-9-7-13-11-4-6-5-17-11-22 1 8 18 23 5 36 2 6 5 11-1 20-7 11-16 10-20 6-10 25 17 12 16 30 0 11-9 30-12 42-4 13-4 28-11 41-12-7-31 0-48 8-17 9-25 10-12-19-10-7-84 91-99 109-37 46-73 93-112 136-11 13-20 22-29 37-7 11-16 30-28 35-5 3-8-3-10-2-8 4-14 17-19 26-7 9-17 25-22 18 0-2 1-4 1-5-9 12-17 27-28 32 0 7 4 11 9 13 3-10 10-15 16-22 6 8 1 16-6 26-6 8-6-1-10 13-3 7-1 16 0 21 8-12 14-26 25-33 3 5-2 21-7 31-9 18-19 22-31 30 7 4 22 6 0 20-23 14-32-12-27-35 6-28 21-57 31-85-2-1-7-2-8-5-1-2 0-10-1-11-5-4-15-3-23-5 1 16 6 23 2 43-3 16-10 33-13 50-4 17-15 42-7 53 11 17 48 15 75-12 26-27 40-80 52-112 35-95 97-151 160-219 25-27 50-54 77-76 22-18 42-37 64-46 20-9 39-9 59-31z">
          <text:p/>
        </draw:path>
        <draw:path draw:style-name="gr3" draw:text-style-name="P3" draw:layer="layout" svg:width="0.029cm" svg:height="0.039cm" svg:x="5.466cm" svg:y="27.369cm" svg:viewBox="0 0 30 40" svg:d="M2 38c-10-14 17-33 28-38-4 11-23 48-29 38z">
          <text:p/>
        </draw:path>
        <draw:path draw:style-name="gr2" draw:text-style-name="P2" draw:layer="layout" svg:width="0.753cm" svg:height="0.814cm" svg:x="5.16cm" svg:y="27.325cm" svg:viewBox="0 0 754 815" svg:d="M491 59c-28 64-64 128-108 185-16 20-35 43-54 60-23 23-43 50-67 72-20 18-45 31-64 51-15 16-20 36-32 53-13 17-26 18-41 31-14 13-19 38-34 51-14 12-25 11-37 30s-21 43-34 63c-16 26-32 56-7 75 33 27 99 33 106 85 5-4 9-7 12-15 22 6 22 4 45-13 13-10 39-19 48-32 11-16 9-35 19-52 12-19 33-32 45-51 6-10 6-25 16-34 9-9 17-6 27-17 12-15 21-38 32-55 64-95 147-194 252-243 30-14 75-17 100-41 18-16 45-86 38-105-3-10-17-11-25-17-12-9-18-23-26-36-17-30-37-52-67-71-14-10-32-13-46-23-13-8-15-14-33-7-12 5-31 22-42 30-13 9-16 10-23 26z">
          <text:p/>
        </draw:path>
        <draw:path draw:style-name="gr3" draw:text-style-name="P3" draw:layer="layout" svg:width="0.637cm" svg:height="0.789cm" svg:x="5.265cm" svg:y="27.328cm" svg:viewBox="0 0 638 790" svg:d="M20 696c1 10 10 18 14 27 2 6 3 12 7 17 1-9 9-9 14-17 7-10 5-23 8-34 3 12 4 24 1 37 7-4 11-12 19-13 6-15-13-23-5-39 12 20 25 10 33-9 6-17 8-44 21-58 6-7 10-5 16-10 12-10 5-12 10-20 20-44 57-82 91-116 39-40 87-86 116-133 21-33 37-77 68-98 23-16 67-32 73-62-2 16 5 34 8 49 2 15 0 46 21 40 23-6 40-51 43-69 2-16 0-39-10-49 10 5 16-13 13-20-6-18-19 2-24 14-5-2-8-7-9-12 17-15-8-38-15-48-6-8-29-55-43-37-13 16 7 48 15 57 4 3 7 9 11 11 2 2 11 3 12 6 5 15-31 21-38 32 10-12 19-23 28-36-2-1-4-3-7-4-11 3-22 24-33 20-1-10 6-11 12-18 10-11 5-12 9-22-5 0-12 2-16 7-1-13-12-19-13-30 18-1 11-16 12-24 0-7 5-7 2-14-2-6-9-9-15-10-12-4-33-1-37 18-3 15 13 35 21 46-12 13-20 3-11-11-11 3-6-9-10-16-3-5-11-7-10-15 1-17 32-30 46-33 22 33 70 33 95 62 11 13 10 30 16 44 7 16 33 28 47 38 18 12 13 22 5 46-6 19-13 44-26 60-15 18-43 24-63 31-23 8-44 18-66 31-41 23-78 53-109 89-30 32-59 65-85 100-13 17-27 35-36 54-8 15-11 31-25 43-11 10-29 6-38 18-11 13 0 29-17 41-3 3-16 10-19 6-5-5 13-19 15-26 4-10 5-12-5-11-12 2-10 9-17 16-11 12-24 26-19 44 2-2 6-3 8-5 1 3 1 7 2 10-14 17-6 38-15 52-10 16-38 19-53 30-16 12-23 20-41 15-17-5-20-27-22-43 1 9 17-2 20-6 5-10 0-33 0-43z">
          <text:p/>
        </draw:path>
        <draw:path draw:style-name="gr3" draw:text-style-name="P3" draw:layer="layout" svg:width="0.021cm" svg:height="0.047cm" svg:x="5.269cm" svg:y="27.894cm" svg:viewBox="0 0 22 48" svg:d="M10 46c-24-6 1-32 11-46 3 18-3 32-16 48z">
          <text:p/>
        </draw:path>
        <draw:path draw:style-name="gr2" draw:text-style-name="P2" draw:layer="layout" svg:width="0.796cm" svg:height="0.871cm" svg:x="5.336cm" svg:y="27.316cm" svg:viewBox="0 0 797 872" svg:d="M614 0c-11 0-14 15-20 20-18 14-34 8-53 21-19 14-50 40-59 62-6 12-6 29-10 42-8 22-15 49-28 68-14 21-36 41-51 61-39 51-74 104-115 153-39 48-63 108-113 150-24 19-50 27-74 45-29 23-56 50-72 82-8 17-21 46-19 62 4 21 46 30 61 41 30 22 88 110 128 37 2 6 7 7 11 11 19-12 43-47 52-63 6-11 15-23 20-32 6-11 5-24 10-36 11-26 35-45 55-65 48-48 92-104 136-156 39-47 83-87 126-131 21-21 37-36 63-50 26-13 53-24 74-45 19-17 41-47 50-69 5-14 16-54 9-65-2-4-18-6-23-9-8-5-14-11-22-17-13-12-26-27-39-36-18-13-41-20-59-33-14-10-20-48-38-48z">
          <text:p/>
        </draw:path>
        <draw:path draw:style-name="gr3" draw:text-style-name="P3" draw:layer="layout" svg:width="0.769cm" svg:height="0.842cm" svg:x="5.352cm" svg:y="27.343cm" svg:viewBox="0 0 770 843" svg:d="M56 731c14 3 38 11 42 26-8-4-33-14-23 6 5 10 15 19 22 28 4 5 16 25 26 23 12-2 14-34 14-43 0-17-9-41-27-45 16-12 43 16 51 26 2-7 2-15 5-22 4-11 14-18 21-28 6-10 4-12 2-21-1-11 3-21 7-32 15-32 43-49 66-75 21-23 43-46 64-70 19-21 38-41 57-63 39-45 70-95 111-140 20-21 40-42 60-63 13-12 27-30 43-39 12-6 20 0 31 2 22 4 44 3 68-5-7-7-19-10-28-16-7-4-12-10-19-13 16 1 30 18 48 12-13-12-15-21-19-38-8-27-31-45-51-62-1 1-2 2-3 3-7-2-13-20-17-26-3-8-2-15-2-23s-5-22-16-18c-19 6-14 37-10 47-12 7-12-14-10-21 2-8 9-20 16-27-15-6-36 34-42 44 0-14 15-37 28-46 14-10 10 2 20 6 16-10 32 31 39 39 10 10 19 20 32 29 11 8 33 27 50 24-4-11-17-16-25-23-12-8-22-18-32-28-18-15-30-39-41-59 10 7 18 17 26 26 13 13 30 22 45 32 23 14 43 32 62 50 4 4 8 10 14 12 1 1 7 1 7 1 5 7-1 12-3 22-1 4 2 19-1 22-4 5-25 5-31 3 6 2 12 7 16 11-10 5-23 3-34 5 11 5 18 17 31 18-5 10-17 23-24 33-6 7-8 11-16 15-8 3-16 5-23 9-16 10-34 21-49 32s-30 19-44 32c-41 38-82 73-119 116-19 22-38 43-57 64-21 26-37 55-58 80-14 17-30 31-46 46-26 25-52 47-56 81-2 11-3 15-8 24-8 12-13 23-20 35-9 15-28 43-44 50-11 4-10-8-20-2-5 4-7 15-13 20-7 6-14 8-22 5-12-4-26-19-36-27-21-16-39-33-60-49-6-5-12-10-18-14-5-3-21-9-9-17 13-8 40-7 52-4z">
          <text:p/>
        </draw:path>
        <draw:path draw:style-name="gr3" draw:text-style-name="P3" draw:layer="layout" svg:width="0.043cm" svg:height="0.077cm" svg:x="5.415cm" svg:y="27.958cm" svg:viewBox="0 0 44 78" svg:d="M1 78c-6-16 14-22 19-35 9 3 17-35 22-43 5 10-2 33-9 44-14 1-27 16-32 28z">
          <text:p/>
        </draw:path>
        <draw:path draw:style-name="gr2" draw:text-style-name="P2" draw:layer="layout" svg:width="0.85cm" svg:height="0.848cm" svg:x="5.54cm" svg:y="27.357cm" svg:viewBox="0 0 851 849" svg:d="M562 63c-14 24-18 51-30 75-16 31-38 58-60 86-45 59-93 108-145 162-40 41-84 80-122 121-21 23-24 46-43 70-29-19-89 40-112 64-17 17-40 35-46 55-6 17-5 71 2 83 15 23 55 27 80 40 15 8 28 31 48 30 32-2 69-31 93-54 39-38 29-59 50-98 10-20 43-47 60-64 35-35 68-70 103-105 66-68 132-136 209-196 21 9 36-13 55-27 24-18 51-29 77-42 29-15 24-11 44-37 21-28 28-35 26-68-2-54-51-62-96-87-31-17-46-55-81-68-33-13-89 25-112 60z">
          <text:p/>
        </draw:path>
        <draw:path draw:style-name="gr3" draw:text-style-name="P3" draw:layer="layout" svg:width="0.032cm" svg:height="0.044cm" svg:x="5.673cm" svg:y="27.941cm" svg:viewBox="0 0 33 45" svg:d="M8 1c1 10 11 28-8 35 2 2 4 10 13 9 6-11 14-21 20-32-11-1-7-16-22-12z">
          <text:p/>
        </draw:path>
        <draw:path draw:style-name="gr3" draw:text-style-name="P3" draw:layer="layout" svg:width="0.019cm" svg:height="0.015cm" svg:x="5.666cm" svg:y="28.001cm" svg:viewBox="0 0 20 16" svg:d="M1 14c7-4 13-8 17-14 8 11-11 23-18 12z">
          <text:p/>
        </draw:path>
        <draw:path draw:style-name="gr3" draw:text-style-name="P3" draw:layer="layout" svg:width="0.828cm" svg:height="0.819cm" svg:x="5.556cm" svg:y="27.378cm" svg:viewBox="0 0 829 820" svg:d="M360 552c32-32 66-63 99-94 33-29 63-60 95-90 11-10 21-21 32-31s23-18 34-27c8-8 13-10 24-12 15-3 19-11 31-21 40-30 86-30 121-69 31-36 53-104 4-115 9 2 10 11 0 17-13 8-36 0-46-3-5-2-25-8-22-16 5-10 26-8 35-11-39 2-56-28-72-50-4-6-12-6-17-10-4-4-2-12-6-16-6-4-31-8-36 4-5 14 19 17 3 34 15-1 3 22-7 26 2 5 7 8 8 14s-6 11-6 16c0 15 16 10 27 0 3 4 13 7 15 12 3 8-4 13-9 24 5-1 38-27 24-2 22-21 32 12 26 26-2 6-13 22-22 23-6 0-11-9-14-12-6 6-13 14-22 17 1-3 0-7 1-10-27 0-68 51-87 70-51 52-105 102-157 154-49 49-99 98-148 147-12 13-34 29-40 44-4 10 0 28-22 29-5 7-3 23-14 25-10 1-2-19-19-13 1-1 3-4 4-6-9 5-11-5-18-7-1 1-4 3-5 4 2 1 3 3 4 5-10 10-34 47-50 41 0 16-22 12-19-2 3-1 6-2 9-3-4-2-6-5-9-8-7 8-34 39-44 29 0 6 2 8 8 7 3-1 7-5 11-6s7 1 11 1c9 3 17 9 5 19 3 3 9 10 5 16-8 10-30 6-37 5-16-1-31-6-48-4 5 30 21 51 45 68 12 9 26 14 42 18 7 1 15 3 23 1-2-16-17-26-18-43 0-6 2-12 1-17 0-4-5-16-1-21 8-10 15 3 21 1 5-1 5-5 7-8 5-6 11-10 16-16-7-3 1-13-1-19-1-4-11-4-10-9 3-11 29-8 35-8 2-5 10-13 16-11 8 3-15 34-18 42 11-12 18 6 11 15-3 5-20 22-26 18 5 4 8 7 4 13-4 7-16 14-23 18 7 13-3 38-8 55 30-9 64-28 90-49 18-14 26-34 31-52 3-10 5-19 8-29 4-10 11-18 17-27 9-12 19-24 29-35 19-19 36-39 54-59 5-6 10-11 15-17z">
          <text:p/>
        </draw:path>
        <draw:path draw:style-name="gr3" draw:text-style-name="P3" draw:layer="layout" svg:width="0.077cm" svg:height="0.092cm" svg:x="6.09cm" svg:y="27.373cm" svg:viewBox="0 0 78 93" svg:d="M0 93c10-16 11-32 20-47 12-19 39-36 58-46-12 7-67 59-45 64-11 4-25 11-26 23z">
          <text:p/>
        </draw:path>
        <draw:path draw:style-name="gr2" draw:text-style-name="P2" draw:layer="layout" svg:width="0.799cm" svg:height="0.834cm" svg:x="5.816cm" svg:y="27.564cm" svg:viewBox="0 0 800 835" svg:d="M46 521c24-14 56-22 88-35 164-66 287-245 333-400 6-19-8-38 0-54 43-92 264 39 297 88 35 54 46 122 27 181-19 58-80 66-130 93-56 31-123 67-170 110-31 28-51 67-81 95-25 23-52 38-73 68-42 59-70 129-136 162-39 19-57-12-99-40-56-38-105-124-102-188 2-42 20-64 46-80z">
          <text:p/>
        </draw:path>
        <draw:path draw:style-name="gr3" draw:text-style-name="P3" draw:layer="layout" svg:width="0.724cm" svg:height="0.778cm" svg:x="5.853cm" svg:y="27.612cm" svg:viewBox="0 0 725 779" svg:d="M47 684c-9-3-52-34-43-46-29 38 110 135 142 140 19 2 39-18 52-28 48-38 57-104 97-149 46-50 96-92 138-146 45-58 127-117 195-148 30-14 70-22 62-62 106 5-62-173-96-189 17 14 39 33 34 57-60-11-66-121-155-113 58-5 144 102 135 150-10 49-30 24-63 35-44 13-47 25-66 71-14 35-35 67-55 97-34 50-88 77-126 123-35 40-64 97-115 119-7 3-21 2-27 7-12 10-13 31-29 38 1-7 2-15 3-21-16 9-72 24-53-18-15 16-37 26-29 56 10 0 21-2 30-5 3 17 18 16 30 20-2-2-5-7-7-9 2-9 8-12 16-11 7 8 14 22 23 25 10 2 16-13 25-11 7 2 14 14 22 17 13 5 29-3 40-4-2 6-17 15-22 18-6 4-8 19-20 5-3 20-20 51-40 14 3 13 11 34-3 36-18-18-37-38-43-62-18-7-34 0-52-6z">
          <text:p/>
        </draw:path>
        <draw:path draw:style-name="gr3" draw:text-style-name="P3" draw:layer="layout" svg:width="0.032cm" svg:height="0.034cm" svg:x="6.288cm" svg:y="27.589cm" svg:viewBox="0 0 33 35" svg:d="M0 5c15-5 23 17 24 30 4-8 7-15 9-24-9-6-20-11-30-11z">
          <text:p/>
        </draw:path>
        <draw:path draw:style-name="gr2" draw:text-style-name="P2" draw:layer="layout" svg:width="0.407cm" svg:height="0.369cm" svg:x="4.69cm" svg:y="27.978cm" svg:viewBox="0 0 408 370" svg:d="M48 359c-18-19-57-52-46-83 8-23 35-48 57-61 13-8 29-10 42-19 21-14 40-35 59-52 28-23 76-55 86-88 4-11 7-24 16-34 5-5 10-9 17-11 8-3 15-7 23-10 12-4 20 3 30 5 16 4 33 3 49 9 12 4 20 12 24 23 7 20-1 42-3 63-1 23 8 43-19 61-15 9-29 6-44 10-31 10-60 34-91 47-52 22-76 54-106 97-2 1-3 2-3 3 1 1 3 2 5 3-10 9-21 17-30 25 1 1 2 1 4 1-7 7-13 5-19 8-7 3-12 8-19 10-18 7-24 2-32-7z">
          <text:p/>
        </draw:path>
        <draw:path draw:style-name="gr3" draw:text-style-name="P3" draw:layer="layout" svg:width="0.025cm" svg:height="0.032cm" svg:x="4.735cm" svg:y="28.2cm" svg:viewBox="0 0 26 33" svg:d="M2 32c15-6 5-28 18-32 17-5-3 40-20 32z">
          <text:p/>
        </draw:path>
        <draw:path draw:style-name="gr3" draw:text-style-name="P3" draw:layer="layout" svg:width="0.387cm" svg:height="0.349cm" svg:x="4.7cm" svg:y="27.992cm" svg:viewBox="0 0 388 350" svg:d="M2 287c-1-2-2-4-2-6 9-4 29-3 35 3 5 5 3 13 9 18 4 3 17 3 19 6 3 7-13 25-9 35 7-5 42-63 49-40 4-9 16-14 20-23 3-6 7-6 1-10-3-3-5-3-10 0 14-16 39-30 49-48 3-6 1-9 8-16 13-12 31-23 46-33 25-17 55-35 77-55 7-7 9-16 22-13 7 2 9 9 17-1-1 1-1 2-2 3 6-6 13-8 21-13 12-8 22-20 28-32-10 1-34 9-39 18 19-33 16-57-7-80 12 9 32 7 43 18 7 7 11 18 11 28-1 12-3 24-4 36-1 22 9 44-15 61 4-10-8-9-14-1 2 1 6 3 10 4-7 6-21 4-30 7-11 3-19 8-29 13-13 7-26 12-38 18-17 7-36 12-51 20-33 18-58 48-79 76-4 5-11 11-12 16-2 7 5 5-1 13-3 4-9 6-14 10-7 6-13 15-19 22-9-8-18 5-29 8-14 4-18-2-23-10-12-20-34-37-40-57z">
          <text:p/>
        </draw:path>
        <draw:path draw:style-name="gr2" draw:text-style-name="P2" draw:layer="layout" svg:width="0.407cm" svg:height="0.369cm" svg:x="4.846cm" svg:y="28.047cm" svg:viewBox="0 0 408 370" svg:d="M48 359c-18-19-57-52-46-83 8-23 35-48 57-61 13-8 29-10 42-19 21-14 40-35 59-52 28-23 76-55 86-88 4-11 7-24 16-34 5-5 10-8 17-11 8-3 15-7 23-10 12-4 20 3 30 5 16 4 33 3 49 8 12 5 20 13 24 24 7 20-1 42-3 63-1 23 9 43-19 61-15 9-29 6-44 10-31 10-60 34-90 47-53 22-77 54-107 97-2 1-3 2-3 3 1 1 3 2 5 3-10 8-21 17-30 25 1 1 2 1 4 1-7 7-13 5-19 8-7 3-12 8-19 10-18 7-24 2-32-7z">
          <text:p/>
        </draw:path>
        <draw:path draw:style-name="gr3" draw:text-style-name="P3" draw:layer="layout" svg:width="0.025cm" svg:height="0.032cm" svg:x="4.891cm" svg:y="28.269cm" svg:viewBox="0 0 26 33" svg:d="M2 32c15-6 5-28 18-32 17-5-3 40-20 32z">
          <text:p/>
        </draw:path>
        <draw:path draw:style-name="gr3" draw:text-style-name="P3" draw:layer="layout" svg:width="0.387cm" svg:height="0.349cm" svg:x="4.855cm" svg:y="28.061cm" svg:viewBox="0 0 388 350" svg:d="M2 287c-1-2-2-4-2-6 9-4 29-3 35 3 5 5 3 13 9 18 4 3 17 3 19 6 3 8-13 25-9 35 7-5 42-63 49-40 4-9 16-14 20-23 3-6 7-6 1-10-3-3-5-3-10 0 14-16 39-30 49-48 3-6 1-9 8-16 13-12 31-23 46-33 25-17 55-34 77-55 7-7 9-16 22-13 7 2 9 9 17-1-1 1-1 2-2 3 6-6 13-8 21-13 12-7 22-20 28-32-10 1-34 9-39 18 19-33 16-57-7-80 12 9 32 7 43 18 7 7 11 18 11 28-1 12-3 24-4 36-1 22 9 44-15 62 4-11-8-10-14-2 3 1 6 3 10 4-7 6-21 4-30 7-11 3-19 8-29 13-13 7-26 12-38 18-17 7-36 12-51 20-33 18-58 48-79 76-4 5-11 11-12 16-2 7 5 5-1 13-3 4-9 6-14 10-7 6-13 15-19 22-9-8-18 5-29 8-14 4-18-2-23-10-12-20-34-37-40-56z">
          <text:p/>
        </draw:path>
        <draw:path draw:style-name="gr2" draw:text-style-name="P2" draw:layer="layout" svg:width="0.44cm" svg:height="0.46cm" svg:x="5.052cm" svg:y="28.053cm" svg:viewBox="0 0 441 461" svg:d="M19 299c10-14 38-27 53-38 25-18 42-44 60-68 19-25 39-49 55-76 12-24 21-47 28-73 5-17 11-31 31-38 53-20 122 12 159 52 31 35 55 111 14 142-12 9-32 14-45 21-23 12-43 26-62 42-30 24-60 47-85 75-17 20-27 35-30 60-4 23-4 31-27 42-17 8-30 23-49 21-28-2-38-20-56-37-15-14-33-20-48-32-29-24-15-69 2-93z">
          <text:p/>
        </draw:path>
        <draw:path draw:style-name="gr3" draw:text-style-name="P3" draw:layer="layout" svg:width="0.072cm" svg:height="0.056cm" svg:x="5.078cm" svg:y="28.442cm" svg:viewBox="0 0 73 57" svg:d="M66 26c5 5 11 17 2 20 2 3 6 7 5 11-17-9-23-20-35-35-7-9-36-14-38-22 0-1 30 4 32 4 13 4 26 12 34 22z">
          <text:p/>
        </draw:path>
        <draw:path draw:style-name="gr3" draw:text-style-name="P3" draw:layer="layout" svg:width="0.032cm" svg:height="0.04cm" svg:x="5.114cm" svg:y="28.334cm" svg:viewBox="0 0 33 41" svg:d="M3 36c-8-12 3-8 6-16 3-7-7-12-4-20 11 2 41 37 23 41-7 1-6-6-9-7-6-2-12 4-16 2z">
          <text:p/>
        </draw:path>
        <draw:path draw:style-name="gr3" draw:text-style-name="P3" draw:layer="layout" svg:width="0.02cm" svg:height="0.043cm" svg:x="5.128cm" svg:y="28.392cm" svg:viewBox="0 0 21 44" svg:d="M2 4c0-2 1-3 3-4 10 8 6 23 14 31 1 0 2 0 2 0-3 4-4 10-8 13-8-8-17-34-11-44z">
          <text:p/>
        </draw:path>
        <draw:path draw:style-name="gr3" draw:text-style-name="P3" draw:layer="layout" svg:width="0.325cm" svg:height="0.427cm" svg:x="5.158cm" svg:y="28.072cm" svg:viewBox="0 0 326 428" svg:d="M9 402c-3-3-5-8-5-11 1-4 21 23 22 23 4-11 9-21 19-30-1 3 1 5 1 8 12 0 28-15 28-26 0-7-9-20-17-17-1 0-1 0 0 0 19 8-17 25-17 3-3 9-9 5-13-1-8-9-2-16 3-26-5 6-11 11-16 17-4 5-5 16-11 18-11-14 7-45 23-49-1-6 1-11 5-15-5-3-7-9-6-13 14 1 16-9 21-19 6-13 12-20 26-24 27-9 47-41 66-59 12 6 23-7 29-15 11-15 24-33 39-46 3 5 8 5 11 0s-1-10-1-15c1-7 1-5 5-11 5-5 16-21 23-23-3 10-6 27 1 36 9 11 13-3 19-10 5-5 13-9 17-14 6-8-3-17-11-23-3-2-7-3-9-5-5-4-2-1-3-6-1-2 0-6-1-9s-5-8-7-10c-10-11-23-11-35-18-5-3-6-8-11-12 17 7 36 4 52 13 20 11 36 30 48 48 13 21 18 40 19 64 0 8 5 24 0 31-2-4-4-8-6-12-7 0-11 8-11 13 0 2 4 3 4 6 0 1-4 6-5 7-2 3 1 2-4 4-4 2-10 2-15 4-15 6-27 16-41 25-27 18-53 40-78 60-17 13-32 27-48 41-12 11-21 19-26 35-3 10-5 20-7 30-1 7-1 18-4 24-3 5-28 16-14 20-11 8-31 6-42 15 0-4 0-8 3-12-4 4-9 4-12 9-7-5-8-16-8-23z">
          <text:p/>
        </draw:path>
        <draw:path draw:style-name="gr2" draw:text-style-name="P2" draw:layer="layout" svg:width="0.273cm" svg:height="0.362cm" svg:x="4.875cm" svg:y="28.417cm" svg:viewBox="0 0 274 363" svg:d="M159 20c19-9 37-22 55-20 30 3 25 33 33 55 7 17 27 16 27 42 0 23-12 45-33 52-6 2-13 0-21 4-5 2-17 8-23 12-22 15-44 45-59 68-3 5-19 23-14 29 8 10 18-12 27-10 19 4-24 59-32 66-5 4-13 9-19 13-2 1-7 1-8 2-4 3-5 9-8 12-11 9-20 18-33 18-11 0-55-14-37-34-24-1-10-36-9-51 1-12-10-33 14-36-1-15 9-38 24-49 29-20 4 14 13 23 30-37 48-84 58-126 5-19-6-37 1-57 5-14 2-8 11-13-4 2 19-5 16-5 9 0 13-6 17 5z">
          <text:p/>
        </draw:path>
        <draw:path draw:style-name="gr3" draw:text-style-name="P3" draw:layer="layout" svg:width="0.152cm" svg:height="0.133cm" svg:x="4.989cm" svg:y="28.427cm" svg:viewBox="0 0 153 134" svg:d="M0 32c5 11 7 0 10-5 5-8 9-11 18-12 13 0 12 14 0 24 1 4 1 8 3 11 7-10 3-20 12-29 13-12 28-1 33 9 5-16 51 13 33 28 3 2 8 1 12 0-4 6-11 8-16 14-2-1-4 0-5-1-5 7-8 14-15 20 1 1 2 2 4 2 4-4 6-9 12-11-1 2-1 5-2 8 2 0 5 1 6 4 0 6-3 4-6 9-6 9-6 13-6 23 2-7 6-13 12-16 0 4-1 9 1 12l1-1c0 4-3 9-7 12 11-7 13-14 19-27-5 3-13 9-15 3-1-5 9-12 12-17-6-3-15 5-13-8 2-10 15-19 22-16 10 5 9 31 7 43-2 8-8 18-3 23 5-3 10-11 13-16 6-8 11-17 11-27 0-14-6-26-15-33-4-3-12-2-14-6-2-2 1-12 0-16-2-11-7-25-15-30-9-8-20-7-33-4-10 3-24 9-33 10-4 0-6-3-9-4-5 0-9 2-14 4-10 3-22 7-18 20 1-1 1-1 2-1z">
          <text:p/>
        </draw:path>
        <draw:path draw:style-name="gr3" draw:text-style-name="P3" draw:layer="layout" svg:width="0.18cm" svg:height="0.225cm" svg:x="4.895cm" svg:y="28.548cm" svg:viewBox="0 0 181 226" svg:d="M152 9c8 3 18 0 26-9 2 2 4 17 2 22-2 8-18 13-25 18-12 10-19 21-29 33-11 14-23 29-29 45-4 11 0 20 11 18 9-2 25-22 24-5-2 23-38 56-57 64 15-16 8-35-12-22-12 8-1 5-6 13-3 6-8 2-10-1-8 11-12 17-7 27 2 6 8 17-6 13 1-12 2-24 3-36 0-5 3-29-6-21-4-12-23 22-27 27-5-8 2-21 1-31-2-13-7-25-4-39 3 3 2 12 5 15 6-5 5-12 9-18 3-5 8-7 11-14s-1-11-1-18c0-6 4-13 5-20-6 34 21-1 29-13-5 14-21 33-22 46-2 9 5 7-6 16-7 6-15 10-12 20 2 6 4 5 11 3-1 5-3 10-5 14-3-8-10-8-13 1-5 12-2 22 8 13 3-2 3-6 7-7 3-2 7 1 9 1 8 0 9-1 15-9 8-9 16-18 18-28 2-5 0-11 2-15 3-5 10-11 14-16 17-18 32-36 47-56 6-8 22-21 19-31z">
          <text:p/>
        </draw:path>
        <draw:path draw:style-name="gr2" draw:text-style-name="P2" draw:layer="layout" svg:width="0.492cm" svg:height="0.548cm" svg:x="5.199cm" svg:y="28.082cm" svg:viewBox="0 0 493 549" svg:d="M330 338c40-33 90-60 128-93 42-37 37-61 31-114-10-91-115-102-185-131-17 14-37 17-51 31-21 22-27 73-38 101-27 72-56 135-124 173-30 17-100 85-90 122 8 29 52 36 74 50 23 15 49 64 74 71 28 6 63-31 75-50 15-24 12-55 28-78 11-15 29-29 41-44 10-14 23-26 37-38z">
          <text:p/>
        </draw:path>
        <draw:path draw:style-name="gr3" draw:text-style-name="P3" draw:layer="layout" svg:width="0.123cm" svg:height="0.188cm" svg:x="5.206cm" svg:y="28.419cm" svg:viewBox="0 0 124 189" svg:d="M15 101c17-17 70-22 87 3-21 5-32 5-13 25 12 14 40 41 34 60-14-10-24-28-37-41-11-9-24-17-37-24-14-7-40-15-48-31-6-13 10-37 19-46 14-14 21-33 37-47-8 14-10 31-22 43-7 6-15 9-21 18-7 11-10 53 11 31z">
          <text:p/>
        </draw:path>
        <draw:path draw:style-name="gr3" draw:text-style-name="P3" draw:layer="layout" svg:width="0.028cm" svg:height="0.048cm" svg:x="5.27cm" svg:y="28.427cm" svg:viewBox="0 0 29 49" svg:d="M15 49c-5-4-11-7-15-10 10-4 8-8 11-15 4-7 10-17 18-24-6 16-10 33-17 48z">
          <text:p/>
        </draw:path>
        <draw:path draw:style-name="gr3" draw:text-style-name="P3" draw:layer="layout" svg:width="0.353cm" svg:height="0.472cm" svg:x="5.331cm" svg:y="28.145cm" svg:viewBox="0 0 354 473" svg:d="M352 122c-2 18-7 33-21 45-20 18-46 30-66 49-56 50-147 93-165 171-6 23-20 49-38 64-9 6-22 20-33 22-3-26 2-67-29-81 5-29 48 25 40 40 11-19 47-23 51-46 1-7-2-14-11-16-18-2-22 20-24 31-6-11-7-55 12-55-4-50 22-79 59-108 17-13 24-37 36-54 13-20 24-41 38-60-1 13 5 13 16 13 2 0 6-3 9-3 13-1 21 11 36 6 14-6 46-50 12-53 10-9-1-23-14-10 1-3 7-14 12-13 7 0 8 13 10 19 4 9 13 28 24 32 17 5 19-11 11-23-7-9-18-14-26-22 8-9 2-23-6-30-13-11-26-6-38-9 10 2 21-9 31-11 9-2 29 1 25-14 1-2 3-5 4-6 15 9 26 33 35 47 15 24 12 49 10 75z">
          <text:p/>
        </draw:path>
        <draw:path draw:style-name="gr3" draw:text-style-name="P3" draw:layer="layout" svg:width="0.017cm" svg:height="0.043cm" svg:x="5.428cm" svg:y="28.157cm" svg:viewBox="0 0 18 44" svg:d="M0 44c5-14 8-33 18-44-1 10-9 34-18 36z">
          <text:p/>
        </draw:path>
        <draw:path draw:style-name="gr2" draw:text-style-name="P2" draw:layer="layout" svg:width="0.288cm" svg:height="0.324cm" svg:x="5.054cm" svg:y="28.538cm" svg:viewBox="0 0 289 325" svg:d="M112 94c5-13 12-28 14-41 1-8-5-20-2-28 5-16 28-18 46-22 19-5 37-3 55 1 30 8 52 32 58 62 3 18 14 35-8 50-21 12-47 18-68 33-22 15-35 37-53 56-9 10-21 18-23 30 7-4 12-2 18-3-12 47-99 123-132 80-3-5 0-14-3-19-1-3-10-4-13-9-2-6-1-27 0-35 1-20 14-29 21-45 6-12 6-45 26-42 1-5 6-10 10-13 15 11 14 24 33-2 11-16 15-36 21-53z">
          <text:p/>
        </draw:path>
        <draw:path draw:style-name="gr3" draw:text-style-name="P3" draw:layer="layout" svg:width="0.278cm" svg:height="0.3cm" svg:x="5.06cm" svg:y="28.541cm" svg:viewBox="0 0 279 301" svg:d="M234 65c7 9 19 9 23 21 3 6 3 17 0 25-7-4-14-9-20-12-4-3-14-10-20-11-15-3-44 25-50 38-3-20-30 21-34 26-17 22-37 43-55 65 3 6-1 14-3 21 15-8 9 22-1 8-3 5-7 11-11 16 2 1 3 4 5 5-11 9-27-16-29-25-1-12 7-30 11-42 3-10 6-22 11-30-6 0-9-5-9-10-4 12-10 18-18 28 23-12-4 20-3 21s1 1 2 1c0 5-4 9-8 11 11 0 4 9-2 13 8-5 0 16-1 18-3 4-8 17-16 14-5-2-4-22-3-28-8 17 2 27 8 40 0-8 0-14 7-20 9-8 22-4 22 6 0 3-4 7-4 9 0 1 4 8 4 7 3-18 17-8 11 0 2 2 5 4 8 4 3-6 9-10 14-6 4-5 10-14 17-8 3-5 13-22 21-18 8 3-10 12-6 18-3 4-8 6-13 5 0 4-1 8-3 11-1 1-12 7-12 7-6 2-20 2-22-2-2 4-4 3-7 6-6-5-17-7-20-14-16 9 9 9 12 13 1 0 2-1 3-2 4 2 7 5 10 7 1-1 3-3 3-4 3 1 6 1 8 4 5-11 12-8 20-4 5-4 5-11 10-15 5 6 8 2 11-3 2-3 1-6 3-9s4-3 6-6c9-10 18-20 21-33-6 1-15 7-21 4 9-10 15-22 25-33 15-17 30-34 45-51s35-30 57-36c19-5 37-6 38-30-8 11-26-18-18-24 4 3 8 6 12 10-4-46-53-69-96-71 6 4 9 11 16 13 6 2 15 1 22 3 20 5 38 10 41 33-15 2-34-12-44-20-8-6-15-11-26-5 4 10 24 15 34 20 4 3 11 5 14 10 1 2 0 12 0 11z">
          <text:p/>
        </draw:path>
        <draw:path draw:style-name="gr2" draw:text-style-name="P2" draw:layer="layout" svg:width="0.433cm" svg:height="0.514cm" svg:x="5.583cm" svg:y="28.197cm" svg:viewBox="0 0 434 515" svg:d="M250 0c-63 4-75 20-87 80-10 52-34 104-59 147-10 17-22 43-37 55-12 9-37 3-47 12-21 19-21 83-19 113 33 13 38 39 62 64 22 23 48 22 69 44 30-13 57-23 81-45-29-79 39-138 81-177 22-20 35-28 64-29 32 0 49 9 66-17 28-43-7-114-45-157-18-21-59-39-83-57-27-21-52-48-83-19">
          <text:p/>
        </draw:path>
        <draw:path draw:style-name="gr3" draw:text-style-name="P3" draw:layer="layout" svg:width="0.392cm" svg:height="0.442cm" svg:x="5.613cm" svg:y="28.263cm" svg:viewBox="0 0 393 443" svg:d="M6 311c36 0 18-48 30-68 15 10 31 11 42 2-4 20 4 43 11 64 8 2 9-4 16-5 5-2 12 1 16-5 7-9-7-32-9-43 16 5 20-8 30-17 19-18 37-37 55-57 17-18 33-39 49-59 6-8 13-22 21-27 8 10 17 17 28 22 8-12 21 29 39 24 20-6 0-32-2-47-1-9 4-8 1-20-1-3-8-16-11-20-8-15-22-36-37-27 0-2 1-3 1-4-1-3-2 0-2-5 17-8 34 27 55 29-6-18-28-33-31-48 19 34 53 55 68 92 10 24 19 46 17 69-4 49-52 30-89 33-44 3-79 31-106 62-16 19-32 51-37 78-3 14 14 61 6 63-3-10-12-13-18-7-4 5 1 21-3 27-5 8-31 26-42 26-23-1-98-65-104-93 9-2 23-8 33-5 15 5 6 4 10 16 9 27 15 43 45 45 24 3 19-11 8-35-5-11-25-53 1-37-7-13-58-23-64-13-6-7-14-11-17-6z">
          <text:p/>
        </draw:path>
        <draw:path draw:style-name="gr3" draw:text-style-name="P3" draw:layer="layout" svg:width="0.059cm" svg:height="0.078cm" svg:x="5.79cm" svg:y="28.21cm" svg:viewBox="0 0 60 79" svg:d="M6 10c5-12 18-10 30-9-28 8 8 62 24 76-9 4-16 3-23-6-5-6-7-22-10-29-7-16-17-28-27-41z">
          <text:p/>
        </draw:path>
        <draw:path draw:style-name="gr5" draw:text-style-name="P2" draw:layer="layout" svg:width="0.276cm" svg:height="0.337cm" svg:x="5.428cm" svg:y="28.568cm" svg:viewBox="0 0 277 338" svg:d="M61 183c-2-4 36-49 39-59 7-27-12-45-13-72-1-14 33-46 37-28-13-49 29-8 44-1 13 5 55-8 46 27 47 21 53 52 53 89 0 5 10 14 10 23 0 3-14 22-17 25-11 11-21 19-40 20-13-48-122 29-87 85-30 23-57 78-104 22-50-61-28-126 12-157 8 10 15 15 20 26z">
          <text:p/>
        </draw:path>
        <draw:path draw:style-name="gr3" draw:text-style-name="P3" draw:layer="layout" svg:width="0.24cm" svg:height="0.286cm" svg:x="5.451cm" svg:y="28.611cm" svg:viewBox="0 0 241 287" svg:d="M28 137c5 17 5 24-1 36-9-5-26 13-23 24 3-1 6 1 7 1-3 19-19 25-6 49 1-4 1-16 4-18 9-5 6 2 13 7s23 19 26 28c7 23-23-8-31 1 7 29 43 24 53 15 9-7 15-18 21-27 8-12 4-12 4-27-1-37 61-118 103-73 3-7 9-12 13-16 2 1 3 3 5 4 2-5 9-5 16-3-9-14-5-24 9-24-19-16-6-46-14-66-6-1-11 0-14 4 17 23 21 48 7 61-6-10-6-37-16-42 1-2 1-4 1-6-24 3-34-11-53-33-12-14-7-13-11-32 7 22-15 9-20 22 23 4 62 30 44 54-8 10-21 0-31 4-8 3-16 15-21 22-13 24-20 54-34 78-11 18-16 33-23 52-5 12-23 15-33-3-9-18 5-38 10-51-13-19 27-26-2-45z">
          <text:p/>
        </draw:path>
        <draw:path draw:style-name="gr3" draw:text-style-name="P3" draw:layer="layout" svg:width="0.013cm" svg:height="0.023cm" svg:x="5.528cm" svg:y="28.622cm" svg:viewBox="0 0 14 24" svg:d="M7 24c-13-12-6-26 7-24 1 10-9 19-13 22z">
          <text:p/>
        </draw:path>
        <draw:path draw:style-name="gr6" draw:text-style-name="P2" draw:layer="layout" svg:width="0.238cm" svg:height="0.284cm" svg:x="4.695cm" svg:y="28.362cm" svg:viewBox="0 0 239 285" svg:d="M54 163c-1-2 33-48 35-57 7-23-8-32-8-53 0-11 30-45 33-33-9-35 25-14 38-13 10 1 47-21 38 9 39 3 43 26 42 54-1 5 8 9 7 16 0 2-13 21-15 24-10 12-19 21-35 27-9-34-105 58-78 91-26 27-51 78-89 47-41-33-19-91 16-126 7 6 13 7 16 14z">
          <text:p/>
        </draw:path>
        <draw:path draw:style-name="gr3" draw:text-style-name="P3" draw:layer="layout" svg:width="0.209cm" svg:height="0.253cm" svg:x="4.714cm" svg:y="28.386cm" svg:viewBox="0 0 210 254" svg:d="M27 140c4 12 4 17-1 28-8-2-23 17-21 25 2-1 5-1 5-1-3 16-16 25-6 40 1-3 1-13 4-15 7-6 5 0 10 2 6 2 19 8 21 15 5 15-19 0-26 9 5 21 36 7 45-3 8-9 13-18 19-28 7-11 3-10 4-22 1-28 57-109 91-86 3-6 8-12 12-17 1 1 2 2 3 3 3-5 8-7 14-7-7-9-3-18 9-22-16-7-4-34-10-48-5 1-9 4-12 7 14 13 16 32 4 47-5-7-4-28-12-29 1-2 1-4 1-5-20 9-29 1-44-11-10-8-5-9-9-22 6 15-12 11-17 22 20-3 52 7 35 31-6 10-17 6-26 11-8 5-15 17-19 24-12 22-19 48-32 71-10 17-14 30-22 47-4 11-20 19-27 7-8-11 5-31 10-42-10-12 24-29 0-36z">
          <text:p/>
        </draw:path>
        <draw:path draw:style-name="gr3" draw:text-style-name="P3" draw:layer="layout" svg:width="0.012cm" svg:height="0.02cm" svg:x="4.787cm" svg:y="28.409cm" svg:viewBox="0 0 13 21" svg:d="M6 21c-11-6-5-19 7-21 0 8-9 17-12 21z">
          <text:p/>
        </draw:path>
        <draw:path draw:style-name="gr2" draw:text-style-name="P2" draw:layer="layout" svg:width="0.152cm" svg:height="0.197cm" svg:x="4.608cm" svg:y="28.295cm" svg:viewBox="0 0 153 198" svg:d="M41 102c11-9 14-26 18-39 5-17 4-23 0-38-9-35 48-26 63-17 14 9 35 36 30 57-3 13-15 11-24 15-11 5-21 18-29 28-8 9-14 18-20 29 3 1 7-1 11-1-1 6-6 17-9 22-3 7-7 16-12 22-5-1-10 9-15 12-7 5-16 7-23 6-14-2-21-11-27-22 2-2 2-3 3-5-4 6-7-10-7-11 0-7 4-14 6-21 3-7 8-30 19-23-5-5 0-14 7-17 2-1 15-2 9 3z">
          <text:p/>
        </draw:path>
        <draw:path draw:style-name="gr3" draw:text-style-name="P3" draw:layer="layout" svg:width="0.122cm" svg:height="0.187cm" svg:x="4.635cm" svg:y="28.302cm" svg:viewBox="0 0 123 188" svg:d="M69 63c-8 6-16 19-23 28-9 10-23 21-30 32-2 5-1 9-3 14-2 3-4 6-5 9 6 1 14 0 11 10-2 9-10 7-15 6 6 15 15 3 24-2 3-12 13-2 13 5-3 3-6 1-8-1-2 2-3 4-3 6 0 1 1 2 2 2-1 3-2 5-4 7-3-1-4-3-2-6-3 2-5 4-5 8-1-3-4-3-6-3 0 1 0 2 1 3-5 7-11-2-16-2 1 2 1 5 0 7 4 0 8 3 12 2s6-5 11-3c3-5 10-8 12-15 6 3 12-13 16-19 2-3 7-12 6-16-1-5-6-1-10-3 2-8 9-15 14-21 6-7 13-16 20-24 6-8 12-16 22-19 7-3 14 1 18-8 7-17-6-36-15-46-4-5-9-11-15-13s-17-1-8 6c4 3 12 2 14 6 3 5-3 13 4 15 1-2 3-4 4-6 4 2 2 7 2 11 0 7 1 7 4 11s10 12 5 19c-6 1-15-2-20-6-7-5-8-14-12-22 1 1-2 13-3 15-2 7-5 10-12 13z">
          <text:p/>
        </draw:path>
        <draw:path draw:style-name="gr3" draw:text-style-name="P3" draw:layer="layout" svg:width="0.028cm" svg:height="0.055cm" svg:x="4.619cm" svg:y="28.398cm" svg:viewBox="0 0 29 56" svg:d="M0 49c1 3 1 5 1 7 1-3 3-5 6-3-2-4-3-10-2-14 1-6 6-6 10-11s4-8 6-13 6-10 8-15c-11-2-11 18-14 23-4 4-10 5-13 9-2 4-2 17-2 20z">
          <text:p/>
        </draw:path>
        <draw:path draw:style-name="gr3" draw:text-style-name="P3" draw:layer="layout" svg:width="0.01cm" svg:height="0.015cm" svg:x="4.621cm" svg:y="28.461cm" svg:viewBox="0 0 11 16" svg:d="M2 16c-1-3-2-5-2-7 4-2 6-5 6-9 9-2 3 14-3 15z">
          <text:p/>
        </draw:path>
        <draw:path draw:style-name="gr4" draw:text-style-name="P4" draw:layer="layout" svg:width="0.527cm" svg:height="0.55cm" svg:x="9.445cm" svg:y="6.573cm" svg:viewBox="0 0 528 551" svg:d="M528 9c-60 8-113 13-170 2 6 5 17 18 25 25-26 7-62 16-83 33-48 39-13 26-39 82-61 135-170 284-261 400 80-54 150-155 217-227 53-56 105-115 159-170 33-35 164-117 133-154z">
          <text:p/>
        </draw:path>
        <draw:path draw:style-name="gr7" draw:text-style-name="P5" draw:layer="layout" svg:width="0.653cm" svg:height="0.297cm" svg:x="6.773cm" svg:y="9.479cm" svg:viewBox="0 0 654 298" svg:d="M495 273c-83-5-169 15-251 21-54 4-111 8-163-6-20-5-56-17-70-32-20-20-7-53-7-77 1-16 2-33 0-48-6-42 21-49 52-70 40-26 84-40 132-49 114-21 239-13 352 14 45 11 120 24 113 83-4 29-14 59-11 89 2 27 10 55-14 76-30 28-98 1-133-1z">
          <text:p/>
        </draw:path>
        <draw:path draw:style-name="gr8" draw:text-style-name="P5" draw:layer="layout" svg:width="0.582cm" svg:height="0.266cm" svg:x="6.818cm" svg:y="8.231cm" svg:viewBox="0 0 583 267" svg:d="M577 110c4 31 13 66-3 91-24 37-84 26-117 21-70-9-134-3-206 0-86 3-153-27-221 45-6 7-29-61-30-71-2-26 9-49 14-74 7-27 0-48 2-74 3-42 33-43 64-45 96-4 190-3 285-2 53 1 106 6 159 5 45 0 57 22 51 71-1 10 0 21 2 33z">
          <text:p/>
        </draw:path>
        <draw:path draw:style-name="gr3" draw:text-style-name="P3" draw:layer="layout" svg:width="0.094cm" svg:height="0.028cm" svg:x="7.49cm" svg:y="11.193cm" svg:viewBox="0 0 95 29" svg:d="M16 0c-6 6-13 15-16 22 22 9 82 11 95-9-22 8-62 0-83-10z">
          <text:p/>
        </draw:path>
        <draw:path draw:style-name="gr3" draw:text-style-name="P3" draw:layer="layout" svg:width="0.021cm" svg:height="0.075cm" svg:x="6.977cm" svg:y="10.942cm" svg:viewBox="0 0 22 76" svg:d="M0 69c7 5 14 7 22 7-4-25-5-50-8-76-5 20-11 51-9 71z">
          <text:p/>
        </draw:path>
        <draw:path draw:style-name="gr4" draw:text-style-name="P4" draw:layer="layout" svg:width="0.016cm" svg:height="0.089cm" svg:x="7.432cm" svg:y="10.147cm" svg:viewBox="0 0 17 90" svg:d="M17 0c-7 25-14 64-12 90 0-16-16-90 10-88z">
          <text:p/>
        </draw:path>
        <draw:path draw:style-name="gr9" draw:text-style-name="P5" draw:layer="layout" svg:width="0.633cm" svg:height="0.233cm" svg:x="6.811cm" svg:y="7.218cm" svg:viewBox="0 0 634 234" svg:d="M533 208c-83 25-172 18-258 23-58 3-120 7-176-12-29-10-88-38-96-68-8-26 2-52 7-77 4-19-4-54 12-67 31-24 90 21 120 29 54 14 103 24 160 22 51-1 99-11 148-23 45-11 151-50 167 10 5 20 0 42 6 62 3 11 13 21 10 31-4 14-32 28-44 39-16 15-32 23-53 30-1 1-2 1-3 1z">
          <text:p/>
        </draw:path>
        <draw:path draw:style-name="gr9" draw:text-style-name="P5" draw:layer="layout" svg:width="0.589cm" svg:height="0.232cm" svg:x="6.791cm" svg:y="7.966cm" svg:viewBox="0 0 590 233" svg:d="M586 96c-4 16-9 31-9 44 1 30 32 75-5 93-61-54-158-45-233-38-40 3-80 8-120 15-39 7-69 1-109 3-19 1-60 19-76 0-13-14 5-75-5-98-13-29-44-38-21-70 10-13 50-16 65-20 73-17 144-28 220-24 64 3 129 3 194 12 32 4 87 12 101 47 4 11 2 23-2 36z">
          <text:p/>
        </draw:path>
        <draw:path draw:style-name="gr7" draw:text-style-name="P5" draw:layer="layout" svg:width="0.587cm" svg:height="0.27cm" svg:x="6.819cm" svg:y="7.685cm" svg:viewBox="0 0 588 271" svg:d="M341 217c60 5 113 59 175 53 22-2 51-18 64-40-19-53 18-111 6-165-15-65-96-55-142-52-94 5-203 45-297 25-33-7-95-59-129-29-31 29-11 118-16 158-15 150 271 44 339 50z">
          <text:p/>
        </draw:path>
        <draw:path draw:style-name="gr3" draw:text-style-name="P3" draw:layer="layout" svg:width="0.359cm" svg:height="0.249cm" svg:x="7.07cm" svg:y="7.764cm" svg:viewBox="0 0 360 250" svg:d="M44 74c-3 18 5 31 7 48 4-6 5-17 6-25 9-1 12-2 11-12 1 4 3 7 4 10 20-20 39 1 66-10 12 49 2 108 30 152 6-41-26-106 2-143 4 10 4 19 12 27 39-79 86 43 95 74 18 62 14 66 70 40-16-24-23-53-28-82-4-25-10-60 6-83 3 12 4 24 8 35 12-23 2-62 13-88 0 1 1 3 2 4 4-6 10-14 12-21-25 19-56 35-88 36-1 16-3 33-8 49-7-17-2-31-23-36-16-4-31 5-47 7-20 1-41 3-60 5-12 1-31-5-37 6-4-4-13-5-16-7-9 17-63-3-81-3 12 7 35 20 43 19z">
          <text:p/>
        </draw:path>
        <draw:path draw:style-name="gr10" draw:text-style-name="P3" draw:layer="layout" svg:width="0.649cm" svg:height="0.416cm" svg:x="6.797cm" svg:y="7.361cm" svg:viewBox="0 0 650 417" svg:d="M121 28c42-14 86-19 128-23 76-9 157-5 232 6 45 7 98 15 136 45 49 40 32 81 17 139-28 105 73 252-80 209-147-41-268-11-415-10-22 1-47 4-69 9-5 1-36 15-37 14-25-7-28-41-32-69-7-55 13-102 18-154 4-32-25-94-7-120 10-14 75-33 90-39 6-3 12-5 19-7z">
          <text:p/>
        </draw:path>
        <draw:path draw:style-name="gr3" draw:text-style-name="P3" draw:layer="layout" svg:width="0.306cm" svg:height="0.276cm" svg:x="7.115cm" svg:y="7.383cm" svg:viewBox="0 0 307 277" svg:d="M5 49c19 1 37 0 56-1-8 7 0 14 9 18 7-5 10-2 16-4 0 3 1 5 1 8 6-5 9-3 16-4 0 15 6 31 7 48 1 23-3 50 3 73 1-26 4-52 6-78 1-13-4-35 9-43 4 7 6 15 9 23 4-6 10-12 13-17 2 53 12 109 10 162 6-28 3-57 2-86 0-20-3-65 14-80 21 10 16 30 19 48 4 30 6 58 5 90-1 14 5 55-13 60 0-7-3-11-6-17-2 4-6 7-8 11-1-4-4-6-5-9-2 16-14 27-32 17-17-10-15-37-20-52-3 18 1 36-8 52 0-2 0-4 0-7-14 9-37 10-53 13 51 5 97 6 146-7 36-9 25-46 36-75-5 18-5 37 1 55 1-6 7-12 8-14-2 12 9 21 17 8 12 4 31-6 40-14-40-19-25-115-26-148 2 12 8 27 15 38 2-22 6-41 9-61 3-17 10-40 2-56-9 5-19 7-29 8-4 12-10 25-10 38-2-6-3-25-7-34-2 4-10 9-11 12 0-3-1-6-1-9-15 38 1 84-4 124-12-26 7-91-15-115-2 35-3 71-4 107 5-23 0-57-9-79-5-11-8-18-21-20-7-1-63 17-62 21-4-20-41-5-60-7-23-1-50-7-70-2z">
          <text:p/>
        </draw:path>
        <draw:path draw:style-name="gr9" draw:text-style-name="P5" draw:layer="layout" svg:width="0.62cm" svg:height="0.214cm" svg:x="6.827cm" svg:y="6.836cm" svg:viewBox="0 0 621 215" svg:d="M617 71v-1c1-15 7-31 3-46-5-28-61-14-81-17-51-9-100-8-151-5-25 2-51 5-76 6-71 4-141-11-211-6-16 1-31 5-47 7-11 1-21-3-31-1-21 2-16 14-15 27 2 23 2 46-4 68-4 16-9 33 6 46 12 11 42 16 58 21 22 7 45 13 68 18 91 19 186 31 280 25 44-3 93-6 131-24 29-14 76-38 72-73-1-15-2-30-2-45z">
          <text:p/>
        </draw:path>
        <draw:path draw:style-name="gr9" draw:text-style-name="P5" draw:layer="layout" svg:width="0.59cm" svg:height="0.214cm" svg:x="6.842cm" svg:y="6.433cm" svg:viewBox="0 0 591 215" svg:d="M568 173c-11 4-23 6-36 8-64 10-129 22-194 29-103 10-231 9-323-44-29-17-8-50-3-73 6-21-9-58 3-76 11-16 59-18 78-17 46 3 88 21 133 26 61 8 130 10 191 8 35-1 68-9 102-11 22-2 63-24 70 5 4 19-8 41-10 59-3 29 35 70-11 86z">
          <text:p/>
        </draw:path>
        <draw:path draw:style-name="gr10" draw:text-style-name="P3" draw:layer="layout" svg:width="0.649cm" svg:height="0.371cm" svg:x="6.811cm" svg:y="6.944cm" svg:viewBox="0 0 650 372" svg:d="M2 281c7 27 62 53 87 62 36 13 75 19 113 23 88 10 178 9 265-7 38-7 73-15 109-27 30-10 51-17 45-51-13-67 5-142 23-207 3-13 7-28 6-42 0-10-4-23-15-26-13 19-23 33-47 39-32 8-65 9-98 14-53 7-107 9-161 7-95-3-182-24-271-47-14-4-20-11-31-16-20-10-27 8-27 26 0 13 4 30 7 43 13 47 17 90 10 139-3 21-19 47-16 67 0 1 0 2 1 3z">
          <text:p/>
        </draw:path>
        <draw:path draw:style-name="gr4" draw:text-style-name="P4" draw:layer="layout" svg:width="0.587cm" svg:height="0.288cm" svg:x="6.836cm" svg:y="6.995cm" svg:viewBox="0 0 588 289" svg:d="M7 17c-3 2-5 5-7 8 7 5 8 14 8 22 0-1 0-1-1-1-2 9 1 17 3 26 3 17 2 34 2 52 0 24 1 46-9 70 11-13 20-36 19-52 0 1 1 1 2 1 10-18-11-54 4-68 1 3 3 4 4 6 0-4 3-8 3-12 24 21 4 58 14 82 1-25 3-54 7-79 2 1 3 1 6 3 1-11-19-26-3-36 1 2 3 4 4 5 2-5 7-7 11-10 7 5 9 12 12 19 1 0 2-1 2-2 10 18 0 41 8 60 4-21 3-43 5-64 4 7 11 7 17 2 14 17 42 6 56 21 13 14 8 43 6 59 6-14-1-55 13-64 13-9 45 13 55-6 22 6 54 0 78 1 27 1 70 7 96-3-13 4-10 27-6 36 1-2 6-4 7-5 2 41 18 82 24 122-9-22-5-60-5-84-1-15-1-42 14-52 1 2 5 4 6 8 4-8 9-19 19-21 7 37-2 77-3 114-1 22-9 45-9 66-2-7-6-14-5-22 0 14-6 26-17 35-3-8 1-19-3-28 2 12-2 28-9 37-12-10-22 7-34 10-13 4-30 5-44 5-19 0-48 11-51-12-21 21-43 13-71 20 50 0 108 8 157-4 32-7 59-16 93-12 4-14 11-13 26-9 2-11-5-22-5-33s5-21 5-32c2 13 7 56 27 57 0-3 3-6 3-9 14 7 20-9 33-3-22-36-19-83-14-122-1 1-2 3-2 3-1-3-1-9-1-12 4-2 6-4 8-10 7 18 2 41 3 61 1 16 5 32 3 49 7-17 1-39 2-56 1-24 2-47 4-71 2-13-2-56 11-64-9 6-11 16-22 20-1-2-3-6-3-8-1 14-4 35-10 47 0-13-9-34-2-43-6 6-13 11-23 10-3 31 2 67-9 97-3-35 7-74 1-108-7 11-6 30-8 43-2 26 2 53-3 78-12-34 3-82-8-117-12 12-26 7-40 3-19-4-36-1-54 0-14 1-25 5-37 7-30 6-69 0-101 0-52 1-106-9-156-18 2 7-2 9-9 7 0-4-3-7-3-11-17 5-56-4-66-17-4 9-4 22-9 30-1-11-4-22-4-32 1 1 0 2 0 3-4-4-10-8-16-10 0 8 3 16 1 23z">
          <text:p/>
        </draw:path>
        <draw:path draw:style-name="gr10" draw:text-style-name="P3" draw:layer="layout" svg:width="0.637cm" svg:height="0.365cm" svg:x="6.824cm" svg:y="6.555cm" svg:viewBox="0 0 638 366" svg:d="M277 29c37 2 73 3 109 3 44-1 87-6 131-9 31-2 57-17 90-14 31 2 23 30 21 51-5 50-18 105-3 153 9 28 18 61 10 90-10 34-50 36-82 44-43 10-86 13-130 16-67 3-128 5-194-3-36-4-73-9-109-15-30-5-59-10-88-20-36-13-34-31-25-62 17-58 6-117 1-176-2-19-14-57-5-76 12-23 51-4 71-2 67 8 135 16 203 20z">
          <text:p/>
        </draw:path>
        <draw:path draw:style-name="gr3" draw:text-style-name="P3" draw:layer="layout" svg:width="0.372cm" svg:height="0.289cm" svg:x="7.06cm" svg:y="6.603cm" svg:viewBox="0 0 373 290" svg:d="M7 275c8 8 19 8 26 1 1 11 13 8 22 8 11-1 16 3 25 4 53 5 112 2 164-9 1-3 0-4-1-6 1 2 2 3 3 4 2-20 2-44 9-62-1 18 5 37 11 55 0-3 0-6 1-9 5 14 13 15 24 6 2 2 5 3 6 4-10-13-9-51-4-66-1 18 4 42 13 58 5-45-22-100-1-143-3 25 3 54 5 79 2 23 7 45 13 67 1-2 2-6 3-8 0 2 4 7 5 8 6-10 22-11 34-10-5-15-10-30-13-45 7 15 14 30 21 45 2-11-4-24-6-34-9-34-16-65-19-99-2-27-4-53-3-79 0-11 1-25-1-32 0 3-1 6-1 9 0-1-3-9-3-10-4 22-5 44-9 66 2-21 1-58-9-77-7 3-15 4-23 3-4 10 0 22-1 33-1 13-5 25-5 38-1-23-3-45-6-68 0 2-1 5-1 7 0-1-1-6-1-9-2 2-7 6-8 7-8 31-4 67-8 98-3 29 4 58 2 87-11-42-6-84-10-126-1-13 1-45-9-53 0 1 0 1 1 2-2-14-20-8-31-8 9 31 6 71 7 104 0 34 0 76-2 106-4-39-7-80-10-120-1-13 1-92-19-84-2 0-2-2-3-3 0 1-3 3-3 3 17 11 9 67 9 83 2 45 3 92 1 137 6-16 9-41 8-58 8 18 10 76-3 91-1-2-6-5-7-7-21 19-24 15-31-11-6-22-3-52-11-73-5 30 7 68-14 94 1-4-2-9-2-13-9 11-14 8-28 9-10 0-18 4-27-5-13-11-14-49-16-65-2-12-1-23-2-34-7 11-1 41-1 55s5 33 1 47c-1-1-1-2-1-3-2 1-6 3-8 3-1-4-6-7-6-11-2 1-9 3-11 5-1-3-5-4-6-6-2 5-6 7-9 11-8-10-5-32-7-44-3-16-1-36-9-51-1 14-3 29-3 43-1 23-10 46-9 68z">
          <text:p/>
        </draw:path>
        <draw:path draw:style-name="gr3" draw:text-style-name="P3" draw:layer="layout" svg:width="0.018cm" svg:height="0.086cm" svg:x="7.116cm" svg:y="6.621cm" svg:viewBox="0 0 19 87" svg:d="M13 87c0-29 7-58 5-87-36 5-8 70-5 87z">
          <text:p/>
        </draw:path>
        <draw:path draw:style-name="gr4" draw:text-style-name="P4" draw:layer="layout" svg:width="0.029cm" svg:height="0.121cm" svg:x="6.873cm" svg:y="9.881cm" svg:viewBox="0 0 30 122" svg:d="M0 108c9 9 17 15 29 14-8-18-4-40 1-60 0 2 0 5-2 7-4-21-12-48-3-69-15 34 5 85-25 113z">
          <text:p/>
        </draw:path>
        <draw:path draw:style-name="gr11" draw:text-style-name="P1" draw:layer="layout" svg:width="0.145cm" svg:height="0.015cm" svg:x="6.351cm" svg:y="9.396cm" svg:viewBox="0 0 146 16" svg:d="M146 9c-31-18-151-6-146 7">
          <text:p/>
        </draw:path>
        <draw:path draw:style-name="gr3" draw:text-style-name="P3" draw:layer="layout" svg:width="0.024cm" svg:height="0.078cm" svg:x="6.844cm" svg:y="11.374cm" svg:viewBox="0 0 25 79" svg:d="M19 69c7-18 8-51 1-69-4 22-14 41-20 62 9 4 16 10 23 17z">
          <text:p/>
        </draw:path>
        <draw:path draw:style-name="gr12" draw:text-style-name="P2" draw:layer="layout" svg:width="0.782cm" svg:height="5.6cm" svg:x="5.347cm" svg:y="21.363cm" svg:viewBox="0 0 783 5601" svg:d="M354 604c-10-83-33-147-90-137 28 10 67 9 96 11-14-143-131-386-274-438-6 76-60 149-79 225-24 98 19 151 53 238 14-1 33 5 47 4-25 371 7 784 90 1149 106 463 89 929 154 1399 35 250 48 507 96 755 38 197 85 395 79 595-5 172-39 353-24 524 13 157 10 281-36 437-25 84-13 140 11 235 46 4 172-58 213-87 63-44 79-90 89-176 21-196-49-388-26-579 21-166-13-328-26-493-12-171-30-346-38-515-8-168-32-331-50-497-30-281-56-542-111-820-59-295-103-594-119-894-12-213-24-431-48-644-13-116 37-335-72-420 129-6 70-191 35-261-42-83-119-302-215-178 11 2 19-2 25-11">
          <text:p/>
        </draw:path>
        <draw:path draw:style-name="gr3" draw:text-style-name="P3" draw:layer="layout" svg:width="0.203cm" svg:height="0.378cm" svg:x="5.374cm" svg:y="21.441cm" svg:viewBox="0 0 204 379" svg:d="M133 87c-67 43-82 136-52 202 12-4 25-6 37-11-12 62 35 83 86 88-95-9-139 67-189-67-39-104 2-232 89-299 17 24 41 49 54 75z">
          <text:p/>
        </draw:path>
        <draw:path draw:style-name="gr3" draw:text-style-name="P3" draw:layer="layout" svg:width="0.083cm" svg:height="0.766cm" svg:x="5.652cm" svg:y="22.386cm" svg:viewBox="0 0 84 767" svg:d="M31 25c10 137-48 271-26 404 18 113 58 227 77 338 9-121-20-245-26-365-6-118 36-297-12-402z">
          <text:p/>
        </draw:path>
        <draw:path draw:style-name="gr3" draw:text-style-name="P3" draw:layer="layout" svg:width="0.293cm" svg:height="2.263cm" svg:x="5.732cm" svg:y="24.573cm" svg:viewBox="0 0 294 2264" svg:d="M39 147c82 314 144 641 175 959 26 272-13 612 80 867-37-97-56-143-103-34-43 99-57 221-89 325 68-423 79-861 26-1284-20-158-52-311-79-467-22-127-93-397-9-513 27 106 34 227 50 336z">
          <text:p/>
        </draw:path>
        <draw:path draw:style-name="gr12" draw:text-style-name="P2" draw:layer="layout" svg:width="1.58cm" svg:height="6.268cm" svg:x="5.403cm" svg:y="20.854cm" svg:viewBox="0 0 1581 6269" svg:d="M21 19c-43 90-7 253-2 351 7 133 72 228 154 329 96 118 174 295 229 438 158 405 176 898 174 1328-1 226 17 458 39 681 21 221 75 426 113 644 92 520 49 1047 60 1572 4 197-114 391-44 586 55 154 278 161 410 226 52 26 81 83 144 93 171 28 249-212 276-336 35-167-63-303-105-462-20-78-15-149-23-225-11-98-51-193-75-289-55-214-91-435-88-657 3-197 37-398 25-596-9-163-30-326-37-491-16-357-56-710-39-1064 28-554 153-1082 254-1624 17-90-3-136-23-219-14-59-10-48-3-110 8-63 44-63-10-126-121-143-359-22-498 13-144 35-331 47-480 38-45-3-437-130-451-100z">
          <text:p/>
        </draw:path>
        <draw:path draw:style-name="gr3" draw:text-style-name="P3" draw:layer="layout" svg:width="1.197cm" svg:height="6.06cm" svg:x="5.706cm" svg:y="20.928cm" svg:viewBox="0 0 1198 6061" svg:d="M989 890c40-94 253-514 142-607-53-44-197 57-235 104 69-86 169-165 193-278 38-169-91-97-197-74-147 32-314 43-449 122 104-10 214-59 321-60-4 66-142 131-194 159-93 53-188 74-294 91-81 14-215 11-276 73 50 78 141 122 230 129 51 4 233-1 259-45-68 115-77 309 85 137 11 48-24 57-26 95-4 66 5 38 32 104 52 129 72 331 59 457 27-133 30-258 37-381 7-115 103-265 202-315-6 12-13 26-20 39 54-75 126-161 210-200-17 69-323 382-228 415-21 66 0 172-8 237-12 105-58 220-79 327-75 390-16 802-37 1199-12 222-11 457 1 682 17 303 89 631 55 933-38 339 47 631 116 957 36 169 252 573 58 720-27-34-63-49-96-28-14-60-26-131-34-194-7 89-39 127 12 198 32 44 156 165 201 175-14-3 18-465 163-378 30-182-69-441-120-617-43-150-120-295-130-451-23-358-25-709-47-1066-27-429-40-849-41-1281 0-268 6-542 28-808 15-177 38-406 107-570z">
          <text:p/>
        </draw:path>
        <draw:path draw:style-name="gr3" draw:text-style-name="P3" draw:layer="layout" svg:width="0.331cm" svg:height="0.779cm" svg:x="5.902cm" svg:y="21.907cm" svg:viewBox="0 0 332 780" svg:d="M191 189c-3-21-12-31-27-30-8 193 48 448 129 621-3-108-6-207-23-314-11-68-55-208-39-275 19-79 121-93 97-191-28 41-91 141-160 137-56-4-60-108-142-38-7-17-23-39-26-59 42 134 51 281 103 411-4-99-66-240 0-325z">
          <text:p/>
        </draw:path>
        <draw:path draw:style-name="gr4" draw:text-style-name="P4" draw:layer="layout" svg:width="0.463cm" svg:height="0.579cm" svg:x="6.387cm" svg:y="20.932cm" svg:viewBox="0 0 464 580" svg:d="M389 189c26-22 80-111 69-147-24-78-44-19-91-39 130 56-164 231-202 277 35-29 106-38 116 23 10 63-88 117-130 144-65 43-96 86-151 133 117-101 239-195 370-273-4 7-6 15-6 23 24-25 55-27 85-35 5 19 14 38 15 58-8-59-26-129-75-164z">
          <text:p/>
        </draw:path>
        <draw:path draw:style-name="gr4" draw:text-style-name="P4" draw:layer="layout" svg:width="0.151cm" svg:height="1.434cm" svg:x="6.572cm" svg:y="24.492cm" svg:viewBox="0 0 152 1435" svg:d="M0 101c2 244 35 486 50 729 14 208 80 405 102 605-33-302-76-600-76-905 0-145 38-415-47-530-22 56-19 117-16 177z">
          <text:p/>
        </draw:path>
        <draw:path draw:style-name="gr4" draw:text-style-name="P4" draw:layer="layout" svg:width="0.327cm" svg:height="0.526cm" svg:x="6.623cm" svg:y="26.451cm" svg:viewBox="0 0 328 527" svg:d="M0 414c76 7 130 67 175 113 4-59-22-177 15-228 63-88 82 8 78 76 121-69 33-301-41-375-53 144-52 349-189 452z">
          <text:p/>
        </draw:path>
        <draw:path draw:style-name="gr4" draw:text-style-name="P4" draw:layer="layout" svg:width="0.098cm" svg:height="0.243cm" svg:x="6.246cm" svg:y="26.523cm" svg:viewBox="0 0 99 244" svg:d="M50 0c-29 94-118 275 49 239-34-82-50-151-11-239z">
          <text:p/>
        </draw:path>
        <draw:path draw:style-name="gr4" draw:text-style-name="P4" draw:layer="layout" svg:width="0.312cm" svg:height="2.318cm" svg:x="6.552cm" svg:y="21.339cm" svg:viewBox="0 0 313 2319" svg:d="M100 957c4-56 12-112 25-165 22-94 77-178 91-273 9-61-1-128 8-192 7-53 19-311 89-327-16 3-48 23-61 34 122 172-116 362-161 513-66 219-42 452-67 677-41 362-18 732-16 1095-1-277 32-552 66-826 22-172 10-360 26-536z">
          <text:p/>
        </draw:path>
        <draw:path draw:style-name="gr13" draw:text-style-name="P6" draw:layer="layout" svg:width="3.735cm" svg:height="1.753cm" svg:x="5.15cm" svg:y="13.015cm" svg:viewBox="0 0 3736 1754" svg:d="M1004 729c51-89 172-199 189-291 22-123-130-173-215-246-90-77-118-147-241-164-116-17-264-38-382-23-102 14-236 32-295 114-70 97-86 320-9 407 83 95 220 133 312 218 137 127 203 268 173 444-28 166-10 257 137 348 84 52 174 144 265 174 102 34 344 22 452 0 199-41 283-278 490-294 211-16 338 178 521 247 236 88 535 153 758-6 190-136 173-320 192-526 21-222 116-405 271-562 1 10 1 19 2 28 97-71 116-204 111-327-7-175-172-150-296-117-143 37-189 4-320-11-114-14-189 60-267 132-102 92-267 192-213 338 275 63 442 535 254 755-59 69-229 101-315 75-101-29-133-122-214-171-82-48-235-44-329-54-307-30-559 198-861 145-198-35-214-101-259-282-34-140 21-233 89-351z">
          <text:p/>
        </draw:path>
        <draw:path draw:style-name="gr3" draw:text-style-name="P3" draw:layer="layout" svg:width="1.484cm" svg:height="1.506cm" svg:x="7.312cm" svg:y="13.178cm" svg:viewBox="0 0 1485 1507" svg:d="M71 1082c-174-61 21 185 51 214 89 83 199 178 327 174-8-13-11-32-19-46 215 208 562-13 641-241 40-113 6-163-18-265-26-107 3-242 64-328-11 140 63 88 116 3 58-93 109-179 188-256 89-85 89-100-27-176-65-43-232-71-213-161-38 31-89 41-133 45 5-8 11-15 16-22-61 11-129 113-197 147-58 29-119 52-177 82-83 42-216 124-40 150 1 12 2 22 4 34 211-42 95 428 185 493 6-22 31-46 37-61 128 248-45 548-319 517 46-12 90-36 130-61-150 3-260 15-401-78-59-39-182-279-253-164z">
          <text:p/>
        </draw:path>
        <draw:path draw:style-name="gr3" draw:text-style-name="P3" draw:layer="layout" svg:width="1.596cm" svg:height="1.574cm" svg:x="5.269cm" svg:y="13.138cm" svg:viewBox="0 0 1597 1575" svg:d="M994 1337c173 59 393-45 542-134-14 15-22 40-36 56 30-3 66 7 97 4-131 303-602 415-841 199 57 17 126 22 181 5-164-64-281-279-336-445-35 23-51 66-67 110-29-102 40-284-12-376-27-48-52-19-86-50-29-27-40-59-65-91-82-108-179-186-286-263-119-85-103-196-15-315 85 45 211 64 306 34 50-16 97-62 149-70 111-16 264 114 350 175 139 98 95 144 15 281-158 271-293 746 104 880z">
          <text:p/>
        </draw:path>
        <draw:path draw:style-name="gr4" draw:text-style-name="P4" draw:layer="layout" svg:width="0.415cm" svg:height="0.566cm" svg:x="5.237cm" svg:y="13.163cm" svg:viewBox="0 0 416 567" svg:d="M416 567c-60-106-72-652-324-556-94 36-103 151-83 237 27 117 88 123 164 189-81-70-104-207 42-151 94 36 155 199 201 281z">
          <text:p/>
        </draw:path>
        <draw:path draw:style-name="gr4" draw:text-style-name="P4" draw:layer="layout" svg:width="0.506cm" svg:height="0.589cm" svg:x="8.292cm" svg:y="13.235cm" svg:viewBox="0 0 507 590" svg:d="M37 432c14-179 321-241 277-16 67-81 226-181 188-312-44-157-265-109-351-36-103 86-184 290-137 425 51 148 176 111 224-5-111 38-160-44-163-144z">
          <text:p/>
        </draw:path>
        <draw:path draw:style-name="gr4" draw:text-style-name="P4" draw:layer="layout" svg:width="0.302cm" svg:height="0.246cm" svg:x="7.421cm" svg:y="14.361cm" svg:viewBox="0 0 303 247" svg:d="M0 126c85 55 205 95 303 121-78-52-237-133-230-247-23 38-50 93-73 138z">
          <text:p/>
        </draw:path>
        <draw:path draw:style-name="gr4" draw:text-style-name="P4" draw:layer="layout" svg:width="0.386cm" svg:height="0.225cm" svg:x="6.374cm" svg:y="14.425cm" svg:viewBox="0 0 387 226" svg:d="M13 213c121 48 323-49 374-168-28-27-57-47-94-45-25 113-187 195-293 201z">
          <text:p/>
        </draw:path>
        <draw:path draw:style-name="gr12" draw:text-style-name="P2" draw:layer="layout" svg:width="2.611cm" svg:height="7.518cm" svg:x="4.308cm" svg:y="13.267cm" svg:viewBox="0 0 2612 7519" svg:d="M2397 6600c-226-484-366-977-529-1488-232-724-450-1453-659-2182-83-288-130-573-215-859-76-253-228-544-160-816-57 118-23 405 60 500 7-88 25-174 27-263 4-148-51-268-11-415 27-99 157-409 313-371-99-26-259 30-336 100 120-152 300-35 426-160 59-60 84-141 76-224-15-163-246-443-431-421-193 24-178 290-267 402-50 65-178 125-257 130 49-123-164-57-216-36-131 54-99 101-120 224-19 114-105 215-98 328 8 124 111 188 167 290 138 251 219 531 303 808 98 324 199 636 251 968 55 358 185 699 267 1051 94 407 217 819 271 1232 50 381 45 822-12 1202-32 209-198 396-187 611 7 143 179 308 326 308 129 0 236-61 356-98 179-56 312 11 482 3 158-9 252-100 335-230 152-239-65-389-162-594z">
          <text:p/>
        </draw:path>
        <draw:path draw:style-name="gr3" draw:text-style-name="P3" draw:layer="layout" svg:width="2.036cm" svg:height="6.747cm" svg:x="4.81cm" svg:y="13.991cm" svg:viewBox="0 0 2037 6748" svg:d="M772 6599c87 50 137-16 213-14-4 12-8 23-10 36 29 13 67 12 99 1-135 152 247 116 266-14 16-110-297-299-390-292 8-106-136-123-201-165 51-181 139-453 121-636-26 94-75 421-13 513 51 78 136 40 203 26 19 107 212 208 292 267 131 95 351 197 455 9 26-46 38-167 26-214-18-65-93-169-150-73 100-151-128-456-182-595-51-131-110-249-126-390-12-100-12-197-35-295-109-465-334-893-401-1373-55-390-187-755-332-1122-129-330-172-684-293-1013-24-67-43-215-118-236 9-13 34-34 46-40 58 40 39 126 112 153 16-108-91-239-153-314-121 73-96-185-100-239-7-2-15-3-22-5 50-93-66-107-78-174-9-50 60-120 62-176 1-47-22-123-47-160 38 56 95 145 158 173 48 23 93-14 122-48 37-44 76-87 124-120 15-10 168-91 177-63 9 31-58 58-75 77-35 41-67 87-91 135-36 73-62 171-56 253 6 75 22 153 27 229 2 36-2 72-9 108-7 44-7 111-25 149-34-71-46-171-52-250-2-41 2-90 14-129 7-22 25-54 5-74-20 12-27 58-33 81-66 242 50 465 132 686 103 278 113 583 215 868 131 366 195 734 291 1110 149 583 337 1145 517 1719 87 278 217 538 321 808 95 244 374 422 206 713-59 104-165 175-284 191-38 5-363-79-331-108-76 69-108 127-218 159-105 31-217 17-316-25-84-36-202-66-245-157-49-103 6-263 79-341 6 153 267 162 194 321-13-61-100-204-180-157-92 55 35 197 89 227z">
          <text:p/>
        </draw:path>
        <draw:path draw:style-name="gr3" draw:text-style-name="P3" draw:layer="layout" svg:width="0.517cm" svg:height="0.275cm" svg:x="4.517cm" svg:y="13.687cm" svg:viewBox="0 0 518 276" svg:d="M241 177c-2 33 2 69 16 99 23-135 222-144 261-276-38 48-113 89-166 119-44 24-105 47-156 50 9-25 4-49-15-67-28-28-46-20-76-3 33 4 46 19 14 40-42 27-84 28-119 69 28-43 191-101 215-28z">
          <text:p/>
        </draw:path>
        <draw:path draw:style-name="gr3" draw:text-style-name="P3" draw:layer="layout" svg:width="0.269cm" svg:height="0.213cm" svg:x="4.393cm" svg:y="14.445cm" svg:viewBox="0 0 270 214" svg:d="M269 0c9 60-31 137-81 165-10-14-49-41-66-26-17 16 5 61 12 75-17-89-96-132-134-207 49-11 82 71 127 79 27 5 60-8 83-22 14-8 62-44 59-64z">
          <text:p/>
        </draw:path>
        <draw:path draw:style-name="gr14" draw:text-style-name="P5" draw:layer="layout" svg:width="1.6cm" svg:height="0.671cm" svg:x="5.353cm" svg:y="20.227cm" svg:viewBox="0 0 1601 672" svg:d="M621 659c-154-39-355 52-480-51-92-77-199-291-104-400 32 111 228 191 332 215 112 25 252-4 353-61 67-38 44-58 128-50 140 12 229 69 377 22 158-50 261-153 267-314 210-116 53 310 13 389-32 66-65 173-129 203-72 33-162-13-240-13-189 0-326 109-517 60z">
          <text:p/>
        </draw:path>
        <draw:path draw:style-name="gr14" draw:text-style-name="P5" draw:layer="layout" svg:width="0.645cm" svg:height="0.688cm" svg:x="5.063cm" svg:y="13.275cm" svg:viewBox="0 0 646 689" svg:d="M533 651c50-93-314-202-377-252-101-82-218-219-117-324 102-106 240-89 352-15 183 121 412 512 104 629">
          <text:p/>
        </draw:path>
        <draw:path draw:style-name="gr4" draw:text-style-name="P4" draw:layer="layout" svg:width="0.039cm" svg:height="0.381cm" svg:x="5.134cm" svg:y="14.522cm" svg:viewBox="0 0 40 382" svg:d="M20 5c-10 64-23 116-19 182 3 65 16 134 39 195-7-81-20-161-15-243 2-24 13-50 13-73 1-23-15-42-18-66z">
          <text:p/>
        </draw:path>
        <draw:path draw:style-name="gr4" draw:text-style-name="P4" draw:layer="layout" svg:width="0.531cm" svg:height="0.261cm" svg:x="4.899cm" svg:y="13.983cm" svg:viewBox="0 0 532 262" svg:d="M532 0c-59 26-100 76-140 126 31-54-52-12-66-5-52 25-99 54-142 93-14 12-32 47-53 48-13 0-36-19-48-25-33-17-56-35-83-59 36 33 55 56 107 52 112-9 166-129 261-179 53-28 112-30 164-51z">
          <text:p/>
        </draw:path>
        <draw:path draw:style-name="gr4" draw:text-style-name="P4" draw:layer="layout" svg:width="0.895cm" svg:height="0.76cm" svg:x="5.974cm" svg:y="19.806cm" svg:viewBox="0 0 896 761" svg:d="M678 609c30-48 108-242 19-267 49 14-63-323-66-340 19 9 20 13 37-2 28 68 64 132 105 193 46 69 120 117 123 209-41 0-78 168-102 206-84 131-249 165-394 150-35-4-79 6-112 0-62-14-105-83-152-120-43-35-88-55-136-80 95 67 247 178 364 189 108 12 255-44 314-138z">
          <text:p/>
        </draw:path>
        <draw:path draw:style-name="gr12" draw:text-style-name="P2" draw:layer="layout" svg:width="2.568cm" svg:height="7.525cm" svg:x="7.284cm" svg:y="13.362cm" svg:viewBox="0 0 2569 7526" svg:d="M1470 7093c-16 103-49 205-111 284-56 72-120 32-199 25-89-7-165-66-258-75-129-11-254 19-368 81-89 48-189 80-289 82 13 76-88 10-108-12-52-57-74-119-105-187-18-40-35-67-32-114 4-48 7-96 11-144 4-44 13-85 8-129-4-25-9-52-2-77 6-25 25-44 38-64 39-57 76-113 110-173 68-120 125-246 180-373 65-146 120-292 172-442 33-93 57-183 83-278 72-272 178-531 248-805 73-286 126-579 188-868 57-263 157-513 244-767 47-136 80-277 130-413 28-76 52-152 71-230 28-110 33-219 55-330 27-132 74-259 118-387 19-57 36-114 56-171 32-89 29-159 31-250 19 44 19 99 8 149-20 96-57 200-93 291-19-46-11-95-21-149-8-51-25-105-47-151-9-19-38-50-42-68-12-55 46-79 73-117 58-82 79-223 22-310-49-75-109-160-192-197-81-36-196-38-252-112-161-212 13-377 167-518 89-81 217-131 332-61 125 77 49 259-15 347 38-78 77-119 82-209 6-3 12-4 18-6 38 73 59 163 119 227 70 73 194 139 297 128-34 3-139-10-150-55-6-24 28-75 29-106 81-28 196-49 271 6 37 28 42 64 60 101 19 42 52 73 82 103-38 52-8 156 11 211 28 81 90 138 61 229-30 96-113 161-159 249-132 254-207 535-285 814-76 271-157 541-206 819-23 129-22 257-61 384-39 129-98 251-145 377-67 175-114 354-162 534-50 185-74 375-125 560-26 98-39 195-67 291-33 113-75 223-86 341-13 131-19 263-22 394-2 92 20 180 24 270 4 106 4 208 14 315 7 74 21 140 53 207 31 65 74 107 119 160 38 46 27 114 29 179 1 61-2 126-12 190z">
          <text:p/>
        </draw:path>
        <draw:path draw:style-name="gr3" draw:text-style-name="P3" draw:layer="layout" svg:width="1.429cm" svg:height="2.125cm" svg:x="7.307cm" svg:y="18.629cm" svg:viewBox="0 0 1430 2126" svg:d="M1228 1047c-34-148-41-292-44-444-2-94-10-188-12-282-3-107 34-215 44-321-10 97-38 194-53 290-14 94-49 182-67 275-16 82-20 143-73 213-52 70-120 137-184 194-62 54-188 116-218 181-37 81-4 185-62 258-61 75-174 130-250 192 36 43-78 100-111 108-4-45-32-81-43-125-8-30 8-68-45-56-3-27 9-71 31-88 27 20 61 23 71 59-3-20-20-25-27-41-8-21-6-23-8-44-4-37 19-72 11-107-52 34-86 135-122 187-28 39-49 88-66 131 130 110 132 294 167 443-16-120 60-240 131-325 54-63 100-135 169-184 44-31 96-47 143-73 94-53 169-165 248-240 67-63 136-190 222-223 20 43-23 118-17 170 9 77 73 138 108 204 29 54 67 145 52 208-12 51-36 44-78 61 93 98 87 261-30 332-72 44-138 61-216 46-77-15-144-6-218 21 101-24 195-6 295 13 74 15 150 50 226 46 84-4 110-32 151-103 65-112 86-259 74-386-14-154-114-250-163-390-21-62-22-135-36-200z">
          <text:p/>
        </draw:path>
        <draw:path draw:style-name="gr3" draw:text-style-name="P3" draw:layer="layout" svg:width="1.319cm" svg:height="4.924cm" svg:x="8.507cm" svg:y="13.691cm" svg:viewBox="0 0 1320 4925" svg:d="M859 1018c23-58 32-100 74-132 49-37 101-57 143-105 29-33 49-71 74-107-17 39-37 75-61 111-38 58-124 127-141 196-12 51 42 74 13 132-29 59-90 95-106 164-17 73-12 159-24 235-49 297-168 580-244 871-29 113-56 226-76 341-20 108-18 203-51 310-28 91-51 183-80 273-80 244-156 487-253 726-16 37-60 102-61 144-1 34 24 52 23 102-4 213-109 432-86 646 23-46 31-119 44-172 27-109 51-219 77-329 30-123 71-242 107-364 70-240 128-484 204-722 82-256 190-507 249-767 24-107 35-211 41-319 7-114 66-229 99-336 18-62 25-123 43-184 25-88 50-176 77-264 28-90 73-178 96-270 16-66 23-116 59-178 51-85 106-169 164-249 47-65 72-108 47-192-21-68-64-126-78-192-14-62-6-123-41-177-38-61-117-133-183-160-66-26-111 37-153 86 44-22 221-71 220 27 0 98-270 43-320 18s-89-56-131-92c-31-27-87-45-95-89-24 20-33 50-49 76-46 74-101 98-179 130-27 11-53 18-82 24-39 8-90 6-126 25 69 25 180 47 217 118-13-22-68-50-59-85 9-32 60-34 85-32 9 1 94 39 74 47 60-24 67-89 142-106 61-13 96 3 139 31 0 0 15 20 20 24s19-1 27 5c12 8 32 20 38 33 40 100-67 206-154 236-84 29-89-31-139-72-24 43 7 139 9 190 2 91-3 141-46 225-17 32-74 91-81 121-17 66 91 150 88 232 25-61 35-117 41-181 4-48-4-97-2-146 0 13 32 49 38 64 9 23 15 48 16 73 4 53-12 102-24 153-10 45-13 84-35 126-26 54-60 103-80 160-25 68-45 145-64 217-17 65-20 120-21 187 0 41-12 87 1 126 69-271 162-532 239-800 19-66 33-136 50-203 17-72-9-146-10-219-1-56-28-189 17-232 23-23 69-35 97-55 53-38 66-84 92-139 10-23 16-73 29-91 63-86 343-19 287 108-51 114-177 152-244 250-32 47-14 100-13 155 1 81 7 163-8 243z">
          <text:p/>
        </draw:path>
        <draw:path draw:style-name="gr14" draw:text-style-name="P5" draw:layer="layout" svg:width="0.666cm" svg:height="0.699cm" svg:x="8.379cm" svg:y="13.334cm" svg:viewBox="0 0 667 700" svg:d="M274 11c-238 52-357 399-209 593 36 48 100 64 149 96-23-15-49-23-52-56-4-48 17-34 49-45 73-23 147-39 220-61 86-25 117-43 166-119 29-46 45-85 59-138 42-159-42-262-199-278-57-5-122-5-183 8z">
          <text:p/>
        </draw:path>
        <draw:path draw:style-name="gr4" draw:text-style-name="P4" draw:layer="layout" svg:width="0.28cm" svg:height="0.299cm" svg:x="8.844cm" svg:y="13.6cm" svg:viewBox="0 0 281 300" svg:d="M209 0c-13 69-30 147-77 203-34 41-90 66-132 97 95-50 155-116 231-186 10 20 30 38 50 53 2-30-21-43-34-68-13-26-13-79-38-93z">
          <text:p/>
        </draw:path>
        <draw:path draw:style-name="gr4" draw:text-style-name="P4" draw:layer="layout" svg:width="0.074cm" svg:height="0.142cm" svg:x="9.35cm" svg:y="13.732cm" svg:viewBox="0 0 75 143" svg:d="M60 0c-30 11-76 82-55 116 12 18 51 22 70 27-38-29-58-80-22-124z">
          <text:p/>
        </draw:path>
        <draw:path draw:style-name="gr4" draw:text-style-name="P4" draw:layer="layout" svg:width="0.081cm" svg:height="0.37cm" svg:x="8.939cm" svg:y="14.523cm" svg:viewBox="0 0 82 371" svg:d="M52 31c4-10 6-21 10-31-16 15-52 43-59 64-12 35 15 61 25 96 22 73 2 140 12 211 25-115 78-249 5-358z">
          <text:p/>
        </draw:path>
        <draw:path draw:style-name="gr4" draw:text-style-name="P4" draw:layer="layout" svg:width="0.221cm" svg:height="0.556cm" svg:x="9.617cm" svg:y="14.122cm" svg:viewBox="0 0 222 557" svg:d="M134 0c-11 41-39 76-54 114 37-20 76 17 96 43 37 47 22 68-11 114-23 33-60 59-81 90-36 53-66 136-84 196 42-85 110-166 160-248 19-31 52-68 60-104 17-79-83-122-85-199z">
          <text:p/>
        </draw:path>
        <draw:path draw:style-name="gr4" draw:text-style-name="P4" draw:layer="layout" svg:width="0.883cm" svg:height="1cm" svg:x="7.86cm" svg:y="19.757cm" svg:viewBox="0 0 884 1001" svg:d="M661 0c-1 63 7 129 23 189 13 46 13 102 33 145 13 28 105 96 56 113-1 56-4 95-73 89 35 17 84 36 124 36 10 87-20 179-62 255-34 62-72 68-145 78 4 8 3 17 6 23-58 8-85-12-131-33-45-20-88-14-135-18-121-10-240-24-357 26 56 7 135-28 194-36 61-8 125 2 183 23s129 107 185 111c32 2 39-30 63-36 28-6 53 14 82 7 58-14 89-118 108-168 30-76 50-157 59-240 6-56 27-179-17-226-6-6-28-1-36-8-13-11-21-24-34-36-19-19-37-38-50-62-40-72-37-152-63-226z">
          <text:p/>
        </draw:path>
        <draw:path draw:style-name="gr4" draw:text-style-name="P4" draw:layer="layout" svg:width="0.536cm" svg:height="0.571cm" svg:x="7.467cm" svg:y="20.022cm" svg:viewBox="0 0 537 572" svg:d="M77 387c-41 51-63 123-77 185 141-220 385-359 537-572-101 91-207 177-316 258-57 42-141 133-194 156z">
          <text:p/>
        </draw:path>
        <draw:path draw:style-name="gr14" draw:text-style-name="P5" draw:layer="layout" svg:width="1.505cm" svg:height="0.72cm" svg:x="7.275cm" svg:y="20.184cm" svg:viewBox="0 0 1506 721" svg:d="M1370 587c36-25 70-54 96-80 67-67 31-161 28-242-1-25 37-314-60-236-24 20-33 49-45 77-18 38-32 77-60 108-47 52-103 100-162 136-73 43-117 12-195 28-78 17-152 33-233 38-24 2-57 2-80 8-27 8-45 22-69 35-73 38-163 54-246 47-127-12-195-138-221-250-13-56-20-109-37-164-7-22-9-62-28-78-2-2-53-27-45-4 19 58 11 131 10 194-2 61-37 132-17 190 27 84 57 188 121 252 48 48 85 31 141 42 48 10 92 28 145 32 137 10 267-67 404-58 117 8 232 29 350 14 66-9 139-45 203-89z">
          <text:p/>
        </draw:path>
        <draw:path draw:style-name="gr13" draw:text-style-name="P6" draw:layer="layout" svg:width="5.068cm" svg:height="3.096cm" svg:x="4.626cm" svg:y="11.382cm" svg:viewBox="0 0 5069 3097" svg:d="M920 2065c7 6 14 12 20 19 125 133 66 358 256 415 104 32 208 49 307 97 123 60 217 154 327 233 83 58 472 376 555 230 37 9 85-3 133 1 80 7 112 37 196-3 99-48 180-140 261-213 163-150 334-173 542-228 85-23 165-38 231-98 130-118 75-316 151-468 88 35 222-30 312-37 97-8 193 8 246-94 57-111 12-325 157-379-3-1-20-18-22-19 113 47 269-103 338-174 115-119 160-230 131-396-54-322-226-637-515-808-343-203-807-194-1117 58-230 187-164 492-340 706-64 79-97 114-53 205 40 83 123 195 185 264 145 160 270 231 209 470-40 159-100 318-191 456-87 134-213 217-314 337-87 104-173 99-301 75-42-7-96-74-105 27-42 4-80 16-122 12 0-14-6-33-5-46 2-17-177 51-189 51-78-2-106-62-153-117-132-155-298-271-437-418-123-130-184-286-186-467-4-226 165-184 255-343 48-84 21-197 50-285 31-96 104-187 134-281 41-126 49-248-20-369-178-312-518-350-838-388-241-28-377-2-568 168-156 139-323 365-399 561-42 109-54 218-25 334 11 45 29 117 58 151 74 90 317 201 423 115-25 25-45 43-81 51-24 6 49 360 136 374 40 6 77-45 102-36 38 14 30 83 59 115 58 64 143 87 207 142z">
          <text:p/>
        </draw:path>
        <draw:path draw:style-name="gr7" draw:text-style-name="P5" draw:layer="layout" svg:width="0.125cm" svg:height="0.377cm" svg:x="7.032cm" svg:y="14.1cm" svg:viewBox="0 0 126 378" svg:d="M100 362c30-61 48-322-27-357-114-53-61 305-60 354 21 13 74 32 87 3z">
          <text:p/>
        </draw:path>
        <draw:path draw:style-name="gr3" draw:text-style-name="P3" draw:layer="layout" svg:width="0.387cm" svg:height="1.101cm" svg:x="5.938cm" svg:y="12.698cm" svg:viewBox="0 0 388 1102" svg:d="M351 24c44 92-138 165-199 218-83 71-98 122-89 237 19 240 172 469 325 623-164-132-280-288-363-480 5 5 9 11 11 17-17-95-28-177-6-272-134-38 222-246 187-344 25-8 58-17 84-23 12 15 31 33 38 49z">
          <text:p/>
        </draw:path>
        <draw:path draw:style-name="gr3" draw:text-style-name="P3" draw:layer="layout" svg:width="0.255cm" svg:height="0.968cm" svg:x="7.902cm" svg:y="12.685cm" svg:viewBox="0 0 256 969" svg:d="M26 0c-79 87 42 140 89 202 55 74 70 136 76 227 13 193-76 364-141 540 118-222 189-377 181-626 9-5 18-10 25-14-40-112-136-251-242-316z">
          <text:p/>
        </draw:path>
        <draw:path draw:style-name="gr3" draw:text-style-name="P3" draw:layer="layout" svg:width="0.95cm" svg:height="1.531cm" svg:x="4.755cm" svg:y="11.68cm" svg:viewBox="0 0 951 1532" svg:d="M485 1146c-46-17-62-77-112-103-41-21-73-15-105-52-38-42-29-111-71-153-66-66-167-57-191-161-61-268 334-582 530-677-99 91-332 282-312 436 4-10 30-37 36-58 5 24 19 34 28 55 8-16 28-32 34-46 49 41 144 267 253 187 28-21 24-80 14-107 16 16 17 20 23 40 60 51 9 228 61 319 70 124 146 116 278 131-61 70-141 125-186 208-46-8-97 67-102 121-6 73 56 129 98 184-49 15-49 16-33 62-49-70-131-109-187-171-28-32-50-45-61-90-4-14 11-122 5-125z">
          <text:p/>
        </draw:path>
        <draw:path draw:style-name="gr3" draw:text-style-name="P3" draw:layer="layout" svg:width="0.728cm" svg:height="1.726cm" svg:x="8.799cm" svg:y="11.575cm" svg:viewBox="0 0 729 1727" svg:d="M341 1286c-53-50-76-169-10-225 26-22 67-13 88-17 105-22 185-59 251-149 205-277-171-774-392-895 62 93 177 148 225 260 32 76 89 264 30 332-4-17-14-33-19-50-36 33-42 104-73 152 1 4-23-17-23-17 2-9 9-9 10-20-32 3-92 58-122 74-69 37-132 43-189 114 61 72 78 144 59 236 2-2 10-20 13-24 19 32 0 68-36 94 141 154-272 434-118 576-6-139 108-373 250-418-4-6-6-13-6-20 21 9 28-2 50 18-24-37-30-81-14-122z">
          <text:p/>
        </draw:path>
        <draw:path draw:style-name="gr3" draw:text-style-name="P3" draw:layer="layout" svg:width="0.727cm" svg:height="0.84cm" svg:x="8.069cm" svg:y="11.729cm" svg:viewBox="0 0 728 841" svg:d="M728 0c-39 10-91-2-134 9-49 12-103 39-150 60-103 46-202 105-281 187-97 100-196 305-153 448 24 79 111 116 202 137-23-59-81-103-107-162 41-14 0-241 33-314 110-238 367-308 590-365z">
          <text:p/>
        </draw:path>
        <draw:path draw:style-name="gr3" draw:text-style-name="P3" draw:layer="layout" svg:width="0.653cm" svg:height="0.577cm" svg:x="5.635cm" svg:y="11.691cm" svg:viewBox="0 0 654 578" svg:d="M654 541c-79 54-135 24-172-55-38-80 21-176-24-253-86-145-316-173-458-233 83 35 220-3 316 32 115 43 215 141 235 266-122 41 45 312 91 196-4 28 1 59-1 84z">
          <text:p/>
        </draw:path>
        <draw:path draw:style-name="gr3" draw:text-style-name="P3" draw:layer="layout" svg:width="0.453cm" svg:height="0.44cm" svg:x="6.49cm" svg:y="13.921cm" svg:viewBox="0 0 454 441" svg:d="M0 0c153 108 218 321 351 441-7-27 3-64 3-83 8 8 14 15 22 20 14-42 33-88 78-103-46-41-127 10-191-19-70-32-134-117-175-180z">
          <text:p/>
        </draw:path>
        <draw:path draw:style-name="gr3" draw:text-style-name="P3" draw:layer="layout" svg:width="0.689cm" svg:height="0.54cm" svg:x="7.171cm" svg:y="13.808cm" svg:viewBox="0 0 690 541" svg:d="M25 353c13 49 25 99 25 150 7-27 26-46 36-70 13 35 19 70 17 108 95-14 235-220 314-286 94-80 191-162 273-255-176 205-403 361-662 317-7 12-17 16-28 23z">
          <text:p/>
        </draw:path>
        <draw:path draw:style-name="gr4" draw:text-style-name="P4" draw:layer="layout" svg:width="0.341cm" svg:height="0.753cm" svg:x="4.799cm" svg:y="11.802cm" svg:viewBox="0 0 342 754" svg:d="M342 0c-229 170-363 374-339 668 81-27 123 34 188 86-11-96-120-112-153-186-62-137 133-416 228-467z">
          <text:p/>
        </draw:path>
        <draw:path draw:style-name="gr4" draw:text-style-name="P4" draw:layer="layout" svg:width="0.083cm" svg:height="0.289cm" svg:x="5.229cm" svg:y="12.836cm" svg:viewBox="0 0 84 290" svg:d="M0 51c24 77 14 167 3 239 30-1 56-12 81-37-54-61-69-174-71-253z">
          <text:p/>
        </draw:path>
        <draw:path draw:style-name="gr13" draw:text-style-name="P6" draw:layer="layout" svg:width="2.151cm" svg:height="2.708cm" svg:x="8.275cm" svg:y="5.209cm" svg:viewBox="0 0 2152 2709" svg:d="M828 516c-58 100-76 142-203 122-96-16-215-39-296-98-27-20-46-69-77-83-66-32-135 44-168 97-41 65-69 169-69 244 0 53 18 106 26 158 15 89-2 160-5 246-13 366-93 758 38 1112 35 95 76 224 151 292 89 80 226 97 340 103 117 7 193-40 302-104 151-88 142-161 208-314 55-128 119-246 187-367 70-122 156-218 240-330 29-40 59-83 92-122 20-24 78-68 90-94 31-70-79-89-107-170-20-56-27-136-20-195 7-51 46-103 49-151 4-70-91-159-161-180 42-70 154-143 235-161 117-26 239 4 351-16 115-20 152-145 95-235-65-102-208-198-322-241-55-21-205-55-254 5-28 35 5 80 8 121 4 57-9 85-50 123-63 59-166 129-257 119 74 28 88 187 18 226 29-51 62-59 49-126-17-85-113-138-193-143-52-4-95-4-145 20-61 30-117 84-152 142z">
          <text:p/>
        </draw:path>
        <draw:path draw:style-name="gr3" draw:text-style-name="P3" draw:layer="layout" svg:width="1.767cm" svg:height="2.582cm" svg:x="8.59cm" svg:y="5.307cm" svg:viewBox="0 0 1768 2583" svg:d="M677 1719c-1-10-1-20-1-30 3-79 63-120 90-189 6-15 31-53 18-70-6-8-48-29-53-13 21-75 63-155 86-235 13-42 67-151 43-195-20-36-88-33-120-51 16-32 49-63 65-95-36-22-127-8-121 46 7 3 13 6 17 9-34 4-71 9-95 30 5 8 13 21 19 27-104 3-242-69-305-150-25-33-35-57-72-83-34-24-74-28-95-65 108 22 184 50 282 101 50 26 79 43 140 36-17-60-92-83-108-142-13-46 19-125 38-169 56-131 161-188 290-206-52 40-32 80 11 119 35 32 121 58 70-16 23 16 49 17 70 0 2 58 65 97 15 147-26 25-79 17-111 20-34 3-83-4-111 19-43 35-6 73-26 106 18-30 65-53 99-58 19-3 128 28 126 29 27-18 36-47 20-74 94-126 535-190 528-376 21 14 45 30 65 43 26-65 14-188-42-234 78 27 139 135 189 198 26 32 86 99 66 142-20 45-123 43-166 38-127-15-174-31-291 35-93 52-171 125-261 174 30 45-25 102-58 138 88-79 195-119 241 25 41 128-100 210-93 329 1 36 121 164 155 134 11-10 15-6 25-10-13 29 4 40 37 37-6 1-121 177-139 195-60 64-131 118-189 184-97 108-148 234-217 358-38 68-69 138-100 209-91 209-184 395-439 397-98 0-248 14-269-110 61 24 123 68 189 55 55-11 116-65 157-100 98-84 179-192 237-307 42-82 90-172 105-263 8-50-7-93-11-139z">
          <text:p/>
        </draw:path>
        <draw:path draw:style-name="gr4" draw:text-style-name="P4" draw:layer="layout" svg:width="0.392cm" svg:height="0.355cm" svg:x="9.212cm" svg:y="5.641cm" svg:viewBox="0 0 393 356" svg:d="M121 234c68-14 164 7 222-31 76-50 52-140 11-203 155 242-332 128-293 37-15 36-14 85 16 111-67 33-115 159-37 208-2-82 32-111 81-122z">
          <text:p/>
        </draw:path>
        <draw:path draw:style-name="gr4" draw:text-style-name="P4" draw:layer="layout" svg:width="0.385cm" svg:height="0.294cm" svg:x="9.889cm" svg:y="5.287cm" svg:viewBox="0 0 386 295" svg:d="M217 258c60-22 137-19 169 37-37-135-160-305-317-294 14 32-75 91-69 159 59-62 183-18 216 49-5 2-10 3-15 1 37 15 91 9 91 56-21 7-34 0-46-8z">
          <text:p/>
        </draw:path>
        <draw:path draw:style-name="gr3" draw:text-style-name="P3" draw:layer="layout" svg:width="0.074cm" svg:height="0.849cm" svg:x="8.388cm" svg:y="6.706cm" svg:viewBox="0 0 75 850" svg:d="M72 850c-64-183-28-422-3-612 13-90 7-163-42-238 24 38-31 249-27 305 12 182 57 362 72 545z">
          <text:p/>
        </draw:path>
        <draw:path draw:style-name="gr13" draw:text-style-name="P6" draw:layer="layout" svg:width="2.104cm" svg:height="2.908cm" svg:x="3.953cm" svg:y="5.132cm" svg:viewBox="0 0 2105 2909" svg:d="M1382 513c16 102-53 203-40 303 10 79 69-1 92-46 16-30 24-68 47-94 40-43 72-26 124-45 98-36 166-122 251-168 86-46 160-78 220 21 51 86 25 208-3 295-75 244-118 485-75 731 23 136 67 289 59 427-8 141-86 207-147 318-71 128-29 306-124 420-96 116-298 233-449 234-156 1-287-109-334-255-60-188-74-390-139-578-42-123-91-245-156-358-47-84-159-113-197-190-26-51 49-166 59-221 16-82 23-162 10-245-10-64-42-116-55-175 61-33 72-109 129-147 37-26 89 2 128 5-3-150-341-154-440-164-135-15-421-67-322-275 23-47 77-60 117-85 61-37 88-87 142-132 50-41 158-108 222-84 26 9 136 149 125 172-20 41-74 62-47 113 15 27 103 54 131 64 73 26 237 92 309 44-31 18-67 39-103 49s-74 2-96 33c-50 70 37 187 113 182-54-15-176-118-106-187 21-20 84-28 113-40 84-36 126-105 222-95 74 7 158 43 197 110 12 21 19 42 23 63z">
          <text:p/>
        </draw:path>
        <draw:path draw:style-name="gr3" draw:text-style-name="P3" draw:layer="layout" svg:width="1.681cm" svg:height="2.656cm" svg:x="4.026cm" svg:y="5.242cm" svg:viewBox="0 0 1682 2657" svg:d="M1131 1718c-2-52 0-98 1-120 9 3 18 6 27 9-15-61-16-117-20-179-51 27-75 85-139 100-7-65 56-247 26-291-38-54-140 10-186-37-162-162 270-621 421-259 1-10 4-23 5-34 0 1 7 20 9 27 33-38 111-156 168-163 73-9 67 77 86 133-1-144 47-292 153-391-89 65-173 136-263 200-7 5-234 108-226 79 17-60 92-83 109-142 13-46-20-125-38-169-56-131-162-188-291-206 52 40 32 80-10 119-35 32-122 58-70-16-23 16-50 17-70 0-3 58-66 97-15 147 25 25 79 17 110 20 34 3 83-4 112 19 42 35 5 72 25 106-18-30-65-53-99-58-19-3-128 28-126 29-27-18-36-47-20-74-93-126-535-190-528-376-21 14-45 30-65 43-26-65-14-188 42-234-78 27-139 135-189 198-25 32-86 99-66 142 20 45 124 43 166 38 127-15 174-31 291 35 93 52 172 125 262 174-31 45 24 102 57 138-88-79-194-119-241 25-41 128 100 210 94 329-2 36-122 163-156 134-11-10-15-6-24-10 13 29-5 40-38 37 30 3 94 135 108 161 42 77 84 105 146 166 60 58 97 110 124 189 54 159 58 334 118 493 24 61 55 153 104 201 36 35 55 31 81 84 37 80 54 126 159 123 65-1 121-27 171-61-55 18-128-20-154-74-23-48 0-64-10-111-13-63-45-102-46-177-1-95 10-183 28-276-86 21-109-125-113-240z">
          <text:p/>
        </draw:path>
        <draw:path draw:style-name="gr4" draw:text-style-name="P4" draw:layer="layout" svg:width="0.391cm" svg:height="0.355cm" svg:x="4.781cm" svg:y="5.576cm" svg:viewBox="0 0 392 356" svg:d="M272 234c-68-14-164 7-223-31-76-50-51-140-11-203-155 242 332 128 293 37 16 36 14 85-15 111 66 33 114 159 36 208 3-82-32-111-80-122z">
          <text:p/>
        </draw:path>
        <draw:path draw:style-name="gr4" draw:text-style-name="P4" draw:layer="layout" svg:width="0.385cm" svg:height="0.294cm" svg:x="4.11cm" svg:y="5.221cm" svg:viewBox="0 0 386 295" svg:d="M169 258c-60-22-137-19-169 37 38-135 160-305 318-294-14 32 75 91 68 159-59-62-182-18-216 49 5 2 11 3 16 1-38 15-91 9-91 56 21 7 34 0 46-8z">
          <text:p/>
        </draw:path>
        <draw:path draw:style-name="gr3" draw:text-style-name="P3" draw:layer="layout" svg:width="0.074cm" svg:height="0.849cm" svg:x="5.817cm" svg:y="6.64cm" svg:viewBox="0 0 75 850" svg:d="M2 850c65-183 29-422 3-612-12-90-6-163 43-238-24 38 30 249 27 305-12 183-58 362-73 545z">
          <text:p/>
        </draw:path>
        <draw:path draw:style-name="gr15" draw:text-style-name="P5" draw:layer="layout" svg:width="0.254cm" svg:height="0.242cm" svg:x="4.307cm" svg:y="5.077cm" svg:viewBox="0 0 255 243" svg:d="M242 147c-6-78 17-144-81-147-48-1-97 21-128 58-70 82-22 167 79 181 38 6 81 9 114-18 52-43 20-30 16-74z">
          <text:p/>
        </draw:path>
        <draw:path draw:style-name="gr15" draw:text-style-name="P5" draw:layer="layout" svg:width="0.336cm" svg:height="0.202cm" svg:x="9.813cm" svg:y="5.144cm" svg:viewBox="0 0 337 203" svg:d="M25 37c-70 61 33 84-12 136-5 6 176 37 205 28 52-16 147-62 111-131-44-84-240-89-304-33z">
          <text:p/>
        </draw:path>
        <draw:path draw:style-name="gr4" draw:text-style-name="P4" draw:layer="layout" svg:width="0.181cm" svg:height="0.629cm" svg:x="4.5cm" svg:y="6.031cm" svg:viewBox="0 0 182 630" svg:d="M136 107c58 82 29 215 5 303-12 44-38 92-68 126-20 23-106 66-59 94 143-101 219-396 131-549 4-1 11-1 14-2-16-32-41-55-65-79 19 50 36 104 61 151z">
          <text:p/>
        </draw:path>
        <draw:path draw:style-name="gr12" draw:text-style-name="P2" draw:layer="layout" svg:width="0.496cm" svg:height="0.48cm" svg:x="6.857cm" svg:y="13.433cm" svg:viewBox="0 0 497 481" svg:d="M137 152c1 16-14 29-12 46 2 8 25 47 34 42 73-36 6 58 9 66 7 31 33 29 61 26 0 19-15 19-19 32-14 49 31 135 91 113 22-8 40-44 46-65 7-29-18-51-8-71-2 4 22-4 23-5 11-6 19-25 20-37 5-39-67-31-42-62 14-18 45-4 58-30 13-27-12-58-37-66 29-37 79 23 109-28 24-41 37-72 19-113-52 3-107 25-160 37-57 13-104 1-161 0-28 0-54 0-81-5-36-6-78-29-86 17-5 27 21 92 45 107 25 15 63-6 91-4z">
          <text:p/>
        </draw:path>
        <draw:path draw:style-name="gr3" draw:text-style-name="P3" draw:layer="layout" svg:width="0.313cm" svg:height="0.429cm" svg:x="7.026cm" svg:y="13.465cm" svg:viewBox="0 0 314 430" svg:d="M70 374c41-8 21 48 57 24 24-16 11-37-14-39 13-25-11-34-29-41 20 7 65 11 66-19-22 2-39-5-60-5 39-6 44-12 64-35-2 1-3 1-4-1 3 2-2-9 0-6-16-7-15-2-19-19-40 3-31 12-43 45 2-36-16-43-41-61 9-12 46-10 65-14 0-15-1-21-17-28 31-7 81-17 59-61-52-3-107 11-154-10 41 17 99-7 140-15-3-10-1-20-4-31 4 9 14 20 18 26 2-4 5-8 7-11 35 30 58-38 60-62 10 28-1 70 44 51 14-5 48-47 49-62-3 30-5 61-30 80-29 22-56-10-85 9-34 21-15 21-1 42 40 61-82 44-47 105 17 0 44 8 47 29 4 25-28 26-37 39-12 16 1 36 0 55-1 22-14 64-38 70-29 8-64-33-49-60z">
          <text:p/>
        </draw:path>
        <draw:path draw:style-name="gr4" draw:text-style-name="P4" draw:layer="layout" svg:width="0.117cm" svg:height="0.066cm" svg:x="6.925cm" svg:y="13.474cm" svg:viewBox="0 0 118 67" svg:d="M0 5c43-21 59 36 74 62-3-20-16-38-21-56 24 4 41-1 65-1-35 0-70-12-104-10z">
          <text:p/>
        </draw:path>
        <draw:path draw:style-name="gr4" draw:text-style-name="P4" draw:layer="layout" svg:width="0.146cm" svg:height="0.04cm" svg:x="7.053cm" svg:y="13.576cm" svg:viewBox="0 0 147 41" svg:d="M0 12c41-5 88 13 128 7 0 6 3 16 2 22 26-13 18-31-1-38-27-11-92 14-119 19z">
          <text:p/>
        </draw:path>
        <draw:path draw:style-name="gr4" draw:text-style-name="P4" draw:layer="layout" svg:width="0.109cm" svg:height="0.028cm" svg:x="7.09cm" svg:y="13.683cm" svg:viewBox="0 0 110 29" svg:d="M82 10c-24-12-62-5-82 5 30 25 75-6 110 14-3-16-23-21-38-29z">
          <text:p/>
        </draw:path>
        <draw:path draw:style-name="gr4" draw:text-style-name="P4" draw:layer="layout" svg:width="0.069cm" svg:height="0.042cm" svg:x="7.097cm" svg:y="13.768cm" svg:viewBox="0 0 70 43" svg:d="M70 10c-24-4-46 7-70 4 18 12 40 21 60 29 0-15-3-28-4-43z">
          <text:p/>
        </draw:path>
        <draw:path draw:style-name="gr16" draw:text-style-name="P7" draw:layer="layout" svg:width="1.802cm" svg:height="1.419cm" svg:x="6.213cm" svg:y="12.087cm" svg:viewBox="0 0 1803 1420" svg:d="M1378 152c53-29 95-81 137-118 107-91 195 18 233 121 54 150 73 319 36 476-14 57-19 111-78 130-48 16-113 7-159 31-30 15-55 59-71 87-38 70-29 132-54 202-23 66-69 115-134 144-59 27-129 81-188 97-22 66-16 91-89 94-70 3-138 8-207 0s-86-16-121-70c-60-90-233-37-272-157-37-117 4-248-77-354-46-61-111-69-182-65-64 4-104 7-125-59-51-161-28-353 55-499 57-100 200-166 297-92 144 110 304 154 487 154 74-1 154-9 233-25 100-20 197-52 279-97z">
          <text:p/>
        </draw:path>
        <draw:path draw:style-name="gr16" draw:text-style-name="P7" draw:layer="layout" svg:width="0.235cm" svg:height="0.108cm" svg:x="6.576cm" svg:y="12.741cm" svg:viewBox="0 0 236 109" svg:d="M172 2c-64-12-137 24-172 79 25-24 60-36 83-51-8 5 90 97 131 75 53-29 0-95-42-103z">
          <text:p/>
        </draw:path>
        <draw:path draw:style-name="gr16" draw:text-style-name="P7" draw:layer="layout" svg:width="0.187cm" svg:height="0.084cm" svg:x="6.616cm" svg:y="12.896cm" svg:viewBox="0 0 188 85" svg:d="M144 85c73 4 44-71-7-83-39-10-103 25-137 17 50 12 93 64 144 66z">
          <text:p/>
        </draw:path>
        <draw:path draw:style-name="gr16" draw:text-style-name="P7" draw:layer="layout" svg:width="0.184cm" svg:height="0.123cm" svg:x="6.676cm" svg:y="13.044cm" svg:viewBox="0 0 185 124" svg:d="M121 34c-32-17-87-44-121-29 42 18 108 142 160 115 95-49-111-122-140-120">
          <text:p/>
        </draw:path>
        <draw:path draw:style-name="gr16" draw:text-style-name="P7" draw:layer="layout" svg:width="0.078cm" svg:height="0.079cm" svg:x="6.752cm" svg:y="13.205cm" svg:viewBox="0 0 79 80" svg:d="M79 47c-1-64-108-62-71 4 17 32 73 46 71-4z">
          <text:p/>
        </draw:path>
        <draw:path draw:style-name="gr16" draw:text-style-name="P7" draw:layer="layout" svg:width="0.277cm" svg:height="0.111cm" svg:x="7.387cm" svg:y="12.739cm" svg:viewBox="0 0 278 112" svg:d="M99 98c25-28 56-42 83-67 25 17 64 43 96 58-14-11-38-36-55-45-45-24-132-62-184-34-26 14-53 56-31 86 29 38 93-2 125-11">
          <text:p/>
        </draw:path>
        <draw:path draw:style-name="gr16" draw:text-style-name="P7" draw:layer="layout" svg:width="0.187cm" svg:height="0.084cm" svg:x="7.399cm" svg:y="12.896cm" svg:viewBox="0 0 188 85" svg:d="M188 19c-34 8-98-27-137-17-51 12-80 87-7 83 51-2 94-54 144-66z">
          <text:p/>
        </draw:path>
        <draw:path draw:style-name="gr16" draw:text-style-name="P7" draw:layer="layout" svg:width="0.184cm" svg:height="0.123cm" svg:x="7.342cm" svg:y="13.044cm" svg:viewBox="0 0 185 124" svg:d="M165 0c-30-2-235 71-140 120 52 27 118-97 160-115-35-15-90 12-121 29">
          <text:p/>
        </draw:path>
        <draw:path draw:style-name="gr16" draw:text-style-name="P7" draw:layer="layout" svg:width="0.078cm" svg:height="0.079cm" svg:x="7.372cm" svg:y="13.205cm" svg:viewBox="0 0 79 80" svg:d="M72 51c36-66-70-68-72-4-1 50 54 36 72 4z">
          <text:p/>
        </draw:path>
        <draw:path draw:style-name="gr3" draw:text-style-name="P3" draw:layer="layout" svg:width="1.197cm" svg:height="0.973cm" svg:x="6.52cm" svg:y="12.502cm" svg:viewBox="0 0 1198 974" svg:d="M226 197c22-7 39-13 53-37 7-11 22-79 16-89 20 31-1 77 23 107 26 32 92 32 129 36 63 7 220 34 229-63 0 22 0 45 1 67 112 22 62-112 27-80-2-5-6-26-7-30 52-1 103-38 153-55-15 36-116 42-87 90 2-4 6-13 7-15 0 20 8 41 22 57 32-11 12-39 13-66 4 33 34 45 64 52 7 2 13-92 16-99 11-28 40-47 57-72-18 27-43 80-43 113-2 61 41 62 93 78 68 20 178 53 206 126-28-8-53-23-77-38 25 29 51 65 69 100-53-27-89-89-144-116-41-20-134-43-178-20-66 33-7 82-22 125 65 75 226-43 277 65-49-22-96-37-150-40-35-1-154 33-76 76-4 3-9 13-12 17 20 6 27 20 20 39 42-6 105-19 145 2 64 36 1 65 20 93-33-49-74-93-139-84-38 5-129 50-114 99 12 38 67 27 99 35 21 5 99 56 113 52-18 5-33 14-46 25-36-52-208-75-188 23 15 71 117 71 164 35-57 43-124 62-181 102-5-1-7-4-13-4-9 22-11 48-9 71-49-14-40-119-27-158-21-3-36 5-41 26-2-3-4-6-6-13-6 9-20 20-24 33 2-15-2-32 2-47-55 0-170 27-213-11-4 17-8 37-10 55-13-23-8-50-10-76-18-5-33-17-43-34 63 24 131 53 207 41 41-6 106-10 138-40 18-18 26-31 22-57-4-23-54-52-54-44 3 20 0 39-13 52-30-103-218-43-300-73 13-67-224-110-258-100 99-69 170 27 260 40-8-29-14-61-10-93 10 39 17 96 45 120 5-6 12-12 19-16 41 45 99 47 157 43 21-1 219-60 212-69-21-32-27-78-6-112-19 9-40 8-45-13 6 1 16-1 22-1-5 1-11 1-15-1-2-4-3-8-4-12-2-2-2-2 1 1-96 20-245 80-344 11 1 2 3 3 5 5-58-29-142-46-207-37 33-5 112-3 139-17 40-20 16-47 32-84 0 31 2 77 35 87 28 8 42-4 35-38 21 102 123 74 204 63 35-4 83-17 107-46 36-44-7-80 15-125-151 50-302-11-453-22-117-8-233 34-322 112-4-7-5-11-8-18 57-54 138-77 210-103 6-3 11-4 16-6z">
          <text:p/>
        </draw:path>
        <draw:path draw:style-name="gr3" draw:text-style-name="P3" draw:layer="layout" svg:width="0.281cm" svg:height="0.207cm" svg:x="7.652cm" svg:y="12.133cm" svg:viewBox="0 0 282 208" svg:d="M228 53c-48 33-87 77-134 109-29 20-67 31-94 45 55-15 173-48 201-97 3 6 9 27 11 36-35 25-77 35-110 62 45-2 96-28 137-48-15 8-27 21-37 33 30 0 54-22 80-1-35-60-39-175-121-192-13 13-25 26-39 39 12-6 31-8 44-17 3 5 2 11 2 17 22-3 35 7 40 28z">
          <text:p/>
        </draw:path>
        <draw:path draw:style-name="gr3" draw:text-style-name="P3" draw:layer="layout" svg:width="0.44cm" svg:height="0.426cm" svg:x="6.251cm" svg:y="12.22cm" svg:viewBox="0 0 441 427" svg:d="M54 248c8-85 78-182 150-227 93-57 147 15 237 59-48 1-106-33-149-53 3 6 6 14 9 19-34-23-92-10-86 41 6 52 95 90 139 94-59-10-113-34-163-66 1 3 3 6 5 9-62-4-106 49-124 102-12 39-15 52-38 89-21 33-47 72-26 112-4-77 4-140 53-206z">
          <text:p/>
        </draw:path>
        <draw:path draw:style-name="gr3" draw:text-style-name="P3" draw:layer="layout" svg:width="0.04cm" svg:height="0.27cm" svg:x="7.945cm" svg:y="12.474cm" svg:viewBox="0 0 41 271" svg:d="M14 0c-36 33 8 104 7 149 0 39-7 97-19 122 40-70 57-199 12-271z">
          <text:p/>
        </draw:path>
        <draw:path draw:style-name="gr3" draw:text-style-name="P3" draw:layer="layout" svg:width="0.145cm" svg:height="0.037cm" svg:x="6.56cm" svg:y="12.862cm" svg:viewBox="0 0 146 38" svg:d="M0 13c17 10 37 17 54 25 30-9 62-16 92-25-29-10-110-24-133 0z">
          <text:p/>
        </draw:path>
        <draw:path draw:style-name="gr3" draw:text-style-name="P3" draw:layer="layout" svg:width="0.145cm" svg:height="0.056cm" svg:x="6.647cm" svg:y="13.173cm" svg:viewBox="0 0 146 57" svg:d="M0 24c29 6 46 29 73 33 13-28 43-44 73-41-36-21-109-24-139 8z">
          <text:p/>
        </draw:path>
        <draw:path draw:style-name="gr3" draw:text-style-name="P3" draw:layer="layout" svg:width="0.387cm" svg:height="0.159cm" svg:x="6.293cm" svg:y="12.67cm" svg:viewBox="0 0 388 160" svg:d="M13 98c-1 26 8 48 26 62 22-26 77-11 106-2 36-83 173-117 243-158-53 27-114 47-169 73-43 20-82 54-132 45 8-20 25-33 44-46-33 23-105 49-131 6 0 20 10 37 26 47z">
          <text:p/>
        </draw:path>
        <draw:path draw:style-name="gr3" draw:text-style-name="P3" draw:layer="layout" svg:width="0.167cm" svg:height="0.023cm" svg:x="6.968cm" svg:y="12.612cm" svg:viewBox="0 0 168 24" svg:d="M0 2c43 33 121 23 168 12-41-21-111-12-161-12z">
          <text:p/>
        </draw:path>
        <draw:path draw:style-name="gr4" draw:text-style-name="P4" draw:layer="layout" svg:width="0.091cm" svg:height="0.102cm" svg:x="6.754cm" svg:y="12.757cm" svg:viewBox="0 0 92 103" svg:d="M0 86c95 58 128-50 43-86 21 35 40 90-16 99z">
          <text:p/>
        </draw:path>
        <draw:path draw:style-name="gr4" draw:text-style-name="P4" draw:layer="layout" svg:width="0.061cm" svg:height="0.123cm" svg:x="7.361cm" svg:y="12.748cm" svg:viewBox="0 0 62 124" svg:d="M36 0c-75 47-17 165 26 109-47-1-51-57-26-89z">
          <text:p/>
        </draw:path>
        <draw:path draw:style-name="gr4" draw:text-style-name="P4" draw:layer="layout" svg:width="0.235cm" svg:height="0.061cm" svg:x="7.082cm" svg:y="13.063cm" svg:viewBox="0 0 236 62" svg:d="M67 54c38 13 190 20 167-54-3 6-16 17-21 26-25 1-69 15-100 19-34 5-79 5-113 16z">
          <text:p/>
        </draw:path>
        <draw:path draw:style-name="gr4" draw:text-style-name="P4" draw:layer="layout" svg:width="0.305cm" svg:height="0.072cm" svg:x="7.037cm" svg:y="12.877cm" svg:viewBox="0 0 306 73" svg:d="M119 73c54 3 141-11 187-41-1-7-3-25-6-32-10 87-240 56-300 59 39 14 82 13 125 14z">
          <text:p/>
        </draw:path>
        <draw:path draw:style-name="gr4" draw:text-style-name="P4" draw:layer="layout" svg:width="0.312cm" svg:height="0.065cm" svg:x="7.023cm" svg:y="12.683cm" svg:viewBox="0 0 313 66" svg:d="M79 66c28-13 267 8 230-66-5 13-17 19-24 30-3-6-3-11-6-16-60 63-199 44-275 31-6 3-5 8 1 14z">
          <text:p/>
        </draw:path>
        <draw:path draw:style-name="gr4" draw:text-style-name="P4" draw:layer="layout" svg:width="0.332cm" svg:height="0.286cm" svg:x="7.486cm" svg:y="12.106cm" svg:viewBox="0 0 333 287" svg:d="M25 234c1 22 6 32 1 53 58-80 171-126 259-167-37 6-77 25-112 26 20-41 115-105 160-114-3-12-11-25-21-32-54 47-122 80-178 127-41 35-88 69-134 86 4 14 13 20 25 28z">
          <text:p/>
        </draw:path>
        <draw:path draw:style-name="gr4" draw:text-style-name="P4" draw:layer="layout" svg:width="0.32cm" svg:height="0.145cm" svg:x="6.447cm" svg:y="12.219cm" svg:viewBox="0 0 321 146" svg:d="M66 13c-25-12-50-7-66 12 61 35 127 58 192 82-15-16-32-34-53-44 40 45 123 71 182 83 0-10-4-34-7-44-90-5-184-69-269-95-9-12 3-4 8-7z">
          <text:p/>
        </draw:path>
        <draw:path draw:style-name="gr4" draw:text-style-name="P4" draw:layer="layout" svg:width="0.086cm" svg:height="0.111cm" svg:x="7.182cm" svg:y="13.271cm" svg:viewBox="0 0 87 112" svg:d="M0 33c31-7 60-20 87-33-12 34-6 76-6 112-3-17-5-57-15-71-14-21-34 2-46-21z">
          <text:p/>
        </draw:path>
        <draw:path draw:style-name="gr7" draw:text-style-name="P5" draw:layer="layout" svg:width="0.727cm" svg:height="0.352cm" svg:x="6.761cm" svg:y="12.244cm" svg:viewBox="0 0 728 353" svg:d="M304 23c-55 15-107 41-163 53-29 6-76-2-102 12-82 41-17 150 27 194 63 63 163 67 248 70 98 3 205 6 296-34 116-50 169-189 54-261-111-70-236-67-360-34z">
          <text:p/>
        </draw:path>
        <draw:path draw:style-name="gr8" draw:text-style-name="P5" draw:layer="layout" svg:width="0.641cm" svg:height="0.325cm" svg:x="6.804cm" svg:y="8.987cm" svg:viewBox="0 0 642 326" svg:d="M518 299c-108-22-208-23-316-8-51 7-105 27-156 18-58-10-49-59-38-110 4-17 4-36 3-54-6-109 159-102 222-113 111-18 242-56 351-11 56 23 63 62 56 124-5 37-3 65 0 102 2 27 2 58-22 74-27 16-72-16-100-22z">
          <text:p/>
        </draw:path>
        <draw:path draw:style-name="gr8" draw:text-style-name="P5" draw:layer="layout" svg:width="0.603cm" svg:height="0.267cm" svg:x="6.837cm" svg:y="8.532cm" svg:viewBox="0 0 604 268" svg:d="M447 224c-59-5-118 2-176 12-50 9-102 4-151 16-38 9-89 38-113-14-16-35 0-82 9-117 28-111 130-93 214-104 77-9 155-25 233-12 38 6 72 19 100 50 37 40 27 55 31 108 2 32 28 74-12 82-38 7-95-18-135-21z">
          <text:p/>
        </draw:path>
        <draw:path draw:style-name="gr17" draw:text-style-name="P4" draw:layer="layout" svg:width="0.615cm" svg:height="0.481cm" svg:x="6.813cm" svg:y="7.833cm" svg:viewBox="0 0 616 482" svg:d="M589 306c1 8 2 15 3 23 2 21 9 41 14 61 3 13 11 28 10 42-1 3-11 27-11 27-24-44-88-53-132-53-68 0-136-19-205-14-32 2-241 24-235 90-57 5-23-170-22-212 5-97-40-170 64-218 100-47 213-53 321-52 65 1 240 4 210 146-11 53-20 107-17 160z">
          <text:p/>
        </draw:path>
        <draw:path draw:style-name="gr7" draw:text-style-name="P5" draw:layer="layout" svg:width="0.712cm" svg:height="0.289cm" svg:x="6.785cm" svg:y="10.943cm" svg:viewBox="0 0 713 290" svg:d="M603 245c-93 34-193 29-290 38-65 7-135 14-198-8-34-11-101-43-111-80-9-32 0-65 5-97 4-24-7-67 11-83 34-32 102 22 137 30 61 16 116 26 181 22 56-3 111-18 165-34 50-16 169-69 188 5 7 24 2 52 9 77 4 13 15 26 13 38-4 18-35 36-48 50-17 19-35 31-59 40-1 1-2 1-3 2z">
          <text:p/>
        </draw:path>
        <draw:path draw:style-name="gr7" draw:text-style-name="P5" draw:layer="layout" svg:width="0.752cm" svg:height="0.265cm" svg:x="6.775cm" svg:y="11.886cm" svg:viewBox="0 0 753 266" svg:d="M739 109c0 23-1 43-17 66-22 31-58 49-93 61-75 26-158 29-237 28-78-1-156 7-234-4-40-6-76-17-111-37-48-30-53-61-42-115 4-20 4-31 2-50-6-66 59-14 56-7 8 0 16 0 24 0-9 0-19 0-28 0-8 0 21 0 26 0 20-2 66 7 95 9 102 8 200 16 300-7 54-13 107-36 163-40 17-1 37 4 53 2 18-3 34-19 54-14 12 22-11 58-12 82 0 9 0 18 1 26z">
          <text:p/>
        </draw:path>
        <draw:path draw:style-name="gr7" draw:text-style-name="P5" draw:layer="layout" svg:width="0.726cm" svg:height="0.306cm" svg:x="6.781cm" svg:y="11.385cm" svg:viewBox="0 0 727 307" svg:d="M727 52c1-8 0-16-3-20-9-11-7-2-17-5-7-3-19-4-31-10-47-22-106-18-156-14-106 9-227 55-333 37-33-5-91-37-121-35-66 5-56 64-58 112 0 28-15 46-4 72 11 25 32 45 54 59 134 89 377 59 520 30 41-8 123-29 142-77 14-37-1-73 0-110 1-9 6-25 7-39z">
          <text:p/>
        </draw:path>
        <draw:path draw:style-name="gr12" draw:text-style-name="P2" draw:layer="layout" svg:width="1.468cm" svg:height="0.585cm" svg:x="6.384cm" svg:y="11.937cm" svg:viewBox="0 0 1469 586" svg:d="M528 558c-75-22-167-60-169-115 0-10 9-27 11-36 10-32 18-71 17-105-20 68-93 41-142 21-57-23-106-65-144-110-16-21-22-28-48-36-17-5-37-1-48-19-22-36 32-42 54-58 25-18 46-55 80-61 38-6 69 35 95 56 34 28 70 46 109 66 41 21 29 48 48 89-13-24-60-149 2-145-8 0 22 29 26 31 27 13 67 22 96 30 53 13 115 14 169 15 124 2 248 2 366-44 19-7 43-16 57-31 17-19 43-60 55-9 6 26-13 68-24 92 15-31 14-33 43-46 25-13 40-15 60-38 42-49 77-112 148-104 44 4 81 7 80 57-2 100-77 154-156 207-33 22-58 43-99 48-33 4-86-9-111 19-3-2-6-4-9-7 6-17 3-37 10-55-9 36-6 83 3 119 15 60 18 70-33 112-28 23-53 40-88 52-109 35-265 41-378 23-18-3-47-9-80-18z">
          <text:p/>
        </draw:path>
        <draw:path draw:style-name="gr3" draw:text-style-name="P3" draw:layer="layout" svg:width="0.463cm" svg:height="0.315cm" svg:x="7.03cm" svg:y="12.082cm" svg:viewBox="0 0 464 316" svg:d="M82 69c-14 1-28-1-41-2 0 2 0 3-1 5-13 1-28 2-40-2 3 6 8 14 13 18 6 6 15 2 19 6 9 11 6 38 9 53 0-17-1-36 6-52 23 17 59-13 85-3-6 23-3 34 4 55 5-15-5-43 15-46-1 10 2 16 7 22 8-11 13-26 28-25 1 31 5 63 10 94 3 20 5 66 18 79 4-41-11-82-6-123 3-22 24-52 50-47-2 3-4 9-6 12 26-36 20 25 20 35 0 22 6 46 12 66 2-19-2-37 7-55-3 32 15 73 30 100-3-2-7-2-12-5 10 16-3 52 16 62 2-25 3-51 4-75 2 3 4 5 6 8-22-38-28-76-22-119 7 5 11 16 15 25 2-25 4-36 12-59 2 7 8 16 10 21 2-9 6-9 9-13 6 43 15 87 18 130 18-24-13-71 14-92 2 12 3 23 10 32 1-6 4-10 6-14 8 20 6 42 14 62 6 15 17 28 22 42-13-26-17-63-20-93-2-22-12-74 1-91 1 4 5 9 6 14 6-22 7-45 16-66 1 2 2 4 3 6 14-3 15-22 15-34-36 33-103 11-135 42 2 2 4 10 6 12-29 14-83 21-113 15 7-3 10-10 12-12-25 8-59 6-85 9-27 3-53 4-80 0z">
          <text:p/>
        </draw:path>
        <draw:path draw:style-name="gr3" draw:text-style-name="P3" draw:layer="layout" svg:width="0.22cm" svg:height="0.092cm" svg:x="6.543cm" svg:y="12.169cm" svg:viewBox="0 0 221 93" svg:d="M48 34c25 13 125 66 137 7 13 0 23-7 36-7-18 22-19 30-21 57-43 6-89-3-124-28-27-18-48-47-76-63 12 14 45 17 63 15-6 1-7 4-12 6 3 8 10 14 19 16z">
          <text:p/>
        </draw:path>
        <draw:path draw:style-name="gr3" draw:text-style-name="P3" draw:layer="layout" svg:width="0.239cm" svg:height="0.259cm" svg:x="7.496cm" svg:y="11.968cm" svg:viewBox="0 0 240 260" svg:d="M51 143c-29 15-55 85-51 117 14-2 20-19 35-22 11-2 27 8 41 6-3-5-1-11-3-15 12-3 36-5 44-14 5-6 1-18 2-27 6-33 44-104 83-102-2-31 29-57 38-85-39-12-91 65-113 91-15 17-24 25-45 35-14 6-37 9-38 26z">
          <text:p/>
        </draw:path>
        <draw:path draw:style-name="gr3" draw:text-style-name="P3" draw:layer="layout" svg:width="0.154cm" svg:height="0.153cm" svg:x="7.676cm" svg:y="12.044cm" svg:viewBox="0 0 155 154" svg:d="M149 3c-52 11-47 99-110 98 1 17-29 40-39 53 47-17 92-49 124-87 9-12 44-60 25-67z">
          <text:p/>
        </draw:path>
        <draw:path draw:style-name="gr3" draw:text-style-name="P3" draw:layer="layout" svg:width="0.1cm" svg:height="0.141cm" svg:x="6.453cm" svg:y="12.025cm" svg:viewBox="0 0 101 142" svg:d="M73 3c-16 1-33 6-45 18-14-4-20 16-28 26 29 29 62 79 101 95-16-35-46-65-40-107 11 0 23-1 34 3-7-12-18-24-22-38z">
          <text:p/>
        </draw:path>
        <draw:path draw:style-name="gr3" draw:text-style-name="P3" draw:layer="layout" svg:width="0.051cm" svg:height="0.146cm" svg:x="6.777cm" svg:y="12.203cm" svg:viewBox="0 0 52 147" svg:d="M6 40c20 25 4 81-3 107 18-23 34-64 33-94 5 3 11 1 15 3 3-19-2-43-16-56-5 16-12 51-35 53z">
          <text:p/>
        </draw:path>
        <draw:path draw:style-name="gr4" draw:text-style-name="P4" draw:layer="layout" svg:width="0.195cm" svg:height="0.134cm" svg:x="7.291cm" svg:y="12.093cm" svg:viewBox="0 0 196 135" svg:d="M48 59c0 6 2 9 6 10 2-5 7-10 9-15 1 5 4 11 4 17 12-26 30-36 56-37 3 33-4 69 7 101 0-32 2-68 18-97 1 5 4 10 5 14 13-19 36-29 43-52-10 6-22 11-34 14-20-19-74 10-93 23 1 2 3 4 3 6-16 16-49 21-72 20 10 5 23 1 35 0z">
          <text:p/>
        </draw:path>
        <draw:path draw:style-name="gr4" draw:text-style-name="P4" draw:layer="layout" svg:width="0.056cm" svg:height="0.065cm" svg:x="7.417cm" svg:y="12.354cm" svg:viewBox="0 0 57 66" svg:d="M6 66c18-2 43-10 49-28 7-18-4-20-9-38 1 38-14 49-46 66z">
          <text:p/>
        </draw:path>
        <draw:path draw:style-name="gr4" draw:text-style-name="P4" draw:layer="layout" svg:width="0.18cm" svg:height="0.197cm" svg:x="7.496cm" svg:y="12.004cm" svg:viewBox="0 0 181 198" svg:d="M42 100c-30 22-44 60-42 98 7-16 19-57 45-44-2-3-2-6-3-9 35 0 35-21 47-41 24-38 77-59 92-104-30 27-59 52-95 72-24 13-49 19-63 44z">
          <text:p/>
        </draw:path>
        <draw:path draw:style-name="gr4" draw:text-style-name="P4" draw:layer="layout" svg:width="0.026cm" svg:height="0.113cm" svg:x="6.774cm" svg:y="12.246cm" svg:viewBox="0 0 27 114" svg:d="M7 0c5 0 8 2 10 6-18 20-15 81-17 108 6-13 42-111 20-108z">
          <text:p/>
        </draw:path>
        <draw:path draw:style-name="gr12" draw:text-style-name="P2" draw:layer="layout" svg:width="1.419cm" svg:height="0.245cm" svg:x="6.454cm" svg:y="11.547cm" svg:viewBox="0 0 1420 246" svg:d="M594 179c-68 3-158 3-222-29-26-13-39-33-66-45-62-26-125-66-194-49-30 8-100 10-110 45-8 28 12 80 37 95 31 19 84 26 120 35 17 4 37 11 54 8 19-4 38-18 60-22 69-11 140 6 209 15 93 13 201 23 293 0 23-5 33-20 56-24 31-6 69-4 101-6 74-3 157-16 230-1 45 8 66 23 110 3 42-19 77-46 111-76 28-23 57-44 20-76-29-25-78-42-114-50-34-8-63 9-96 22-44 19-86 44-129 66-61 32-127 49-194 64-92 21-182 23-276 25z">
          <text:p/>
        </draw:path>
        <draw:path draw:style-name="gr12" draw:text-style-name="P2" draw:layer="layout" svg:width="0.772cm" svg:height="0.465cm" svg:x="6.759cm" svg:y="11.546cm" svg:viewBox="0 0 773 466" svg:d="M46 14c10 7 20 15 22 17 22 15 39 22 63 32 38 17 72 25 113 33 64 12 131 15 195 14 62-2 140-19 198-40 26-10 98-25 101-60 1-13 27 4 30 8 8 11 3 34 2 47-5 41-16 82-19 122-2 25-4 56 0 82 7 38 27 72 5 109-18 30-57 44-89 55-101 37-221 27-327 32-72 4-146 0-215-24-40-14-131-44-117-103 11-42 16-75 16-119 0-26-57-215 3-219 1 0 10 7 19 14z">
          <text:p/>
        </draw:path>
        <draw:path draw:style-name="gr3" draw:text-style-name="P3" draw:layer="layout" svg:width="0.402cm" svg:height="0.371cm" svg:x="7.093cm" svg:y="11.606cm" svg:viewBox="0 0 403 372" svg:d="M50 104c-3 23 7 39 10 60 4-7 5-21 6-31 10-2 13-4 12-15 1 4 3 7 4 11 23-25 44 0 75-14 15 60 6 134 38 188 5-51-32-131-2-179 5 12 4 27 14 37 4-9 9-17 17-23 23 36 18 96 24 138 4 29 16 61 16 90-11-5-16-19-22-30 1 7-1 14 0 21-1 0-2-1-3-2-12 11-35 8-50 8-26-1-52 4-78 4 26 10 67 2 97 3 24 0 41-2 63-10 19-7 61-7 66-31-3 2-9 2-13 5-16-26-20-54-18-84 13 19 15 44 29 62 2-2 9-3 12-5 2 4 6 6 7 12 19 4 12-12 22-18 6-4 16-6 23-7-20-20-31-73-36-102-6-31-14-74 4-103 3 14 5 29 9 43 13-29 0-77 12-111 0 2 1 4 2 6 5-8 11-18 13-27-27 24-61 45-98 48 0 20-2 42-6 61-10-20-5-38-28-43-19-4-35 7-53 10-22 3-46 6-67 8-14 2-35-5-42 9-4-4-14-5-18-8-9 22-70 0-91 0 14 8 40 23 50 22z">
          <text:p/>
        </draw:path>
        <draw:path draw:style-name="gr3" draw:text-style-name="P3" draw:layer="layout" svg:width="0.059cm" svg:height="0.222cm" svg:x="6.781cm" svg:y="11.62cm" svg:viewBox="0 0 60 223" svg:d="M44 24c-13-8-24-18-38-24-4 8-5 16-1 24-3-2-2-1-2-5-12 20 16 75 20 97 4 36 5 71 5 107 8-36 7-83 6-120-1-16-14-45 0-56 0 5 2 7 4 11 7-11 18 2 22 10-3-15-4-35-13-47z">
          <text:p/>
        </draw:path>
        <draw:path draw:style-name="gr3" draw:text-style-name="P3" draw:layer="layout" svg:width="0.022cm" svg:height="0.115cm" svg:x="6.894cm" svg:y="11.834cm" svg:viewBox="0 0 23 116" svg:d="M0 101c6 8 13 15 23 15 2-39-4-77-7-116 2 36-11 70-13 104z">
          <text:p/>
        </draw:path>
        <draw:path draw:style-name="gr3" draw:text-style-name="P3" draw:layer="layout" svg:width="0.02cm" svg:height="0.084cm" svg:x="6.951cm" svg:y="11.685cm" svg:viewBox="0 0 21 85" svg:d="M3 6c9 26 7 53 14 79-3-28 20-74-17-85z">
          <text:p/>
        </draw:path>
        <draw:path draw:style-name="gr3" draw:text-style-name="P3" draw:layer="layout" svg:width="0.287cm" svg:height="0.128cm" svg:x="6.487cm" svg:y="11.641cm" svg:viewBox="0 0 288 129" svg:d="M0 35c21-20 50-19 76-23-20-37-109 23-62 26-2 1-5 5-7 7 20 36 73 73 113 79 24 4 47 1 72 5 7-30 70-41 95-31 3-17-1-37-4-53-20 23-62 24-89 28-13 1-26 5-39 5-29 1-12-2-26-14-15-14-11-10-29-13-12-1-28 2-41-1-10-2-17-11-27-12-8-1-17 4-26 3z">
          <text:p/>
        </draw:path>
        <draw:path draw:style-name="gr3" draw:text-style-name="P3" draw:layer="layout" svg:width="0.32cm" svg:height="0.161cm" svg:x="7.531cm" svg:y="11.581cm" svg:viewBox="0 0 321 162" svg:d="M151 6c-41 14-88 88-19 64 2 22-5 43 19 41 14-1 47-24 55-34-9 25-41 25-47 50 13-4 26-15 39-19 12-3 24 0 36-3 35-9 57-37 87-51-31 24-58 53-90 76-14 9-47 33-64 32-4 0-10-8-15-9-49-7-103-21-152-14-4-89 77-135 158-139z">
          <text:p/>
        </draw:path>
        <draw:path draw:style-name="gr4" draw:text-style-name="P4" draw:layer="layout" svg:width="0.027cm" svg:height="0.106cm" svg:x="6.772cm" svg:y="11.612cm" svg:viewBox="0 0 28 107" svg:d="M18 0c-4 0-9 0-13 1-17 27 13 79 22 106 3-25-2-86-15-107z">
          <text:p/>
        </draw:path>
        <draw:path draw:style-name="gr4" draw:text-style-name="P4" draw:layer="layout" svg:width="0.068cm" svg:height="0.275cm" svg:x="7.43cm" svg:y="11.633cm" svg:viewBox="0 0 69 276" svg:d="M0 87c0 47 3 95 23 139 1-31-10-62-6-94 8 19 7 41 14 59 0-14 3-27 8-40 2 33 8 66 18 96-8-6-13-17-16-26 1 18 5 39 11 55 3-12 4-28 14-37 2 2 3 4 3 6-30-70-13-169-11-245-5 23-12 45-16 67-1-7-2-8-1-16-8 23-13 50-13 74-10-25 1-65-13-84-11 15-12 34-12 53z">
          <text:p/>
        </draw:path>
        <draw:path draw:style-name="gr4" draw:text-style-name="P4" draw:layer="layout" svg:width="0.081cm" svg:height="0.108cm" svg:x="7.516cm" svg:y="11.615cm" svg:viewBox="0 0 82 109" svg:d="M63 10c-20-2-36 17-54 23 10-4-6 30-6 31-2 14-7 29 3 41 22 0 56 10 75 0-30-5-55-9-44-40-2 1-4 1-6 1-6-28 23-65 51-66z">
          <text:p/>
        </draw:path>
        <draw:path draw:style-name="gr12" draw:text-style-name="P2" draw:layer="layout" svg:width="1.496cm" svg:height="0.278cm" svg:x="6.406cm" svg:y="11.122cm" svg:viewBox="0 0 1497 279" svg:d="M1068 249c-70 44-181 31-258 17-98-19-198 13-296-1-27-4-50-17-77-22-99-19-182-58-283-10-30 14-56 40-89 25-26-13-50-43-60-70-12-33-2-65 22-91 23-24 78-68 111-67 16 1 39 15 54 22 27 13 56 23 86 29 50 9 104-26 151-14 33 9 66 37 100 48 74 24 149 19 225 17 56-2 125-20 178-38 39-13 67-18 97-38 12-9 29-22 43-23 21-2 51 15 73 20 56 14 93-7 139-36 30-19 52-20 89-13 41 8 93 34 116 71 29 46-33 78-70 98-26 14-53 27-81 34-10-53-136-36-168-25-42 14-66 44-102 67z">
          <text:p/>
        </draw:path>
        <draw:path draw:style-name="gr12" draw:text-style-name="P2" draw:layer="layout" svg:width="0.75cm" svg:height="0.462cm" svg:x="6.763cm" svg:y="11.064cm" svg:viewBox="0 0 751 463" svg:d="M158 82c105 17 212 23 317 6 91-16 168-16 244-80 39-33 31 49 29 67-3 36-17 74-17 109 0 36-2 70 5 105 9 52 39 94-25 116-59 22-113 34-175 46-108 20-219 15-325-10-58-13-136-17-182-58-20-18-2-56-2-77 1-50-1-98-6-148-6-50-38-101-10-149 4 0 7 0 11 0 6 2 19 27 25 32 19 15 47 23 70 30 13 5 27 9 41 11z">
          <text:p/>
        </draw:path>
        <draw:path draw:style-name="gr3" draw:text-style-name="P3" draw:layer="layout" svg:width="0.157cm" svg:height="0.193cm" svg:x="6.803cm" svg:y="11.149cm" svg:viewBox="0 0 158 194" svg:d="M22 31c-5 17 10 46 13 64 6 33 6 65 6 99-4-38 7-97 6-142 0 1 1 2 2 4 2-6 4-8 5-15 10-6 23-4 31 5 22-15 26 74 35 92-8-27-4-53-3-80 4-1 7-3 10-3 11 3 22 3 31-2-12-10-32-6-38-24-23 1-87-2-96-29-1 1-5 6-6 9-6-4-13-4-18-9-1 29 14 60 12 91 5-18 7-37 6-56z">
          <text:p/>
        </draw:path>
        <draw:path draw:style-name="gr3" draw:text-style-name="P3" draw:layer="layout" svg:width="0.347cm" svg:height="0.352cm" svg:x="7.13cm" svg:y="11.132cm" svg:viewBox="0 0 348 353" svg:d="M6 73c21 0 42-2 63-3-9 8 0 17 11 21 7-6 11-2 18-4 0 3 0 6 1 8 6-6 10-3 18-5 1 19 8 39 10 60 2 29-2 63 6 90 0-32 2-64 3-96 1-17-6-44 10-55 4 9 6 19 10 28 4-7 10-15 14-21 4 66 18 135 17 201 6-36 1-71 0-107-2-25-7-81 12-100 24 11 20 37 23 58 6 39 9 73 9 112 0 18 8 69-12 76-1-9-5-14-8-21-1 5-7 9-9 13-1-4-4-6-5-10-2 19-16 34-36 22-19-11-17-45-24-63-3 21 2 44-7 64 0-3-1-5-1-8-15 11-41 13-58 18 56 4 109 4 163-14 41-14 27-59 38-95-4 22-4 46 3 68 2-7 8-15 9-18-2 15 11 26 20 9 13 5 34-8 44-18-47-23-33-142-35-183 3 15 10 33 19 46 1-27 4-52 7-76 3-22 10-50 1-70-10 7-21 10-33 11-3 15-10 32-10 47-2-6-4-30-9-41-2 4-10 11-12 15 0-4-1-7-1-11-16 48 4 105 0 154-15-31 5-113-21-143-1 45-1 89-1 134 5-29-1-71-13-97-6-14-9-22-24-25-8-1-71 24-70 29-5-25-46-5-68-6-25-1-55-7-78 0z">
          <text:p/>
        </draw:path>
        <draw:path draw:style-name="gr3" draw:text-style-name="P3" draw:layer="layout" svg:width="0.044cm" svg:height="0.152cm" svg:x="6.975cm" svg:y="11.321cm" svg:viewBox="0 0 45 153" svg:d="M7 140c13 2 25 9 37 13 2-5 0-13-2-18-27-5-18-115-26-135 4 42 17 87 4 127 0-5-2-10-3-14-1 3-5 6-6 8-2-11-4-23-10-31 4 15 4 31-1 46 4-3 5 1 10 1z">
          <text:p/>
        </draw:path>
        <draw:path draw:style-name="gr4" draw:text-style-name="P4" draw:layer="layout" svg:width="0.078cm" svg:height="0.331cm" svg:x="7.404cm" svg:y="11.104cm" svg:viewBox="0 0 79 332" svg:d="M14 281c4-34-3-73 9-106-1 17 2 33 3 49 3-10 3-22 7-32 8 23 4 50 10 74 3 14 10 28 11 41-13 1-16-16-18-27 0 18-1 35 3 52 5-12 14-17 20-3 9-2 15-10 20-16-25-43-9-101-17-144 2 3 4 5 6 7-8-11 1-54 2-68 1-26 0-53 4-79 2-11 8-19 3-28-3-8-23 40-23 42-8 26-11 51-15 77-5-17-7-34-13-52 0 17 2 33-3 49-1-3-5-8-6-8 0 20-5 46-1 65-1-5-9-14-12-18-8 18-1 45 0 64 0 17 12 47 10 61z">
          <text:p/>
        </draw:path>
        <draw:path draw:style-name="gr4" draw:text-style-name="P4" draw:layer="layout" svg:width="0.359cm" svg:height="0.176cm" svg:x="7.497cm" svg:y="11.148cm" svg:viewBox="0 0 360 177" svg:d="M246 0c-69 4-125 71-196 52-18-5-22-16-38-1-9 9-10 26-11 38-3 26 0 56 8 81 0-1 1-1 2-1-1 3-2 5-2 8 13-13 30-28 46-33-1 1-2 2-4 3 5-3 11-4 17-7-2 1-4 1-5 2 16 1 51-8 65-18-1 1-3 3-4 3 10-2 21-4 32-3 7 14 84 13 102 19 12 29 88-48 102-66-26 12-62 25-92 22-15-1-28-6-45-9-19-4-55-1-55-26-1-28 56-58 78-64z">
          <text:p/>
        </draw:path>
        <draw:path draw:style-name="gr3" draw:text-style-name="P3" draw:layer="layout" svg:width="0.246cm" svg:height="0.075cm" svg:x="7.613cm" svg:y="11.19cm" svg:viewBox="0 0 247 76" svg:d="M63 3c-20 6-60 15-63 38 8-1 15 2 22-1 0 2 0 5 0 7 31 15 88 5 116-12-32 29 7 44 36 40 27-3 69-25 73-54-10 22-39 41-64 35-18-4-39-49-13-52-21 3-38 10-59 3-10 17-41 30-54 10 7-6 15-12 22-17z">
          <text:p/>
        </draw:path>
        <draw:path draw:style-name="gr3" draw:text-style-name="P3" draw:layer="layout" svg:width="0.368cm" svg:height="0.143cm" svg:x="6.42cm" svg:y="11.209cm" svg:viewBox="0 0 369 144" svg:d="M46 35c-13 12-14 31-32 39-7-7-11-24-3-33-22 26-8 64 13 85 30 29 55 18 87 1 23-13 48-26 75-29-12 8-27 12-39 19 57-7 126-43 184-23 0 2-1 5-1 7 12 6 24 14 33 22 17-29-5-88-11-119-5 9-6 21-10 29 0-1 0-3-1-4-20 18-56 15-80 31 13 0 27 0 40 4-14 22-84 20-108 21-20 1-57 2-75-6 4-5 5-12 14-16-25 3-48 16-74 12-11-46 35-46 59-75-14 16-53 19-71 35z">
          <text:p/>
        </draw:path>
        <draw:path draw:style-name="gr3" draw:text-style-name="P3" draw:layer="layout" svg:width="0.078cm" svg:height="0.014cm" svg:x="6.642cm" svg:y="11.23cm" svg:viewBox="0 0 79 15" svg:d="M54 4c-19 0-36-3-54-3 8 25 64 12 79 0-8-1-17-2-25 0z">
          <text:p/>
        </draw:path>
        <draw:path draw:style-name="gr7" draw:text-style-name="P5" draw:layer="layout" svg:width="0.697cm" svg:height="0.271cm" svg:x="6.79cm" svg:y="10.456cm" svg:viewBox="0 0 698 272" svg:d="M693 83c0-1 0-2 0-2 0-19 6-38 2-57-8-34-70-15-93-19-57-8-113-6-170 1-28 3-57 8-86 10-79 8-158-9-237 1-18 2-35 7-52 10-12 2-25-2-36 0-23 4-17 18-15 35 3 28 3 57-2 85-4 20-10 41 8 57 14 13 48 18 66 23 25 8 51 15 77 20 104 20 211 31 317 20 49-5 104-11 146-35 32-18 85-51 79-94-3-18-4-37-4-55z">
          <text:p/>
        </draw:path>
        <draw:path draw:style-name="gr7" draw:text-style-name="P5" draw:layer="layout" svg:width="0.665cm" svg:height="0.263cm" svg:x="6.792cm" svg:y="9.966cm" svg:viewBox="0 0 666 264" svg:d="M640 199c-11 5-25 8-39 11-73 16-145 33-218 44-116 16-260 20-365-41-34-21-11-62-6-91 5-26-12-72 0-95 12-20 67-25 88-24 51 1 99 22 150 27 69 7 147 7 216 2 39-2 75-13 114-18 25-4 70-32 79 4 5 23-7 50-9 74-2 36 42 85-10 107z">
          <text:p/>
        </draw:path>
        <draw:path draw:style-name="gr12" draw:text-style-name="P2" draw:layer="layout" svg:width="1.273cm" svg:height="0.183cm" svg:x="6.5cm" svg:y="10.731cm" svg:viewBox="0 0 1274 184" svg:d="M393 78c-39-8-80-19-117-33-40-16-111-35-154-33-37 2-59 12-88 32-24 17-42 24-30 52 35 77 148 92 220 76 41-9 78-28 120-32 86-10 179-20 265-17 149 6 289 3 430 54 18 7 28-2 43-1 22 1 45 10 66 8 25-3 52-22 73-35 12-7 48-23 52-37 11-46-112-97-143-108-39-14-67 14-111 26-115 31-241 49-361 55-85 4-181 10-265-7z">
          <text:p/>
        </draw:path>
        <draw:path draw:style-name="gr12" draw:text-style-name="P2" draw:layer="layout" svg:width="0.732cm" svg:height="0.468cm" svg:x="6.771cm" svg:y="10.592cm" svg:viewBox="0 0 733 469" svg:d="M11 367c9 33 72 63 100 73 41 15 85 21 128 25 100 8 201 4 299-19 42-11 81-21 122-38 33-14 57-24 48-65-17-83 1-177 18-259 4-17 8-35 6-53 0-12-6-28-18-31-13 23-25 41-51 50-36 11-73 14-110 21-60 11-121 16-181 16-107 0-206-23-307-49-16-4-23-12-36-18-23-12-30 11-29 34 0 16 5 37 10 52 15 59 22 112 15 174-2 26-19 58-15 84 0 1 1 2 1 3z">
          <text:p/>
        </draw:path>
        <draw:path draw:style-name="gr3" draw:text-style-name="P3" draw:layer="layout" svg:width="0.661cm" svg:height="0.346cm" svg:x="6.802cm" svg:y="10.672cm" svg:viewBox="0 0 662 347" svg:d="M8 21c-4 3-6 6-8 10 8 7 9 17 10 27 0-1-1-1-2-1-2 12 3 21 5 32 3 22 4 43 4 65 1 30 2 58-7 87 11-16 21-45 19-65 0 1 1 2 2 2 11-23-14-67 2-85 2 3 4 4 5 6 0-5 3-9 3-14 27 25 7 71 19 102 0-31 2-68 5-99 2 1 3 1 6 4 1-15-22-33-4-45 1 2 4 4 4 5 3-5 9-9 13-12 7 5 10 15 14 23 1-1 2-2 2-3 12 22 2 51 11 74 4-26 2-53 4-79 4 8 12 8 18 1 17 22 48 6 64 24 15 17 11 53 10 74 6-18-3-69 12-81 14-11 51 15 62-9 24 7 60-2 87-2 31 0 80 6 108-8-14 6-10 34-6 45 2-2 7-4 9-6 4 51 22 101 31 151-11-27-8-75-9-104-1-19-3-53 14-66 1 2 6 5 7 10 4-10 10-24 21-27 9 46 0 96 0 142 0 28-7 56-7 82-3-8-7-17-7-27 0 18-5 32-17 45-4-11 0-24-4-35 1 14-2 34-10 47-14-13-24 8-38 14-14 5-34 6-49 7-21 1-54 16-58-14-23 28-47 20-79 28 57-1 122 7 177-10 35-10 66-23 104-18 4-19 12-18 28-13 3-14-5-27-6-42-1-13 4-26 4-39 3 16 10 70 33 70 0-4 3-8 3-12 16 8 22-11 37-5-26-44-24-102-21-151 0 1-1 4-2 4-1-4-1-11 0-15 3-2 6-6 8-13 8 22 3 51 5 76 2 20 7 40 6 60 7-21-1-47 0-69 0-30 1-59 2-88 1-16-5-70 10-80-10 7-12 20-24 25-1-3-4-7-4-10-1 18-4 44-10 60 0-16-11-43-3-55-7 8-15 15-25 15-3 38 3 83-7 120-5-44 5-92-3-134-8 14-6 38-7 54-3 32 3 65-1 97-15-42 1-102-13-145-14 15-29 10-46 5-21-4-40 0-60 2-16 2-28 7-42 11-34 9-78 2-113 4-59 3-120-7-177-17 3 9-2 11-10 9 0-5-3-9-3-13-20 7-63-3-76-19-3 11-3 28-8 37-1-13-6-26-6-39 1 1 0 2 0 3-5-4-11-9-18-11 0 10 3 20 2 28z">
          <text:p/>
        </draw:path>
        <draw:path draw:style-name="gr3" draw:text-style-name="P3" draw:layer="layout" svg:width="0.09cm" svg:height="0.113cm" svg:x="6.843cm" svg:y="10.888cm" svg:viewBox="0 0 91 114" svg:d="M71 72c1 8 1 16-5 22-1-1-2-2-3-4-4 4-6 3-11 4-8-31-12-62-12-94-5 17 2 80-16 85-1-4-2-6-3-9-3 1-8 1-10 2 0-14 0-39-10-49 1 15 9 48-1 58 7-7 30 16 37 19 15 7 38 10 54 6-9-11-18-25-20-40z">
          <text:p/>
        </draw:path>
        <draw:path draw:style-name="gr3" draw:text-style-name="P3" draw:layer="layout" svg:width="0.265cm" svg:height="0.12cm" svg:x="6.523cm" svg:y="10.771cm" svg:viewBox="0 0 266 121" svg:d="M36 86c-22-16-55-41-22-61 17-11 57-12 69-25-7 8-47 25-28 32-16 9-14 24-2 38 20 24 124 48 136 9-8-2-16-4-24-5 1-1 4-2 6-3-6-5-16-5-25-7 3-3 10-7 16-9 0-1 0-2-1-2 12-8 10 5 20 10 14 6 46 0 41-21-4 0-6-2-10-1 13 6 33-7 49-5-3 7 0 11 1 17 1-2 2-3 4-4-3 13 1 33-7 44-10 14-33 18-49 22-39 10-65 6-102 2-16-2-21 0-36-9-12-7-26-14-36-22z">
          <text:p/>
        </draw:path>
        <draw:path draw:style-name="gr3" draw:text-style-name="P3" draw:layer="layout" svg:width="0.266cm" svg:height="0.119cm" svg:x="7.485cm" svg:y="10.774cm" svg:viewBox="0 0 267 120" svg:d="M9 31c-14 18-8 52-7 73 5-7 11-9 17-4-1 0-2 0-3-1 14 11 28 12 42 12 9 1 7 6 16 2 4-1 9-10 15-12 10 42 103 2 125-9-1 1-2 2-3 3 16-9 48-12 56-31-16-4-26-11-39-22 2 0 6 0 8 0-13-6-17-24-30-28 7 50-124 27-152 23 2-8 10-12 18-16-6-1-5-3-9-5 6-5 14-10 19-16-17 0-47 15-64 20-13 5-21 5-17 22z">
          <text:p/>
        </draw:path>
        <draw:path draw:style-name="gr4" draw:text-style-name="P4" draw:layer="layout" svg:width="0.277cm" svg:height="0.124cm" svg:x="7.479cm" svg:y="10.781cm" svg:viewBox="0 0 278 125" svg:d="M0 9c3-4 10-7 14-9 6 8 16 7 23 1-10 7-23 23-20 36 2-1 4-1 6-2 5 53 153 60 156 38 30-7 59-17 84-33 4 4 10 8 15 9-18 20-32 38-58 49-18 8-41 25-61 27-16 3-31-9-45-12-15-4-20 2-33 4-18 2-73-12-79-32-6-24 7-56 8-81-1 3 0 5 0 7z">
          <text:p/>
        </draw:path>
        <draw:path draw:style-name="gr4" draw:text-style-name="P4" draw:layer="layout" svg:width="0.068cm" svg:height="0.03cm" svg:x="7.642cm" svg:y="10.778cm" svg:viewBox="0 0 69 31" svg:d="M14 2c15 4 42 40 55 26-19-12-47-25-69-28z">
          <text:p/>
        </draw:path>
        <draw:path draw:style-name="gr4" draw:text-style-name="P4" draw:layer="layout" svg:width="0.069cm" svg:height="0.304cm" svg:x="7.398cm" svg:y="10.677cm" svg:viewBox="0 0 70 305" svg:d="M10 40c-8 33-8 89 2 122 3-24-5-84 11-100 2 4 6 12 8 15 1-13 7-25 13-37-1 36-5 72-5 108 1-7 4-14 9-20-8 32 14 70-9 97 3-8 2-17-3-23 1 6 0 12 0 18-1-2-5-6-7-9-1 19-3 40-14 56-11-20-7-47-15-68 1 34-3 74 7 106 4-17 12-31 29-37 0 1 0 2 1 4 13 3 17-4 21-14 4-11 0-30 0-41 0-22 4-44 5-66 2-33-2-66 2-99 2-17 7-36 4-52-5 8-13 19-21 9-15 8-23 21-41 17-4 1 0 1 0 2z">
          <text:p/>
        </draw:path>
        <draw:path draw:style-name="gr4" draw:text-style-name="P4" draw:layer="layout" svg:width="0.028cm" svg:height="0.176cm" svg:x="7.334cm" svg:y="10.815cm" svg:viewBox="0 0 29 177" svg:d="M29 160c-15-1-21-141-22-160-8 25-3 53-3 79 0 33-6 65-3 98 9-7 15-18 28-17z">
          <text:p/>
        </draw:path>
        <draw:path draw:style-name="gr4" draw:text-style-name="P4" draw:layer="layout" svg:width="0.016cm" svg:height="0.057cm" svg:x="7.337cm" svg:y="10.712cm" svg:viewBox="0 0 17 58" svg:d="M0 3c7 18 8 36 10 55-1-19 1-40 7-57-6-2-12 0-17 4z">
          <text:p/>
        </draw:path>
        <draw:path draw:style-name="gr4" draw:text-style-name="P4" draw:layer="layout" svg:width="0.271cm" svg:height="0.096cm" svg:x="6.519cm" svg:y="10.795cm" svg:viewBox="0 0 272 97" svg:d="M131 59c4 0 5-2 9-3-3-6-3-10-9-13 39 16 98 3 126-29-2 0-3 0-5 1 2-15 22-11 20-1-6 25 5 50-20 65-22 14-57 16-82 16-21 0-51 5-71-2-19-7-28-27-47-35-22-9-45-16-52-44 34-32 19-2 25 18 6 22 37 38 57 45 10 3 22 5 33 2 4-2 23-20 16-20z">
          <text:p/>
        </draw:path>
        <draw:path draw:style-name="gr4" draw:text-style-name="P4" draw:layer="layout" svg:width="0.042cm" svg:height="0.012cm" svg:x="6.677cm" svg:y="10.788cm" svg:viewBox="0 0 43 13" svg:d="M0 0c15 4 28 10 43 13-10-14-23-13-38-13z">
          <text:p/>
        </draw:path>
        <draw:path draw:style-name="gr12" draw:text-style-name="P2" draw:layer="layout" svg:width="1.153cm" svg:height="0.161cm" svg:x="6.55cm" svg:y="10.272cm" svg:viewBox="0 0 1154 162" svg:d="M1030 0c-83 5-162 25-242 36-39 5-78 8-117 7-89-2-175 1-263-7-81-7-161-1-240-21-47-11-153 6-167 64-10 44 52 84 91 83 25-1 56-13 81-19 109-28 227-25 339-36 100-10 201-1 301 10 54 6 111 6 164 14 52 7 86 25 136-7 37-24 57-42 24-79-27-28-69-47-107-45z">
          <text:p/>
        </draw:path>
        <draw:path draw:style-name="gr12" draw:text-style-name="P2" draw:layer="layout" svg:width="0.727cm" svg:height="0.456cm" svg:x="6.772cm" svg:y="10.111cm" svg:viewBox="0 0 728 457" svg:d="M312 38c41 2 82 2 123-1 49-3 98-10 147-15 35-4 64-24 101-22 34 2 27 37 25 63-3 62-17 131 2 190 11 35 23 75 15 112-10 43-56 47-91 58-48 15-97 20-146 25-75 7-143 12-218 5-41-4-82-9-123-15-35-5-68-11-100-22-41-14-39-37-30-75 17-73 2-146-6-219-3-25-17-71-8-95 12-29 57-7 79-5 76 7 153 14 230 16z">
          <text:p/>
        </draw:path>
        <draw:path draw:style-name="gr3" draw:text-style-name="P3" draw:layer="layout" svg:width="0.064cm" svg:height="0.215cm" svg:x="6.816cm" svg:y="10.289cm" svg:viewBox="0 0 65 216" svg:d="M19 209c-18-7-20-11-19-29 1-22 6-48 10-71-8 22-4 54-2 78 0-1 3-3 4-4 3 8 7 16 15 18 10-19 10-50 14-71 4-24 8-48 12-71 3-20 4-39 5-59 11 43 7 93 4 137-1 23 0 51-7 73-10 10-18 6-31-4 4 8 0 1-2 3z">
          <text:p/>
        </draw:path>
        <draw:path draw:style-name="gr3" draw:text-style-name="P3" draw:layer="layout" svg:width="0.419cm" svg:height="0.368cm" svg:x="7.048cm" svg:y="10.162cm" svg:viewBox="0 0 420 369" svg:d="M7 355c10 9 22 9 31 0 1 13 15 10 24 9 13-1 18 3 28 4 60 4 127-2 185-18 1-4 0-5-1-7 0 2 2 3 3 4 2-25 0-54 7-77 0 23 8 46 15 68 0-4 0-7 0-10 7 16 16 18 28 6 2 2 5 3 7 4-11-15-12-63-6-82-1 22 5 52 16 72 4-57-29-123-7-178-2 32 6 67 9 99 3 28 9 55 18 82 0-2 2-7 2-11 1 3 5 9 6 11 6-13 25-15 38-15-6-18-13-36-16-55 8 19 17 37 25 55 2-13-5-29-8-42-12-41-21-80-25-122-3-33-6-65-6-99 0-12 1-30-2-40 0 4-1 8-1 12 0-1-4-10-4-12-4 28-4 56-8 83 2-26-1-73-12-96-8 4-18 6-26 5-4 13 1 27 0 41-1 16-5 31-4 47-2-28-5-56-10-84 0 3 0 6 0 9 0-1-2-8-2-11-2 2-7 7-9 9-8 38-2 82-5 122-3 36 6 72 5 107-13-51-9-104-15-156-2-16-1-56-13-65 0 1 1 2 2 3-3-18-23-10-35-9 11 38 9 88 11 129 2 42 2 94 2 132-6-49-11-100-17-149-1-16-1-115-24-103-2-1-2-3-3-4l-3 4c19 12 12 82 13 102 3 57 7 114 5 171 7-20 9-52 8-73 9 22 14 95 0 114-2-3-7-6-8-9-24 24-27 20-35-12-8-28-6-65-16-90-5 37 11 84-12 117 1-5-2-11-3-16-10 14-15 11-31 11-11 1-20 6-30-4-15-14-18-61-21-81-3-14-2-28-4-42-7 14 1 52 1 69 1 18 7 41 3 58-1-1-1-2-1-4-2 2-7 4-9 5-1-5-6-9-7-14-2 2-10 4-12 7-2-4-6-5-8-7-1 5-5 8-9 13-9-12-7-39-9-54-4-20-3-44-12-63-1 18-3 36-3 54 1 28-9 58-7 85z">
          <text:p/>
        </draw:path>
        <draw:path draw:style-name="gr3" draw:text-style-name="P3" draw:layer="layout" svg:width="0.019cm" svg:height="0.108cm" svg:x="7.103cm" svg:y="10.194cm" svg:viewBox="0 0 20 109" svg:d="M17 109c-1-36 5-73 2-109-39 7-6 87-2 109z">
          <text:p/>
        </draw:path>
        <draw:path draw:style-name="gr3" draw:text-style-name="P3" draw:layer="layout" svg:width="0.012cm" svg:height="0.127cm" svg:x="7.211cm" svg:y="10.209cm" svg:viewBox="0 0 13 128" svg:d="M3 21c-7 22 0 47 2 70 1 11-1 28 2 37 3-20 6-40 6-60 0-18 2-52-5-68-6 3-8 9-8 16z">
          <text:p/>
        </draw:path>
        <draw:path draw:style-name="gr3" draw:text-style-name="P3" draw:layer="layout" svg:width="0.015cm" svg:height="0.061cm" svg:x="6.864cm" svg:y="10.182cm" svg:viewBox="0 0 16 62" svg:d="M3 9c8 16 6 36 8 53 2-7 14-81-11-58z">
          <text:p/>
        </draw:path>
        <draw:path draw:style-name="gr3" draw:text-style-name="P3" draw:layer="layout" svg:width="0.021cm" svg:height="0.079cm" svg:x="6.792cm" svg:y="10.173cm" svg:viewBox="0 0 22 80" svg:d="M4 0c-15 19 16 57 15 80 6-14 1-76-15-80z">
          <text:p/>
        </draw:path>
        <draw:path draw:style-name="gr4" draw:text-style-name="P4" draw:layer="layout" svg:width="0.117cm" svg:height="0.34cm" svg:x="7.357cm" svg:y="10.161cm" svg:viewBox="0 0 118 341" svg:d="M45 108c2 26 5 52 7 78 2 18 1 41 9 57 9-30-13-78 5-103-5 54 18 110 11 163-6-7-8-19-14-28 0 11-3 48-21 45-21-3-24-83-29-100-1 13 6 41 7 59 1 13 10 45 0 54 1-3 0-7 0-11-3 7-11 13-19 14-1 2 0 3-1 5 27-12 76-6 88-40 3 3 9 7 11 11-6-23-9-61-4-85 4 25 6 60 23 80-26-99-35-204-35-307 1 23-1 53-10 75 0-24 0-48-3-71-3 0-12-2-14-1 1 32 0 65 0 98-2-16-7-31-7-46-8 18-5 63 0 82z">
          <text:p/>
        </draw:path>
        <draw:path draw:style-name="gr4" draw:text-style-name="P4" draw:layer="layout" svg:width="0.015cm" svg:height="0.117cm" svg:x="7.37cm" svg:y="10.171cm" svg:viewBox="0 0 16 118" svg:d="M0 16c8 32-9 72 8 102 2-38 10-79 7-117-7-3-7 1-10 5z">
          <text:p/>
        </draw:path>
        <draw:path draw:style-name="gr4" draw:text-style-name="P4" draw:layer="layout" svg:width="0.01cm" svg:height="0.098cm" svg:x="7.301cm" svg:y="10.413cm" svg:viewBox="0 0 11 99" svg:d="M0 11c2 30 2 59 4 88 9-21 10-77-2-99-2 5-2 10-2 16z">
          <text:p/>
        </draw:path>
        <draw:path draw:style-name="gr4" draw:text-style-name="P4" draw:layer="layout" svg:width="0.207cm" svg:height="0.109cm" svg:x="7.48cm" svg:y="10.293cm" svg:viewBox="0 0 208 110" svg:d="M15 7c-4 0-8 0-12 1-10 21 4 67 16 85 1-2 2-4 3-6 11 14 44 12 61 11-10-3-29-16-27-29 1-8 21-6 10-16 10-6 22 4 32 9-47-6 1 44 25 48 22 3 83-27 85-54-17 8-41 12-59 11 5-2 10-7 14-9-36-18-82-21-112-49 3-2 7-7 11-9-18 1-34 3-51 5z">
          <text:p/>
        </draw:path>
        <draw:path draw:style-name="gr4" draw:text-style-name="P4" draw:layer="layout" svg:width="0.121cm" svg:height="0.096cm" svg:x="6.66cm" svg:y="10.32cm" svg:viewBox="0 0 122 97" svg:d="M0 97c15-3 28-12 42-17 12-4 23-5 35-11 9-4 24-11 27-21 2-3 0-27-8-23 11-5 18-15 23-25 5 21 5 49-5 68 0 0-42 12-47 14-22 8-45 10-67 15z">
          <text:p/>
        </draw:path>
        <draw:path draw:style-name="gr4" draw:text-style-name="P4" draw:layer="layout" svg:width="0.03cm" svg:height="0.212cm" svg:x="6.795cm" svg:y="10.199cm" svg:viewBox="0 0 31 213" svg:d="M8 111c15 34 5 69 16 102 12-26 4-56 1-83-2-18-2-43-10-59-2 0-2 1-4 2-1-24-4-51-10-73-6 45 14 96 17 142z">
          <text:p/>
        </draw:path>
        <draw:path draw:style-name="gr3" draw:text-style-name="P3" draw:layer="layout" svg:width="0.182cm" svg:height="0.064cm" svg:x="7.503cm" svg:y="10.298cm" svg:viewBox="0 0 183 65" svg:d="M125 39c-3 0-7 3-9 4 6-1 11 3 16 3-2 6-1 10-9 14 22 9 50 4 60-19-13 1-14-6-21-13-12-10-15-13-34-18-23-6-43-12-67-10-12 1-24 2-35 6-7 2-19 11-26 11 5 0 13-2 19 0 8 2 7 5 14 8 32 13 59 5 92 14z">
          <text:p/>
        </draw:path>
        <draw:path draw:style-name="gr3" draw:text-style-name="P3" draw:layer="layout" svg:width="0.21cm" svg:height="0.1cm" svg:x="6.566cm" svg:y="10.319cm" svg:viewBox="0 0 211 101" svg:d="M5 48c7-4 15-8 23-10-17 6-2 20 8 24 34 14 99-12 128-29-1-2-2-2-3-4 0-5 3-4 1-9 19 1 32-12 49-20-8 8-23 28-9 35 7 31-35 35-55 42-18 7-36 24-57 24-19-1-37-14-52-24-17-11-33-5-38-29z">
          <text:p/>
        </draw:path>
        <draw:path draw:style-name="gr18" draw:text-style-name="P8" draw:layer="layout" svg:width="0.679cm" svg:height="0.406cm" svg:x="6.778cm" svg:y="9.649cm" svg:viewBox="0 0 680 407" svg:d="M361 1c76 0 153-5 228 9 21 4 80 2 89 26 7 21-10 61-12 83-3 37-13 72-6 109s32 69 12 108c-12 22-36 31-59 37-46 12-95 23-143 28-90 10-193 5-286-1-49-3-96-8-143-24-40-14-36-40-30-76 7-55 4-108-3-163-3-31-21-71 10-96 23-20 73-27 102-32 80-14 161-8 241-8z">
          <text:p/>
        </draw:path>
        <draw:path draw:style-name="gr3" draw:text-style-name="P3" draw:layer="layout" svg:width="0.351cm" svg:height="0.335cm" svg:x="7.057cm" svg:y="9.686cm" svg:viewBox="0 0 352 336" svg:d="M0 327c8 5 19 6 28 4 2-7 7-16 7-22 2 0 3 0 5 2 2-6 5-14 8-21-3 18-3 34 10 46 3-3 10-6 14-10 17 9 41 6 60 5-1-19 2-39 10-55 1 17-1 35 7 50 10-9 72-12 93-14-3-4-3-9-4-12 3 2 4 5 6 7 21-7 66-5 79-26 5 4 9 5 13 7 2-1 18-15 15-12-41-50-34-188-8-243-10-8-24-34-38-28-18 7-15 75-15 91-15-38 14-87-37-96-2 4-1 8-1 12-1-2-3-7-4-8-3 30 3 61-5 90 0-25-4-72-18-93-3 3-6 5-9 6 0 0-8-6-7-6 1 42 15 85 19 128 3 37 5 75 10 111 4-37 5-73 4-111 6 19 4 40 10 59 15-33-3-85 13-112 4 68 4 138 6 207-9-12-14-31-18-41-1 14-3 29-10 41-2-3-1-8-2-11-4 5-6 9-12 12-5-5-5-7-13-9-4 15-10 18-20 23-7-31-24-58-30-90-5-29-5-62-13-89 8 32 24 139 0 165-4-18-7-43-14-56-1 11-6 17-10 26 0-2-1-4-2-6-11 21-10 47-23 69-54-15-34-149-42-193 0 52-5 102-5 154-1-10-6-21-8-30-4 18-17 53-29 64-15-23-9-57-15-83 1 31-7 62-5 93z">
          <text:p/>
        </draw:path>
        <draw:path draw:style-name="gr3" draw:text-style-name="P3" draw:layer="layout" svg:width="0.024cm" svg:height="0.067cm" svg:x="7.115cm" svg:y="9.685cm" svg:viewBox="0 0 25 68" svg:d="M0 15c12 16 8 38 14 53 2-23 13-44 10-67-9-3-16 0-24 4z">
          <text:p/>
        </draw:path>
        <draw:path draw:style-name="gr3" draw:text-style-name="P3" draw:layer="layout" svg:width="0.031cm" svg:height="0.072cm" svg:x="7.19cm" svg:y="9.692cm" svg:viewBox="0 0 32 73" svg:d="M10 2c3 25 11 48 14 71-1-26 30-86-24-71z">
          <text:p/>
        </draw:path>
        <draw:path draw:style-name="gr3" draw:text-style-name="P3" draw:layer="layout" svg:width="0.092cm" svg:height="0.304cm" svg:x="6.799cm" svg:y="9.694cm" svg:viewBox="0 0 93 305" svg:d="M46 29c-21-5-34 2-33 22-3 0-4-5-9-2-11 20 4 38 9 61 8 39 7 87 4 127-1 20 2 92 39 55 8 13 22 16 37 11-2-64-4-130-4-197-10 47 7 130-23 168-3-12-10-14-15-23-2 4-8 9-10 14 2-63 6-142-8-201 4 2 3 8 5 12 0 0 9-8 8-8 5 31 11 64 10 95 0-42 3-107 5-157 19 18 22 55 23 81 1-28 7-58 4-86-20-5-35 9-51 18z">
          <text:p/>
        </draw:path>
        <draw:path draw:style-name="gr4" draw:text-style-name="P4" draw:layer="layout" svg:width="0.088cm" svg:height="0.305cm" svg:x="7.342cm" svg:y="9.69cm" svg:viewBox="0 0 89 306" svg:d="M10 303c-9-31-9-57-10-89 2 16 5 31 10 45-1-5-1-11-1-16 3 11 11 20 15 30 13-24 0-71 0-101-1 24 10 63 24 80 1-9 4-17-1-30 4-2 5 1 9-1-10-48 2-94-3-140-4 23-10 44-16 65-17-37 12-90-3-131-18 27-14 62-23 93 2-32 1-77 14-108 9 10 23 17 36 10 3 1 4 7 7 8 5-4 15-6 21-9-25 43-12 123-12 172 0 29 17 74 9 93-28-17-60 46-86 29z">
          <text:p/>
        </draw:path>
        <draw:path draw:style-name="gr4" draw:text-style-name="P4" draw:layer="layout" svg:width="0.017cm" svg:height="0.117cm" svg:x="7.245cm" svg:y="9.69cm" svg:viewBox="0 0 18 118" svg:d="M7 5c-18 23 3 86 11 113-5-23 2-120-16-118z">
          <text:p/>
        </draw:path>
        <draw:path draw:style-name="gr19" draw:text-style-name="P8" draw:layer="layout" svg:width="0.679cm" svg:height="0.439cm" svg:x="6.789cm" svg:y="8.714cm" svg:viewBox="0 0 680 440" svg:d="M669 106c2-115-259-107-317-106-72 1-147 6-217 27-29 9-60 12-84 34-32 31-16 56-12 97 5 53-5 104-17 155-6 26-36 96-14 120 15 16 11 0 22-6 45-22 85-25 132-33 81-13 164-13 246-7 42 3 83 8 125 13 26 4 75-1 99 13 9 5 13 18 17 20 27 17 33-17 31-40-4-35-24-65-25-100-2-35-4-69-1-104 2-28 15-55 15-83z">
          <text:p/>
        </draw:path>
        <draw:path draw:style-name="gr3" draw:text-style-name="P3" draw:layer="layout" svg:width="0.073cm" svg:height="0.248cm" svg:x="6.828cm" svg:y="8.838cm" svg:viewBox="0 0 74 249" svg:d="M25 239c-45 30-14-20-22-39 22-13 26-60 29-83 0 1 1 2 2 2 8-30 21-91 7-119 1 50 10 104 0 153-3 14-17 26-13 43 4 12 8 23 19 7 1 4 4 7 5 11 17-10 18-50 22-69-3 31-5 62-7 94-15-1-28 4-42 10z">
          <text:p/>
        </draw:path>
        <draw:path draw:style-name="gr3" draw:text-style-name="P3" draw:layer="layout" svg:width="0.022cm" svg:height="0.104cm" svg:x="6.89cm" svg:y="8.78cm" svg:viewBox="0 0 23 105" svg:d="M7 7c-18 22 3 72 6 98 7-25 7-54 9-79 2-15 3-40-15-16z">
          <text:p/>
        </draw:path>
        <draw:path draw:style-name="gr3" draw:text-style-name="P3" draw:layer="layout" svg:width="0.09cm" svg:height="0.224cm" svg:x="6.976cm" svg:y="8.761cm" svg:viewBox="0 0 91 225" svg:d="M9 16c-5 6-10 8-9 15 2-2 6-4 9-6 4 27 12 54 13 81 9-24 2-50 19-70 1 5 4 11 4 17 4-9 12-20 19-27 42 14 22 167 22 199 0-74 8-150 2-225-7 5-15 15-21 22 0-2 0-4-1-6-8 0-14 0-21 0-4 11-7 24-19 28-6-12-5-27-16-34-2 3-5 5-7 9z">
          <text:p/>
        </draw:path>
        <draw:path draw:style-name="gr3" draw:text-style-name="P3" draw:layer="layout" svg:width="0.396cm" svg:height="0.333cm" svg:x="7.036cm" svg:y="8.752cm" svg:viewBox="0 0 397 334" svg:d="M10 278c-8 6-12 13-9 22 13 3 33 9 31-11 8 10 25 4 41 7 23 5 46 13 70 17 22 4 43 1 65 7 3-8 6-18 7-28 1 5 4 11 4 17 2-1 4-4 5-5 6 14 27 10 41 12 9 1 18 4 26 3 7 0 9-9 19-8-2 1-5 3-6 5 20 0 29-4 46 6 0-7 4-16 4-24 7 16 18 32 35 36-18-57-38-112-38-173 0-15 3-74 12-79 2-7 7-14 10-19 5 36-6 75-2 111 4 34 15 68 24 100 8-57-11-123-9-182 0-9 6-33 3-41-5-11-37-35-47-38 0 18-4 36-7 53-1-2-3-9-3-14-1 11-3 23-7 33-1 0-2 0-2-2 1 41 10 80 12 119-15-26-27-66-31-97-3-23 3-49-3-69 0 3-2 5-4 7-1-24-48-46-71-43 22 45 19 103 21 152 1 22-6 51 3 72 10-23 5-48 7-72 3-31 6-64 9-95 24 44 23 112 28 161 3 23 6 55-8 73-7-15-7-34-11-50-5 17-1 36-8 52-3-3-11-8-14-11-6 10-16 16-28 15-7-24-14-47-18-72-5-25-5-57-14-80 1 47 12 115-2 167 1-6-2-15-2-21-11 5-18 10-27 10 4 0-26-8-23-5-24-22-16-73-19-102-10 28-7 61-16 90-2-3-3-4-6-6-17 21-28-3-44-3s-29 21-47 3z">
          <text:p/>
        </draw:path>
        <draw:path draw:style-name="gr4" draw:text-style-name="P4" draw:layer="layout" svg:width="0.076cm" svg:height="0.307cm" svg:x="7.367cm" svg:y="8.784cm" svg:viewBox="0 0 77 308" svg:d="M13 214c16-33-15-92-13-129 0 65 3 140 20 202 0-3 5-11 6-16 12 17 36 22 50 37 5-24-8-50-9-75-2-32-3-63-3-96 0-35-3-81 6-115-11-5-22-10-25-22-5 59-12 122-6 182 0-31-8-65-10-97 0 39 2 78-1 116-5 3-3-1-6-3z">
          <text:p/>
        </draw:path>
        <draw:path draw:style-name="gr4" draw:text-style-name="P4" draw:layer="layout" svg:width="0.055cm" svg:height="0.11cm" svg:x="7.312cm" svg:y="8.761cm" svg:viewBox="0 0 56 111" svg:d="M30 16c8 22-2 47 7 69-3-22 6-52 19-69-12-8-23-17-38-12 3-5-10-6-17 3-4 4 3 38 3 44 1 20 2 40 7 60 0-27-6-80 19-98z">
          <text:p/>
        </draw:path>
        <draw:path draw:style-name="gr4" draw:text-style-name="P4" draw:layer="layout" svg:width="0.026cm" svg:height="0.125cm" svg:x="7.244cm" svg:y="8.945cm" svg:viewBox="0 0 27 126" svg:d="M0 28c15 32 3 62 7 95 4 1 15 3 19 3 5-41-11-88-23-126-4 10-3 20-3 31z">
          <text:p/>
        </draw:path>
        <draw:path draw:style-name="gr19" draw:text-style-name="P8" draw:layer="layout" svg:width="0.688cm" svg:height="0.426cm" svg:x="6.772cm" svg:y="9.189cm" svg:viewBox="0 0 689 427" svg:d="M672 210c6-71 44-134-29-164-40-17-87-25-130-29-59-4-117-15-176-17-76-2-154 8-227 32-27 9-71 23-92 46-23 25-1 56 1 88 2 50 3 98-8 147-9 38-23 84 7 114 0-23 59-31 75-36 35-13 73-20 109-27 100-18 199-19 300-8 47 5 97 11 141 29 10 3 29 18 36 15 18-8 6-40 2-53-11-40-12-89-9-137z">
          <text:p/>
        </draw:path>
        <draw:path draw:style-name="gr3" draw:text-style-name="P3" draw:layer="layout" svg:width="0.555cm" svg:height="0.314cm" svg:x="6.888cm" svg:y="9.239cm" svg:viewBox="0 0 556 315" svg:d="M464 233c1 18 2 39 13 55 0-4 1-9 1-13 9 20 52 30 71 39-1-5 0-12-3-17 3 5 8 14 10 18-17-71-17-144-13-216 1-16 9-36 1-51-5-11-24-24-31-34-11 38-16 78-17 116 0-30 4-66 1-96-3-23-14-25-39-33-7-2-31-1-36 0 0 1 4 6 4 6 3 0 4-3 6-2 6 58-15 122 6 177 3-35-4-164 13-167 11 25 5 59 8 87 6-15 8-31 11-46 12 34 19 90 10 125 3-9 4-18 7-27 9 28 5 71 2 100-25-26-21-77-25-112-10 31 4 95-21 119 1-5-1-11-1-16-7 3-15 3-22 6-12-18-9-45-19-66 2 20-1 42-11 59-8-7-19 3-27 4-9 2-26-2-38-2-27-2-55-6-81 0 2 4 0 11 2 14-29 11-73 6-103 4 0-14-2-27-4-41-5 12-9 25-13 37 0-3 0-6 0-8-18 31-58 27-91 34 0-13 0-26-4-38-8 18-17 34-31 46 68-28 154-19 227-18 26 0 49-5 74-6 24 0 47 2 71 3 20 1 43 10 61 10 32-1 17-26 31-50z">
          <text:p/>
        </draw:path>
        <draw:path draw:style-name="gr3" draw:text-style-name="P3" draw:layer="layout" svg:width="0.085cm" svg:height="0.308cm" svg:x="6.793cm" svg:y="9.257cm" svg:viewBox="0 0 86 309" svg:d="M26 193c-10 38-30 75-25 116 8-5 17-10 27-13-5-12-3-29 1-42-1 13-3 28 6 37 1-4 7-9 7-16 6 4 16 3 21 6 2-39 12-76 23-113-16 30-22 58-32 90-2-1-3-3-3-5-1 1-8 5-9 5 1-7-2-16-1-24-12 12-21 38-22 56-2-35 10-66 20-97 12-37 9-78 9-116 3 22 3 47 9 68 3-40 1-83 11-121 9 24 12 56 12 82 8-19 2-93-15-106-6 6-11 13-15 21-1-1-4-4-5-6-12 10-3 27-7 41 1-12-5-25-11-33-11 14 3 56 4 74 3 32 4 64-5 96z">
          <text:p/>
        </draw:path>
        <draw:path draw:style-name="gr3" draw:text-style-name="P3" draw:layer="layout" svg:width="0.088cm" svg:height="0.191cm" svg:x="6.97cm" svg:y="9.222cm" svg:viewBox="0 0 89 192" svg:d="M19 25c-6-3-13-4-19-3 0 19 22 39 28 60 8 36 8 75 15 110-5-24-1-57-4-83-4-25-13-58-1-81 14 11 25-8 41-6 9 31 7 79 7 105 0-42 6-85 2-127-4 5-10 8-14 14-16 27-46-36-65 5z">
          <text:p/>
        </draw:path>
        <draw:path draw:style-name="gr3" draw:text-style-name="P3" draw:layer="layout" svg:width="0.043cm" svg:height="0.136cm" svg:x="7.256cm" svg:y="9.247cm" svg:viewBox="0 0 44 137" svg:d="M0 3c-3 1 18 1 10 0-14 9 7 18 14 29 15 27 11 74 13 105 12-34 4-96-2-133-4-1-8-3-12-4z">
          <text:p/>
        </draw:path>
        <draw:path draw:style-name="gr4" draw:text-style-name="P4" draw:layer="layout" svg:width="0.056cm" svg:height="0.272cm" svg:x="7.398cm" svg:y="9.275cm" svg:viewBox="0 0 57 273" svg:d="M45 23c9 78-23 163 12 237-5 3-6 4-12 4 1 1 0 8 0 9-1-3-10-9-19-10 0-21-4-58-14-75-6 15 19 78-8 75-5-36 2-77 0-113-2-31-1-61-4-92 6 31 6 64 14 95 17-44-7-106 15-153-6 15-5 36 1 51 5-9 7-23 12-34-2 5 1 4 3 6z">
          <text:p/>
        </draw:path>
        <draw:path draw:style-name="gr4" draw:text-style-name="P4" draw:layer="layout" svg:width="0.135cm" svg:height="0.048cm" svg:x="6.793cm" svg:y="9.521cm" svg:viewBox="0 0 136 49" svg:d="M0 49c45-20 88-41 136-49-28-2-63 8-88 19 0-4-4-7-4-12-3 3-12 5-15 8 0-2-1-5-1-8-25-8-20 17-23 32 4 5 0 4-2 6z">
          <text:p/>
        </draw:path>
        <draw:path draw:style-name="gr19" draw:text-style-name="P8" draw:layer="layout" svg:width="0.627cm" svg:height="0.379cm" svg:x="6.821cm" svg:y="8.315cm" svg:viewBox="0 0 628 380" svg:d="M12 297c-6 28-15 70 5 80 9 4 31-13 40-17 100-43 213-49 320-54 41-1 82 5 122 15 23 6 43 22 66 28 17 5 52-3 44 31 24-16 21-42 14-67-11-38-18-66-19-107-1-32 3-51 9-82 20-98-151-120-212-123-100-5-198 15-296 30-44 7-107 17-105 79 1 25 12 50 16 74 5 31 2 64-1 95 0 5-2 11-3 18z">
          <text:p/>
        </draw:path>
        <draw:path draw:style-name="gr3" draw:text-style-name="P3" draw:layer="layout" svg:width="0.589cm" svg:height="0.297cm" svg:x="6.842cm" svg:y="8.347cm" svg:viewBox="0 0 590 298" svg:d="M448 247c21-2 42 7 60 14-1 31 22 1 36 4s38 24 46 33c-14-45-29-94-26-142 1-25 26-78 8-99-8-9-26 1-36-5-14-9-11-26-26-36-8 17-20 25-33 6-3 6-5 13-6 20 1 0-11-1-8-2-2 1-3 2-4 3 13 40 15 89 13 131 11-33 14-86 15-121 8 1 11 1 19 8 1-1 6-7 8-8 2 26 0 53 2 78 5-21 5-44 17-63 2 43 24 125 0 164-3-5-15-12-17-18-1 6-6 12-7 18-2-3-10-8-13-13-2 8-9 17-10 27-15 1-21 1-33 8-34-17-65-14-103-22-30-6-35-2-44-38-6-25-5-55-13-78-3 36 6 81-6 114-17-2-42 6-60 11-2-27-7-53-11-80 0 10-4 49-9 67 0 1 2 0 0-4-8 36-96 23-129 40 0-27 5-53 7-79 1-19-5-53 2-66 0 34 6 74 10 107 17-53 10-130 13-178 2 3 4 4 7 4 4-7 16-14 20-23 16 14 9 59 13 82 5-34 5-68 34-92 15 16 18 58 18 81-1-21 8-69 4-100-5 12-14 15-23 21-2-1-8-5-9-7 3 3-67 17-73 19 5-2-38 20-33 15-16 17-13 38-18 64-4-20-7-41-15-59-55 9-30 40-24 80 9 54-11 109 5 161 44-17 25-100 25-136 0 39 6 78 5 116 16 2 30-3 42-13z">
          <text:p/>
        </draw:path>
        <draw:path draw:style-name="gr4" draw:text-style-name="P4" draw:layer="layout" svg:width="0.084cm" svg:height="0.222cm" svg:x="7.337cm" svg:y="8.39cm" svg:viewBox="0 0 85 223" svg:d="M81 223c-16-12-31-17-47-10-5-17-17-27-34-21 10-25 4-59 4-87 1 21 6 41 11 60 2 1 6-3 8-3 5 7 13 12 19 17 3-40 1-83-9-121-6 16-6 35-15 49 1-34 6-80-8-107 5 8 17 13 27 18 3-3 7-7 9-9 12 11 9 13 25 10-17 53-20 153 14 199-11 10-3 0-4 0z">
          <text:p/>
        </draw:path>
        <draw:path draw:style-name="gr4" draw:text-style-name="P4" draw:layer="layout" svg:width="0.033cm" svg:height="0.154cm" svg:x="6.864cm" svg:y="8.485cm" svg:viewBox="0 0 34 155" svg:d="M24 108c-13 13-21 30-24 47 53-7 32-124 19-155 1 42 1 93-15 132z">
          <text:p/>
        </draw:path>
        <draw:path draw:style-name="gr20" draw:text-style-name="P7" draw:layer="layout" svg:width="1.898cm" svg:height="1.248cm" svg:x="7.444cm" svg:y="9.36cm" svg:viewBox="0 0 1899 1249" svg:d="M1871 1245c42-14 28-63 16-98-35-100-118-191-202-260-107-89-232-160-351-235-161-101-361-133-527-225-169-94-286-255-465-337-55-26-300-147-336-57-12 32-5 74 9 107 39 97 152 44 227 93 110 70 207 146 292 244 42 48 58 104 116 139 60 37 135 49 204 67 160 41 335 97 478 176 154 86 280 198 409 312 30 26 62 81 110 78 8-1 15-2 20-4z">
          <text:p/>
        </draw:path>
        <draw:path draw:style-name="gr3" draw:text-style-name="P3" draw:layer="layout" svg:width="0.81cm" svg:height="0.531cm" svg:x="7.554cm" svg:y="9.392cm" svg:viewBox="0 0 811 532" svg:d="M26 25c-51 7-16 75 12 88 7-8 21-11 27-17 51 39 119 54 174 92 75 52 151 118 205 189-8-53-92-140-135-176 100 44 180 138 259 208 36 32 77 70 122 91 39 18 82 18 121 32-86-35-157-113-224-171-75-63-154-124-234-183-68-49-141-82-216-121-39-21-80-55-117-57z">
          <text:p/>
        </draw:path>
        <draw:path draw:style-name="gr4" draw:text-style-name="P4" draw:layer="layout" svg:width="0.742cm" svg:height="0.588cm" svg:x="7.485cm" svg:y="9.385cm" svg:viewBox="0 0 743 589" svg:d="M35 139c30-13 70-1 99 5-2 2-3 4-3 6 127 61 210 121 314 217 70 65 182 235 298 221-131-60-194-158-290-253-52-51-101-105-159-150-41-32-104-60-136-95 6-1 13-1 19-2-46-27-129-48-163-86 4-2 7-2 11-2-59-5 4 141 10 139z">
          <text:p/>
        </draw:path>
        <draw:path draw:style-name="gr20" draw:text-style-name="P7" draw:layer="layout" svg:width="1.833cm" svg:height="1.183cm" svg:x="4.944cm" svg:y="9.362cm" svg:viewBox="0 0 1834 1184" svg:d="M1410 503c-38 30-79 57-123 76-61 25-98 52-155 86-84 49-191 64-286 91-137 38-279 86-404 151-85 45-159 103-229 166-31 27-122 132-174 107-133-62 112-256 162-298 131-109 283-194 436-273 85-44 181-62 274-85 285-72 494-302 727-456 45-30 145-110 183-40 61 110-119 171-175 224-84 78-145 177-236 251z">
          <text:p/>
        </draw:path>
        <draw:path draw:style-name="gr3" draw:text-style-name="P3" draw:layer="layout" svg:width="1.495cm" svg:height="0.889cm" svg:x="5.245cm" svg:y="9.392cm" svg:viewBox="0 0 1496 890" svg:d="M1164 340c51-65 132-133 201-182 67-49 143-62 130-157-92-15-181 101-238 150-66 56-150 105-219 163-87 74-185 120-303 166-118 47-270 69-379 125 13-2 32 3 46 3 19 34 217-36 259-46-5 2-11 4-17 7 108-14 210-65 305-111-61 64-153 74-225 122-28 19-36 41-73 57-45 19-100 25-147 34-113 23-245 45-346 100-51 28-127 76-158 119 110-41 213-98 328-132 96-29 187-57 280-93 88-34 169-67 251-110 44-23 151-68 165-112-7 0-13-1-19-2 21-68 149-160 219-180-6 32-41 53-60 79z">
          <text:p/>
        </draw:path>
        <draw:path draw:style-name="gr4" draw:text-style-name="P4" draw:layer="layout" svg:width="0.364cm" svg:height="0.348cm" svg:x="6.365cm" svg:y="9.435cm" svg:viewBox="0 0 365 349" svg:d="M48 273c-20 22-37 50-48 76 88-35 168-147 239-209 32-27 96-66 115-102 41-76-41-19-73 7-95 76-187 160-261 254z">
          <text:p/>
        </draw:path>
        <draw:path draw:style-name="gr20" draw:text-style-name="P7" draw:layer="layout" svg:width="1.169cm" svg:height="0.891cm" svg:x="5.601cm" svg:y="9.757cm" svg:viewBox="0 0 1170 892" svg:d="M1163 134c8-50 18-142-32-134-47 9-87 76-120 104-100 89-205 172-326 236-127 67-251 139-385 194-62 26-106 56-162 88-54 32-126 62-134 128-4 28-6 67-1 97 21 105 145-4 182-32 84-63 179-113 273-161 125-64 239-132 350-214 46-34 87-73 132-107 58-44 119-88 181-119 39-20 36-43 42-80z">
          <text:p/>
        </draw:path>
        <draw:path draw:style-name="gr3" draw:text-style-name="P3" draw:layer="layout" svg:width="0.921cm" svg:height="0.642cm" svg:x="5.82cm" svg:y="9.804cm" svg:viewBox="0 0 922 643" svg:d="M880 42c66-18 10 70-5 89-45 53-118 79-173 121-82 64-169 121-254 182-128 91-296 161-448 209 106-50 197-123 294-185 140-91 306-153 444-252 46-33 68-67 88-113 20-45 43-55 80-93 23 25 16 61 9 90-1-20-6-3-7-4z">
          <text:p/>
        </draw:path>
        <draw:path draw:style-name="gr20" draw:text-style-name="P7" draw:layer="layout" svg:width="1.166cm" svg:height="0.952cm" svg:x="7.444cm" svg:y="9.726cm" svg:viewBox="0 0 1167 953" svg:d="M939 615c-30-14-62-24-91-41-98-57-190-122-282-186-56-40-114-77-170-117-97-68-186-139-273-216-24-22-56-35-82-55-40 26-43 124-40 166 2 32 13 46 44 56 45 15 65 18 105 47 86 63 164 135 256 190 94 57 188 122 276 188 99 74 189 154 283 232 32 27 181 117 201 50 7-26-11-79-14-106-6-42-7-66-43-94-44-35-90-68-139-97-10-7-20-12-31-17z">
          <text:p/>
        </draw:path>
        <draw:path draw:style-name="gr4" draw:text-style-name="P4" draw:layer="layout" svg:width="0.29cm" svg:height="0.291cm" svg:x="7.466cm" svg:y="9.777cm" svg:viewBox="0 0 291 292" svg:d="M40 6c-49 8-49 97-21 121 7-6 20-8 26-12 63 62 158 151 246 177-62-67-184-137-216-221 3-3 8-6 11-9-5-25-41-47-60-62z">
          <text:p/>
        </draw:path>
        <draw:path draw:style-name="gr3" draw:text-style-name="P3" draw:layer="layout" svg:width="0.964cm" svg:height="0.752cm" svg:x="7.544cm" svg:y="9.842cm" svg:viewBox="0 0 965 753" svg:d="M351 322c-70-42-131-88-196-135-50-37-134-79-151-140-12-40 2-61 45-37 37 21 53 73 82 101 110 108 249 207 372 303 37 28 81 51 121 75 34 20 62 52 95 70 15 9 26 15 42 19 11 3 19-22 34-18 30 10 71 78 89 101 26 32 48 66 81 92-99-82-228-130-326-218-84-77-189-153-288-213z">
          <text:p/>
        </draw:path>
        <draw:path draw:style-name="gr20" draw:text-style-name="P7" draw:layer="layout" svg:width="2.031cm" svg:height="1.416cm" svg:x="4.794cm" svg:y="8.84cm" svg:viewBox="0 0 2032 1417" svg:d="M422 1343c-2-9-4-18-2-29 5-31 34-62 25-94-12-48-98-37-132-80-52-65 52-160 99-197 107-84 259-150 388-201 143-58 296-99 449-128 52-10 123-17 170-38 40-18 68-55 99-81 88-70 170-156 274-208 55-28 128-30 176-64 51-37 87-136 47-188-56-72-148-15-211 12-132 58-257 147-374 229-43 30-75 67-126 85-72 27-154 39-231 51-175 26-336 71-501 134-148 57-266 145-388 241-110 87-183 188-184 326 0 58 14 126 55 171 60 67 126 139 227 133 39-2 108-6 133-40 9-13 9-23 7-34z">
          <text:p/>
        </draw:path>
        <draw:path draw:style-name="gr3" draw:text-style-name="P3" draw:layer="layout" svg:width="1.816cm" svg:height="1.108cm" svg:x="4.988cm" svg:y="8.864cm" svg:viewBox="0 0 1817 1109" svg:d="M79 1109c-65-112-118-161-41-289 78-128 226-187 353-261-3 1-4 3-4 6 90-7 194-67 286-89 141-33 300-47 431-106 99-45 190-135 287-195 58-36 119-66 183-91 40-15 149-31 169-70-11 0-22 0-33 0 14-2 38-19 54-13 10 4 39 39 44 48 36 66-49 110-92 147-59 53-151 75-223 112-63 32-120 70-176 106 13-23 35-55 20-81-51 16-78 63-123 89-79 45-181 79-269 105-70 21-151 53-227 46-47-4-73-19-126-12-179 23-475 160-520 343-50 37-86 124-21 167z">
          <text:p/>
        </draw:path>
        <draw:path draw:style-name="gr4" draw:text-style-name="P4" draw:layer="layout" svg:width="1.85cm" svg:height="1.094cm" svg:x="4.941cm" svg:y="8.91cm" svg:viewBox="0 0 1851 1095" svg:d="M1835 75c14-12 22-47 0-57 4-5 9-14 16-18-57 29-119 48-176 76 41-10 88-33 131-32-6 5-11 12-18 16 8-2 13 2 19 3-7 45-117 49-152 65-85 39-171 95-248 147 13-14 11-21 17-37-61 31-104 90-158 131-81 61-185 96-284 113-107 19-202 46-313 45 3 3 8 9 10 12-76 77-250 95-353 133-21 8-79 42-99 27-26-19-2-49 14-64-37 35-101 52-141 91-55 53-122 139-93 214 24 66 101 145 179 155-54-6-55-92-44-123 20-55 77-101 124-135 76-57 162-98 244-146 133-77 289-119 441-145 68-12 141-20 207-33 46-10 61-33 101-53 40 31 153-103 181-131 65-64 143-114 224-155 65-33 193-37 185-125-11 21-43 35-79 46z">
          <text:p/>
        </draw:path>
        <draw:path draw:style-name="gr3" draw:text-style-name="P3" draw:layer="layout" svg:width="0.324cm" svg:height="0.245cm" svg:x="4.838cm" svg:y="9.966cm" svg:viewBox="0 0 325 246" svg:d="M11 0c-60 142 146 213 239 246-10-9-22-24-33-30 36 12 106 1 108-44-74 2-135-52-203-70 43 34 103 45 147 82-18 7-39 9-57 7 2 6 2 12 4 17-92-2-198-79-212-164z">
          <text:p/>
        </draw:path>
        <draw:path draw:style-name="gr20" draw:text-style-name="P7" draw:layer="layout" svg:width="2.126cm" svg:height="1.444cm" svg:x="4.706cm" svg:y="8.43cm" svg:viewBox="0 0 2127 1445" svg:d="M293 997c-21-42-18-88 23-136 109-130 324-196 484-251 78-27 160-42 235-72 80-32 160-67 243-92 140-44 283-78 424-117 115-32 232-73 343-116 74-28 117-138 47-199-52-45-137 33-193 48-50 13-102 24-153 35-87 19-169 65-259 74-91 9-172 27-261 54-201 60-396 135-592 209-285 106-841 409-554 763 35 43 74 48 123 73 133 66 242 163 401 175 117 8 357-125 246-257-30-36-154-3-197-5-75-2-121-32-182-65-66-35-144-51-178-121z">
          <text:p/>
        </draw:path>
        <draw:path draw:style-name="gr4" draw:text-style-name="P4" draw:layer="layout" svg:width="1.91cm" svg:height="0.983cm" svg:x="4.867cm" svg:y="8.478cm" svg:viewBox="0 0 1911 984" svg:d="M139 984c-48-57-125-115-137-189-14-81 48-146 115-189-12 23-3 41 27 38 1 4 2 7 3 11 43 9 98-26 136-43 57-25 122-43 175-74 0 4-4 5-5 10 44-9 78-30 121-40 44-11 90-12 132-29 82-33 557-181 535-251 112-37 243-66 361-90 49-10 220-29 217-87-73-4-168 43-231 26 79-31 182-58 267-71 61-10 43-12 53 31 15 59-23 97-88 126-140 65-310 110-459 153-197 57-392 116-587 176-133 40-264 65-388 127-86 43-384 186-268 321z">
          <text:p/>
        </draw:path>
        <draw:path draw:style-name="gr3" draw:text-style-name="P3" draw:layer="layout" svg:width="1.75cm" svg:height="0.618cm" svg:x="4.97cm" svg:y="8.522cm" svg:viewBox="0 0 1751 619" svg:d="M535 301c105-28 211-42 314-74 64-19 115-47 184-69 103-33 210-60 315-84 46-10 403-118 403-54-1 37-157 71-187 80-105 27-233 19-332 57-103 39-187 108-289 152-174 76-344 138-530 182-70 17-141 44-205 74-35 16-184 89-207 33-31-77 464-278 534-297z">
          <text:p/>
        </draw:path>
        <draw:path draw:style-name="gr3" draw:text-style-name="P3" draw:layer="layout" svg:width="0.647cm" svg:height="0.442cm" svg:x="4.753cm" svg:y="9.405cm" svg:viewBox="0 0 648 443" svg:d="M7 13c-23 65 12 159 76 193-1-8 0-15 1-22 50 78 151 120 239 164 96 47 181 91 290 95-2-4-6-7-9-12 15-5 30-16 44-20-207 20-452-129-559-282-1 5-1 10-1 16-52-7-98-102-74-145z">
          <text:p/>
        </draw:path>
        <draw:path draw:style-name="gr20" draw:text-style-name="P7" draw:layer="layout" svg:width="2.053cm" svg:height="1.507cm" svg:x="7.427cm" svg:y="8.845cm" svg:viewBox="0 0 2054 1508" svg:d="M1558 1487c-15 3-23 9-40-4-33-26-54-111-58-150-11-109 83-64 156-55 61 8 135-3 162-60 43-90-112-203-173-252-106-86-256-155-384-208-142-59-295-103-447-134-52-11-122-18-169-41-40-18-67-55-98-81-87-72-167-159-271-213-54-28-127-32-175-67-50-37-84-137-43-189 57-70 148-12 211 16 131 60 255 151 370 235 42 30 74 68 124 87 72 27 154 41 230 54 175 29 335 76 499 141 147 59 264 149 384 247 194 158 324 439 99 623-122 100-211 73-360 51-7-1-12 0-17 0z">
          <text:p/>
        </draw:path>
        <draw:path draw:style-name="gr3" draw:text-style-name="P3" draw:layer="layout" svg:width="1.89cm" svg:height="1.211cm" svg:x="7.451cm" svg:y="8.907cm" svg:viewBox="0 0 1891 1212" svg:d="M352 91c31 11 2 22-20 16s-63-20-72-41c10-6 22 0 33 5-22-17-56-30-82-39-28-11-60-29-91-32 19 22 52 39 77 56-44-11-88-36-132-43-28-5-22 7-44 12 10 20 37 33 56 44-28 0-49-22-77-22 4 24 22 23 35 38 12 14 18 37 28 53-3-1-6-1-9-1 76 59 175 91 262 137 63 32 119 71 175 109-13-24-35-56-19-81 50 16 77 63 121 90 79 46 180 82 267 109 70 22 151 55 226 49 47-4 74-17 127-10 168 25 283 78 420 167 134 85 286 190 253 366-13 70-83 153-169 137 67-24 50-122 27-169-36-72-99-129-170-172-70-44-121-109-194-151-74-43-164-44-239-79-55-25-121-107-164-115z">
          <text:p/>
        </draw:path>
        <draw:path draw:style-name="gr4" draw:text-style-name="P4" draw:layer="layout" svg:width="1.843cm" svg:height="1.141cm" svg:x="7.462cm" svg:y="8.963cm" svg:viewBox="0 0 1844 1142" svg:d="M1733 707c40 31 74 67 86 126 21 101 68 255-66 309 85-86-39-235-109-293-95-77-211-124-316-187-131-80-287-124-439-152-67-13-140-22-205-36-46-10-61-34-101-55-40 31-151-105-178-133-64-65-141-116-222-159-64-33-192-39-182-127 22 47 145 59 192 81 85 41 169 98 246 152-13-15-11-22-16-37 59 31 102 91 155 133 79 62 183 98 282 117 107 21 201 48 313 49-4 4-9 9-11 12 74 78 249 99 351 138 21 8 78 43 98 29 27-19 3-49-13-64 41 39 92 65 135 97z">
          <text:p/>
        </draw:path>
        <draw:path draw:style-name="gr3" draw:text-style-name="P3" draw:layer="layout" svg:width="0.322cm" svg:height="0.185cm" svg:x="8.959cm" svg:y="10.143cm" svg:viewBox="0 0 323 186" svg:d="M323 114c-46 33-86 77-151 71-60-6-98-33-128-79-4-7-57-103-41-105 26-5 50 11 72 16-13-8-30-9-45-10-1 35 34 55 66 69-11-2-22 2-32 1 13 97 204 76 259 37z">
          <text:p/>
        </draw:path>
        <draw:path draw:style-name="gr20" draw:text-style-name="P7" draw:layer="layout" svg:width="2.113cm" svg:height="1.508cm" svg:x="7.426cm" svg:y="8.434cm" svg:viewBox="0 0 2114 1509" svg:d="M1836 1025c7-48-3-97-37-139-108-131-322-201-481-258-77-28-159-44-234-75-79-33-158-69-240-96-140-45-282-82-423-123-114-33-230-77-341-121-74-29-114-139-43-200 53-44 136 36 192 51 50 14 101 25 152 37 87 21 169 68 258 78 91 10 172 29 260 58 200 63 394 141 588 217 207 81 428 191 553 370 34 49 71 89 73 149 8 159-33 284-168 389-49 37-101 76-159 100-49 20-108 39-161 44-23 3-42 7-62-4-10-5 7-22 0-29-15-12-39-16-56-28-29-22-64-92-54-127 9-36 10-25 48-36 141-44 311-103 335-257z">
          <text:p/>
        </draw:path>
        <draw:path draw:style-name="gr4" draw:text-style-name="P4" draw:layer="layout" svg:width="1.889cm" svg:height="1.055cm" svg:x="7.481cm" svg:y="8.483cm" svg:viewBox="0 0 1890 1056" svg:d="M1785 632c11 23 2 41-28 38-1 3-2 7-2 10-44 9-98-27-136-45-57-25-121-44-173-76-1 4 3 5 4 10-44-9-78-31-120-42-44-11-90-13-132-31-81-34-553-188-530-259-112-38-243-69-359-95-50-11-220-32-216-90 72-3 167 46 230 29-79-31-180-60-265-75-62-10-43-12-55 31-15 59 22 97 87 128 139 67 308 114 456 159 196 60 390 121 584 184 132 43 263 69 386 133 162 84 403 220 254 415 105-138 200-299 15-424z">
          <text:p/>
        </draw:path>
        <draw:path draw:style-name="gr3" draw:text-style-name="P3" draw:layer="layout" svg:width="1.74cm" svg:height="0.642cm" svg:x="7.539cm" svg:y="8.528cm" svg:viewBox="0 0 1741 643" svg:d="M1211 319c-105-30-210-46-313-78-64-21-115-49-183-72-102-35-209-63-314-89-45-11-400-124-401-60 0 37 155 74 186 82 103 29 231 23 330 62 103 42 186 111 286 157 174 78 342 143 528 190 69 18 139 46 203 76 35 17 182 92 206 37 33-76-459-285-528-305z">
          <text:p/>
        </draw:path>
        <draw:path draw:style-name="gr3" draw:text-style-name="P3" draw:layer="layout" svg:width="0.418cm" svg:height="0.432cm" svg:x="9.071cm" svg:y="9.438cm" svg:viewBox="0 0 419 433" svg:d="M413 13c22 65-15 159-79 192 1-8-1-15-1-22 1 82-206 98-197 193 21 5 40-1 55-15-44 39-116 69-177 72 21-34 87-41 93-87-39-8-70 19-107 24 49-7 139-80 180-109 55-38 111-80 149-133 1 5 1 10 1 16 52-6 99-100 77-144z">
          <text:p/>
        </draw:path>
        <draw:path draw:style-name="gr20" draw:text-style-name="P7" draw:layer="layout" svg:width="2.078cm" svg:height="1.489cm" svg:x="4.759cm" svg:y="7.92cm" svg:viewBox="0 0 2079 1490" svg:d="M923 652c-144 36-290 64-429 119-84 33-205 97-244 177-46 93 71 162 141 208 111 72 287 108 423 115 74 4 296-55 327 37 45 135-196 173-285 180-114 10-232-15-343-33-152-24-299-84-405-188-170-167-135-473 74-594 248-142 548-165 818-256 303-101 626-196 908-344 48-25 95-73 152-73 7 0 18 89 18 97 3 44-4 64-30 97-56 72-137 114-223 155-75 37-156 62-238 88-40 13-85 34-122 51-73 33-151 67-227 94-57 20-118 14-175 31-46 15-93 27-140 39z">
          <text:p/>
        </draw:path>
        <draw:path draw:style-name="gr4" draw:text-style-name="P4" draw:layer="layout" svg:width="1.901cm" svg:height="1.088cm" svg:x="4.889cm" svg:y="7.965cm" svg:viewBox="0 0 1902 1089" svg:d="M103 998c1 0 1 0 1 1 21 37 64 58 92 90-113-52-199-152-196-274 4-134 147-165 250-221-10 6-11 14-17 20 43 34 138-2 185-15 95-26 195-58 277-112-7 0-16 0-23 1 50-28 104-36 161-31-27-3 19 47 25 50 32 15 98 2 131-5 91-18 166-61 248-97 60-26 114-61 172-87 91-40 186-89 266-145 38-27 160-184 204-172 62 15-21 144-42 171-60 74-177 103-264 143-168 79-333 169-518 212-151 35-305 55-457 90-158 36-631 145-495 381z">
          <text:p/>
        </draw:path>
        <draw:path draw:style-name="gr3" draw:text-style-name="P3" draw:layer="layout" svg:width="1.659cm" svg:height="0.645cm" svg:x="5.081cm" svg:y="7.967cm" svg:viewBox="0 0 1660 646" svg:d="M1435 276c42-16 130-65 49-91 19-27 54-36 80-55 26-20 53-45 71-72 4-6 24-58 25-58-26 8-57 32-81 44-29 14-62 24-91 39-57 30-108 67-163 99-60 36-127 66-191 97-62 30-124 61-188 86-112 43-231 69-352 77-95 6-190 40-279 70-65 22-125 49-192 67-40 11-104 24-123 64 164 19 322-56 456-132 46-26 144-63 198-56-98 63 148 47 165 44 149-30 271-83 405-145 67-31 142-51 211-78z">
          <text:p/>
        </draw:path>
        <draw:path draw:style-name="gr3" draw:text-style-name="P3" draw:layer="layout" svg:width="0.768cm" svg:height="0.196cm" svg:x="4.939cm" svg:y="9.158cm" svg:viewBox="0 0 769 197" svg:d="M141 70c-1 3-131-63-141-70 88 93 220 134 345 161 73 15 146 30 221 35 70 4 135-17 203-18-75 1-207 22-271-20 21-18 58-6 81-22-136-1-322 12-426-90-3 8-11 10-12 24z">
          <text:p/>
        </draw:path>
        <draw:path draw:style-name="gr20" draw:text-style-name="P7" draw:layer="layout" svg:width="2.062cm" svg:height="1.482cm" svg:x="4.813cm" svg:y="7.443cm" svg:viewBox="0 0 2063 1483" svg:d="M261 1294c-185-120-358-309-198-488 57-63 145-99 226-128 99-35 187-83 282-127 213-96 435-172 653-260 83-33 167-67 253-95 107-37 216-69 319-114 86-38 153-93 253-80 13 73 23 159 3 232-29 104-181 89-267 121-37 14-74 23-111 35-225 72-442 174-661 261-126 50-256 92-377 153-83 42-226 58-274 143-53 95 76 176 153 212 87 41 185 93 280 114 90 20 185-1 271-21 58-14 131-23 146 46 8 35-30 102-52 131s-50 36-87 43c-55 10-112 12-168 10-93-4-175-10-264-36-137-40-259-74-380-152z">
          <text:p/>
        </draw:path>
        <draw:path draw:style-name="gr4" draw:text-style-name="P4" draw:layer="layout" svg:width="1.84cm" svg:height="1.003cm" svg:x="5.007cm" svg:y="7.471cm" svg:viewBox="0 0 1841 1004" svg:d="M503 729c-73 35-489 145-348 275-35-60-135-96-152-159-25-93 109-154 177-191-76 49 19 68 66 58 57-12 289-73 267-140 34-9 66-32 100-30-2 5-5 5-6 11 38 23 126-19 165-30 133-37 258-87 382-147 89-43 181-79 271-118 26-12 54-12 64-38 38 1 218-71 136-115 58-31 117-74 176-105 51 41 51 162 14 212s-148 62-206 82c-266 93-529 192-796 285-111 38-207 99-310 150z">
          <text:p/>
        </draw:path>
        <draw:path draw:style-name="gr3" draw:text-style-name="P3" draw:layer="layout" svg:width="1.431cm" svg:height="0.627cm" svg:x="5.281cm" svg:y="7.535cm" svg:viewBox="0 0 1432 628" svg:d="M310 483c-48 47 50 24 70 17 73-27 147-57 218-87 102-45 214-101 321-132-3 8-2 17-4 24 55-6 501-140 450-227 22-25 55-50 67-75-19 3-39 12-59 17 13-5 25-14 38-20-107 4-229 84-326 121-145 55-303 91-444 153-120 52-236 102-356 150-94 38-202 68-285 122 28-8 66-22 93-7-21 32-123 81-21 89 58 5 99-36 133-72 30-32 76-45 105-73z">
          <text:p/>
        </draw:path>
        <draw:path draw:style-name="gr3" draw:text-style-name="P3" draw:layer="layout" svg:width="0.783cm" svg:height="0.208cm" svg:x="5.144cm" svg:y="8.677cm" svg:viewBox="0 0 784 209" svg:d="M47 32c-15-10-31-21-47-32 29 21 56 57 90 81 70 49 146 70 226 99 99 35 202 27 305 29 76 2 167-4 163-104-1-21-20-33-16-55-2 10-6 11-10 19 1 2 6 5 6 8-27 20-76 44-113 47 34 3 79-16 106 4-34 27-98 51-142 61-111 25-235-9-339-45-84-29-157-66-229-112z">
          <text:p/>
        </draw:path>
        <draw:path draw:style-name="gr3" draw:text-style-name="P3" draw:layer="layout" svg:width="0.114cm" svg:height="0.044cm" svg:x="5.909cm" svg:y="8.807cm" svg:viewBox="0 0 115 45" svg:d="M81 43c26 1 35-20 34-43-18 24-81 29-115 42 37 2 72 6 108 1z">
          <text:p/>
        </draw:path>
        <draw:path draw:style-name="gr20" draw:text-style-name="P7" draw:layer="layout" svg:width="2.263cm" svg:height="1.573cm" svg:x="7.39cm" svg:y="7.885cm" svg:viewBox="0 0 2264 1574" svg:d="M282 433c151 86 315 197 480 256 100 36 211 62 315 84 231 49 470 71 690 157 101 40 259 108 184 233-98 165-420 162-595 179-93 9-209-14-296 3 5-2 118 89 126 103 18 30 12 100 51 118 16 7 48-1 67 1 24 1 49 6 73 7 47 2 99-5 146-10 145-14 313-25 439-95 114-62 227-108 282-230 52-116-3-261-89-351-76-80-183-104-286-139-185-61-362-96-552-136-151-31-347-64-484-132-136-68-295-121-419-205-129-87-242-193-375-276-75 51-25 186 13 245 44 68 123 129 195 169 12 6 23 13 35 19z">
          <text:p/>
        </draw:path>
        <draw:path draw:style-name="gr4" draw:text-style-name="P4" draw:layer="layout" svg:width="2.068cm" svg:height="1.247cm" svg:x="7.398cm" svg:y="7.908cm" svg:viewBox="0 0 2069 1248" svg:d="M1994 1160c30-31 54-67 65-103 18-59 11-122-31-172-45-53-95-75-157-108 11 6 12 14 18 20-44 34-138-2-185-15-96-27-195-58-277-113 7 1 16 0 23 1-50-27-104-35-161-31 52 113-297 16-330 6-151-44-291-106-428-179-34-19-122-48-128-87 16-10 29-17 45-14-9-12-14-25-27-36 2-5 5-7 6-12 3-18-89-74-104-86-54-44-107-88-161-130-43-32-104-95-161-101-9 50 31 137 51 185 37 86 91 125 177 169 50 24 95 54 143 84 105 63 234 111 347 161 110 49 224 91 344 114 111 21 224 37 335 61 151 32 317 67 454 138 64 34 129 95 131 169 2 75-87 120-136 167 52-13 106-46 147-88z">
          <text:p/>
        </draw:path>
        <draw:path draw:style-name="gr3" draw:text-style-name="P3" draw:layer="layout" svg:width="1.534cm" svg:height="0.518cm" svg:x="7.794cm" svg:y="8.219cm" svg:viewBox="0 0 1535 519" svg:d="M1079 384c-46-26-143-63-198-55 99 62-147 47-165 43-149-30-270-82-404-144-67-31-142-52-211-79-50-19-148-86-35-75-27-18-50-48-66-74 59 0 127 60 181 81 136 54 273 104 409 157 111 43 230 69 351 77 95 6 190 40 280 70 65 22 125 49 191 68 40 11 105 24 123 63-164 20-322-56-456-132z">
          <text:p/>
        </draw:path>
        <draw:path draw:style-name="gr3" draw:text-style-name="P3" draw:layer="layout" svg:width="0.89cm" svg:height="0.196cm" svg:x="8.609cm" svg:y="9.225cm" svg:viewBox="0 0 891 197" svg:d="M318 183c-38 4-75 10-113 10-34 0-79 11-110-5-9-5-17-17-27-23-10-8-24-12-30-22 6 0 9-2 16-1-25-19-35-41-54-61 29 14 64 17 98 17-21 7-45 2-67 4 2 16 27 20 39 31-27 16 26 45 42 50 32 10 71 2 104 0 38-2 78-7 115-15 29-5 79-5 99-28-11-7-26-4-39-4 60 5 126-22 179-44-30 14-75 30-98 50 32 15 81 4 112-8 30-12 76-30 102-49-5 3-6 7-9 10 24 11 73-13 95-23 44-18 80-48 119-72-70 42-132 118-219 133-116 20-236 36-354 50z">
          <text:p/>
        </draw:path>
        <draw:path draw:style-name="gr20" draw:text-style-name="P7" draw:layer="layout" svg:width="2.056cm" svg:height="1.449cm" svg:x="7.465cm" svg:y="7.479cm" svg:viewBox="0 0 2057 1450" svg:d="M1854 1311c163-121 267-307 158-492-41-68-112-100-189-127-99-35-187-83-282-127-213-96-435-172-653-260-84-33-167-67-253-96-139-46-276-115-416-156-41-12-173-79-209-42-26 26 8 104 4 137-5 36-25 72 1 103 31 39 113 46 157 61 89 30 176 63 266 92 225 72 442 174 661 261 126 50 256 92 377 153 42 22 89 33 134 50 84 31 185 77 165 176-12 63-77 101-136 124-132 52-299 69-442 55-108-10-215-22-324-29-39-2-58-6-79 31-18 32-17 76 3 107 68 106 236 109 352 114 130 6 261 7 390-10 114-16 225-58 315-125z">
          <text:p/>
        </draw:path>
        <draw:path draw:style-name="gr4" draw:text-style-name="P4" draw:layer="layout" svg:width="1.878cm" svg:height="1.095cm" svg:x="7.471cm" svg:y="7.498cm" svg:viewBox="0 0 1879 1096" svg:d="M1874 848c-19-71-80-134-141-171 75 40-28 66-68 57-57-12-289-73-267-140-34-9-66-32-100-30 2 5 5 5 6 11-38 23-126-19-164-30-134-37-259-88-383-147-89-43-181-79-271-119-26-11-54-11-64-38-37 2-217-70-136-114-28 15-162-115-197-124-83-21-89 68-89 123 0 131 203 155 302 190 267 93 529 192 796 284 111 39 207 100 310 150 108 53 432 110 369 279-10 26-36 53-61 67 64-33 134-92 156-160 29-90-31-173-107-224z">
          <text:p/>
        </draw:path>
        <draw:path draw:style-name="gr3" draw:text-style-name="P3" draw:layer="layout" svg:width="1.431cm" svg:height="0.627cm" svg:x="7.676cm" svg:y="7.585cm" svg:viewBox="0 0 1432 628" svg:d="M1122 483c48 47-50 24-70 17-73-27-146-56-217-87-103-45-214-101-322-132 3 8 2 17 5 24-56-6-501-139-451-227-22-25-54-50-67-75 19 3 39 12 59 17-13-5-25-14-37-20 106 4 228 84 326 121 145 55 302 91 444 153 120 52 235 102 355 150 94 38 202 68 285 122-28-8-66-22-93-7 21 32 123 81 21 89-58 5-99-36-133-72-30-32-76-45-105-73z">
          <text:p/>
        </draw:path>
        <draw:path draw:style-name="gr3" draw:text-style-name="P3" draw:layer="layout" svg:width="0.874cm" svg:height="0.123cm" svg:x="8.308cm" svg:y="8.75cm" svg:viewBox="0 0 875 124" svg:d="M875 46c-132 52-273 88-419 76-64-5-125-23-191-24-46 0-99 18-141 14 10-1 23-6 33-8-40-17-159-54-157-104 46 12 94 26 141 27-42 2-84-14-125-9 13 13 26 24 38 37-4 1-9 1-13 1 12 26 62 36 90 32-4-4-6-8-8-13 46-2 92 4 138 9 100 10 217 41 317 16 96-25 196-46 297-54z">
          <text:p/>
        </draw:path>
        <draw:path draw:style-name="gr20" draw:text-style-name="P7" draw:layer="layout" svg:width="2.062cm" svg:height="1.459cm" svg:x="4.868cm" svg:y="6.989cm" svg:viewBox="0 0 2063 1460" svg:d="M924 1442c-18-2-35-5-52-8-123-23-252-48-367-93-118-45-228-116-334-181-107-66-194-174-165-298 20-88 141-135 219-170 86-38 178-62 266-95 159-60 331-105 486-173 142-63 282-129 430-183 70-26 138-52 206-79 92-36 179-59 263-108 45-26 166-101 183-11 38 195-189 247-343 303-97 36-175 87-263 133-98 51-219 59-323 96-181 65-359 132-542 195-72 25-203 55-242 124-49 85 109 156 171 196 119 76 250 93 388 122 85 17 180 40 271 39 47-1 207-44 242 4 49 68-115 182-175 195-103 20-216 6-319-8z">
          <text:p/>
        </draw:path>
        <draw:path draw:style-name="gr3" draw:text-style-name="P3" draw:layer="layout" svg:width="1.721cm" svg:height="0.919cm" svg:x="5.08cm" svg:y="7.073cm" svg:viewBox="0 0 1722 920" svg:d="M130 920c-51-60-120-104-129-183-9-73 65-134 142-138-8 5-16 19-25 25 16 31 80 20 108 6 57-31 88-77 165-103 97-33 192-66 288-103 75-28 151-70 231-84 123-21 277-65 390-134 134-80 294-117 422-206 12 102-124 196-212 232-86 36-156 68-238 118-78 48-189 136-285 147 15-13 10-24 17-37-187 1-355 50-530 124-95 39-187 84-282 121-43 17-110 31-141 63 9 35 21 113 59 127z">
          <text:p/>
        </draw:path>
        <draw:path draw:style-name="gr4" draw:text-style-name="P4" draw:layer="layout" svg:width="1.85cm" svg:height="1.02cm" svg:x="5.055cm" svg:y="7.01cm" svg:viewBox="0 0 1851 1021" svg:d="M178 820c-86 66-36 154 44 201-100-59-332-200-160-309 77-49 213-106 304-112-29 12-134 44-144 71-20 55 154 8 179 5 97-15 187-52 281-79 101-28 204-67 300-107 144-59 286-119 424-188 99-49 257-64 273-183-10 2-24 0-33 4 44-67 134-87 205-123-4 49 9 95-12 143-25 55-77 66-132 88-135 54-265 120-396 177-129 56-255 119-390 163-245 80-537 90-743 249z">
          <text:p/>
        </draw:path>
        <draw:path draw:style-name="gr3" draw:text-style-name="P3" draw:layer="layout" svg:width="0.585cm" svg:height="0.14cm" svg:x="5.493cm" svg:y="8.269cm" svg:viewBox="0 0 586 141" svg:d="M94 39c119 44 206 64 310 82 50 9 109 26 161 18-5-9-4-22-10-31 8-8 20-21 31-35-41 19-71 20-115 24 11 8 35 19 46 23-78 22-164-10-239-35-70-24-134-39-202-72 2 6 2 13 3 19-29-5-52-22-79-32 25 14 52 25 80 33z">
          <text:p/>
        </draw:path>
        <draw:path draw:style-name="gr20" draw:text-style-name="P7" draw:layer="layout" svg:width="2cm" svg:height="1.503cm" svg:x="7.428cm" svg:y="6.976cm" svg:viewBox="0 0 2001 1504" svg:d="M1111 1494c102-6 203-27 302-48 113-24 220-59 322-110 97-48 207-117 245-219 29-76 30-189-5-263-28-61-83-107-147-137-129-59-274-105-410-149-113-37-228-68-341-106-292-96-555-225-825-366-59-31-225-163-248-53-13 61 6 166 65 204 32 20 85 28 120 46 39 20 76 42 115 63 130 69 271 144 411 198 105 40 215 65 318 113 132 61 290 73 430 123 77 27 161 59 225 108 62 49 41 144-1 197-50 62-127 110-203 141-135 56-285 62-429 76-38 4-75 8-113 8-28 0-49-8-75-12-141-22-130 196 0 196 72 0 145-5 218-8 9-1 17-1 26-2z">
          <text:p/>
        </draw:path>
        <draw:path draw:style-name="gr3" draw:text-style-name="P3" draw:layer="layout" svg:width="1.752cm" svg:height="0.941cm" svg:x="7.556cm" svg:y="7.061cm" svg:viewBox="0 0 1753 942" svg:d="M1577 942c47-53 185-103 176-182-11-92-146-135-227-159-143-43-272-119-417-159-100-27-199-71-302-91-122-23-276-69-388-139-132-82-292-121-418-212-14 102 121 197 207 235 86 37 155 70 237 121 77 49 187 139 283 151-16-13-11-24-17-37 64 1 109-3 161 29 40 25 88 37 132 53 87 32 178 47 266 75-3-4-6-9-8-13 72-29 183 73 242 104 44 23 144 35 152 85 4 30-26 102-58 114z">
          <text:p/>
        </draw:path>
        <draw:path draw:style-name="gr4" draw:text-style-name="P4" draw:layer="layout" svg:width="1.856cm" svg:height="1.109cm" svg:x="7.452cm" svg:y="6.996cm" svg:viewBox="0 0 1857 1110" svg:d="M1161 613c-101-30-203-70-299-111-143-61-284-124-420-194-99-50-256-68-270-187 9 3 24 1 32 5-43-68-132-89-203-126 4 49-10 95 10 143 24 55 76 67 131 90 134 56 262 124 393 183 128 57 253 121 387 167 142 49 292 72 437 115 65 20 119 38 169 80 31 26 79 44 118 68 32 19 58 42 67 75 17 63-27 160-91 189 97-35 164-98 217-179 98-151-230-273-352-282 20 7 65 25 46 53-16 22-68-1-89-5-97-22-188-56-283-84z">
          <text:p/>
        </draw:path>
        <draw:path draw:style-name="gr3" draw:text-style-name="P3" draw:layer="layout" svg:width="0.586cm" svg:height="0.133cm" svg:x="8.259cm" svg:y="8.312cm" svg:viewBox="0 0 587 134" svg:d="M492 38c-103 36-203 61-311 78-50 8-110 24-162 16 6-10 5-23 11-31-8-8-20-22-30-36 40 20 71 21 115 26-12 8-35 19-47 22 78 23 164-8 239-32 71-22 135-37 204-69-2 6-2 13-4 19 29-5 53-22 80-31-26 13-53 24-81 31z">
          <text:p/>
        </draw:path>
        <draw:path draw:style-name="gr20" draw:text-style-name="P7" draw:layer="layout" svg:width="2.015cm" svg:height="1.415cm" svg:x="4.905cm" svg:y="6.581cm" svg:viewBox="0 0 2016 1416" svg:d="M1479 1197c-37-12-85-11-120-13-79-3-164-9-242-19-66-8-130-39-196-52-139-26-283-62-411-118-60-27-126-61-130-133-2-66 89-93 145-115 353-143 702-298 1072-401 112-31 278-44 365-123 34-31 92-230 18-223-74 8-153 31-227 50-152 38-293 108-443 154-159 50-317 101-471 160-74 28-146 55-218 87-113 50-224 84-330 145-97 55-191 68-258 164-91 128 23 247 136 323 96 65 204 114 316 152 198 68 372 150 585 165 120 9 256 36 370-12 60-26 126-97 84-160-10-15-26-25-45-31z">
          <text:p/>
        </draw:path>
        <draw:path draw:style-name="gr3" draw:text-style-name="P3" draw:layer="layout" svg:width="1.455cm" svg:height="0.725cm" svg:x="5.112cm" svg:y="6.807cm" svg:viewBox="0 0 1456 726" svg:d="M207 719c-83-26-251-136-196-232 27-48 104-76 154-98 34-14 70-34 104-44 26-8 71-6 81-29-15 1-24-2-38 4 110-39 221-96 333-138 160-59 331-100 486-168 0 68 197 27 206-14 36 13 82-3 119 20-20 10-49 22-59 40 5 2 10 5 13 7-59 36-138 46-205 65-104 30-210 55-309 95-154 62-317 110-471 172-97 38-460 209-231 327z">
          <text:p/>
        </draw:path>
        <draw:path draw:style-name="gr4" draw:text-style-name="P4" draw:layer="layout" svg:width="1.77cm" svg:height="0.893cm" svg:x="5.091cm" svg:y="6.63cm" svg:viewBox="0 0 1771 894" svg:d="M140 852c-63-45-194-145-116-226-2 34 14 60 35 86 3-4 10-8 14-18 2 5 16 17 19 24 26-9 262-125 221-150 81-48 200-83 291-114 93-33 193-81 287-101 128-27 434-4 464-176-11 1-26-4-38-1 29-20 69-26 93-49-40-4-89 9-127 23 71-41 164-72 244-96 73-21 166-55 244-54-10 8-12 18-25 26 4 2 9 10 19 12-6 28-38 47-46 68-9 28 14 42-7 70-19 25-72 25-98 33-31 8-55 25-87 35-137 40-279 66-410 117-138 52-276 97-409 161-71 34-149 58-222 89-101 45-449 123-287 283-29-29-68-56-100-80z">
          <text:p/>
        </draw:path>
        <draw:path draw:style-name="gr3" draw:text-style-name="P3" draw:layer="layout" svg:width="0.706cm" svg:height="0.14cm" svg:x="5.677cm" svg:y="7.785cm" svg:viewBox="0 0 707 141" svg:d="M532 126c42 11 127 28 163 1-9 0-17-4-24-6 18-7 31-22 36-40-27 8-55 11-79 21 1 5 4 6 6 11-89 45-290-70-368-100 5 5 8 17 12 23-106 6-102 3-142-7-40-9-100-15-136-29 117 31 219 75 340 82 84 4 165 32 246 44z">
          <text:p/>
        </draw:path>
        <draw:path draw:style-name="gr20" draw:text-style-name="P7" draw:layer="layout" svg:width="2.002cm" svg:height="1.376cm" svg:x="7.403cm" svg:y="6.567cm" svg:viewBox="0 0 2003 1377" svg:d="M549 1257c-12-93 118-83 198-86 121-5 242-5 360-31 129-28 263-74 383-125 61-26 128-60 132-131 4-66-87-94-142-117-351-148-698-307-1066-416-111-32-276-48-363-128-33-31-88-231-14-223 74 9 152 33 227 53 150 40 291 112 440 161 157 51 315 104 468 165 73 30 145 57 217 90 112 52 222 87 328 150 95 57 189 71 255 167 88 130-28 247-142 322-280 183-602 234-937 256-100 6-284 48-333-68-6-15-9-28-11-39z">
          <text:p/>
        </draw:path>
        <draw:path draw:style-name="gr3" draw:text-style-name="P3" draw:layer="layout" svg:width="1.447cm" svg:height="0.74cm" svg:x="7.753cm" svg:y="6.799cm" svg:viewBox="0 0 1448 741" svg:d="M1237 735c84-25 254-133 201-230-27-48-103-77-152-100-34-15-70-35-104-45-26-9-71-7-81-30 15 0 24-2 38 4-109-40-219-99-330-142-159-62-329-105-483-175-2 68-198 24-206-17-37 13-83-4-120 18 20 11 49 23 58 41-5 2-10 5-13 7 59 37 138 48 204 68 103 31 209 58 308 99 153 64 315 114 468 178 96 40 457 215 226 330z">
          <text:p/>
        </draw:path>
        <draw:path draw:style-name="gr4" draw:text-style-name="P4" draw:layer="layout" svg:width="1.758cm" svg:height="0.914cm" svg:x="7.462cm" svg:y="6.617cm" svg:viewBox="0 0 1759 915" svg:d="M1617 874c63-44 196-142 119-224 2 33-15 60-36 85-3-4-10-8-14-18-2 5-16 17-19 24-26-10-260-129-219-154-80-48-198-84-289-118-92-33-192-83-285-104-127-29-434-10-462-183 12 2 26-3 39 0-29-20-69-27-93-50 41-4 90 10 127 24-71-41-163-74-242-99-73-22-166-57-243-57 10 8 11 18 24 26-4 2-9 10-19 12 6 28 37 48 45 69 9 28-15 41 6 70 18 25 71 26 97 34 31 9 55 26 87 36 136 42 278 71 408 122 137 55 275 102 406 167 71 35 148 60 220 93 101 46 448 128 283 286 29-28 69-54 102-79z">
          <text:p/>
        </draw:path>
        <draw:path draw:style-name="gr3" draw:text-style-name="P3" draw:layer="layout" svg:width="0.597cm" svg:height="0.06cm" svg:x="8.143cm" svg:y="7.82cm" svg:viewBox="0 0 598 61" svg:d="M538 22c-81 14-170 24-253 25 3 3 11 8 14 10-98 8-200 0-299 2 65-36 178-19 252-24 116-10 228-44 346-33-21 7-38 16-60 20z">
          <text:p/>
        </draw:path>
        <draw:path draw:style-name="gr20" draw:text-style-name="P7" draw:layer="layout" svg:width="1.769cm" svg:height="1.29cm" svg:x="7.494cm" svg:y="6.148cm" svg:viewBox="0 0 1770 1291" svg:d="M540 95c-129-30-272-115-409-91-60 11-143 87-130 149 10 46 70 63 113 70 213 37 416 60 613 147 160 70 329 126 485 203 56 27 105 66 161 95 69 35 141 82 83 160-104 140-299 139-460 170-107 21-214 40-322 57-53 9-240-19-272 27-14 20 5 72 6 95 0 26-26 67-23 86 8 46 160 21 198 20 131-2 264-35 393-51 150-20 302-78 445-126 160-54 424-195 328-386-44-88-132-135-202-202-111-106-290-160-435-221-102-44-205-89-312-122-86-26-172-60-260-80z">
          <text:p/>
        </draw:path>
        <draw:path draw:style-name="gr3" draw:text-style-name="P3" draw:layer="layout" svg:width="1.555cm" svg:height="0.819cm" svg:x="7.54cm" svg:y="6.189cm" svg:viewBox="0 0 1556 820" svg:d="M1386 654c-102-72-209-134-323-186-49-22-100-39-150-59-74-31-144-65-222-90-115-37-234-68-351-101-67-19-134-37-203-51-29-5-86-3-110-17-38-22-29-61-14-95 43-91 175-45 251-30 112 24 217 68 326 105 83 28 165 62 248 91 66 23 219 61 255 118-72-11-140-32-210 7 63 5 130 40 190 59 23 6 61 23 85 17-1 0 46-11 32-19 69 35 138 74 212 102 52 21 114 40 142 89 53 92-75 184-148 226 36-9 52-51 52-82 1-47-26-58-62-84z">
          <text:p/>
        </draw:path>
        <draw:path draw:style-name="gr4" draw:text-style-name="P4" draw:layer="layout" svg:width="1.51cm" svg:height="0.837cm" svg:x="7.595cm" svg:y="6.195cm" svg:viewBox="0 0 1511 838" svg:d="M1406 504c-1-1-1-1-2-1-97-70-192-133-310-171-78-25-157-45-232-77 15 8 25 15 25 31-98 43-231-25-321-61-43-18-90-34-131-55-35-18-63-54-106-49-23 65-191 24-167-40 10-26 58-20 82-26-38 9-103-55-148-55-77-1-136 71-62 126 81 61 209 66 307 89 134 32 262 81 382 144 144 76 289 103 450 84 66-8 120 17 156 73 30 47 11 143-56 77 20 20 64 17 85 38 67 65 48 158-24 207 52-34 125-87 156-138 57-92-10-143-84-196z">
          <text:p/>
        </draw:path>
        <draw:path draw:style-name="gr3" draw:text-style-name="P3" draw:layer="layout" svg:width="0.196cm" svg:height="0.184cm" svg:x="7.909cm" svg:y="7.24cm" svg:viewBox="0 0 197 185" svg:d="M2 176c2 0 35-66 35-71 7-34-13-72-37-98 26-11 64-6 93-6-27-1-56 5-72 24 16 16 14 17 14 39 0 2 147-18 162-17-37 14-122 13-123 61-33 3-46 34-20 52 18 13 98-2 117-5-33 44-122 29-169 21z">
          <text:p/>
        </draw:path>
        <draw:path draw:style-name="gr3" draw:text-style-name="P3" draw:layer="layout" svg:width="0.298cm" svg:height="0.187cm" svg:x="8.885cm" svg:y="7.035cm" svg:viewBox="0 0 299 188" svg:d="M0 188c53-12 110-38 145-76-3-5-5-8-7-13 51-38 116-53 161-99-84 106-171 126-299 182z">
          <text:p/>
        </draw:path>
        <draw:path draw:style-name="gr20" draw:text-style-name="P7" draw:layer="layout" svg:width="1.733cm" svg:height="1.302cm" svg:x="5.122cm" svg:y="6.168cm" svg:viewBox="0 0 1734 1303" svg:d="M973 1231c-42-13-82-26-119-36-157-43-312-99-459-166-101-47-254-106-334-179-84-76-82-234 11-297 208-141 459-249 699-336 200-73 405-140 613-191 110-27 408-75 340 114-49 136-178 90-296 109-104 17-202 65-302 97-121 38-231 83-346 135-101 46-265 109-333 196-81 105 62 127 148 162 155 64 277 116 444 150 186 37 385-8 355 239-18 152-339 29-421 3z">
          <text:p/>
        </draw:path>
        <draw:path draw:style-name="gr3" draw:text-style-name="P3" draw:layer="layout" svg:width="1.44cm" svg:height="0.781cm" svg:x="5.34cm" svg:y="6.191cm" svg:viewBox="0 0 1441 782" svg:d="M448 470c-46 20-91 43-130 70-80 56-232 194-64 242-104-30-281-97-251-224 23-94 215-270 328-210-9 13-9 29-15 40 171 2 370-100 521-167 25-11 308-124 188-132 107-35 218-64 325-86 138-27 95 123 22 170-78 50-190 44-280 58-130 19-209 67-325 117-100 43-215 76-319 122z">
          <text:p/>
        </draw:path>
        <draw:path draw:style-name="gr4" draw:text-style-name="P4" draw:layer="layout" svg:width="0.289cm" svg:height="0.301cm" svg:x="5.366cm" svg:y="6.631cm" svg:viewBox="0 0 290 302" svg:d="M155 293c-157-52-218-189-73-293-18 42-25 129 32 144 43 11 131-57 176-75-39 37-204 189-135 233z">
          <text:p/>
        </draw:path>
        <draw:path draw:style-name="gr4" draw:text-style-name="P4" draw:layer="layout" svg:width="0.98cm" svg:height="0.282cm" svg:x="5.791cm" svg:y="6.204cm" svg:viewBox="0 0 981 283" svg:d="M397 275c34-12 57-34 60-65-80-4-145 14-222 26 18-10 25-25 37-35-66-9-219 44-272 82 186-109 391-153 594-214 132-40 245-76 386-68 3 54 0 101-21 149-177-1-345 80-511 116z">
          <text:p/>
        </draw:path>
        <draw:path draw:style-name="gr3" draw:text-style-name="P3" draw:layer="layout" svg:width="0.462cm" svg:height="0.185cm" svg:x="6.006cm" svg:y="7.238cm" svg:viewBox="0 0 463 186" svg:d="M202 158c84 14 160 33 246 27-2-33 25-74 11-112-17-45-50-31-72-73 4-2-29 16-30 17 35 21 44 67 11 89 10-1 31 6 48 6 48 79-140 29-183 27-82-4-161-3-233-46 60 26 165 68 233 65z">
          <text:p/>
        </draw:path>
        <draw:path draw:style-name="gr20" draw:text-style-name="P7" draw:layer="layout" svg:width="1.601cm" svg:height="1.13cm" svg:x="5.278cm" svg:y="5.797cm" svg:viewBox="0 0 1602 1131" svg:d="M1156 1124c43-17 14-35 6-75-12-65 98-123 61-170-36-44-181-46-233-52-133-15-245-35-367-82-68-26-135-50-206-69-35-10-98-12-102-51-10-99 181-171 254-202 231-97 447-165 702-189 84-8 315-11 329-114 3-25 4-81-15-101-25-27-55-19-88-14-119 16-237 40-353 69-135 33-276 42-411 80-164 47-342 99-490 181-119 65-251 182-243 320 6 104 109 171 197 221 58 34 123 50 187 72 85 30 164 74 254 93 73 16 154 41 229 47 77 6 215 63 289 36z">
          <text:p/>
        </draw:path>
        <draw:path draw:style-name="gr4" draw:text-style-name="P4" draw:layer="layout" svg:width="1.312cm" svg:height="0.644cm" svg:x="5.494cm" svg:y="5.847cm" svg:viewBox="0 0 1313 645" svg:d="M242 379c-51 35-109 76-139 128-23 40-23 126 42 138-124-36-192-180-108-278 73-86 202-105 280-166 30 40 213-44 252-62 87-39 178-50 275-64 159-25 314-52 469-75-29 25 5 76-29 109 2 3 5 5 8 5-45 1-110 28-154 38-43 10-86 13-129 18 25-10 54-21 59-48-60-45-226 16-263 68 46-6 92-22 139-26-49 25-115 34-168 48-74 20-152 34-226 52-108 27-217 53-308 115z">
          <text:p/>
        </draw:path>
        <draw:path draw:style-name="gr3" draw:text-style-name="P3" draw:layer="layout" svg:width="0.759cm" svg:height="0.401cm" svg:x="5.321cm" svg:y="5.974cm" svg:viewBox="0 0 760 402" svg:d="M0 372c37-38 46-89 95-125 41-31 90-58 136-83 104-56 217-102 335-126-4 3-7 3-12 6 69-12 136-35 205-44 12 40-105 66-140 74-51 13-86 18-136 41-82 37-175 46-244 104-48 39-118 120-84 183-42-78-77-112-155-30z">
          <text:p/>
        </draw:path>
        <draw:path draw:style-name="gr3" draw:text-style-name="P3" draw:layer="layout" svg:width="0.158cm" svg:height="0.196cm" svg:x="6.303cm" svg:y="6.712cm" svg:viewBox="0 0 159 197" svg:d="M27 88c23 8 49 21 62 37-6 2-12 5-18 8 44 43 1 68-49 50 152 53 55-57 99-106-7 0-16-3-23-3 29-16 63-43 61-74-59 29-62 123-159 82z">
          <text:p/>
        </draw:path>
        <draw:path draw:style-name="gr3" draw:text-style-name="P3" draw:layer="layout" svg:width="0.179cm" svg:height="0.112cm" svg:x="5.363cm" svg:y="6.535cm" svg:viewBox="0 0 180 113" svg:d="M45 31c35 48 77 68 135 82-10-11-16-22-29-31 3 0 11 2 11 2-54-21-130-37-162-84 16 35 61 52 93 69z">
          <text:p/>
        </draw:path>
        <draw:path draw:style-name="gr20" draw:text-style-name="P7" draw:layer="layout" svg:width="1.589cm" svg:height="1.208cm" svg:x="7.497cm" svg:y="5.781cm" svg:viewBox="0 0 1590 1209" svg:d="M182 8c-8-2-15-3-23-5-97-20-185 60-152 158 31 90 190 52 267 70 132 31 260 75 394 97 111 19 216 49 321 92 73 29 146 68 209 113 53 38 142 100 95 168-37 53-138 91-199 113-123 44-254 61-381 89-76 17-148 32-225 44-35 6-99 11-120 42-23 32 4 46 12 79 15 56-31 141 66 141 121 0 262-42 378-72 110-29 216-70 324-99 84-22 157-39 235-82 40-22 82-46 116-76 127-115 112-269 10-395-88-110-229-171-358-232-95-46-204-97-313-105-101-7-199-29-298-55-116-32-239-60-358-85z">
          <text:p/>
        </draw:path>
        <draw:path draw:style-name="gr4" draw:text-style-name="P4" draw:layer="layout" svg:width="1.406cm" svg:height="0.692cm" svg:x="7.552cm" svg:y="5.809cm" svg:viewBox="0 0 1407 693" svg:d="M865 179c142 26 292 88 397 158 50 34 120 100 139 155 31 90-75 178-160 201 25-65 57-91 4-145-52-52-112-105-179-140-169-89-352-112-537-155-76-18-157-40-235-63-94-27-178-44-271-52-1-5 5-4 5-9-24-13-31-35-27-59 9-47 53-43 94-57-10-4-20-10-30-13 57 17 121 31 181 39-39-1-136-14-87 44 47 54 125 51 189 70 73 21 140 50 215 67 46 11 156 57 199 48 83-16-25-70-36-102 44-1 91 4 139 13z">
          <text:p/>
        </draw:path>
        <draw:path draw:style-name="gr3" draw:text-style-name="P3" draw:layer="layout" svg:width="0.88cm" svg:height="0.267cm" svg:x="7.691cm" svg:y="5.849cm" svg:viewBox="0 0 881 268" svg:d="M109 18c-21 0-113-11-109 25 3 33 111 53 136 59 75 18 140 46 212 72 87 33 186 79 281 89 33 4 73 15 82-24 10-45-54-56-81-76 81-6 183 29 251 48-32-56-180-74-247-91-108-26-222-51-332-64 15 49-152 2-172-31 8-1 18-3 26-3-30-11-77-23-114-22 3 0 13 4 16 5-6 4-3 7 3 13z">
          <text:p/>
        </draw:path>
        <draw:path draw:style-name="gr3" draw:text-style-name="P3" draw:layer="layout" svg:width="0.175cm" svg:height="0.148cm" svg:x="7.904cm" svg:y="6.819cm" svg:viewBox="0 0 176 149" svg:d="M12 0c-9 10-19 117-6 132 30 36 146 8 170-16-58-1-124 37-131-27-8-67 65-18 110-49-40-8-76 13-115 9 2-4 5-6 7-11-12-5-17-14-34-14-3-4-4-12-7-16 3-5 9-5 13-8z">
          <text:p/>
        </draw:path>
        <draw:path draw:style-name="gr3" draw:text-style-name="P3" draw:layer="layout" svg:width="0.216cm" svg:height="0.247cm" svg:x="8.744cm" svg:y="6.307cm" svg:viewBox="0 0 217 248" svg:d="M197 115c-58 48-119 112-197 133 59-35 105-86 73-151 18 21 30 50 15 74 74 7 153-127 116-171 10 42 32 105-21 128z">
          <text:p/>
        </draw:path>
        <draw:path draw:style-name="gr20" draw:text-style-name="P7" draw:layer="layout" svg:width="1.488cm" svg:height="0.853cm" svg:x="5.464cm" svg:y="5.469cm" svg:viewBox="0 0 1489 854" svg:d="M1406 192c42-13 72-35 80-68 42-167-455-121-538-109-210 33-415 92-611 169-141 55-386 165-329 343 56 174 398 215 554 254 86 22 176 61 264 66 49 3 136 22 165-18 20-27 32-56 54-81 15-17 50-35 52-58 5-56-79-55-119-61-131-18-262-59-387-87-48-11-183-18-201-67-26-71 89-104 141-125 138-58 285-88 429-128 79-22 318 11 446-30z">
          <text:p/>
        </draw:path>
        <draw:path draw:style-name="gr4" draw:text-style-name="P4" draw:layer="layout" svg:width="1.164cm" svg:height="0.492cm" svg:x="5.651cm" svg:y="5.507cm" svg:viewBox="0 0 1165 493" svg:d="M438 242c-44 13-89 29-133 50-108 53-191 143-37 201-78-30-180-34-237-99-151-175 299-284 411-314 52-14 322-43 327-80-133 41-280 86-374 187 47 17 89 20 136 8 96-24 202-40 299-68 37-10 245-73 221-114 37 0 79-6 114-13-6 60-47 116-62 176-61-49-246-8-319 5-122 22-235 31-346 61z">
          <text:p/>
        </draw:path>
        <draw:path draw:style-name="gr3" draw:text-style-name="P3" draw:layer="layout" svg:width="0.766cm" svg:height="0.232cm" svg:x="5.976cm" svg:y="5.498cm" svg:viewBox="0 0 767 233" svg:d="M88 218c86 29 242-30 329-46 41-8 196-20 209-57 51-22 120-31 141-87-73-45-155-21-239-26 14 1 22 9 34 13-25 48-135 73-187 64-80-14-10-28 26-50-78 25-161 32-236 64-66 28-99 90-165 120 19 21 96 23 129 18z">
          <text:p/>
        </draw:path>
        <draw:path draw:style-name="gr3" draw:text-style-name="P3" draw:layer="layout" svg:width="0.385cm" svg:height="0.146cm" svg:x="6.135cm" svg:y="6.168cm" svg:viewBox="0 0 386 147" svg:d="M100 96c36 19 127 39 150-5-4-3-10-5-12-7 24-4 46-14 72-14-3 1-4 3-3 5 14-1 38-10 47-24 20-31 10-16-14-32-22-14-74-9-101-19 46 15 99 5 147 8-48 61-82 145-178 139-46-3-75-29-115-47-32-14-64-16-93-30 44 7 94 23 135 38z">
          <text:p/>
        </draw:path>
        <draw:path draw:style-name="gr3" draw:text-style-name="P3" draw:layer="layout" svg:width="0.08cm" svg:height="0.193cm" svg:x="5.499cm" svg:y="5.898cm" svg:viewBox="0 0 81 194" svg:d="M13 6c-13 30-14 110 40 92-23 30 4 72 28 96-37-48-111-134-68-194z">
          <text:p/>
        </draw:path>
        <draw:path draw:style-name="gr3" draw:text-style-name="P3" draw:layer="layout" svg:width="0.199cm" svg:height="0.222cm" svg:x="5.607cm" svg:y="5.755cm" svg:viewBox="0 0 200 223" svg:d="M41 156c-54-38-57-120 5-156-11 14-17 29-19 46 1-2 3-3 6-3-26 86 93 156 167 180-58-29-159-31-186-98z">
          <text:p/>
        </draw:path>
        <draw:path draw:style-name="gr21" draw:text-style-name="P1" draw:layer="layout" svg:width="0.21cm" svg:height="0.29cm" svg:x="5.663cm" svg:y="5.664cm" svg:viewBox="0 0 211 291" svg:d="M142 291c-74-17-161-67-138-145 24-85 137-102 207-146">
          <text:p/>
        </draw:path>
        <draw:path draw:style-name="gr20" draw:text-style-name="P7" draw:layer="layout" svg:width="1.276cm" svg:height="0.909cm" svg:x="7.593cm" svg:y="5.499cm" svg:viewBox="0 0 1277 910" svg:d="M703 617c-80 15-161 27-241 43-61 12-156-8-206 31-125 97 129 136 88 218 38 5 53-12 83-16 51-6 97 1 147-12 191-47 426-34 583-165 103-86 161-250 85-363-111-166-361-241-557-278-194-36-401-72-600-74-56 0-91-11-84 42 5 45 42 106 64 147 28 51 80 66 138 77 112 21 227 0 341 1 121 2 379 22 430 147 44 111-106 158-194 184-25 7-51 13-77 18z">
          <text:p/>
        </draw:path>
        <draw:path draw:style-name="gr4" draw:text-style-name="P4" draw:layer="layout" svg:width="1.192cm" svg:height="0.549cm" svg:x="7.521cm" svg:y="5.513cm" svg:viewBox="0 0 1193 550" svg:d="M1191 399c16-87-58-180-134-224-91-53-209-52-312-68-57-9-108-16-166-19-39-2-109 2-143-16 59 11 137 75 42 92-67 12-147-6-178-64-13-24 6-33-22-55-23-18-32-5-57-9-59-9-119-14-174-36-7 47-74 134-35 175 35 38 122 17 171 20 53 3 106 9 159 14 152 15 309-1 456 35 86 21 191 36 249 106 65 78 9 132-49 193 29 40 175-97 183-114 5-10 8-20 10-30z">
          <text:p/>
        </draw:path>
        <draw:path draw:style-name="gr3" draw:text-style-name="P3" draw:layer="layout" svg:width="0.728cm" svg:height="0.209cm" svg:x="7.636cm" svg:y="5.52cm" svg:viewBox="0 0 729 210" svg:d="M444 204c41-17 46-46 0-64 18-4 36-9 52-14-15-11-32-18-51-24 93-13 197 25 284 36-105-57-274-75-394-94-95-16-184-14-271-44 2 3 3 7 3 11-22 1-45 0-67 2 13 49 76 57 110 84 43 36 84 65 140 82 48 14 147 44 194 25z">
          <text:p/>
        </draw:path>
        <draw:path draw:style-name="gr3" draw:text-style-name="P3" draw:layer="layout" svg:width="0.401cm" svg:height="0.343cm" svg:x="8.312cm" svg:y="5.799cm" svg:viewBox="0 0 402 344" svg:d="M171 4c75 51 164 115 94 203-70 86-167 109-265 137 87 5 194-55 273-87 143-57 158-140 90-257 27 46 40 108 17 157-25 54-86 66-133 99 76-86 70-171-40-226 4 9 11 8 18 12z">
          <text:p/>
        </draw:path>
        <draw:path draw:style-name="gr3" draw:text-style-name="P3" draw:layer="layout" svg:width="0.775cm" svg:height="0.128cm" svg:x="7.848cm" svg:y="6.232cm" svg:viewBox="0 0 776 129" svg:d="M108 45c21 1 40 4 60 6-119 56 99 67 150 37-5 3-12 7-17 9 30 49 136 11 183 6 72-7 239-11 292-59-184 50-369 94-557 83-80-4-193-44-219-126 24-1 48-1 72-1-23 0-40 10-38 31 37 17 75 14 116 14z">
          <text:p/>
        </draw:path>
        <draw:path draw:style-name="gr21" draw:text-style-name="P1" draw:layer="layout" svg:width="0.21cm" svg:height="0.353cm" svg:x="8.503cm" svg:y="5.671cm" svg:viewBox="0 0 211 354" svg:d="M0 0c91 29 188 115 208 203 17 75-49 114-112 151">
          <text:p/>
        </draw:path>
        <draw:path draw:style-name="gr22" draw:text-style-name="P5" draw:layer="layout" svg:width="0.489cm" svg:height="0.313cm" svg:x="6.422cm" svg:y="6.118cm" svg:viewBox="0 0 490 314" svg:d="M416 308c68-18 64-107 73-162 10-71-86-108-148-114-36-4-71-15-107-19-15-2-75-16-85-13-50 15-34 68-62 102-27 31-79 43-87 86 78 34 179 28 252 75 49 32 98 63 164 45z">
          <text:p/>
        </draw:path>
        <draw:path draw:style-name="gr22" draw:text-style-name="P5" draw:layer="layout" svg:width="0.459cm" svg:height="0.294cm" svg:x="7.471cm" svg:y="6.181cm" svg:viewBox="0 0 460 295" svg:d="M164 23c-42 6-80 17-102 31-66 40-91 182-16 229 57 34 105-12 154-29 70-23 152-1 224-20 82-21 2-83-29-110-14-12-39-24-45-42-4-14 12-32 8-45-11-27-8-32-48-36-50-5-97 14-146 22z">
          <text:p/>
        </draw:path>
        <draw:path draw:style-name="gr22" draw:text-style-name="P5" draw:layer="layout" svg:width="1.817cm" svg:height="2.725cm" svg:x="7.249cm" svg:y="7.612cm" svg:viewBox="0 0 1818 2726" svg:d="M1151 1294c-5-42-74-85-94-122-37-68-3-83 54-116-31-22-78-28-115-43-71-27-139-65-193-116-26-25-81-90-41-124 36 15 294 159 292 61-1-33-117-166-24-166-17 0-68-32-85-39-23-10-35-17-54-30-37-25-74-49-110-75-35-26-101-68-100-115 1-65 111-50 157-69 60-25 2-62-22-98-19-29-5-44-5-75 1-63-44-54-94-57-56-4-111-17-167-25-83-12-149-44-225-69-63-21-222-39-174 70 18 40 67 57 98 87 47 47 98 99 141 149 45 52 18 100 22 156 1 20 51 113 22 124-48 17-142-116-166-145-52-66-128-170-231-121-92 44 12 142 50 181 22 23 19 29 33 52 32 55 85 104 123 159 48 71 93 149 130 224 19 39 29 86 54 119 51 12-6 37-9 45-9 32 4 63 14 95 24 71 69 133 120 189 55 61 97 127 155 185 68 67 162 134 194 222 36 103 88 202 153 292 60 85 138 141 207 214 112 120 224 249 355 351 31 25 80 67 122 62 2-38-37-81-46-119-5-18-10-36-6-55 3-12 33-37 32-47-4-60-191-124-143-200 6-9 183 58 225 24 49-39-15-67-35-108-22-43-17-85-21-129-208 31-376-100-517-225 34-35 336 42 193-64-37-28-80-61-104-100-8-13-24-33-19-49 1-3 23-32 25-26-12-39-65-29-100-37-108-24-154-87-237-141-81-54-156-114-189-205-15-42-24-77 34-59 54 16 270 163 321 108z">
          <text:p/>
        </draw:path>
        <draw:path draw:style-name="gr22" draw:text-style-name="P5" draw:layer="layout" svg:width="2.007cm" svg:height="2.678cm" svg:x="5.099cm" svg:y="7.577cm" svg:viewBox="0 0 2008 2679" svg:d="M103 2484c-25 26 28 57-8 101-23 28-75 39-92 70-36 65 287-22 312-33 93-43 170-135 246-198 156-131 305-284 432-439 95-116 173-246 258-369 40-58 77-121 133-168 32-27 76-42 108-69 36-30 80-271-3-259-6-42 47-109 71-142 82-112 168-228 277-321 30-26 55-54 83-80 45-44 82-65 87-130 4-39-4-86-58-84-53 3-104 65-150 90-34 19-209 131-240 76-50-87 161-211 216-240 42-22 82-42 118-71 44-36 84-111 64-165-40-113-146-16-204 20-50 32-115 49-171 67-61 18-125 31-187 39-37 4-100-2-130 21-38 29 6 80-13 124-13 29-96 59-87 91 10 37 131-6 155-10 83-15 70 46 32 83-4 4-9 8-13 11-61 45-135 72-206 102-18 8-67 23-79 38-14 16-6 50-10 70-4 21-14 41-24 60-9 17-59 70-23 83 22 7 54-9 76-17 45-15 273-129 232 1-25 78-119 136-182 187-62 48-153 56-229 69-92 17-29 61-21 118 5 31-61 83-43 105 12 14 77-3 93-4 31-1 110-10 134 12 1 1 2 2 3 3 18 21-11 57-26 81-40 63-113 117-187 145-73 28-181 39-198 127-2 13-18 111-4 117 48 21 221-37 232 7 16 69-173 142-224 165-86 39-251 48-269 145-8 45-28 94-56 132-13 19-80 62-79 84 4 55 140-32 155 3 13 29-107 83-122 91-57 30-133 14-179 61z">
          <text:p/>
        </draw:path>
        <draw:path draw:style-name="gr22" draw:text-style-name="P5" draw:layer="layout" svg:width="0.503cm" svg:height="0.278cm" svg:x="6.426cm" svg:y="6.692cm" svg:viewBox="0 0 504 279" svg:d="M473 257c64-61 23-182-54-217-41-19-85-9-129-11-57-3-111-19-167-29-47-7-116 89-122 127-6 34 22 74 28 107 83-5 168 0 250 11 54 6 127 54 179 23 6-3 11-7 15-11z">
          <text:p/>
        </draw:path>
        <draw:path draw:style-name="gr22" draw:text-style-name="P5" draw:layer="layout" svg:width="0.467cm" svg:height="0.243cm" svg:x="7.424cm" svg:y="6.764cm" svg:viewBox="0 0 468 244" svg:d="M236 228c59 1 120 11 174-7 87-29 73-190-20-197-82-6-217-43-293-10-74 32-127 126-78 195 40 55 89 33 148 23 22-4 45-5 69-4z">
          <text:p/>
        </draw:path>
        <draw:path draw:style-name="gr22" draw:text-style-name="P5" draw:layer="layout" svg:width="0.528cm" svg:height="0.262cm" svg:x="6.461cm" svg:y="7.21cm" svg:viewBox="0 0 529 263" svg:d="M45 155c-11 30-33 57-45 90 46 32 147 11 202 8 101-4 404-22 308-186-26-44-91-62-142-49-112 28-197-10-307-18-84-5-27 45-14 82 10 28 7 51-2 73z">
          <text:p/>
        </draw:path>
        <draw:path draw:style-name="gr22" draw:text-style-name="P5" draw:layer="layout" svg:width="0.474cm" svg:height="0.229cm" svg:x="7.451cm" svg:y="7.214cm" svg:viewBox="0 0 475 230" svg:d="M325 7c-39 1-78-1-120-5-96-9-178 8-202 106-13 52 12 121 82 122 51 1 94-28 146-25 56 3 109 19 166 6 83-20 99-121 51-175-35-40-73-29-123-29z">
          <text:p/>
        </draw:path>
        <draw:path draw:style-name="gr18" draw:text-style-name="P8" draw:layer="layout" svg:width="0.65cm" svg:height="0.45cm" svg:x="6.852cm" svg:y="5.309cm" svg:viewBox="0 0 651 451" svg:d="M4 277c29 130 221 176 354 174 97-1 284-30 292-142 2-36-1-136-8-171-19-105-126-110-209-109-117 2-249-53-364-16-88 28-65 146-69 220-1 16 1 30 4 44z">
          <text:p/>
        </draw:path>
        <draw:path draw:style-name="gr7" draw:text-style-name="P5" draw:layer="layout" svg:width="0.526cm" svg:height="0.164cm" svg:x="6.905cm" svg:y="5.318cm" svg:viewBox="0 0 527 165" svg:d="M316 13c-59-3-409-59-293 88 25 31 69 43 106 52 84 18 172 12 257 8 55-3 153-30 139-102-16-74-151-44-209-46z">
          <text:p/>
        </draw:path>
        <draw:path draw:style-name="gr18" draw:text-style-name="P8" draw:layer="layout" svg:width="0.649cm" svg:height="0.455cm" svg:x="6.85cm" svg:y="4.984cm" svg:viewBox="0 0 650 456" svg:d="M644 172c2-12 4-24 5-36 6-68-20-81-82-106-81-33-167-35-253-25-52 6-101 31-153 34-40 1-74-16-111 7-105 66 0 205-50 288 4-5 96 68 104 74 56 34 116 39 180 45 84 9 163-9 246-23 74-11 91-43 93-124 1-48 13-90 21-134z">
          <text:p/>
        </draw:path>
        <draw:path draw:style-name="gr3" draw:text-style-name="P3" draw:layer="layout" svg:width="0.082cm" svg:height="0.104cm" svg:x="6.919cm" svg:y="5.275cm" svg:viewBox="0 0 83 105" svg:d="M6 49c22 21 49 51 77 56-13-15-23-39-19-60-21 58-46-19-45-45-4 22-1 61-19 55z">
          <text:p/>
        </draw:path>
        <draw:path draw:style-name="gr3" draw:text-style-name="P3" draw:layer="layout" svg:width="0.315cm" svg:height="0.167cm" svg:x="7.128cm" svg:y="5.238cm" svg:viewBox="0 0 316 168" svg:d="M126 163c27 3 162-9 139-55 5 9 16 14 21 22 5-3 27-19 29-21 1-23 2-49 0-73-8 5-16 3-23 5-2-15-10-25-7-41-17 30-1 72-8 105-25-14-15-48-25-74-5 35 3 77-24 100-14 12-69 22-88 18-1-9-7-15-8-22-1 12-8 18-12 27-24-4-99 4-120 14 46-14 103-5 151-5z">
          <text:p/>
        </draw:path>
        <draw:path draw:style-name="gr7" draw:text-style-name="P5" draw:layer="layout" svg:width="0.612cm" svg:height="0.285cm" svg:x="6.852cm" svg:y="4.958cm" svg:viewBox="0 0 613 286" svg:d="M404 30c-106-17-266-66-356 18-64 59-71 178 19 216 110 46 220-2 328 16 103 17 231 5 216-136-11-100-123-101-207-114z">
          <text:p/>
        </draw:path>
        <draw:path draw:style-name="gr12" draw:text-style-name="P2" draw:layer="layout" svg:width="1.423cm" svg:height="0.561cm" svg:x="6.458cm" svg:y="4.658cm" svg:viewBox="0 0 1424 562" svg:d="M281 400c-26 1-52 13-79 14-28 1-52 0-80-7-19-4-25-2-43-13-15-9-27-25-41-36-39-32-42-92-36-140 8-65 61-71 95-112 27-31 11-64 55-83 40-18 82-10 123-6 40 3 80-4 119 2 102 16 17 99-7 151-17 38-44 73-86 82-17 3-36-4-53 2-4 2-38 22-22 31 35 18 92-26 120-46 38-28 56-73 67-117 28-102 181-93 265-106 64-10 130-18 195-15 28 1 77-4 101 14 7 6 8 18 14 24 12 10 30 11 42 23-26-14-6 42-3 53 9 31 19 58 45 79 19 16 133 99 143 42 3-16-59-19-67-19-27 0-38 6-57-17-15-16-31-31-45-49-20-26-51-88-24-119 21-26 87-22 117-24 20-1 39 2 58 5 20 2 33 1 55 3 20 2 24 4 41 15 17 10 24 10 37 14 62 20 104 116 92 180-7 38-39 85-63 113-25 30-57 27-92 35-38 10-62 22-103 15-52-10-128-30-159 34-20 41 6 75-39 107-38 28-86 28-133 26-36-2-69-23-106-23-41 0-75 24-115 29-36 5-67-10-99-22-20-7-69-15-82-33-24-31 12-85-25-113-27-19-59 16-88 17-14 0-22-10-34-10 0 0-2 0-3 0z">
          <text:p/>
        </draw:path>
        <draw:path draw:style-name="gr3" draw:text-style-name="P3" draw:layer="layout" svg:width="0.257cm" svg:height="0.211cm" svg:x="6.605cm" svg:y="4.7cm" svg:viewBox="0 0 258 212" svg:d="M79 18c-17-5-41-26-60-15-15 8-23 42-17 58 3 7 40 35 44 21-7 27-39 1-43 34 17 3 33-9 46-19 2 12 6 13 12 22 6-11 5-25 1-37 43-21 44 43 44 73 2-12 5-25 14-34 24 18 69 43 52 81 3 3 8 8 11 10 33-22 72-73 70-118-1 15-12 24-25 26-22-22-21-58 3-77 2 13 10 25 22 29 5-8 6-20 3-30-25 0-48-10-73-15-35-8-68 1-104-9z">
          <text:p/>
        </draw:path>
        <draw:path draw:style-name="gr3" draw:text-style-name="P3" draw:layer="layout" svg:width="0.398cm" svg:height="0.363cm" svg:x="7.47cm" svg:y="4.68cm" svg:viewBox="0 0 399 364" svg:d="M30 26c-20 15-30 16-30 43 0 21 15 53 26 71 11 19 32 43 48 56 27 21 29-1 59 6 2-5 4-10 4-14-14-1-22-18-14-29 3 4 2 6 4 12l9-3c1 13 5 28 17 24 7-2-1-18 2-21 8-6 8-5 19-8 23-5 72 9 88 27 1-4 4-9 4-13 11 7 24 6 37 1 0-2 0-4 1-6 10-1 15-1 21 6-2 1-4 1-7 2 19 13 51 38 30 62 38-1 13 36-15 32 5 29-23 47-48 42 1-10 0-21-5-30-5 4-16 4-20 7-5-18-14-35-24-50 23 33-4 60-31 71-27 10-51 3-78-3 19 17 50 26 76 26-3 7-4 19-6 26 29 5 49-21 72-29-3 5-4 13-6 18 50-4 109-51 126-102 15-44 20-130-33-141 32-33-83-100-108-107-45-12-76 31-121 38-39 7-78-9-115 5z">
          <text:p/>
        </draw:path>
        <draw:path draw:style-name="gr3" draw:text-style-name="P3" draw:layer="layout" svg:width="0.108cm" svg:height="0.112cm" svg:x="6.513cm" svg:y="4.84cm" svg:viewBox="0 0 109 113" svg:d="M10 75c-8 13-12 25-9 38 2-5 10-12 13-17 26 25 23-15 30-29 9 4 19 8 28 11-3-12-18-35-6-46 11-10 34 6 40 11-2-16 11-29-4-43-17 10-43 20-58 32-16 12-22 31-34 47z">
          <text:p/>
        </draw:path>
        <draw:path draw:style-name="gr3" draw:text-style-name="P3" draw:layer="layout" svg:width="0.212cm" svg:height="0.097cm" svg:x="6.571cm" svg:y="4.978cm" svg:viewBox="0 0 213 98" svg:d="M47 98c-3 0-50-7-47-12 29-42 73-4 110-20 11-5 39-27 8-27 17-5 27-25 39-39-7 11-8 25-6 38 14 2 27-5 39-12-9 14-19 26-27 40 19-2 34 5 50-3-19 28-75 27-106 31-20 3-39 3-60 4z">
          <text:p/>
        </draw:path>
        <draw:path draw:style-name="gr3" draw:text-style-name="P3" draw:layer="layout" svg:width="0.182cm" svg:height="0.234cm" svg:x="6.795cm" svg:y="4.813cm" svg:viewBox="0 0 183 235" svg:d="M80 26c-1 47-44 87-80 107 26 0 43-22 65-31 0 2 1 4 1 7 3-2 10-6 13-7 5 21-12 27-27 35 18 0 37-1 47-19 1 5 3 6 4 10 8-5 17-4 25-6-4 6-7 16-14 22 5-4 16-7 21-11 1 19 14 17 26 8 4 32-9 63-10 94 25-16 31-79 32-109-23-11-48-23-59-48-10-24-12-54-19-78-4 13-2 28-3 42-8-9-13-24-14-23z">
          <text:p/>
        </draw:path>
        <draw:path draw:style-name="gr3" draw:text-style-name="P3" draw:layer="layout" svg:width="0.489cm" svg:height="0.309cm" svg:x="7.018cm" svg:y="4.831cm" svg:viewBox="0 0 490 310" svg:d="M15 177c5-17 0-36 8-50 18 13 34-5 48 3 18 9 13 24 18 43 1-6 6-10 7-15 38 20 41 113 37 152 21-41-18-101 16-144 10 12 24 15 33 0 32 19 18 88 47 106 11-23-4-174 44-130 7-28 43-25 56-9 12 16 12 78 18 93 5-23-11-72 7-82 12 24 41 45 66 45 1-9 6-17 5-27 11 8 23 11 36 7-2-11-7-23-7-34 6 2 16 1 21 3-3-7-5-21-10-28 11-4 9-9 14-14-13 0-18-10-17-24 8-9 18-12 28-9-1-15-31-49-40-63-23 19-25 50-55 67-23 12-47 7-69 16 24 5 18 26-1 31-11 3-13-11-21-12-12-2-29 1-42 1-44 1-84-4-125 1 5 17 0 32-18 38-16-45-84-40-119-30 1 20 22 44 15 65z">
          <text:p/>
        </draw:path>
        <draw:path draw:style-name="gr3" draw:text-style-name="P3" draw:layer="layout" svg:width="0.082cm" svg:height="0.043cm" svg:x="7.114cm" svg:y="5.161cm" svg:viewBox="0 0 83 44" svg:d="M7 40c20-5 33-28 9-36 22-1 43-5 65-4 2 7 2 20 0 27-27 0-60-7-81 17z">
          <text:p/>
        </draw:path>
        <draw:path draw:style-name="gr3" draw:text-style-name="P3" draw:layer="layout" svg:width="0.102cm" svg:height="0.125cm" svg:x="7.332cm" svg:y="5.079cm" svg:viewBox="0 0 103 126" svg:d="M44 122c35-10 40-67 29-98 18 22 27-5 23-24 22 90-9 142-96 122 30 3 39-10 59-28z">
          <text:p/>
        </draw:path>
        <draw:path draw:style-name="gr7" draw:text-style-name="P5" draw:layer="layout" svg:width="0.543cm" svg:height="0.296cm" svg:x="6.904cm" svg:y="4.62cm" svg:viewBox="0 0 544 297" svg:d="M370 4c-100-11-221-1-316 37-65 26-61 59-42 124 18 61 5 122 81 130 73 8 147-8 221-8 58 0 131 6 183-27 58-36 61-165 16-213-33-36-101-38-143-43z">
          <text:p/>
        </draw:path>
        <draw:path draw:style-name="gr4" draw:text-style-name="P4" draw:layer="layout" svg:width="0.237cm" svg:height="0.228cm" svg:x="6.615cm" svg:y="4.689cm" svg:viewBox="0 0 238 229" svg:d="M103 25c-23-7-53-35-77-22-22 12-14 38-26 56 3-4 7-7 11-10 17 22 95 17 125 28-2 1-6 5-10 7 7 8 7 13 10 19 66-8 59 89 37 126 35-23 37-70 62-100-6 10-9 6-17 10-11-19-28-47-13-67 0 6 2 14 2 19 3-4 11-9 15-14 3 1 6 2 9 3 13-26 8-36-20-40-37-4-72-4-108-15z">
          <text:p/>
        </draw:path>
        <draw:path draw:style-name="gr4" draw:text-style-name="P4" draw:layer="layout" svg:width="0.364cm" svg:height="0.201cm" svg:x="7.473cm" svg:y="4.65cm" svg:viewBox="0 0 365 202" svg:d="M164 1c-49 5-146 10-162 72-12 50 27 123 76 129-7-9-10-20-9-31 3 1 13 1 17 3-1-3-1-8-2-11 8-1 15 0 21-5 1-1 21-20 19-19 41-20 90 1 132 1-10-5-17-14-18-24 47-7 104 34 127 73-22-49-92-74-109-125 9-1 13-9 19-12-38-48-55-56-111-51z">
          <text:p/>
        </draw:path>
        <draw:path draw:style-name="gr12" draw:text-style-name="P2" draw:layer="layout" svg:width="1.237cm" svg:height="0.495cm" svg:x="6.546cm" svg:y="4.381cm" svg:viewBox="0 0 1238 496" svg:d="M1117 211c-9-41-86-76-114-38-18-6-43-5-59-14-27-14-43-73-47-101-8-51 52-58 88-58 65-1 124 47 179 78 37 20 37 21 14 58-24 41 7 51 34 71 80 59-48 82-82 109-31 26-37 39-83 36-35-2-66-10-100-14-20-3-44-16-61 3-19 20 2 43-5 67-21 79-106 73-168 73-36 0-71 4-107 3-6 0-13 0-20 0-41 3-81 14-122 11-42-3-62-46-78-81-27-55-66-62-119-57-38 3-81 25-114-1-36-29-31-69-26-112-21 36-2 64 10 96-31-9-162-8-133-75 12-28 46-30 59-62 8-19 8-26 19-43 18-26 43-48 67-67 43-35 74-46 124-62 17-5 35-11 52-9 17 3 38 9 49 24-43 31-26 110-82 134-47 20-131-41-154 26 13-8 22-22 36-26 14-5 34 1 48 0 28-3 65-5 88-25 23-21 29-52 44-77 19-34 59-43 93-47 43-5 85 2 128-8 77-20 169-27 247-8 62 15 66 36 89 93 13 32 37 47 63 62 39 24 86-34 124 10">
          <text:p/>
        </draw:path>
        <draw:path draw:style-name="gr7" draw:text-style-name="P5" draw:layer="layout" svg:width="0.504cm" svg:height="0.336cm" svg:x="6.928cm" svg:y="4.326cm" svg:viewBox="0 0 505 337" svg:d="M153 7c-80 13-164 45-152 149 4 32 2 73 13 103 16 45 114 67 157 75 36 7 73-1 111-1 42 1 88 6 126-11 18-9 60-30 69-48 13-23 13-81 18-109 4-25 15-65 7-90-15-51-103-56-145-63-73-13-132-17-204-5z">
          <text:p/>
        </draw:path>
        <draw:path draw:style-name="gr4" draw:text-style-name="P4" draw:layer="layout" svg:width="0.314cm" svg:height="0.204cm" svg:x="6.613cm" svg:y="4.416cm" svg:viewBox="0 0 315 205" svg:d="M36 115c-7 5-23 17-28 24-2 3-9 30-8 29 9-6 37-18 42 0 3 13-26 32-34 37 12-7 40-25 50-8 6-26 40-42 61-50 35-13 75 0 110-9 25-6 44-24 50-50 7-27 4-55 33-68 2-5 3-15 3-20-12 0-23 14-35 18s-26 1-39 2c-32 2-54 17-81 36-25 17-53 31-83 35-22 3-57 12-55 39z">
          <text:p/>
        </draw:path>
        <draw:path draw:style-name="gr4" draw:text-style-name="P4" draw:layer="layout" svg:width="0.336cm" svg:height="0.264cm" svg:x="7.443cm" svg:y="4.4cm" svg:viewBox="0 0 337 265" svg:d="M128 148c58-8 107 37 108 97 2-2 6-3 8-5 12 19 24 28 44 23 20-4 48-26 49-49-17 3-33 32-52 15-1 4-5 5-6 11-33 2-51-72-41-96 7 2 13 9 16 16-2-4-3-9-4-14 3 1 8 1 10 2-1-18 17-38 25-52-19-20-44-23-69-24-35-2-45-16-72-35-29-20-63-30-97-36-92-16-29 133 22 153 20 8 39-3 59-6z">
          <text:p/>
        </draw:path>
        <draw:path draw:style-name="gr3" draw:text-style-name="P3" draw:layer="layout" svg:width="0.195cm" svg:height="0.243cm" svg:x="6.752cm" svg:y="4.477cm" svg:viewBox="0 0 196 244" svg:d="M165 0c3 16-1 33-19 30 6 2 9 9 14 14-2 1-4 2-5 4 10 9 18 32 0 37 2 0 3 1 5 2-7 24-39 33-59 38-17 4-52-4-60 11-6-5-9-4-16-6 5 5 6 12 10 17-3 0-7 2-11 1 2 2 4 6 5 8-9 5-19 9-29 13 19-1 14 6 22 20 10 0 19-4 26-12-17-12 7-24 17-30-1-2-2-6-4-8 19-9 46-7 68-12-9 12-24 16-36 22 7-2 15 0 21 5-17 18-44 22-62 39-7 8-9 19-16 26-9 9-23 11-33 17 20 4 47-6 65-14 0 1 0 2-1 3 2-1 7-3 9-3-5 6-4 13-7 20 27 8 56-9 73-32-11 5-25 3-37 2-2-17 18-22 28-32 14-12 20-27 30-43 1 1 2 6 3 7 2-2 8-4 11-7 5 8 10 14 19 16-15-29-25-38-25-73 0-15 2-62-5-62z">
          <text:p/>
        </draw:path>
        <draw:path draw:style-name="gr3" draw:text-style-name="P3" draw:layer="layout" svg:width="0.126cm" svg:height="0.132cm" svg:x="6.964cm" svg:y="4.666cm" svg:viewBox="0 0 127 133" svg:d="M41 3c30 6 57 5 86 7-10 6-38 8-47 19-10 13-1 26-3 41-6-9-15-12-23-18 0 0-3 4-4 4 0-2-1-3-1-5-28 4-9 66-23 82-18 0-14-18-26-29 1-4 6-13 8-18 16 9 31-17 33-33s-9-33-14-47c5-3 13-6 19-6z">
          <text:p/>
        </draw:path>
        <draw:path draw:style-name="gr3" draw:text-style-name="P3" draw:layer="layout" svg:width="0.388cm" svg:height="0.355cm" svg:x="7.118cm" svg:y="4.485cm" svg:viewBox="0 0 389 356" svg:d="M13 196c-5-1-9 0-12 3 1 2 1 4 2 6 23 4 34 8 33 39 11-13 8-27 22-36 5-3 28-10 35-8-2 16 9 11 17 17 15 11 18 9 22 33 3 21 17 95-8 100 10 12 30 3 39-8 2 1 4 4 5 5 0-47-33-80-5-124 3 0 4 2 5 2 25-51 32 76 33 77 12-33-3-73 9-105 18 1 33 13 27 29 10 12 0 64 0 87 13-24 7-58 22-81 8-12 18-11 23-30 4 4 12 4 17 8 1-6 0-20 4-26 7-10 20 0 23-13 10 9 61 1 63-15-13 0-22-11-12-22-2 0-3 1-4 2-6-14-16-14-19-31-5-21 7-23 2-39-4-15-29-53-39-66-13 38 11 92-10 126-19 30-72 38-103 44-41 9-80 12-121 15-18 1-76-4-83 12 0 4 3 1 5 2z">
          <text:p/>
        </draw:path>
        <draw:path draw:style-name="gr3" draw:text-style-name="P3" draw:layer="layout" svg:width="0.067cm" svg:height="0.039cm" svg:x="7.559cm" svg:y="4.621cm" svg:viewBox="0 0 68 40" svg:d="M0 15c12 1 25 1 36-3-2-3-2-8-5-11 5-1 11-1 16 0-15 17 9 29 21 33-7 7-28 8-37 3-12-7-11-27-28-25z">
          <text:p/>
        </draw:path>
        <draw:path draw:style-name="gr3" draw:text-style-name="P3" draw:layer="layout" svg:width="0.098cm" svg:height="0.081cm" svg:x="6.572cm" svg:y="4.596cm" svg:viewBox="0 0 99 82" svg:d="M67 14c-23 10-55 17-67 41 8-1 16-3 25-2-11 22 36 28 50 29-1-31 22-52 24-80-14-10-57 24-69 33z">
          <text:p/>
        </draw:path>
        <draw:path draw:style-name="gr12" draw:text-style-name="P2" draw:layer="layout" svg:width="1.223cm" svg:height="0.54cm" svg:x="6.564cm" svg:y="4.081cm" svg:viewBox="0 0 1224 541" svg:d="M394 428c7 30 16 59 42 75 13 8 29 16 44 20 18 4 22-3 37-3 33-1 59 23 89 20 12-1 23-8 36-8 14-1 29 6 45 3 16-2 25-10 40-16 16-7 37-1 53-8 67-28 22-112 64-154 27-26 74 0 104 2 19 1 38-1 55 8 15 9 17 20 28 31 21 18 49 3 78 12 28 10 77 60 105 25 17-21 8-74-6-95-13-19-27-30-43-40-15-10-34-16-40-35 6 9 14 10 21 14 5-12 9-25 7-38-22-11-23-60-21-83 1-23 9-34-5-50-8-11-31-21-43-29-41-26-99-89-147-78-18 5-32 18-48 24s-33 5-48 12c2 2 5 5 7 8-4 4-6 13-10 18 75 0 54 144 128 154 41 5 70-21 97 23 22 37 26 83 21 125 25-54-9-136-66-145-59-9-99-16-122-82-13-37-11-57-48-66-34-9-49 4-77 27-65 55-150 51-231 34-58-12-102-60-162-74 2-1 5-2 6-2-11-3-22-7-31-14 6 23 3 52-2 74-35 10-36 62-66 80-32 20-58 31-86 58-26 26-66 36-69 72-2 34 19 73-9 102 13-23 8-31 9-55 1-10-3-49 0-55 7-17 40-38 52-51 30-34 75-78 121-75 2-51 73-88 55-137-31-87-153-56-184 14 4-1 2 0 8 1-31 8-119 0-122 46-30 7-9 34-7 53 3 18-9 37 0 54-26 24-3 49-11 76-3 10-22 19-25 32-4 15 6 18 5 29-3 22-28 49-21 72 7 21 37 33 56 35 23 4 64 5 84-3 29-11 48-50 79-67 28-15 54-8 83-16 40-10 58-64 79-2 5 16 8 32 12 48z">
          <text:p/>
        </draw:path>
        <draw:path draw:style-name="gr4" draw:text-style-name="P4" draw:layer="layout" svg:width="0.187cm" svg:height="0.232cm" svg:x="6.742cm" svg:y="4.111cm" svg:viewBox="0 0 188 233" svg:d="M0 53c54-38 102 26 140 59 13-8 25-20 34-33 2 29-8 57-16 84-4 13-10 9-9 24 1 13 14 32 16 46 3-15 12-18 23-11-7-19-15-44-14-66 0-17 10-31 11-48 2-54-8-95-59-106-20-4-124-7-100 43z">
          <text:p/>
        </draw:path>
        <draw:path draw:style-name="gr3" draw:text-style-name="P3" draw:layer="layout" svg:width="0.264cm" svg:height="0.376cm" svg:x="6.611cm" svg:y="4.159cm" svg:viewBox="0 0 265 377" svg:d="M85 188c3-1 7-3 9-3-2 42-43 78-65 109 22 18-19 42-29 59 5 0 10 4 13 4-4 5-8 16-13 20 17-1 31-13 46-20-12-29 21-48 30-71 11-30 8-44 30-70 37-45 86-104 147-99 8-23 22-48 0-67 0 3 2 5 4 7 2-8-25-34-40-43-19-11-42-14-63-14 16 27-19 32-37 35-27 3-50-4-56 31-1 7 39 28 43 39 7 21-9 64-19 83z">
          <text:p/>
        </draw:path>
        <draw:path draw:style-name="gr4" draw:text-style-name="P4" draw:layer="layout" svg:width="0.106cm" svg:height="0.111cm" svg:x="6.677cm" svg:y="4.185cm" svg:viewBox="0 0 107 112" svg:d="M105 12c13-10-39-12-41-12-13 2-60 7-64 25-4 21 28 18 38 27 13 12 18 42 16 60 14-29 27-79 51-100z">
          <text:p/>
        </draw:path>
        <draw:path draw:style-name="gr3" draw:text-style-name="P3" draw:layer="layout" svg:width="0.928cm" svg:height="0.42cm" svg:x="6.663cm" svg:y="4.173cm" svg:viewBox="0 0 929 421" svg:d="M92 204c-5 13-6 27 4 37-12-13 73-95 91-93 27 4 41 48 73 56-18 11-39 17-55 30 15-5 32-14 49-10 0 3-1 4 0 7-12 10-30 14-43 22 22-3 54-19 71-3 0 1 6 32 8 36 4 13 10 24 16 36-5-15-18-100 16-79 0 0 5-7 4-7 21 10 46 23 69 23 0 4 1 7 1 11 29-17 20 32 28 47 3-13 4-49 13-58 12-12 66-11 84-15-9 18 4 24 18 16 15 18 33 4 41 34 10 37-17 89 0 127 7-21 4-55 15-76 7-12 16-10 19-25 26 11 24-43 29-60 2 8 6 16 7 25 3-11 9-20 17-22 3 12 3 31 8 42 9 21 33 23 18 51-5 1-10 4-15 5 11-1 9 4 15 7-9 13-18 27-31 36 66-26 30-89 65-138 33-47 165-27 202-4-43-8-82-31-124-40-1-3 0-7 0-10 20-4 37 8 57 7-23-11-47-20-65-38 18-19 37 13 56-1-7-3-22-8-29-16s-4-22-9-28c-8-10-31-17-15-34-21-26-46-69-50-102-4 20 3 40 9 59 2 6 20 41 20 42-2 10-22 22-27 31-9 15-15 31-24 46-4 6-40 36-38 30 4-10 9-19 14-27-22 5-46 23-65 37 16 1 51-3 42 24-51 16-124 2-178 2-56-1-114-5-167-27 5 1 10 1 15 1-12-1-39-38-38-52-33 14-55 26-94 13-1-2-1-2 1-1s2 3 2 5c-31 19-49-7-73 27-17 25-26 59-44 82-3-2-5-4-7-6-1 18-18 40-23 44 18-17 44-40 69-40-29 12-52 33-79 50-21 13-44 14-65 25 13-1 26-5 37-12-10 2-21 6-31 7 15-1 56-58 62-74 12-34-1-53 24-82z">
          <text:p/>
        </draw:path>
        <draw:path draw:style-name="gr3" draw:text-style-name="P3" draw:layer="layout" svg:width="0.07cm" svg:height="0.042cm" svg:x="6.985cm" svg:y="4.544cm" svg:viewBox="0 0 71 43" svg:d="M11 4c4 29 36 42 60 39-10-10-27-22-34-38 2 5 2 10 4 14-13-3-42-9-41-19z">
          <text:p/>
        </draw:path>
        <draw:path draw:style-name="gr3" draw:text-style-name="P3" draw:layer="layout" svg:width="0.337cm" svg:height="0.414cm" svg:x="7.447cm" svg:y="4.105cm" svg:viewBox="0 0 338 415" svg:d="M42 173c23 16 60 12 88 16 24 4 45 19 59 42 7 11 6 24 12 36 10 17 17 14 35 25-23 10-32 30-27 54 3 17-5 9 11 23 16 12 44 22 61 33 13 8 28 19 41 11 7-4 20-29 15-39-6-15-19-11-33-20-10-6-24-25-28-37 14-5 30 19 46 25 2-42-58-49-69-83 11-10 17-26 13-42-33-14-29-61-25-91 7-54-23-66-67-86-32-15-68-35-103-39-93-12-86 134-29 172z">
          <text:p/>
        </draw:path>
        <draw:path draw:style-name="gr4" draw:text-style-name="P4" draw:layer="layout" svg:width="0.193cm" svg:height="0.179cm" svg:x="7.406cm" svg:y="4.11cm" svg:viewBox="0 0 194 180" svg:d="M145 176c3-23 35-19 49-9-7-41-69-89-108-90 10-26 29-15 47-12-3-4-4-10-6-14 13-3 28 0 40 6 1-39-42-53-71-56-19-2-39-1-56 5-4 1-49 28-39 32 47 16 44 47 65 87 5 9 75 71 79 51z">
          <text:p/>
        </draw:path>
        <draw:path draw:style-name="gr4" draw:text-style-name="P4" draw:layer="layout" svg:width="0.077cm" svg:height="0.15cm" svg:x="7.631cm" svg:y="4.231cm" svg:viewBox="0 0 78 151" svg:d="M0 21c18 3 37-6 48-20-8-6 8 11 6 8-20 46 22 89 24 133-10 3-8 0-17 9-6-18-23-39-41-44 27 2 6-20 5-31-1-17 6-35-7-51-6 0-4 4-3 3z">
          <text:p/>
        </draw:path>
        <draw:path draw:style-name="gr4" draw:text-style-name="P4" draw:layer="layout" svg:width="0.102cm" svg:height="0.142cm" svg:x="7.635cm" svg:y="4.381cm" svg:viewBox="0 0 103 143" svg:d="M14 0c11 37 0 72-14 106 37 2 78 4 103 37-2-17-9-32-17-47 3-2 6-4 10-6-11-17-22-29-37-42 11 2 23 6 32 12-26-18-56-33-79-52-2 9 2 12 6 20z">
          <text:p/>
        </draw:path>
        <draw:path draw:style-name="gr7" draw:text-style-name="P5" draw:layer="layout" svg:width="0.462cm" svg:height="0.266cm" svg:x="6.945cm" svg:y="4.139cm" svg:viewBox="0 0 463 267" svg:d="M34 205c10 14 22 25 36 33 39 21 87 29 130 29 66 0 146 5 202-37 51-38 52-70 56-133 1-16 7-34 4-51-12-59-81-39-120-39-66 0-131-12-197-4-40 4-78 4-116 18-38 15-28 34-28 76 0 36 11 78 33 108z">
          <text:p/>
        </draw:path>
        <draw:path draw:style-name="gr12" draw:text-style-name="P2" draw:layer="layout" svg:width="1.066cm" svg:height="0.586cm" svg:x="6.647cm" svg:y="3.782cm" svg:viewBox="0 0 1067 587" svg:d="M326 470c-5-17-7-46-16-62-25-46-86-43-128-32-20 6-41 13-55 31-17 23-10 55-45 55-25 0-25-20-40-39-7-10-17-19-21-32-7-27 9-27 17-44 20-43 11-80-12-116-25-39-42-79-2-114 44-38 101-87 158-99 32-6 62 2 84 29 17 20 18 46 35 65 34 36 115 21 156 12 102-24 205-55 309-50-29-19 17-59 34-67 32-17 41-1 63 22 18 19 34 24 53 36 16 9 29 32 46 39 23 11 11 4 34-6 27-12 36-8 37 30 2 26-20 43-25 71-6 31 9 53 18 78 10 26 9 46 11 75 46 20 37 90-12 100-31 7-63-55-88-77-39-33-68-49-118-38-27 6-68 37-75 66-10 46 9 88-29 127-28 29-84 41-121 47-42 6-82 16-125 4-67-19-121-29-143-111z">
          <text:p/>
        </draw:path>
        <draw:path draw:style-name="gr3" draw:text-style-name="P3" draw:layer="layout" svg:width="0.269cm" svg:height="0.402cm" svg:x="6.677cm" svg:y="3.814cm" svg:viewBox="0 0 270 403" svg:d="M49 325c1-26 2-48 6-72 4-20 5-49 21-65 14-15 46-18 40 14 18-2 26 2 44-11 18-12 26-36 51-32 1-31 36-53 59-35-5-15-16-29-22-43-6-17-4-34-14-48-21-33-53-36-86-32-28 4-61 14-81 40-15 20-16 26-33 40-10 8-21 10-29 23 21 9-6 28-5 47 1 17 23 35 31 56 7 18 14 52 10 71-4 25-28 35-40 58 14-2 21 9 20 23 20 1 20 27 27 44 3-26 0-52 1-78z">
          <text:p/>
        </draw:path>
        <draw:path draw:style-name="gr3" draw:text-style-name="P3" draw:layer="layout" svg:width="0.742cm" svg:height="0.511cm" svg:x="6.954cm" svg:y="3.819cm" svg:viewBox="0 0 743 512" svg:d="M600 34c-17-13-34-25-55-31-53-15-81 20-99 72 21 8 26 76 44 102 38 53 69 19 120 26-11-2-33 8-43 14 35 17 65 5 89 49 10 20 20 41 26 63 2 7 4 56 5 57-34-32-39-155-113-122 5-1 15-10 21-14-22-26-64-12-90-24-7 12-5 25 5 35-6 3-10 11-17 13 7 7 17 11 28 15-60 22-87 30-98 102-9 54-18 106-73 121 5-20 9-41 14-61 28 82 51-18 52-56 0-11 3-31-4-39 3 3-31-4-30-5-36 9-3 34-25 51-4-26-16-37-40-38-17 22-4 61-25 77-3-16-7-88-19-94-27-16-34 58-48 70-7-15-12-32-13-49-2 2-7 5-9 7-11-51-41 34-45 35-12-17-4-48-16-62-10-12-23-12-25 7-24-20-60-10-59 28-5-4-13-4-17-7-11 14-7 36-11 50-2-23-8-56-15-78-4-14-9-21-12-36-2-11-1-24-3-35 14 11 33 26 40 42 27 2 76 13 96 27 1-4 6-8 7-11 39 28 99 7 143 5 30-2 58 3 88-9 49-21 9-19-20-27 26-13 57-13 79-34 31-29 22-81 52-111 33-33 50 15 85 24 24 5 51-21 73-8s28 64 32 86c4 23 6 47 16 67 7 17 37 31 41 43-5-14-2-20 11-16-19-48-25-97-44-145-12-30-10-36 5-62 11-21 20-43 9-67-22-4-34 4-54-6-22-10-40-26-59-41z">
          <text:p/>
        </draw:path>
        <draw:path draw:style-name="gr3" draw:text-style-name="P3" draw:layer="layout" svg:width="0.087cm" svg:height="0.131cm" svg:x="6.756cm" svg:y="4.044cm" svg:viewBox="0 0 88 132" svg:d="M22 4c-34 27-1 42-2 68-1 2-15 18-17 23-4 11-4 27-1 37 12-19 20-43 45-38-3-38 22-60 41-90-31 25-71 53-77-4z">
          <text:p/>
        </draw:path>
        <draw:path draw:style-name="gr4" draw:text-style-name="P4" draw:layer="layout" svg:width="0.237cm" svg:height="0.18cm" svg:x="6.701cm" svg:y="3.821cm" svg:viewBox="0 0 238 181" svg:d="M198 145c-30 1-49 32-77 35-22 3-26-15-44-19-9-2-27 14-33 20 1-29-14-36-37-32-16-41-5-54 36-62 17-4 40-10 56-1 16 10 20 32 37 40-19-48-44-37-85-43-44-7-14-39 12-59 28-21 66-32 99-17 17 9 66 52 49 71 9 11 17 20 27 28-19-2-53 15-40 39z">
          <text:p/>
        </draw:path>
        <draw:path draw:style-name="gr4" draw:text-style-name="P4" draw:layer="layout" svg:width="0.054cm" svg:height="0.062cm" svg:x="6.891cm" svg:y="4.006cm" svg:viewBox="0 0 55 63" svg:d="M0 19c11 6 25 9 37 11-3-11-3-21 4-30 1 22 7 43 14 63-10-4-17-4-28-1 6-5 6-14 10-19-10-8-25-9-36-12 3-4 4-9 7-12z">
          <text:p/>
        </draw:path>
        <draw:path draw:style-name="gr4" draw:text-style-name="P4" draw:layer="layout" svg:width="0.082cm" svg:height="0.127cm" svg:x="7.352cm" svg:y="4.057cm" svg:viewBox="0 0 83 128" svg:d="M32 46c-10 6-22 9-32 12 10 2 13 5 24 1-2 2-6 8-10 11 0 16 6 38 8 58 14-41 20-62 61-78-6 2-14-1-21 0-3-19 10-31 8-50-15 21-26 42-49 54z">
          <text:p/>
        </draw:path>
        <draw:path draw:style-name="gr4" draw:text-style-name="P4" draw:layer="layout" svg:width="0.254cm" svg:height="0.325cm" svg:x="7.404cm" svg:y="3.819cm" svg:viewBox="0 0 255 326" svg:d="M190 76c17 16 39 21 55 38 4-6 8-19 10-26-18-12-24 8-39 8-36-3-47-36-66-59-19-24-51-38-83-37s-82 52-62 89c9 17 30 27 38 45 28-7 38 27 58 37 30 14 63-14 91-2 0 2-1 6-1 8 42 12 37 111 59 149-2-15-8-30-8-45 4 1 7 1 10 3-13-31-28-67-28-101 19-8 6-36 26-48-18-33-105-64-137-47 2 4 2 8 3 11-20-9-30 18-22 34-18-39 18-69 52-59 11-1 24 5 36 5-3-18-14-34-30-47z">
          <text:p/>
        </draw:path>
        <draw:path draw:style-name="gr7" draw:text-style-name="P5" draw:layer="layout" svg:width="0.451cm" svg:height="0.284cm" svg:x="6.941cm" svg:y="3.874cm" svg:viewBox="0 0 452 285" svg:d="M451 61c-16-73-141-62-196-59-70 5-147-1-213 27-67 27-38 67-22 125 17 63 34 80 95 106 67 29 154 33 224 8 37-14 71-34 89-73 11-25 26-103 24-127 0-2-1-5-1-7z">
          <text:p/>
        </draw:path>
        <draw:path draw:style-name="gr12" draw:text-style-name="P2" draw:layer="layout" svg:width="1.071cm" svg:height="0.646cm" svg:x="6.618cm" svg:y="3.456cm" svg:viewBox="0 0 1072 647" svg:d="M537 643c-45 7-146 1-170-54-12-30-3-62-19-92-18-34-65-99-103-113-73-28-113 37-173 63-67 31-109-88-27-88 4-21 11-41 13-63 3-34-16-48-17-73-1-58 96-126 137-151 32-20 84-56 122-60 33-3 48 12 78 32 28 17 53 39 87 40 48 1 107-33 150-54 78-37 142-41 220-6 26 12 59 21 83 37 25 16 34 36 57 56 19 17 50 21 58 49 7 22-16 46-22 69-15 60 15 69 44 109s25 132-42 121c-65-11-87-97-166-87-147 19-45 256-199 249 1 4 4 6 5 11-24 18-41 3-66 1-22-2-26 1-50 4z">
          <text:p/>
        </draw:path>
        <draw:path draw:style-name="gr3" draw:text-style-name="P3" draw:layer="layout" svg:width="0.304cm" svg:height="0.373cm" svg:x="6.642cm" svg:y="3.51cm" svg:viewBox="0 0 305 374" svg:d="M252 145c60-10 69-100 23-131-64-41-108 16-156 52-39 28-90 39-87 100 1 30 12 57 10 89-3 37-23 33-33 63 3-1 7-2 10-3-5 10-34 48-10 58 13 5 30-47 39-57 11 14 3 36-6 49 62-7 33-110 99-126 2-8 6-10 8-16 5 8 10 16 11 27 15-33 1-46 37-62 27-13 47-34 74-47z">
          <text:p/>
        </draw:path>
        <draw:path draw:style-name="gr3" draw:text-style-name="P3" draw:layer="layout" svg:width="0.354cm" svg:height="0.329cm" svg:x="6.752cm" svg:y="3.671cm" svg:viewBox="0 0 355 330" svg:d="M331 253c-1 12 4 24 14 30 6-22-1-47 10-67-2 2-4 4-5 7-8-3-5-6-15-4-7-13-8-29 2-38 2 3 7 10 8 11-14-23-54-19-75-31-21-11-50-38-58-62-19 36-53 29-87 26-5-7-10-19-12-26 11-1 20-4 29-8-8 10-4 11-2 22 49-10 41-44 44-89 3 1 6 2 10 3-6-9-8-16-12-27-21 9-39 19-57 35 3 1 6 2 9 3-17 12-40 17-54 30-18 17-21 41-40 56-2-3-4-7-5-10-14 13-28 29-35 48 8-8 17-12 27-12-4 4-5 10-9 14 31-12 71-30 103-16 6 3 1 12 7 16 9 5 21 5 30 10 23 10 41 24 54 45-5 0-10 4-13 5 21 32 32 65 50 98-1-17 10-29 26-28-19-18-32-27-41-53-9-29-23-45-47-67 10 9 22 15 35 15-2-3-4-7-6-11 19 19 62 32 88 31-4 3-6 8-9 11 52 25-16 78-8 110-3-10 47-49 44-77z">
          <text:p/>
        </draw:path>
        <draw:path draw:style-name="gr3" draw:text-style-name="P3" draw:layer="layout" svg:width="0.106cm" svg:height="0.081cm" svg:x="7.114cm" svg:y="3.836cm" svg:viewBox="0 0 107 82" svg:d="M0 15c7 2 18 12 25 16-3 3-4 9-6 12 12 10 23 23 26 39 6-9 7-22 13-32 7-11 18-11 24-23 14 5 19-14 25-27-20 1-39 10-59 11-16 1-30-9-44 0z">
          <text:p/>
        </draw:path>
        <draw:path draw:style-name="gr3" draw:text-style-name="P3" draw:layer="layout" svg:width="0.366cm" svg:height="0.421cm" svg:x="7.2cm" svg:y="3.648cm" svg:viewBox="0 0 367 422" svg:d="M103 182c-31 14-61 21-66 7 11 31 9 61 7 93 2-4 10-10 13-15 2 7 2 25 5 30 5 7 16 7 21 16 9 18 12 37 4 55-3 1-4-3-6-3-1 22-61 40-81 39 9 20 58 18 74 17 90-10 72-121 105-182 11-21 31-49 52-61 12-6 24-2 36-7 10-4 20-17 30-22-12 1-17-3-25-8 56-30 66 31 95 66-21-26-20-66-22-98-38-14-76-18-103-58 0 3 0 7 0 10-22-6-44-38-55-61-28 49-1 103-47 141 9-3 19-5 28-8 1 1 3 6 4 6-6 9-38 29-69 43z">
          <text:p/>
        </draw:path>
        <draw:path draw:style-name="gr3" draw:text-style-name="P3" draw:layer="layout" svg:width="0.322cm" svg:height="0.416cm" svg:x="7.353cm" svg:y="3.486cm" svg:viewBox="0 0 323 417" svg:d="M144 225c16 8 31 16 45 25 7 5 11 13 18 18 5 4 17-1 23 6 19 24 4 85 14 115 37-15 21 45 58 23 25-13 32-80-2-62-2-2-3-3-4-4 1-4 1-8 3-12-23-6-42 8-48-30 11 0 22 4 32 7-49-19-18-89-9-121 6-23 6-35-9-55-20-26-52-60-77-80-14-12-38-26-55-32-19-8-54-23-74-23-27 0-50 29-56 55-7 31 9 57-3 88 14-2 29-9 42-1 17 10 19 36 36 48 8 6 19 3 28 8 14 6 24 21 38 27z">
          <text:p/>
        </draw:path>
        <draw:path draw:style-name="gr4" draw:text-style-name="P4" draw:layer="layout" svg:width="0.235cm" svg:height="0.198cm" svg:x="6.696cm" svg:y="3.519cm" svg:viewBox="0 0 236 199" svg:d="M11 148c-1 7 4 16 4 23 12-6 22 5 24 16 9-47 27-27 56-27-1 13-4 27-14 35-2-3 1-7 0-10-2 4-5 9-6 14 4-5 14-9 20-14 0 4 1 10 1 14 11-9 12-26 22-38 25-1 64-15 87-34 14-11 55-67 10-62 13-21-8-54-27-62-27-12-56 15-74 30-21 18-39 38-63 52-19 11-38 22-51 51 5-3 9-2 14-3 0 7 0 16-3 23z">
          <text:p/>
        </draw:path>
        <draw:path draw:style-name="gr4" draw:text-style-name="P4" draw:layer="layout" svg:width="0.235cm" svg:height="0.257cm" svg:x="7.376cm" svg:y="3.504cm" svg:viewBox="0 0 236 258" svg:d="M176 86c-35-30-69-79-117-85-21-3-30 1-43 20-2 4-18 45-16 45 2 1 4 1 5 1 0 2 0 21 3 21 24 4 32 39 44 60 2-4 15-12 17-16 8 43 68 38 83 79 3-2 2-3 3-7 3 0 5 0 6 1-1-25 22-30 41-22-6 2-10 9-14 11 9 3 16 8 25 10-6 16 1 36 2 54 9-10 21-87 21-106 0-38-34-44-60-66z">
          <text:p/>
        </draw:path>
        <draw:path draw:style-name="gr4" draw:text-style-name="P4" draw:layer="layout" svg:width="0.202cm" svg:height="0.305cm" svg:x="7.276cm" svg:y="3.69cm" svg:viewBox="0 0 203 306" svg:d="M103 83c7-1-7 32-8 34-7 10-20 16-31 22-19 9-53 13-63 38-4 11 6 25 3 34 5-14 13-26 16-42 12 3 13 3 24-4-6 16-13 33-10 51 8-9 17-26 25-35 5 42-10 84-10 125 27-33 30-87 51-125 17-31 34-45 66-56-11-16-30-25-13-46 14 15 33 0 50-5-32-23-55-54-91-74 1 28-15 55-23 82 5-1 10 1 14 1z">
          <text:p/>
        </draw:path>
        <draw:path draw:style-name="gr4" draw:text-style-name="P4" draw:layer="layout" svg:width="0.044cm" svg:height="0.036cm" svg:x="6.945cm" svg:y="3.8cm" svg:viewBox="0 0 45 37" svg:d="M45 36c-3-24-24-41-45-35 4 14 46 39 45 35z">
          <text:p/>
        </draw:path>
        <draw:path draw:style-name="gr4" draw:text-style-name="P4" draw:layer="layout" svg:width="0.054cm" svg:height="0.101cm" svg:x="7.593cm" svg:y="3.796cm" svg:viewBox="0 0 55 102" svg:d="M7 4c3 19 18 24 33 20 0 2 1 5 1 7 5 0 10 0 14 1-8 5-19 7-26 15 2 2 7 7 10 9-13 13-2 36 3 46-11-20-29-29-35-47-5-13-6-42-7-55 4 8 13 15 22 19z">
          <text:p/>
        </draw:path>
        <draw:path draw:style-name="gr4" draw:text-style-name="P4" draw:layer="layout" svg:width="0.073cm" svg:height="0.094cm" svg:x="6.78cm" svg:y="3.729cm" svg:viewBox="0 0 74 95" svg:d="M74 8c-31 23-42 58-1 55-2 3-3 5-3 8-25 4-46 25-70 24 20-34 35-81 71-95z">
          <text:p/>
        </draw:path>
        <draw:path draw:style-name="gr7" draw:text-style-name="P5" draw:layer="layout" svg:width="0.403cm" svg:height="0.275cm" svg:x="6.961cm" svg:y="3.542cm" svg:viewBox="0 0 404 276" svg:d="M86 2c-96 6-88 77-84 158 2 39 13 57 48 82 67 47 164 34 241 28 86-6 100-110 110-186 2-19 8-38-4-54-26-33-106-25-141-27-57-4-113-4-170-1z">
          <text:p/>
        </draw:path>
        <draw:path draw:style-name="gr12" draw:text-style-name="P2" draw:layer="layout" svg:width="1.189cm" svg:height="0.612cm" svg:x="6.558cm" svg:y="3.176cm" svg:viewBox="0 0 1190 613" svg:d="M137 468c40-10 56-41 89-66 28-21 60-37 95-32 45 5 45 41 56 82 60-6 38 86 80 115 31 22 78 25 113 31 41 8 84 23 124 9 57-21 68-74 91-126 29-70 60-128 132-137 27 34 41 65 78 92 11 9 24 23 37 27 16 5 35-3 51 2 26 7 58 52 85 43 39-12 18-86 0-107-34-40-145-40-125-121 3-13 19-20 14-36-4-12-31-26-40-33-55-41-118-73-182-94-36-12-73-10-97-42-34-44-73-54-129-64-69-12-119-28-155 39-28 55-39 90-92 122-50 30-108 52-162 68-16 4-33 6-45 19-13 12-11 29-19 48-12 27-29 54-51 74-21 21-61 38-77 63-12 20-12 68 12 78 21 9 34-12 48-23 22-18 41-24 69-31z">
          <text:p/>
        </draw:path>
        <draw:path draw:style-name="gr3" draw:text-style-name="P3" draw:layer="layout" svg:width="0.153cm" svg:height="0.308cm" svg:x="6.901cm" svg:y="3.369cm" svg:viewBox="0 0 154 309" svg:d="M29 173c1 15 5 31 5 46 34-20 73 65 83 90 4-20 2-59-2-76 3 3 8 8 10 10-3-7-2-16-7-24 11 2 25 12 36 16-6-34-22-67-24-106-2-41-4-89 5-129-11 42-13 93-39 129-20 26-26 19-52 9 2 4 2 10 3 13-15 1-32 2-47-1 12 6 40 26 37 38z">
          <text:p/>
        </draw:path>
        <draw:path draw:style-name="gr3" draw:text-style-name="P3" draw:layer="layout" svg:width="0.353cm" svg:height="0.254cm" svg:x="6.578cm" svg:y="3.432cm" svg:viewBox="0 0 354 255" svg:d="M22 232c25-12 78-61 106-44 30-46 89-80 137-99-16-37 72-65 89-89-36 10-75 52-110 70-37 20-88 30-122 56-16 14-24 37-41 55-25 27-57 45-81 74z">
          <text:p/>
        </draw:path>
        <draw:path draw:style-name="gr18" draw:text-style-name="P8" draw:layer="layout" svg:width="2.262cm" svg:height="1.565cm" svg:x="6.014cm" svg:y="2.896cm" svg:viewBox="0 0 2263 1566" svg:d="M1945 122c-49 34-46 51-43 111 7 137 24 278 11 413-57 588-849 467-1248 355-234-66-278-371-304-578-11-86 0-169-47-247-38-64-120-152-195-171-207-55-86 379-66 448 35 124 77 245 106 371 30 130 5 297 114 392 58 51 134 79 200 119 79 49 157 99 236 144 53 30 116 68 175 79 122 22 256-5 379-8 61-1 117-7 177 0 51 6 96 10 145-5 101-30 186-111 251-189 98-118 228-211 288-356 24-59 53-115 59-180 5-56 2-106 15-161 31-133 31-279 45-416 6-52 28-145 16-195-11-48-51-41-96-31-77 18-153 61-218 105z">
          <text:p/>
        </draw:path>
        <draw:path draw:style-name="gr3" draw:text-style-name="P3" draw:layer="layout" svg:width="0.194cm" svg:height="0.727cm" svg:x="6.308cm" svg:y="3.231cm" svg:viewBox="0 0 195 728" svg:d="M66 200c-15-60-3-150-42-200-43 59-18 171-7 238 11 68 24 137 43 202 29 100 49 220 135 288-4-45 3-111-7-149-15-58-53-110-69-170-18-69-35-140-53-209z">
          <text:p/>
        </draw:path>
        <draw:path draw:style-name="gr3" draw:text-style-name="P3" draw:layer="layout" svg:width="0.206cm" svg:height="0.812cm" svg:x="7.806cm" svg:y="3.153cm" svg:viewBox="0 0 207 813" svg:d="M197 171c0-50 30-133-14-171-48 74-19 170-24 253-4 69-5 142-19 208-28 127-124 227-140 352 35-52 95-77 129-124 31-43 70-157 75-209 9-97-7-209-7-309z">
          <text:p/>
        </draw:path>
        <draw:path draw:style-name="gr3" draw:text-style-name="P3" draw:layer="layout" svg:width="0.194cm" svg:height="0.944cm" svg:x="6.064cm" svg:y="3.059cm" svg:viewBox="0 0 195 945" svg:d="M178 569c11 67 19 137 16 205-2 45-27 129-7 171-28-60-34-98-26-162 35-277-193-507-157-783 85 42 122 196 137 280 17 96 22 193 37 289z">
          <text:p/>
        </draw:path>
        <draw:path draw:style-name="gr3" draw:text-style-name="P3" draw:layer="layout" svg:width="0.126cm" svg:height="0.799cm" svg:x="8.097cm" svg:y="3.014cm" svg:viewBox="0 0 127 800" svg:d="M127 6c-54 36-60 187-74 245-27 113-53 227-53 343 0 75 40 134 56 206 13-137 27-267 27-408 0-102 6-193 33-291 5-18 26-140-8-88z">
          <text:p/>
        </draw:path>
        <draw:path draw:style-name="gr3" draw:text-style-name="P3" draw:layer="layout" svg:width="0.225cm" svg:height="0.306cm" svg:x="7.298cm" svg:y="4.089cm" svg:viewBox="0 0 226 307" svg:d="M38 250c50-11 89 25 130 51-10-14-20-29-28-44 27 17 58 36 86 50-28-50-100-67-139-113-28-34-43-63-43-107 5-1 10-1 16-2-6 1-54-76-60-85-2 18 8 256 38 250z">
          <text:p/>
        </draw:path>
        <draw:path draw:style-name="gr3" draw:text-style-name="P3" draw:layer="layout" svg:width="0.124cm" svg:height="0.306cm" svg:x="7.656cm" svg:y="4.026cm" svg:viewBox="0 0 125 307" svg:d="M83 191c-19 62-44 114-83 116 29-108 92-203 125-307-10 31-21 118-42 191z">
          <text:p/>
        </draw:path>
        <draw:path draw:style-name="gr3" draw:text-style-name="P3" draw:layer="layout" svg:width="0.265cm" svg:height="0.288cm" svg:x="7.813cm" svg:y="3.919cm" svg:viewBox="0 0 266 289" svg:d="M25 257c22-52 88-81 127-118 42-41 85-90 114-139-20 58-59 116-101 162-48 52-118 72-165 127z">
          <text:p/>
        </draw:path>
        <draw:path draw:style-name="gr3" draw:text-style-name="P3" draw:layer="layout" svg:width="0.029cm" svg:height="0.109cm" svg:x="6.69cm" svg:y="3.995cm" svg:viewBox="0 0 30 110" svg:d="M30 110c-3-35-3-76-12-110-23 8-19 25-15 44 6 22 25 42 27 66z">
          <text:p/>
        </draw:path>
        <draw:path draw:style-name="gr3" draw:text-style-name="P3" draw:layer="layout" svg:width="0.031cm" svg:height="0.093cm" svg:x="7.641cm" svg:y="4.002cm" svg:viewBox="0 0 32 94" svg:d="M31 0c-34 4-32 67-30 94 7-25 45-74 25-94z">
          <text:p/>
        </draw:path>
        <draw:path draw:style-name="gr3" draw:text-style-name="P3" draw:layer="layout" svg:width="0.031cm" svg:height="0.075cm" svg:x="6.616cm" svg:y="3.964cm" svg:viewBox="0 0 32 76" svg:d="M0 0c4 6 8 11 13 15-11 19 10 44 19 61-5-23-7-60-27-71z">
          <text:p/>
        </draw:path>
        <draw:path draw:style-name="gr3" draw:text-style-name="P3" draw:layer="layout" svg:width="0.065cm" svg:height="0.174cm" svg:x="6.875cm" svg:y="4.027cm" svg:viewBox="0 0 66 175" svg:d="M1 3c6 18 16 32 33 40-25 23 15 106 32 132-32-29-70-129-66-175 6 7 11 15 15 22z">
          <text:p/>
        </draw:path>
        <draw:path draw:style-name="gr3" draw:text-style-name="P3" draw:layer="layout" svg:width="0.108cm" svg:height="0.163cm" svg:x="7.457cm" svg:y="4.032cm" svg:viewBox="0 0 109 164" svg:d="M10 27c12-10 24-20 37-27-2 10-4 25-9 35 1-2 2-3 4-2-8 21-2 50 6 69 18-34 38-71 61-102-21 41-52 85-62 131-1-1-3-6-5-8-10 10-17 25-18 41 7-23 23-78 9-97-3 2-6 4-8 6-1-6-1-11-5-16-5 7-16 16-20 25 5-20 9-39 5-60z">
          <text:p/>
        </draw:path>
        <draw:path draw:style-name="gr3" draw:text-style-name="P3" draw:layer="layout" svg:width="0.051cm" svg:height="0.145cm" svg:x="7.013cm" svg:y="4.025cm" svg:viewBox="0 0 52 146" svg:d="M0 44c12-18 24-25 32-44-1-1-3 11-2 10 5-2 17-3 22-4-12 47-9 98-17 140-3-38-19-74-21-112z">
          <text:p/>
        </draw:path>
        <draw:path draw:style-name="gr3" draw:text-style-name="P3" draw:layer="layout" svg:width="0.017cm" svg:height="0.085cm" svg:x="7.171cm" svg:y="4.044cm" svg:viewBox="0 0 18 86" svg:d="M18 0c-33 12-11 59-9 86 10-22 4-60 4-86z">
          <text:p/>
        </draw:path>
        <draw:path draw:style-name="gr3" draw:text-style-name="P3" draw:layer="layout" svg:width="0.028cm" svg:height="0.087cm" svg:x="7.316cm" svg:y="4.022cm" svg:viewBox="0 0 29 88" svg:d="M5 27c12 4 21 7 24 19-3 0-6 1-9 1 1 13 3 28 7 41-18-27-35-54-22-88 3 14 10 27 19 37z">
          <text:p/>
        </draw:path>
        <draw:path draw:style-name="gr23" draw:text-style-name="P5" draw:layer="layout" svg:width="0.125cm" svg:height="0.128cm" svg:x="6.587cm" svg:y="3.82cm" svg:viewBox="0 0 126 129" svg:d="M26 108c13 11 52 29 70 16 22-15 40-69 24-93-54-79-172 9-94 77z">
          <text:p/>
        </draw:path>
        <draw:path draw:style-name="gr23" draw:text-style-name="P5" draw:layer="layout" svg:width="0.12cm" svg:height="0.174cm" svg:x="6.621cm" svg:y="3.806cm" svg:viewBox="0 0 121 175" svg:d="M109 39c-9-19-35-39-57-39-10 0-43 12-47 23-12 35-2 88 19 120 7 11 17 23 29 28 20 9 18 3 32-12 9-10 30-23 34-35 5-14-3-71-10-85z">
          <text:p/>
        </draw:path>
        <draw:path draw:style-name="gr23" draw:text-style-name="P5" draw:layer="layout" svg:width="0.127cm" svg:height="0.181cm" svg:x="6.676cm" svg:y="3.803cm" svg:viewBox="0 0 128 182" svg:d="M65 13c-26-4-42-27-58 0-9 14-8 37-6 54 3 28 26 97 55 110 37 17 71-16 72-53 0-11-13-35-15-47-2-13-1-31-6-42-11-25-40-19-58-35">
          <text:p/>
        </draw:path>
        <draw:path draw:style-name="gr23" draw:text-style-name="P5" draw:layer="layout" svg:width="0.126cm" svg:height="0.216cm" svg:x="6.742cm" svg:y="3.801cm" svg:viewBox="0 0 127 217" svg:d="M27 155c18 21 58 63 60 62 63-41 52-213-40-217-68-3-48 110-28 145 1 2 4 6 8 10z">
          <text:p/>
        </draw:path>
        <draw:path draw:style-name="gr24" draw:text-style-name="P5" draw:layer="layout" svg:width="0.109cm" svg:height="0.206cm" svg:x="6.858cm" svg:y="3.82cm" svg:viewBox="0 0 110 207" svg:d="M104 25c2 4 4 9 5 13 5 27-14 74-21 100-6 23-12 55-34 69-33-28-91-192-22-206 24-4 58 4 72 24z">
          <text:p/>
        </draw:path>
        <draw:path draw:style-name="gr23" draw:text-style-name="P5" draw:layer="layout" svg:width="0.105cm" svg:height="0.195cm" svg:x="6.965cm" svg:y="3.833cm" svg:viewBox="0 0 106 196" svg:d="M94 13c32 17-10 176-44 183s-48-96-50-118c-4-65 33-98 94-65z">
          <text:p/>
        </draw:path>
        <draw:path draw:style-name="gr25" draw:text-style-name="P5" draw:layer="layout" svg:width="0.11cm" svg:height="0.198cm" svg:x="7.071cm" svg:y="3.831cm" svg:viewBox="0 0 111 199" svg:d="M100 7c21 7 6 94 2 109-4 21-6 68-27 79-46 24-62-69-64-94-2-18-12-43-11-61 2-49 67-43 100-33z">
          <text:p/>
        </draw:path>
        <draw:path draw:style-name="gr23" draw:text-style-name="P5" draw:layer="layout" svg:width="0.125cm" svg:height="0.127cm" svg:x="7.662cm" svg:y="3.823cm" svg:viewBox="0 0 126 128" svg:d="M100 108c-13 11-52 28-71 15-21-15-39-69-22-92 55-79 171 11 93 77z">
          <text:p/>
        </draw:path>
        <draw:path draw:style-name="gr23" draw:text-style-name="P5" draw:layer="layout" svg:width="0.12cm" svg:height="0.174cm" svg:x="7.634cm" svg:y="3.809cm" svg:viewBox="0 0 121 175" svg:d="M12 38c9-19 35-39 58-38 10 0 43 13 47 24 11 35 0 87-21 119-7 11-17 23-29 28-20 8-18 2-32-13-9-9-30-22-34-35-4-14 4-71 11-85z">
          <text:p/>
        </draw:path>
        <draw:path draw:style-name="gr23" draw:text-style-name="P5" draw:layer="layout" svg:width="0.128cm" svg:height="0.18cm" svg:x="7.572cm" svg:y="3.805cm" svg:viewBox="0 0 129 181" svg:d="M64 12c26-3 43-26 58 1 9 15 7 38 5 54-3 29-27 97-56 110-37 16-71-17-71-54 0-11 13-35 15-47 3-13 2-31 7-42 11-25 41-18 59-34">
          <text:p/>
        </draw:path>
        <draw:path draw:style-name="gr23" draw:text-style-name="P5" draw:layer="layout" svg:width="0.127cm" svg:height="0.215cm" svg:x="7.507cm" svg:y="3.802cm" svg:viewBox="0 0 128 216" svg:d="M99 156c-18 20-59 62-61 60-62-41-49-213 43-216 68-2 47 111 26 146 0 1-3 5-8 10z">
          <text:p/>
        </draw:path>
        <draw:path draw:style-name="gr24" draw:text-style-name="P5" draw:layer="layout" svg:width="0.109cm" svg:height="0.206cm" svg:x="7.409cm" svg:y="3.82cm" svg:viewBox="0 0 110 207" svg:d="M6 24c-2 4-4 9-5 14-5 26 13 73 20 99 5 24 11 56 33 70 33-28 93-191 24-205-24-6-58 2-72 22z">
          <text:p/>
        </draw:path>
        <draw:path draw:style-name="gr23" draw:text-style-name="P5" draw:layer="layout" svg:width="0.104cm" svg:height="0.196cm" svg:x="7.306cm" svg:y="3.831cm" svg:viewBox="0 0 105 197" svg:d="M12 12c-32 17 7 177 42 184 34 7 49-96 51-118 5-65-32-98-93-66z">
          <text:p/>
        </draw:path>
        <draw:path draw:style-name="gr25" draw:text-style-name="P5" draw:layer="layout" svg:width="0.11cm" svg:height="0.198cm" svg:x="7.202cm" svg:y="3.837cm" svg:viewBox="0 0 111 199" svg:d="M11 7c-22 8-5 95-1 110 5 20 8 68 29 78 46 23 60-69 62-95 2-18 11-43 10-61-3-48-68-42-100-32z">
          <text:p/>
        </draw:path>
        <draw:path draw:style-name="gr16" draw:text-style-name="P7" draw:layer="layout" svg:width="0.215cm" svg:height="0.856cm" svg:x="5.903cm" svg:y="1.967cm" svg:viewBox="0 0 216 857" svg:d="M92 57c-9-8-92-56-92-57-1 79 11 163 32 239 20 72 37 139 41 213 4 77 6 152 5 227-1 80-9 111 65 158 99 63 39-40 39-101 1-102-10-213 5-317 5-37 28-79 29-115 2-44-29-86-49-124-23-41-37-89-75-123z">
          <text:p/>
        </draw:path>
        <draw:path draw:style-name="gr16" draw:text-style-name="P7" draw:layer="layout" svg:width="0.127cm" svg:height="0.2cm" svg:x="6.015cm" svg:y="2.07cm" svg:viewBox="0 0 128 201" svg:d="M40 0c-61 17-38 88-23 127 30 79 60 107 111 19-15-18-62-153-88-146z">
          <text:p/>
        </draw:path>
        <draw:path draw:style-name="gr16" draw:text-style-name="P7" draw:layer="layout" svg:width="0.171cm" svg:height="0.849cm" svg:x="5.889cm" svg:y="1.312cm" svg:viewBox="0 0 172 850" svg:d="M34 357c-14 74-22 152-31 226-6 45-3 95 0 140 2 27 32 107 24 127 7-19 14-38 14-59 13 11 29 15 44 22 0-1 7-13 7-12 10 11 24 22 31 36 1-24 15-49 38-62-10-19-14-41-13-63-4-1-7 2-10 0-45-20-62-154-40-194 5 3 14 8 18 12-3-15-5-33-4-49 4-1 7-2 11-3 3-20-7-31-10-50-11-68 5-142 9-211 3-72 7-156 50-217-52 38-82 142-100 202-15 49-29 104-38 155z">
          <text:p/>
        </draw:path>
        <draw:path draw:style-name="gr16" draw:text-style-name="P7" draw:layer="layout" svg:width="0.199cm" svg:height="0.743cm" svg:x="8.197cm" svg:y="2.026cm" svg:viewBox="0 0 200 744" svg:d="M133 590c-1-46 5-93 4-139-2-91 26-186 47-274 9-38 40-161-20-176-48-12-100 78-124 107-44 55-48 114-30 184 27 109 51 248 6 357-35 84 61 132 112 59 24-33 7-75 5-114 0-1 0-3 0-4z">
          <text:p/>
        </draw:path>
        <draw:path draw:style-name="gr16" draw:text-style-name="P7" draw:layer="layout" svg:width="0.225cm" svg:height="0.856cm" svg:x="8.184cm" svg:y="1.325cm" svg:viewBox="0 0 226 857" svg:d="M213 340c22 142 16 330-25 467-10-25-29-22-36 5-3-10-12-20-15-27-11 11-23 22-36 33-25-44-45 10-46 39-15-8-34-23-55-12 26-68-3-157 20-227 14-45 39-63 36-120-2-35-15-67-17-101-3-38 8-71 11-109 3-46-11-100-5-144 4-23 22-35 28-56 8-29-2-62 12-88 40 40 49 107 68 158 23 61 50 118 60 182z">
          <text:p/>
        </draw:path>
        <draw:path draw:style-name="gr16" draw:text-style-name="P7" draw:layer="layout" svg:width="0.108cm" svg:height="0.261cm" svg:x="8.131cm" svg:y="2.031cm" svg:viewBox="0 0 109 262" svg:d="M41 259c-1-1-3-1-4-2-48-28-41-135-27-177 7-19 15-40 30-54 5-5 51-27 51-26-16 59 25 120 16 181-6 40-28 95-66 78z">
          <text:p/>
        </draw:path>
        <draw:path draw:style-name="gr26" draw:text-style-name="P9" draw:layer="layout" svg:width="1.458cm" svg:height="1.087cm" svg:x="6.428cm" svg:y="2.253cm" svg:viewBox="0 0 1459 1088" svg:d="M1131 257c-28-22-47-55-73-87-35-44-48-105-84-145-44-48-117-13-173-13-114-1-225-9-339 0-68 6-71 42-90 109-19 63-22 86-71 133-41 38-86 69-132 101-48 34-128 75-158 128-29 50 6 138 34 183 41 64 145 60 213 56 63-4 105-15 153 24 19 15 52 34 61 57 11 27-8 65-6 95 3 63 1 155 75 176 86 23 123-47 169-94 34 36 53 91 106 104 88 23 105-74 106-140 1-33-22-102-9-130 19-43 107-45 145-49 96-10 200 8 294-15 148-38 103-224 91-333-5-49 6-95-44-116-64-28-136-5-203-16-27-4-48-14-65-28z">
          <text:p/>
        </draw:path>
        <draw:path draw:style-name="gr27" draw:text-style-name="P10" draw:layer="layout" svg:width="0.049cm" svg:height="0.333cm" svg:x="7.121cm" svg:y="2.875cm" svg:viewBox="0 0 50 334" svg:d="M28 18c-3 42-7 78-9 118-2 31-12 66-19 95 23 24 2 85 32 103 16-62 19-111 15-174-3-51 11-113-5-160-12 6-12 15-14 28z">
          <text:p/>
        </draw:path>
        <draw:path draw:style-name="gr16" draw:text-style-name="P7" draw:layer="layout" svg:width="1.052cm" svg:height="1.409cm" svg:x="6.137cm" svg:y="2.348cm" svg:viewBox="0 0 1053 1410" svg:d="M829 96c8-8 19-13 26-27 7-16 3-30 11-44 6-9 18-18 27-25 49 40 40 85 44 144 3 51-9 96-22 144-13 49-14 96-29 144s8 100-5 150c-21 78-168 284-20 323 36 10 89 12 116-18 25-27 24-73 39-105 6 66-5 133 3 199 9 79 41 168 32 247-8 72-74 74-133 80-85 9-171 13-256 28-44 8-87 20-130 30-3 1-114 29-90 44-4-3-15-9-18-12-8-45-34-80-25-130 15-89 69-219-47-258-66-22-134-23-201-48-33-13-184-62-145-119 40 19 94-42 113-70 1-1 18-36 19-39 3-12-8-15-2-28 8-18 38-16 15-42 24-16 65-21 76-51 9-1 11-4 18-7-23 10 0-45 6-50 12-14 45-30 61-36 9-3 19 8 29-5-2-2-2-2-1 0 41 18 93-33 124-20 3-2 4-7 7-9 4 0 3 4 7 4 10-19 31-48 48-60 0 2 1 5 2 8 14-16 31-35 42-54 5-9 46 31 49 39 24-40 22-90 40-132 19-44 34-71 71-104 29-24 69-21 90-56 5-9 1-22 5-29 1-2 2-4 4-6z">
          <text:p/>
        </draw:path>
        <draw:path draw:style-name="gr16" draw:text-style-name="P7" draw:layer="layout" svg:width="0.935cm" svg:height="1.456cm" svg:x="7.153cm" svg:y="2.25cm" svg:viewBox="0 0 936 1457" svg:d="M190 907c0-36-17-70-29-106-13-41-23-83-23-125-1-69 20-130-15-194-23-44-24-93-24-145-1-63 29-150-9-205 22-2 27-22 19-37 31-8 53-66 57-95 105 67-11 208 87 292 44 38 97 56 131 107 29 44 18 98 70 126 64 36 145 27 216 27 80-1 127-13 157 74 16 48 3 86 3 136 0 52 17 79 57 112 7 5 45 27 48 33 14 35-84 76-107 84-59 21-126 50-156 109-30 61-9 134-10 199-1 35 7 133-27 153-22 13-98-6-127-5-59 3-117-10-175-17-58-8-124-5-179-29-8-3-139-61-132-31-14-60 14-131-2-194-22-87-18-192-20-281 19 44 49 121 109 116 42-3 72-44 80-85 1-6 1-12 1-19z">
          <text:p/>
        </draw:path>
        <draw:path draw:style-name="gr28" draw:text-style-name="P11" draw:layer="layout" svg:width="0.084cm" svg:height="0.064cm" svg:x="7.657cm" svg:y="2.891cm" svg:viewBox="0 0 85 65" svg:d="M11 14c-18 18-18 49 27 51 25 1 50-10 47-41-26-34-58-27-74-10z">
          <text:p/>
        </draw:path>
        <draw:path draw:style-name="gr3" draw:text-style-name="P3" draw:layer="layout" svg:width="0.058cm" svg:height="0.134cm" svg:x="7.3cm" svg:y="3.477cm" svg:viewBox="0 0 59 135" svg:d="M12 87c19 13 33 28 39 48 15-31 9-88-11-116-4 2-5 7-8 8-9-11-24-18-32-27 19 23 17 66 6 93z">
          <text:p/>
        </draw:path>
        <draw:path draw:style-name="gr3" draw:text-style-name="P3" draw:layer="layout" svg:width="0.051cm" svg:height="0.116cm" svg:x="7.092cm" svg:y="3.458cm" svg:viewBox="0 0 52 117" svg:d="M6 100c19-3 34 2 46 17-7-18-5-29-7-47 1 3 2 6 5 8 7-28-10-61-33-78-9 31 1 74-17 100z">
          <text:p/>
        </draw:path>
        <draw:path draw:style-name="gr3" draw:text-style-name="P3" draw:layer="layout" svg:width="0.046cm" svg:height="0.414cm" svg:x="7.401cm" svg:y="3.179cm" svg:viewBox="0 0 47 415" svg:d="M0 385c18 6 33 16 44 30 13-64-26-132-30-194-3-69 48-151 13-221 14 35-3 97-15 132-15 43-12 42-12 83 0 48 29 123 7 170z">
          <text:p/>
        </draw:path>
        <draw:path draw:style-name="gr3" draw:text-style-name="P3" draw:layer="layout" svg:width="0.08cm" svg:height="0.396cm" svg:x="6.902cm" svg:y="3.218cm" svg:viewBox="0 0 81 397" svg:d="M45 397c8-16 21-30 36-39-32-10-13-183-5-213-58 7-64-106-76-145 1 85 45 165 45 253 0 46 4 95-6 137z">
          <text:p/>
        </draw:path>
        <draw:path draw:style-name="gr3" draw:text-style-name="P3" draw:layer="layout" svg:width="0.114cm" svg:height="0.345cm" svg:x="7.452cm" svg:y="3.307cm" svg:viewBox="0 0 115 346" svg:d="M115 237c0-10-12-25-14-37-12-64 6-135 6-200 0 71-17 149-27 220-3 20-3 47-16 65-18 23-53 15-64 54 41-9 72-17 113 7-7-40 5-72 2-109z">
          <text:p/>
        </draw:path>
        <draw:path draw:style-name="gr3" draw:text-style-name="P3" draw:layer="layout" svg:width="0.389cm" svg:height="0.478cm" svg:x="7.603cm" svg:y="3.217cm" svg:viewBox="0 0 390 479" svg:d="M6 442c-2-21 3-43 8-63 76-6 46-166 51-222 19 59-9 174 25 227 4-2 6-4 10-5-5 10-10 47 14 36 12-5 16-43 19-50 1 2 6 13 7 19 52-32-5-78 11-106 2 2 2 3-1 3 5-13 17-43 21-67 6-34-5-77 12-106-10 2-20-1-31 4 31-22 53-63 82-92 18 40 120-13 156-20-69 73-187 65-200 182-11 90 33 229-37 297-2-17-10-34-20-45-16 9-29 20-38 34-14-14-31-34-51-40-18-5-23 42-44 1z">
          <text:p/>
        </draw:path>
        <draw:path draw:style-name="gr3" draw:text-style-name="P3" draw:layer="layout" svg:width="0.157cm" svg:height="0.588cm" svg:x="7.509cm" svg:y="2.952cm" svg:viewBox="0 0 158 589" svg:d="M145 6c-5 41-61 40-94 39 17 47-21 35-51 44 7 47 15 96 19 145 4 37-6 99 12 130 15-50 13-103 31-154 35 118 44 266 45 379 0-76-22-245 24-304 3 17 19 36 21 49 5 30-4 58 6 87-1-69-23-137-21-206-6 10-23 22-30 32-25-14-18-43-25-68-1 3-3 4-5 3-4-21-18-34-37-23 12-23 9-62 29-79 6-5 27 6 39-2 21-15 36-54 24-78z">
          <text:p/>
        </draw:path>
        <draw:path draw:style-name="gr3" draw:text-style-name="P3" draw:layer="layout" svg:width="0.081cm" svg:height="0.455cm" svg:x="7.351cm" svg:y="2.693cm" svg:viewBox="0 0 82 456" svg:d="M74 205c-8-50-27-175-74-205 4 57 34 119 44 177 7 39 20 134-18 159 33 30 43 77 56 120-23-75 4-172-8-251z">
          <text:p/>
        </draw:path>
        <draw:path draw:style-name="gr3" draw:text-style-name="P3" draw:layer="layout" svg:width="0.303cm" svg:height="0.36cm" svg:x="6.543cm" svg:y="3.36cm" svg:viewBox="0 0 304 361" svg:d="M286 174c-2 2-34 72-38 66-39-56-61-145-38-212-25 75-13 167-13 246 6 3-7-1 0-5-15 11-24 20-33 35-2-6-11-11-12-24-12 6-31 17-43 24-4-53 13-113 4-164-27 43-23 108-25 158-20 2-9-3-29 11-2-2-13-17-13-17-3 6-4 13-9 17-17-72 7-123 14-192 0 2-2 3-3 3 0-39-15-92-28-120 13 94-59 286 11 361-2-15 7-28 9-43 11-2 32-6 41-6 7 11 22 19 27 29 15-52 50-30 81-5-21-17 55-44 77-21-3-25 13-35 38-30-14-31-19-76-18-111z">
          <text:p/>
        </draw:path>
        <draw:path draw:style-name="gr29" draw:text-style-name="P12" draw:layer="layout" svg:width="0.088cm" svg:height="0.094cm" svg:x="6.618cm" svg:y="2.878cm" svg:viewBox="0 0 89 95" svg:d="M64 92c77-30-46-106-58-90-21 32 14 107 57 91 1-1 1-1 1-1z">
          <text:p/>
        </draw:path>
        <draw:path draw:style-name="gr3" draw:text-style-name="P3" draw:layer="layout" svg:width="0.284cm" svg:height="0.452cm" svg:x="6.46cm" svg:y="2.97cm" svg:viewBox="0 0 285 453" svg:d="M166 6c10 19 20 37 32 55 0-10 4-13 6-21 19 19 12 9 32 10 9 7 22 17 32 26-22 38 16 94 17 132 1 57-15 139-12 185 0-55 4-127-30-170-2-1-7 8-8 9 0-6 2-11-1-17-48 67-10 165-35 238-7-70 16-147-3-212-19-15-28-48-59-45-1 2-7 7-9 10 1-24-7-15-18-33-43 33-58 75-110 103 46-20 88-57 104-104 4-3 20-10 25-12 18 24 88 53 71 0 7 18 22 26 41 22 9-40-18-81-39-113-15-24-24-42-36-69z">
          <text:p/>
        </draw:path>
        <draw:path draw:style-name="gr3" draw:text-style-name="P3" draw:layer="layout" svg:width="0.097cm" svg:height="0.449cm" svg:x="6.888cm" svg:y="2.658cm" svg:viewBox="0 0 98 450" svg:d="M85 79c0 128-88 247-76 371-24-80 4-163 27-243 20-68 31-140 58-207-13 42-25 78 4 117z">
          <text:p/>
        </draw:path>
        <draw:path draw:style-name="gr16" draw:text-style-name="P7" draw:layer="layout" svg:width="0.569cm" svg:height="0.626cm" svg:x="6.328cm" svg:y="2.173cm" svg:viewBox="0 0 570 627" svg:d="M495 72c-66-72-128-97-221-42-73 43-136 113-185 181-19 27-83 62-89 94-5 32 55 114 82 126-1-7-2-10-5-17 33-4 13 18 31 31 16 11 34 16 45 32 24 40 6 108 26 150 72-14 129-89 195-116 0 1-4-4-4-3 7-9 19-13 27-19 50 81 77-42 89-75 22-59 63-110 78-172 6-30 9-66-1-94-13-38-39-45-68-76z">
          <text:p/>
        </draw:path>
        <draw:path draw:style-name="gr16" draw:text-style-name="P7" draw:layer="layout" svg:width="0.645cm" svg:height="0.567cm" svg:x="7.399cm" svg:y="2.144cm" svg:viewBox="0 0 646 568" svg:d="M235 2c-82 13-141 44-190 107-50 66-54 109-33 194 18 70 52 150 123 179 58 23 160 102 226 84 1 0 38-44 46-50 24-20 48-39 75-55 22-12 28-12 57-19 73-17 36-47 64-101 12-22 43-23 43-49 0-9-85-109-93-121-57-80-222-185-318-169z">
          <text:p/>
        </draw:path>
        <draw:path draw:style-name="gr30" draw:text-style-name="P13" draw:layer="layout" svg:width="0.069cm" svg:height="0.028cm" svg:x="7.663cm" svg:y="2.004cm" svg:viewBox="0 0 70 29" svg:d="M0 21c1 1 2 3 3 4 8 8 72 4 66-8-15-32-73-13-69 4z">
          <text:p/>
        </draw:path>
        <draw:path draw:style-name="gr16" draw:text-style-name="P7" draw:layer="layout" svg:width="0.194cm" svg:height="0.444cm" svg:x="7.004cm" svg:y="2.314cm" svg:viewBox="0 0 195 445" svg:d="M183 327c4-19 3-39 6-56 8-51 11-115-11-163-10-23-22-31-25-59-1-7 1-24-4-31 0 0-12-15-14-6 1-3-1-9 0-12-23-3-67 40-76 22-22 22-59 27-28 63 14 18 23 21 26 44 7 55-21 85-39 132-11 32-18 66-18 100 0 20-1 72 18 84 12-14 21-32 31-48 3-5 43-60 49-47 4 9 9 16 11 26 30-15 47 7 67-29 4-6 6-13 7-20z">
          <text:p/>
        </draw:path>
        <draw:path draw:style-name="gr16" draw:text-style-name="P7" draw:layer="layout" svg:width="0.171cm" svg:height="0.483cm" svg:x="7.145cm" svg:y="2.315cm" svg:viewBox="0 0 172 484" svg:d="M169 484c-8-39-50-78-39-120-6 4-41 0-41-1 3-21-13-42-33-32-7 22-10 54-43 41 8-56 4-122 1-174-1-19-11-34-13-53-3-21 5-43 5-65 2-34-21-59 11-80 31 24 58-6 90 2-2-1 29 14 28 13 10 7 18 11 10 25 25 20-17 62-23 84-16 58 30 107 44 158 17 66-11 136 3 202z">
          <text:p/>
        </draw:path>
        <draw:path draw:style-name="gr3" draw:text-style-name="P3" draw:layer="layout" svg:width="0.109cm" svg:height="0.376cm" svg:x="7.192cm" svg:y="2.365cm" svg:viewBox="0 0 110 377" svg:d="M7 88c2 9 5 17 8 26-1-4 4-12 6-15 37 41 35 127 38 178 5 1 6-4 10-5 7 17 2 14 13 19 11 27 8 57 7 86 31-50 23-102 6-155-11-36-59-107-42-146 21-12 28-49 23-76-19 26-40 60-67 81-3-3-6-7-9-10-1 7 2 12 7 17z">
          <text:p/>
        </draw:path>
        <draw:path draw:style-name="gr12" draw:text-style-name="P2" draw:layer="layout" svg:width="0.078cm" svg:height="0.193cm" svg:x="6.907cm" svg:y="2.402cm" svg:viewBox="0 0 79 194" svg:d="M60 141c-10 20-22 38-34 53 10-13-22-78-24-94-5-31 0-58 22-84 38-45 59 16 55 58-1 23-9 46-19 67z">
          <text:p/>
        </draw:path>
        <draw:path draw:style-name="gr16" draw:text-style-name="P7" draw:layer="layout" svg:width="0.064cm" svg:height="0.222cm" svg:x="6.868cm" svg:y="2.464cm" svg:viewBox="0 0 65 223" svg:d="M41 10c9 32 29 78 23 110-5 33-42 78-64 103 26-38 4-74 5-114 1-37 23-75 36-109">
          <text:p/>
        </draw:path>
        <draw:path draw:style-name="gr16" draw:text-style-name="P7" draw:layer="layout" svg:width="0.146cm" svg:height="0.228cm" svg:x="7.358cm" svg:y="2.477cm" svg:viewBox="0 0 147 229" svg:d="M23 0c41-2 63 63 71 93 14 53 12 92 53 136-63-36-116-95-139-165-7-22-19-63 15-64z">
          <text:p/>
        </draw:path>
        <draw:path draw:style-name="gr12" draw:text-style-name="P2" draw:layer="layout" svg:width="0.073cm" svg:height="0.224cm" svg:x="7.338cm" svg:y="2.39cm" svg:viewBox="0 0 74 225" svg:d="M44 113c0-12 0-25 1-39 1-26-3-49-5-74 7 28-23 38-34 60-28 60 43 120 68 165-22-40-29-73-30-112z">
          <text:p/>
        </draw:path>
        <draw:path draw:style-name="gr16" draw:text-style-name="P7" draw:layer="layout" svg:width="0.723cm" svg:height="0.948cm" svg:x="5.907cm" svg:y="2.266cm" svg:viewBox="0 0 724 949" svg:d="M520 311c-7-4-14-8-23-12-8-3-33-14-37-21-8-11 12-19 8-27-10-19-39-26-55-38-11-8-11-30-18-34-11-8-26-1-37-7-14-8-19-21-28-31-22-27-41-58-65-84-18-19-38-30-44-57-1-5-65 92-70 106-20 53-36 112-29 170 4 28 9 43 10 70 0 47 28 101 18 146-14-28-37 5-56 4-10 0-70-37-68-42-12 35-17 76-26 111 51 20 101 169 126 215 22 42 63 147 101 169 33-15 59-3 93-4 13-63 65-102 91-158-5-5-6-3-12-7 3-7 10-19 11-22 34-19 99-52 100-96-4 0-7-1-11-2 9-22 29-41 24-72 3 6 6 9 8 16 39 5 109 4 139-17 22-15 47-39 54-64-27-2-44 26-71 31-24 5-56 1-80-1-6-14-12-195 12-187-2-1-15-4-17-2 3-4 5-13 9-17-30 4-24-14-39-24-6-4-12-8-18-12z">
          <text:p/>
        </draw:path>
        <draw:path draw:style-name="gr3" draw:text-style-name="P3" draw:layer="layout" svg:width="0.133cm" svg:height="0.76cm" svg:x="6.035cm" svg:y="2.389cm" svg:viewBox="0 0 134 761" svg:d="M50 91c-30 40-21 181 9 219 1-1 3-2 5-2-13 44 18 77 10 124-20 104 42 183 60 282-1 0-1-1-2-1 0 16 0 32 0 48-16-54-28-107-48-160-12-31-34-63-42-95-10-37-8-91-37-122 10 9 18 7 31 8-15-26-8-62-14-89-7-38-17-70-20-109-5-71-2-133 31-194-10 18 27 75 31 93-5 0-9-1-14-2z">
          <text:p/>
        </draw:path>
        <draw:path draw:style-name="gr3" draw:text-style-name="P3" draw:layer="layout" svg:width="0.05cm" svg:height="0.231cm" svg:x="6.157cm" svg:y="2.546cm" svg:viewBox="0 0 51 232" svg:d="M15 203c18 2 30 13 36 29-14-40-26-78-35-119-7-34-2-84-16-113 1 69 5 131 20 198z">
          <text:p/>
        </draw:path>
        <draw:path draw:style-name="gr3" draw:text-style-name="P3" draw:layer="layout" svg:width="0.216cm" svg:height="0.094cm" svg:x="6.242cm" svg:y="2.843cm" svg:viewBox="0 0 217 95" svg:d="M28 33c56 37 125 40 189 38-15 10-32 20-50 24 3-1-33-15-37-15-16-4-32 1-49-3-35-10-71-42-81-77z">
          <text:p/>
        </draw:path>
        <draw:path draw:style-name="gr3" draw:text-style-name="P3" draw:layer="layout" svg:width="0.327cm" svg:height="0.418cm" svg:x="6.202cm" svg:y="2.447cm" svg:viewBox="0 0 328 419" svg:d="M141 308c-55-57-84-133-82-213 6 36 68 71 98 94-30-23-47-60-71-88-24-30-56-60-60-101-24 58-35 134-18 196 15 58 52 118 99 154 45 35 167 96 221 56-40 30-163-73-187-98z">
          <text:p/>
        </draw:path>
        <draw:path draw:style-name="gr16" draw:text-style-name="P7" draw:layer="layout" svg:width="0.793cm" svg:height="0.915cm" svg:x="7.608cm" svg:y="2.295cm" svg:viewBox="0 0 794 916" svg:d="M521 75c-3 1-5 2-7 3 1-1-73 30-49 39-20-8-40-19-60-32-1 37-21 54-38 84-4 7-7 13-10 20-12 26-27 59-61 53 1 9-4 22-1 32-7-5-22-5-27-9 1 8-3 20-2 27-39 9-36 31-42 63-1 12 0 36-10 45-3 3-31 14-27 7-8 15-19 25-20 42-14 1-167-24-165-37-22 110 116 93 180 93 26 0 57-10 82 0 28 11 60 40 86 57-10 7-20 18-26 29 14 0 28 1 41 6-20 18-49 28-45 56 1 11 26 13 23 37 5 1 9 1 13 2-5 8-22 41-19 51 8 24 39 19 56 29-2 3-4 5-6 8 26 21 35 61 22 91 26-5 26 21 29 42s133-67 142-75c34-33 52-67 89-95 50-36 55-57 67-114 16-79 69-154 55-237-12-70-48-53-84-28-9 7-13 19-25 24-14 7-38 0-46 5-17 9-33 31-47 50 36-51 66-131 67-194 2-61 6-128-10-187-3-13-22-49-6-62-16 12-22 36-39 47-22 13-55 18-80 28z">
          <text:p/>
        </draw:path>
        <draw:path draw:style-name="gr3" draw:text-style-name="P3" draw:layer="layout" svg:width="0.156cm" svg:height="0.433cm" svg:x="8.171cm" svg:y="2.366cm" svg:viewBox="0 0 157 434" svg:d="M41 341c27-87 65-178 46-272-4-23-14-46-18-69-8 25-10 40-11 66-3 76-1 145-30 215-19 48-33 97-26 153 19-6 36-38 55-51 29-21 63-24 100-33-37-14-77 4-113 8 1-4 3-14 4-17-3-1-5-1-7 0z">
          <text:p/>
        </draw:path>
        <draw:path draw:style-name="gr3" draw:text-style-name="P3" draw:layer="layout" svg:width="0.227cm" svg:height="0.368cm" svg:x="8.134cm" svg:y="2.783cm" svg:viewBox="0 0 228 369" svg:d="M0 369c26-25 48-56 61-89 5-13 11-67 25-72 47-15 74-66 85-110 2-8-10-12-8-19 4-10 16-15 22-23 14-20 33-34 43-56-11 87-12 212-108 246-6 57-78 89-115 123z">
          <text:p/>
        </draw:path>
        <draw:path draw:style-name="gr3" draw:text-style-name="P3" draw:layer="layout" svg:width="0.26cm" svg:height="0.201cm" svg:x="7.893cm" svg:y="2.649cm" svg:viewBox="0 0 261 202" svg:d="M261 0c-50 125-147 158-261 202 67-15 148-43 205-82 51-35 33-78 56-120z">
          <text:p/>
        </draw:path>
        <draw:path draw:style-name="gr3" draw:text-style-name="P3" draw:layer="layout" svg:width="0.023cm" svg:height="0.104cm" svg:x="8.168cm" svg:y="2.46cm" svg:viewBox="0 0 24 105" svg:d="M7 1c-8 37-6 74-7 104 10-18 22-41 24-61 1-10-16-49-17-43z">
          <text:p/>
        </draw:path>
        <draw:path draw:style-name="gr3" draw:text-style-name="P3" draw:layer="layout" svg:width="0.415cm" svg:height="0.314cm" svg:x="7.681cm" svg:y="2.467cm" svg:viewBox="0 0 416 315" svg:d="M364 52c-6 1-12 1-18-2-24 38-75 82-81 128 29 11 43-41 70-48-43 134-222 159-335 185 44-10 101 5 148-1 68-9 130-50 184-89 69-50 89-145 83-225-4 20-28 47-51 52z">
          <text:p/>
        </draw:path>
        <draw:path draw:style-name="gr16" draw:text-style-name="P7" draw:layer="layout" svg:width="2.342cm" svg:height="1.785cm" svg:x="5.981cm" svg:y="0.717cm" svg:viewBox="0 0 2343 1786" svg:d="M13 1042c0 42-16 87-13 133 5 67 18 119 56 171 26 36 54 63 74 103 10 20-26 95-30 118-7 33-21 67-24 99 7-8 19-13 23-16-1 5-2 12-3 18 4-4 13-10 17-14-4 13-5 29 2 42 18-18 29-48 46-69 0 4-3 8-4 12 5 0 13-1 18 1 0 6 1 12 1 18 14 11 29 16 42 25 45 32 81 59 131 86 59 31 50 19 99-36 47-52 106-101 144-159-6-1-11-1-17-2 33-21 64-47 95-78 2 4 3 8 5 11 10-12 24-24 37-32 0 0 136 108 154 122 52 38 114 71 150 127 60-31 83-92 157-90 26 0 80-3 107 6 25 8 40 37 60 56 6 2-2 2-2-5 0 25 5 47 24 60-2-33 45-92 72-120 68-72 175-99 239-169 13 1 27 1 43 1 23 100 142 148 203 224 5-4 13-7 18-10 1 16-4 33-13 48 21-8 63-19 84-36 7 22-9 43-14 68 10-16 23-29 38-41-2 5-4 10-5 15 12-13 22-30 29-47-1 17 5 33 8 47 41-68 85-72 170-75-4-24 19-45 18-57-1-21-26-42-37-62-31-60-18-122-5-188 5 0 6 3 10 4 33 8 75-155 80-182 14-76 19-154-14-226 8 6 21 10 30 17 1-37-26-69-24-105 8 6 17 7 23 11 1-27-7-56-17-81 13 7 29 7 43 11 8-42-12-89-29-126-54-119-118-218-197-321-42-54-95-83-151-121-134-92-275-152-435-184-158-30-346-60-506-34-110 17-207 26-313 61-95 31-185 77-268 133-166 111-316 267-390 455-22 59-48 120-50 183-2 67 12 134 11 200z">
          <text:p/>
        </draw:path>
        <draw:path draw:style-name="gr3" draw:text-style-name="P3" draw:layer="layout" svg:width="0.28cm" svg:height="0.687cm" svg:x="5.994cm" svg:y="1.571cm" svg:viewBox="0 0 281 688" svg:d="M108 688c20-73 50-113 90-177 25-39 64-88 76-132 38-137-87-255-104-379-21 36-15 82-19 125-2-5-9-14-11-22-15 52-10 55-51 84-23 17-42 29-62 48-3 3-3 2 0-1 4-1 6 1 6 5-6 1-15 6-28 3-13 49 1 173 34 217-4-32 2-79 23-95-3-1 8-2 15 1 0-15 8-19 0-36 9 3 20 0 30 5-3-7-1-17-5-25 61-40 122 35 114 95-11 84-84 160-89 252z">
          <text:p/>
        </draw:path>
        <draw:path draw:style-name="gr3" draw:text-style-name="P3" draw:layer="layout" svg:width="0.202cm" svg:height="0.761cm" svg:x="8.037cm" svg:y="1.503cm" svg:viewBox="0 0 203 762" svg:d="M166 762c-54-108-152-210-165-336-10-95 58-146 77-237 65-6 74-141 76-189 70 99 53 301 24 414 1-19-4-38-17-49-13 23-11 55-27 76-12 16-26 4-38 18-25 29-21 70-19 108 4 63 30 109 57 164z">
          <text:p/>
        </draw:path>
        <draw:path draw:style-name="gr3" draw:text-style-name="P3" draw:layer="layout" svg:width="0.339cm" svg:height="0.185cm" svg:x="7.218cm" svg:y="1.904cm" svg:viewBox="0 0 340 186" svg:d="M0 159c33 4 80 0 77-43 54 1 88-66 132-89 36-19 90-29 131-27-48 14-214 75-208 138-27 8-19 39-43 47-22 7-65-28-89-32z">
          <text:p/>
        </draw:path>
        <draw:path draw:style-name="gr3" draw:text-style-name="P3" draw:layer="layout" svg:width="0.268cm" svg:height="0.128cm" svg:x="6.343cm" svg:y="1.474cm" svg:viewBox="0 0 269 129" svg:d="M195 78c-1 4-1 7 0 10-16-28-43-41-74-37 10-65-85-53-121-44 48-18 86 3 126 13 63 17 125 39 143 109-19-24-46-38-74-51z">
          <text:p/>
        </draw:path>
        <draw:path draw:style-name="gr3" draw:text-style-name="P3" draw:layer="layout" svg:width="0.123cm" svg:height="0.368cm" svg:x="6.002cm" svg:y="1.301cm" svg:viewBox="0 0 124 369" svg:d="M124 218c-15-7-32-14-49-18-4 13-14 21-14 37-3-9-18-16-24-24-37 40-17 109-6 156-50-99-44-293 50-369-8 6-3 98-2 112 4 37 17 79 45 106z">
          <text:p/>
        </draw:path>
        <draw:path draw:style-name="gr3" draw:text-style-name="P3" draw:layer="layout" svg:width="0.125cm" svg:height="0.263cm" svg:x="8.145cm" svg:y="1.192cm" svg:viewBox="0 0 126 264" svg:d="M0 0c43 59 19 160 7 226 33-21 84 5 100 38 1-28-14-55-11-84 12 12 22 30 30 46-1-72-70-143-107-201z">
          <text:p/>
        </draw:path>
        <draw:path draw:style-name="gr3" draw:text-style-name="P3" draw:layer="layout" svg:width="0.812cm" svg:height="0.349cm" svg:x="6.192cm" svg:y="2.066cm" svg:viewBox="0 0 813 350" svg:d="M787 262c15-65 47-170-15-220-50-39-153-35-214-40-86-6-174 0-257 18-160 35-268 147-301 306 7-1 11-4 17-8 5 5 5 12 12 14 4-1 7-7 11-6 12 13 28 21 45 24 4-7 11-11 15-18 62 34 55-10 94-55 49-57 124-134 199-146-14-8-26-17-41-22 51-40 141-57 207-48-1 5-5 5-5 10 36 15 86 15 124 25-2 0-13-3-16-4 118 32 116 126 130 219-2-14 18-49 20-66 3-25-5-45-5-68-1-44 13-92-25-125 0-1-1-1-1-2z">
          <text:p/>
        </draw:path>
        <draw:path draw:style-name="gr3" draw:text-style-name="P3" draw:layer="layout" svg:width="0.79cm" svg:height="0.275cm" svg:x="7.31cm" svg:y="2.087cm" svg:viewBox="0 0 791 276" svg:d="M36 80c57-67 192-75 267-78 129-5 262-3 371 76 30 21 57 47 77 79 12 18 29 101 40 108-31-19-69-53-99-17-3-16-14-22-19-31-10 34-43 66-81 56-2-1-38-89-46-99-26-33-60-56-95-78-74-43-159-27-234 12-33 17-62 65-95 77s-60-5-86 27c-13 16-13 45-19 64-27-50-20-129 7-178 4-7 8-13 12-18z">
          <text:p/>
        </draw:path>
        <draw:path draw:style-name="gr4" draw:text-style-name="P4" draw:layer="layout" svg:width="0.201cm" svg:height="0.586cm" svg:x="6.072cm" svg:y="1.774cm" svg:viewBox="0 0 202 587" svg:d="M9 582c-34-67 38-161 72-214 42-63 94-119 109-195 9-46 30-144-23-173-3 55 22 140-28 179-2-2-4-5-6-7 0 53-16 112-38 160-34 72-116 170-86 255z">
          <text:p/>
        </draw:path>
        <draw:path draw:style-name="gr4" draw:text-style-name="P4" draw:layer="layout" svg:width="0.156cm" svg:height="0.506cm" svg:x="8.035cm" svg:y="1.783cm" svg:viewBox="0 0 157 507" svg:d="M29 9c-8 41-28 77-29 119 0 44 19 89 38 128 42 83 91 162 119 251-28-38-39-105-57-151-15-38-30-77-34-118-78-5-43-197-28-238z">
          <text:p/>
        </draw:path>
        <draw:path draw:style-name="gr31" draw:text-style-name="P14" draw:layer="layout" svg:width="0.071cm" svg:height="0.034cm" svg:x="6.619cm" svg:y="1.974cm" svg:viewBox="0 0 72 35" svg:d="M9 3c24-8 51-1 63 23-15 18-59 4-72-14z">
          <text:p/>
        </draw:path>
        <draw:path draw:style-name="gr32" draw:text-style-name="P15" draw:layer="layout" svg:width="0.06cm" svg:height="0.038cm" svg:x="7.62cm" svg:y="1.964cm" svg:viewBox="0 0 61 39" svg:d="M0 29c13 15 62 14 61-14-3-40-62 12-61 14z">
          <text:p/>
        </draw:path>
        <draw:path draw:style-name="gr33" draw:text-style-name="P16" draw:layer="layout" svg:width="0.846cm" svg:height="0.8cm" svg:x="6.175cm" svg:y="2.064cm" svg:viewBox="0 0 847 801" svg:d="M809 403c25-94 93-328-49-367-59-16-117-3-176-9-58-6-100-36-157-24-87 17-208 24-270 93-79 87-135 210-154 325-14 80 26 222 69 293 48 77 167 92 249 86 243-17 425-163 488-397z">
          <text:p/>
        </draw:path>
        <draw:path draw:style-name="gr34" draw:text-style-name="P17" draw:layer="layout" svg:width="0.823cm" svg:height="0.723cm" svg:x="7.287cm" svg:y="2.091cm" svg:viewBox="0 0 824 724" svg:d="M703 649c76-64 120-162 121-279 2-83-65-194-121-248-123-119-315-135-473-114-112 14-224 21-230 172-8 204 94 414 277 503 75 36 159 46 241 39 73-7 136-33 185-73z">
          <text:p/>
        </draw:path>
        <draw:path draw:style-name="gr23" draw:text-style-name="P5" draw:layer="layout" svg:width="0.088cm" svg:height="0.19cm" svg:x="6.584cm" svg:y="3.675cm" svg:viewBox="0 0 89 191" svg:d="M40 8c-6-4-13-7-21-8-24 47-24 137-8 189 3 10 58-26 62-30 14-17 17-31 16-52-1-27-18-78-49-99z">
          <text:p/>
        </draw:path>
        <draw:path draw:style-name="gr23" draw:text-style-name="P5" draw:layer="layout" svg:width="0.081cm" svg:height="0.18cm" svg:x="6.65cm" svg:y="3.672cm" svg:viewBox="0 0 82 181" svg:d="M31 179c95-37 38-237-17-163-15 20-28 181 17 163z">
          <text:p/>
        </draw:path>
        <draw:path draw:style-name="gr23" draw:text-style-name="P5" draw:layer="layout" svg:width="0.107cm" svg:height="0.17cm" svg:x="6.718cm" svg:y="3.669cm" svg:viewBox="0 0 108 171" svg:d="M101 137c24-60-22-175-81-125-28 24-29 146 12 156 38 10 60-6 69-31z">
          <text:p/>
        </draw:path>
        <draw:path draw:style-name="gr24" draw:text-style-name="P5" draw:layer="layout" svg:width="0.11cm" svg:height="0.204cm" svg:x="6.81cm" svg:y="3.644cm" svg:viewBox="0 0 111 205" svg:d="M64 1c-21-4-44 5-57 30-16 31 0 70 13 102 4 10 51 69 50 72 16-47 52-111 39-163-5-23-24-38-45-41z">
          <text:p/>
        </draw:path>
        <draw:path draw:style-name="gr23" draw:text-style-name="P5" draw:layer="layout" svg:width="0.106cm" svg:height="0.184cm" svg:x="6.919cm" svg:y="3.63cm" svg:viewBox="0 0 107 185" svg:d="M89 171c27-23 19-120 4-148-25-47-73-14-84 25-12 39-11 94-2 133 40 8 66 3 82-10z">
          <text:p/>
        </draw:path>
        <draw:path draw:style-name="gr23" draw:text-style-name="P5" draw:layer="layout" svg:width="0.158cm" svg:height="0.26cm" svg:x="7.028cm" svg:y="3.586cm" svg:viewBox="0 0 159 261" svg:d="M157 191c-6-88-26-219-85-185-63 37-74 133-72 194 2 45 9 52 59 58 7 1 99 4 99 3 1-9 1-36-1-70z">
          <text:p/>
        </draw:path>
        <draw:path draw:style-name="gr23" draw:text-style-name="P5" draw:layer="layout" svg:width="0.089cm" svg:height="0.189cm" svg:x="7.699cm" svg:y="3.648cm" svg:viewBox="0 0 90 190" svg:d="M44 9c6-4 13-7 20-9 27 46 32 135 18 188-3 11-59-23-63-27-15-16-19-29-19-50-1-28 14-79 44-102z">
          <text:p/>
        </draw:path>
        <draw:path draw:style-name="gr23" draw:text-style-name="P5" draw:layer="layout" svg:width="0.082cm" svg:height="0.179cm" svg:x="7.639cm" svg:y="3.651cm" svg:viewBox="0 0 83 180" svg:d="M56 179c-97-33-51-235 9-164 15 19 36 179-9 164z">
          <text:p/>
        </draw:path>
        <draw:path draw:style-name="gr23" draw:text-style-name="P5" draw:layer="layout" svg:width="0.106cm" svg:height="0.17cm" svg:x="7.546cm" svg:y="3.651cm" svg:viewBox="0 0 107 171" svg:d="M8 140c-26-60 14-176 75-129 29 22 36 144-4 156-38 12-60-3-71-27z">
          <text:p/>
        </draw:path>
        <draw:path draw:style-name="gr24" draw:text-style-name="P5" draw:layer="layout" svg:width="0.11cm" svg:height="0.205cm" svg:x="7.446cm" svg:y="3.631cm" svg:viewBox="0 0 111 206" svg:d="M45 1c21-4 44 4 58 27 18 31 4 71-7 103-4 11-48 71-47 75-18-47-57-109-47-161 4-24 22-40 43-44z">
          <text:p/>
        </draw:path>
        <draw:path draw:style-name="gr23" draw:text-style-name="P5" draw:layer="layout" svg:width="0.107cm" svg:height="0.183cm" svg:x="7.344cm" svg:y="3.623cm" svg:viewBox="0 0 108 184" svg:d="M22 172c-29-21-26-119-12-147 22-48 72-18 85 20 14 39 16 93 9 133-40 10-66 7-82-6z">
          <text:p/>
        </draw:path>
        <draw:path draw:style-name="gr23" draw:text-style-name="P5" draw:layer="layout" svg:width="0.156cm" svg:height="0.262cm" svg:x="7.188cm" svg:y="3.586cm" svg:viewBox="0 0 157 263" svg:d="M0 193c1-87 15-219 75-188 65 33 81 128 82 189 0 45-6 52-56 61-7 2-99 10-99 8-1-8-2-36-2-70z">
          <text:p/>
        </draw:path>
        <draw:path draw:style-name="gr3" draw:text-style-name="P3" draw:layer="layout" svg:width="0.446cm" svg:height="0.14cm" svg:x="7.012cm" svg:y="5.437cm" svg:viewBox="0 0 447 141" svg:d="M438 0c-5 1-7 3-11 6 36-1 15 113 8 135-5-19-6-38-5-58-5 5-14 9-18 12-1-3-1-5-1-8-26 4-46 23-71 28-33 6-98 2-128-11 0-4 4-4 4-7-72-6-154 8-216-40 26 21 99 14 130 13 108-5 232 37 308-70z">
          <text:p/>
        </draw:path>
        <draw:path draw:style-name="gr7" draw:text-style-name="P5" draw:layer="layout" svg:width="0.523cm" svg:height="0.317cm" svg:x="7.592cm" svg:y="5.685cm" svg:viewBox="0 0 524 318" svg:d="M28 207l-1 1c-39 77-46 132 46 101 89-29 172-62 264-79 38-7 175-1 187-42-30-74-44-202-160-187-28 4-47 34-74 45-36 15-55 11-90 4-28-6-79 24-104 42-35 25-50 78-68 115z">
          <text:p/>
        </draw:path>
        <draw:path draw:style-name="gr7" draw:text-style-name="P5" draw:layer="layout" svg:width="0.495cm" svg:height="0.311cm" svg:x="6.263cm" svg:y="5.698cm" svg:viewBox="0 0 496 312" svg:d="M485 189c5 42 15 85 8 123-45-16-72-50-121-63-48-13-95-18-144-24-104-11-281-2-213-161 43-99 181-55 264-49 45 3 93 6 139 14 73 12 63 43 63 114 0 15 1 31 4 46z">
          <text:p/>
        </draw:path>
        <draw:path draw:style-name="gr7" draw:text-style-name="P5" draw:layer="layout" svg:width="0.155cm" svg:height="0.144cm" svg:x="7.433cm" svg:y="5.153cm" svg:viewBox="0 0 156 145" svg:d="M52 145c16-34-42-31-51-48-8-17 27-74 33-92 35-3 62-16 80 17 13 26 39 59 42 88 6 62-88 2-104 35z">
          <text:p/>
        </draw:path>
        <draw:path draw:style-name="gr16" draw:text-style-name="P7" draw:layer="layout" svg:width="0.857cm" svg:height="0.907cm" svg:x="7.513cm" svg:y="4.985cm" svg:viewBox="0 0 858 908" svg:d="M243 71c-27 34-98 60-141 54-24-3-48-20-73-10-9 4-28 24-29 35-1 18 14 11 21 28 12 28-22 60 5 88 28 27 78 4 105-13 31-20 56-42 94-45 31-2 59 8 91 10 79 6 164 66 217 121 22 23 21 47 32 75 16 40 28 69 33 112 9 67-28 178-115 180-2 30 3 59 4 89 24 0 31-10 31 14 0 16-22 29-21 41 3 16 74 57 91 58 24 3 37-11 58-27 49-38 102-73 149-111 32-26 23-56 25-93 4-64 48-132 36-198-11-53-74-102-115-137-59-51-118-101-176-154-20-18-35-37-50-60-11-17-17-52-36-63-20-12-57-4-80-8-35-6-25-8-43-33-18-27-77-36-99-1-9 15-1 32-14 48z">
          <text:p/>
        </draw:path>
        <draw:path draw:style-name="gr16" draw:text-style-name="P7" draw:layer="layout" svg:width="0.857cm" svg:height="0.907cm" svg:x="5.996cm" svg:y="4.985cm" svg:viewBox="0 0 858 908" svg:d="M614 71c28 34 99 60 142 54 23-3 48-20 72-10 9 4 29 24 30 35 1 18-14 11-21 28-12 28 22 60-6 88-27 27-77 4-104-13-31-20-56-42-94-45-32-2-60 8-91 10-79 6-165 66-217 121-23 23-21 47-32 75-16 40-29 69-34 112-8 67 29 178 116 180 2 30-4 59-4 89-24 0-32-10-31 14 0 16 22 29 20 41-2 16-74 57-90 58-25 3-37-11-58-27-49-38-102-73-149-111-32-26-23-56-25-93-4-64-48-132-36-198 10-53 74-102 115-137 59-51 118-101 176-154 20-18 35-37 50-60 11-17 17-52 36-63 20-12 56-4 80-8 34-6 24-8 42-33 19-27 77-36 99-1 10 15 2 32 14 48z">
          <text:p/>
        </draw:path>
        <draw:path draw:style-name="gr3" draw:text-style-name="P3" draw:layer="layout" svg:width="0.571cm" svg:height="0.492cm" svg:x="6.193cm" svg:y="5.096cm" svg:viewBox="0 0 572 493" svg:d="M214 171c-109 81-187 176-164 322-112-100-13-267 79-340 24-19 57-21 82-38 41-27 10-35 35-69-16-7-31-14-47-22 59-24 128-31 193-17 47 9 93 35 136 56 43 22 44 19 44 69-57-13-98-60-161-56-66 4-145 55-197 95z">
          <text:p/>
        </draw:path>
        <draw:path draw:style-name="gr3" draw:text-style-name="P3" draw:layer="layout" svg:width="0.611cm" svg:height="0.593cm" svg:x="7.601cm" svg:y="5.102cm" svg:viewBox="0 0 612 594" svg:d="M157 76c-23 1-158 93-157 38 1-28 89-65 112-68 35-4 82 11 97-39 20 18 53 17 58-7 26 12 53 9 80 18 54 18 105 57 147 95 39 36 86 77 107 126 43 99-50 292-132 355 119-130 52-345-78-442-61-45-159-81-234-76z">
          <text:p/>
        </draw:path>
        <draw:path draw:style-name="gr3" draw:text-style-name="P3" draw:layer="layout" svg:width="0.042cm" svg:height="0.131cm" svg:x="6.042cm" svg:y="5.595cm" svg:viewBox="0 0 43 132" svg:d="M0 6c13 26 31 49 43 76-27 2-28 26-25 50-21-31-18-96-18-132z">
          <text:p/>
        </draw:path>
        <draw:path draw:style-name="gr3" draw:text-style-name="P3" draw:layer="layout" svg:width="0.101cm" svg:height="0.13cm" svg:x="8.225cm" svg:y="5.584cm" svg:viewBox="0 0 102 131" svg:d="M0 106c30-17 68-16 65 25 6-9 15-15 19-31 1 1 4 7 5 10 7-35 14-74 13-110-32 42-56 74-102 100z">
          <text:p/>
        </draw:path>
        <draw:path draw:style-name="gr7" draw:text-style-name="P5" draw:layer="layout" svg:width="0.155cm" svg:height="0.144cm" svg:x="6.778cm" svg:y="5.153cm" svg:viewBox="0 0 156 145" svg:d="M104 145c-15-34 43-31 51-48s-26-75-33-92c-35-3-62-16-79 17-14 26-40 59-43 88-6 62 89 1 104 35z">
          <text:p/>
        </draw:path>
        <draw:path draw:style-name="gr35" draw:text-style-name="P18" draw:layer="layout" svg:width="1.012cm" svg:height="0.793cm" svg:x="6.682cm" svg:y="5.476cm" svg:viewBox="0 0 1013 794" svg:d="M313 44c-31-19-53-32-88-12-65 35-102 116-151 169-78 84 6 172-59 264-53 73 49 145 97 204 33 41 50 132 117 124 38-4 66-31 107-36 47-6 94-2 141-5 110-7 322 102 379-39 20-50 49-94 81-139 38-56 22-81 26-146 2-40 5-123 50-140-18-94-108-225-190-275-53-33-86 4-133 24-51 22-113 44-169 51-72 8-135-1-196-37-4-3-8-5-12-7z">
          <text:p/>
        </draw:path>
        <draw:path draw:style-name="gr36" draw:text-style-name="P7" draw:layer="layout" svg:width="0.141cm" svg:height="0.121cm" svg:x="6.774cm" svg:y="5.546cm" svg:viewBox="0 0 142 122" svg:d="M22 94c19 80 127-34 120-94-18 17-124 110-142 100z">
          <text:p/>
        </draw:path>
        <draw:path draw:style-name="gr36" draw:text-style-name="P7" draw:layer="layout" svg:width="0.18cm" svg:height="0.184cm" svg:x="7.478cm" svg:y="5.495cm" svg:viewBox="0 0 181 185" svg:d="M181 160c-16-6-38-27-54-36-17-9-31-15-46-28-30-26-54-62-75-96-24 50 27 109 59 141 18 17 44 40 69 44 3 0 54-6 43-15-4-4-8-11-13-14 5 1 11 2 17 4z">
          <text:p/>
        </draw:path>
        <draw:path draw:style-name="gr36" draw:text-style-name="P7" draw:layer="layout" svg:width="0.346cm" svg:height="0.326cm" svg:x="7.241cm" svg:y="5.892cm" svg:viewBox="0 0 347 327" svg:d="M0 309c28 9 70 15 94-4 34 84 239-93 174-162 26-47 63-92 79-143-2 60-12 134-25 194-57 18-55 105-108 126-35 14-119-11-163-11z">
          <text:p/>
        </draw:path>
        <draw:path draw:style-name="gr12" draw:text-style-name="P2" draw:layer="layout" svg:width="2.498cm" svg:height="0.647cm" svg:x="4.407cm" svg:y="5.014cm" svg:viewBox="0 0 2499 648" svg:d="M2351 321c-168-121-402-156-605-182-150-20-298-32-448-49-69-8-136-27-206-32-93-7-187-1-281-4-52-2-105-14-157-14-53 0-104 13-157 10-80-5-141 4-219-24-66-24-124-44-188 0-48 33-99 96-89 157 8 50 53 81 71 126 33 6 77-4 112-6 58-2 116 4 173-3 53-7 90-26 144-22 40 4 80 7 121 6 76 0 151 12 227 27 240 49 487 53 731 42 200-8 392 9 554 139 104 83 148 220 296 122s28-216-79-293z">
          <text:p/>
        </draw:path>
        <draw:path draw:style-name="gr3" draw:text-style-name="P3" draw:layer="layout" svg:width="2.242cm" svg:height="0.43cm" svg:x="4.441cm" svg:y="5.133cm" svg:viewBox="0 0 2243 431" svg:d="M62 83c53 0 104 6 157 6 38 1 39 12 63 21 78 30 217 39 295 3-8-2-18-6-29-6 39-12 112-22 156-5-37 22 44 44 64 49 84 19 180 28 266 34 56 3 114 0 169-1 49 0 98-9 147-6 30 1 56 13 86-1-7 4-13 10-17 12 236 23 556-85 725 133-14-4-29-7-41-18 45 53 79 91 140 127-85-53-165-128-256-170-78-35-161-39-247-45-204-14-412 18-613-7-155-19-319-66-474-76-128-8-268-3-394 12-68 8-181 43-234-18-31-36-33-91-7-127 5 38 54 61 56 83z">
          <text:p/>
        </draw:path>
        <draw:path draw:style-name="gr12" draw:text-style-name="P2" draw:layer="layout" svg:width="2.531cm" svg:height="0.607cm" svg:x="7.472cm" svg:y="5.064cm" svg:viewBox="0 0 2532 608" svg:d="M313 576c28-14 55-30 80-43 110-57 248-86 369-109 70-14 137-41 208-46 85-5 170 11 254 6 93-5 186-9 276-28 142-29 279-79 423-101 149-23 247 11 392 27 86 9 156-71 198-139 77-123-99-105-191-120-332-55-650-2-975 75-45 10-96 28-141 35-107 18-218 21-326 33-96 11-185 24-279 45-47 10-174 63-208 24-112 73-403 34-393 238 2 34 87 85 122 109 64 44 129 25 191-6z">
          <text:p/>
        </draw:path>
        <draw:path draw:style-name="gr3" draw:text-style-name="P3" draw:layer="layout" svg:width="0.799cm" svg:height="0.176cm" svg:x="7.565cm" svg:y="5.432cm" svg:viewBox="0 0 800 177" svg:d="M42 139c23 56 109 35 151 24-3-2-7-4-12-7 17-21 67-27 92-29-2 3-3 7-3 11 74 5 174-57 247-75 62-16 247-11 283-55-207-42-417 85-619 99-68 5-120 55-181 6 11 18 28 32 48 38z">
          <text:p/>
        </draw:path>
        <draw:path draw:style-name="gr3" draw:text-style-name="P3" draw:layer="layout" svg:width="1.298cm" svg:height="0.183cm" svg:x="8.61cm" svg:y="5.229cm" svg:viewBox="0 0 1299 184" svg:d="M44 172c80-16 165-18 242-46 38-13 137-41 157-68 30 17 115-12 154-18 93-15 187-26 281-32 83-5 168 23 249 17-3 1-4 4-3 7 31 15 80 28 112 6 18-12 45-24 6-38 4 1 41 11 57 14-34 67-108 63-176 52-129-21-260-48-391-28-111 18-217 65-323 102-62 21-129 35-194 38-65 4-155-19-215 6z">
          <text:p/>
        </draw:path>
        <draw:path draw:style-name="gr12" draw:text-style-name="P2" draw:layer="layout" svg:width="1.791cm" svg:height="5.122cm" svg:x="9.747cm" svg:y="5.888cm" svg:viewBox="0 0 1792 5123" svg:d="M786 3387c16 196 31 392 3 588-24 162-32 323-50 486-6 53-15 105-22 157-6 44-26 81-44 122-10 22-22 43-20 68 3 21 21 52 33 71 20 30 49 55 84 66 42 13 68-4 107-5 3 48-10 108 20 151 41 58 115 25 162-7 25-17 50-37 69-61 23-28 41-62 76-76 65-26 118 19 180 0 61-18 72-60 126-86 87-42 240 4 277-107 25-76-40-107-63-154-57-116-64-252-121-368-52-104-131-193-182-298-54-111-107-220-143-339-76-252-113-488-131-749-12-183-30-364-32-549-4-316-14-634-54-949-34-267-154-566-123-834 14-127 26-242-33-344-64-109-290-110-229 50-36-93-7-174-117-207-159-47-356 42-460 162-66 77-114 215-94 316 36 180 204 80 290 191 34 43 41 123 64 173 39 82 86 156 115 243 60 182 78 376 103 565 77 572 163 1150 209 1724z">
          <text:p/>
        </draw:path>
        <draw:path draw:style-name="gr14" draw:text-style-name="P5" draw:layer="layout" svg:width="0.66cm" svg:height="0.648cm" svg:x="9.711cm" svg:y="5.87cm" svg:viewBox="0 0 661 649" svg:d="M470 381c70-43 115-82 162-177 153-315-348-198-479-92-124 99-229 366-79 490 19 15 206 74 207 33 1-108 35-167 128-219 22-13 42-24 61-35z">
          <text:p/>
        </draw:path>
        <draw:path draw:style-name="gr3" draw:text-style-name="P3" draw:layer="layout" svg:width="0.344cm" svg:height="1.586cm" svg:x="10.317cm" svg:y="5.998cm" svg:viewBox="0 0 345 1587" svg:d="M49 0c-27 43-54 86-46 137 22 2 34 17 59 16-31 77 64 199 90 278 46 142 51 290 71 435 33 238 49 481 75 721 35-66-17-292-23-380-8-135-25-269-27-404-1-142 0-287-22-428-6-43-80-280 38-141 34 40 31 128 40 179 12-97 69-207 25-302-42-92-219-123-228 7-21-84-70-68-101-4z">
          <text:p/>
        </draw:path>
        <draw:path draw:style-name="gr3" draw:text-style-name="P3" draw:layer="layout" svg:width="0.676cm" svg:height="2.439cm" svg:x="10.771cm" svg:y="8.431cm" svg:viewBox="0 0 677 2440" svg:d="M216 2309c-53 49-131 55-177 131 68-88 185-70 266-86 83-17 96-59 160-91 44-21 109 17 154-24-75 2-154-8-161-89-7-67 57-92 71-140 18-65-38-142-36-208 7 42 31 111 59 145 4-7 13-17 13-28 26 34 48 73 74 107 16-8 27 8 38 22-46-71-54-159-92-233-52-100-112-191-158-292-53-118-124-225-170-346-100-268-122-522-166-801-20-123-50-252-55-376-81 263-3 596 12 866 10 159 41 306 71 461 13 68 17 169 53 229-7-41-41-244 7-245 41 0 101 127 116 155 36 65 70 141 88 213 19 78 47 157 48 237 0 26 2 66-31 69-28 2-34-27-46-45-25-39-56-76-83-114-25-35-46-78-67-112 15 24 18 65 28 92 13 32 28 64 42 95 30 63 67 130 79 200 8 40 28 128 11 168-20 47-104 57-148 40z">
          <text:p/>
        </draw:path>
        <draw:path draw:style-name="gr4" draw:text-style-name="P4" draw:layer="layout" svg:width="0.232cm" svg:height="0.507cm" svg:x="10.853cm" svg:y="10.171cm" svg:viewBox="0 0 233 508" svg:d="M138 158c-4-7-9-15-14-22-31-44-43-90-68-136 23 60 53 116 69 179 7 25 20 61 18 87 0 10-14 27-13 35 3 30 30 56 20 94-21 86-91 42-110-16-17-49 0-122-20-166 18 39-3 113-7 155-3 31-14 62-13 93 1 39 7 37 44 43 38 6 86 8 122-8 110-49 60-175 21-249-16-30-31-60-49-89z">
          <text:p/>
        </draw:path>
        <draw:path draw:style-name="gr4" draw:text-style-name="P4" draw:layer="layout" svg:width="0.269cm" svg:height="0.255cm" svg:x="10.42cm" svg:y="10.547cm" svg:viewBox="0 0 270 256" svg:d="M220 174c-28-27-21-135-20-174 1 48 12 134-12 177-10 17-22 32-46 19-5-3-33-35-16-39-112 26-75-65-68-132-4 39-48 78-56 116-8 35 13 61 40 81 36 26 79 41 123 30 20-4 90-53 105-23-17-35-30-72-31-110-7 17-11 37-19 55z">
          <text:p/>
        </draw:path>
        <draw:path draw:style-name="gr4" draw:text-style-name="P4" draw:layer="layout" svg:width="0.171cm" svg:height="0.211cm" svg:x="11.328cm" svg:y="10.495cm" svg:viewBox="0 0 172 212" svg:d="M0 212c86-22 197-125 110-212 127 70 40 222-85 199z">
          <text:p/>
        </draw:path>
        <draw:path draw:style-name="gr4" draw:text-style-name="P4" draw:layer="layout" svg:width="0.108cm" svg:height="0.601cm" svg:x="10.393cm" svg:y="6.098cm" svg:viewBox="0 0 109 602" svg:d="M63 0c-92 62-62 153-39 244 29 115 40 249 85 358-5-130-30-262-41-391-6-67-33-148-5-211z">
          <text:p/>
        </draw:path>
        <draw:path draw:style-name="gr14" draw:text-style-name="P5" draw:layer="layout" svg:width="0.841cm" svg:height="0.509cm" svg:x="10.653cm" svg:y="10.505cm" svg:viewBox="0 0 842 510" svg:d="M446 358c15-2 29-7 43-15 38-23 68-63 111-86-17-26-36-54-45-84 22 52 37 81 91 90 60 10 135-11 173-61 52-68 7-123-50-159-36-23-78-46-122-43-48 4-81 40-124 54-67 20-105 87-169 110-52 19-108 10-162 11-43 2-105 17-138 46-26 21-36 67-44 99-15 59-21 150 43 178 83 38 157-24 215-75 35-31 55-56 103-60 24-2 50-1 75-5z">
          <text:p/>
        </draw:path>
        <draw:path draw:style-name="gr37" draw:text-style-name="P19" draw:layer="layout" svg:width="0.123cm" svg:height="0.216cm" svg:x="11.203cm" svg:y="10.544cm" svg:viewBox="0 0 124 217" svg:d="M60 0c-41 26-59 79-40 124 19 44 66 50 104 57-36 70-94 24-115-28-26-67 9-106 51-153z">
          <text:p/>
        </draw:path>
        <draw:path draw:style-name="gr37" draw:text-style-name="P19" draw:layer="layout" svg:width="0.041cm" svg:height="0.193cm" svg:x="11.179cm" svg:y="10.577cm" svg:viewBox="0 0 42 194" svg:d="M18 0c-25 42-30 165 21 194 11-19-11-37-18-56-14-40-18-85 2-124z">
          <text:p/>
        </draw:path>
        <draw:path draw:style-name="gr12" draw:text-style-name="P2" draw:layer="layout" svg:width="1.554cm" svg:height="3.755cm" svg:x="11.181cm" svg:y="10.691cm" svg:viewBox="0 0 1555 3756" svg:d="M898 3676c11 22 29 42 57 58 92 54 190-8 281-29 104-25 240 20 296-89 52-100 5-220-49-309-75-120-125-250-163-386-43-151-77-304-123-456-22-71-48-141-71-210-40-120-60-240-110-356-59-134-106-273-168-407-117-254-259-502-363-761-62-155-70-326-63-491 3-60 43-158-5-207-54-55-129-32-185 1-55 32-120 15-177 50-56 36-74 99-32 154 18 23 46 35 62 60 21 34 20 74 25 113 11 83 8 169 9 256 2 102 41 133 83 217 110 219 148 466 261 684 131 256 257 517 321 799 30 129 85 243 100 375 18 162 2 326 2 489 0 82 0 164 0 246 0 68-16 142 12 199z">
          <text:p/>
        </draw:path>
        <draw:path draw:style-name="gr3" draw:text-style-name="P3" draw:layer="layout" svg:width="0.403cm" svg:height="0.767cm" svg:x="11.283cm" svg:y="10.803cm" svg:viewBox="0 0 404 768" svg:d="M304 14c-39 119-33 226-14 354 21 134 104 269 114 400-87-107-151-180-149-311 2-103 30-277-13-366-48 12-73 47-115 51-44 4-72-42-127-19 29-44 53-29 90-49 2 0 231-113 214-60z">
          <text:p/>
        </draw:path>
        <draw:path draw:style-name="gr3" draw:text-style-name="P3" draw:layer="layout" svg:width="0.328cm" svg:height="1.144cm" svg:x="11.688cm" svg:y="11.901cm" svg:viewBox="0 0 329 1145" svg:d="M0 0c142 126 215 463 263 643 44 166 66 332 66 502-1-139-73-274-88-412-10-91-39-181-67-268-46-143-56-347-149-465z">
          <text:p/>
        </draw:path>
        <draw:path draw:style-name="gr3" draw:text-style-name="P3" draw:layer="layout" svg:width="0.436cm" svg:height="1.322cm" svg:x="12.23cm" svg:y="12.965cm" svg:viewBox="0 0 437 1323" svg:d="M229 931c61 78 143 240 55 319 11 6 20 7 32 11-3 17 5 42 3 59 293 48-48-524-78-600-3 9-9 25-12 33-181-135-105-555-229-753 43 192 104 391 150 587 28 119 50 265 117 369z">
          <text:p/>
        </draw:path>
        <draw:path draw:style-name="gr37" draw:text-style-name="P19" draw:layer="layout" svg:width="0.047cm" svg:height="0.09cm" svg:x="10.785cm" svg:y="11.002cm" svg:viewBox="0 0 48 91" svg:d="M0 0c0 34-1 63 17 91-12-28 8-53 31-65-17-6-33-11-48-21z">
          <text:p/>
        </draw:path>
        <draw:path draw:style-name="gr12" draw:text-style-name="P2" draw:layer="layout" svg:width="1.456cm" svg:height="3.663cm" svg:x="10.722cm" svg:y="10.823cm" svg:viewBox="0 0 1457 3664" svg:d="M767 1103c-4-50-10-100-23-146-26-95-35-194-61-288-24-83-67-165-110-239-43-73-45-110-29-192 10-48 3-34-35-58-67-43-88-151 5-179-61-4-137 2-194 24-55 22-86 81-141 103-64 26-119-31-165 38-48 74 38 169 76 227 73 112 78 169 94 295 30 237 151 475 206 707 68 291 117 584 219 870 48 135 74 276 121 411 48 140 121 271 169 413 50 149 99 302 143 447 10 33 14 123 64 128 57 6 59-80 102-99 62-27 299 83 239-60-11-25-115-79-139-118-29-46-57-104-80-155-76-169-136-357-170-539-23-126-75-222-109-344-103-368-137-750-174-1129-3-38-5-78-8-117z">
          <text:p/>
        </draw:path>
        <draw:path draw:style-name="gr3" draw:text-style-name="P3" draw:layer="layout" svg:width="0.41cm" svg:height="1.37cm" svg:x="10.88cm" svg:y="10.872cm" svg:viewBox="0 0 411 1371" svg:d="M221 531c-34-135-88-135-173-218-86-84-47-163 36-231 43-36 104-59 154-82 28 79 5 193 34 286 36 121 21 189 21 316 0 256 61 516 118 769-43-170-106-330-138-502-20-114-25-227-52-338z">
          <text:p/>
        </draw:path>
        <draw:path draw:style-name="gr3" draw:text-style-name="P3" draw:layer="layout" svg:width="0.452cm" svg:height="1.251cm" svg:x="11.259cm" svg:y="12.547cm" svg:viewBox="0 0 453 1252" svg:d="M25 26c50 172 80 327 155 494 49 108 111 207 160 313 7-18 30-72 30-73 1 166 48 332 83 492-42-78-98-64-148-114-67-67-112-255-135-343-69-259-87-546-170-795z">
          <text:p/>
        </draw:path>
        <draw:path draw:style-name="gr3" draw:text-style-name="P3" draw:layer="layout" svg:width="0.366cm" svg:height="0.234cm" svg:x="11.768cm" svg:y="14.212cm" svg:viewBox="0 0 367 235" svg:d="M13 46c15 37 35 58 73 49-6-27-10-67-23-95 50 70 228 132 304 106 11 118-183 31-239 6-9 47-24 88-58 123-44-44-56-126-70-190z">
          <text:p/>
        </draw:path>
        <draw:path draw:style-name="gr4" draw:text-style-name="P4" draw:layer="layout" svg:width="0.197cm" svg:height="1.03cm" svg:x="11.595cm" svg:y="12.921cm" svg:viewBox="0 0 198 1031" svg:d="M198 1031c-33-125-57-253-79-380-35-212-47-446-119-651-4 185 40 358 62 539 22 178 91 324 136 492z">
          <text:p/>
        </draw:path>
        <draw:path draw:style-name="gr4" draw:text-style-name="P4" draw:layer="layout" svg:width="0.096cm" svg:height="0.226cm" svg:x="11.909cm" svg:y="14.032cm" svg:viewBox="0 0 97 227" svg:d="M0 0c21 55 46 215 97 227-17-60-53-124-72-189z">
          <text:p/>
        </draw:path>
        <draw:path draw:style-name="gr4" draw:text-style-name="P4" draw:layer="layout" svg:width="0.259cm" svg:height="0.53cm" svg:x="10.773cm" svg:y="11.103cm" svg:viewBox="0 0 260 531" svg:d="M1 0c45 94 126 154 177 239 43 71 70 204 82 292-26-85-77-177-144-225 20-96-50-201-116-268z">
          <text:p/>
        </draw:path>
        <draw:path draw:style-name="gr4" draw:text-style-name="P4" draw:layer="layout" svg:width="0.183cm" svg:height="0.578cm" svg:x="11.104cm" svg:y="10.88cm" svg:viewBox="0 0 184 579" svg:d="M0 0c40 74 28 122 23 202-4 62 17 102 12 163 109 16 117 133 149 214-45-82-84-195-109-287-24-90-3-210-50-292z">
          <text:p/>
        </draw:path>
        <draw:path draw:style-name="gr12" draw:text-style-name="P2" draw:layer="layout" svg:width="2.263cm" svg:height="4.99cm" svg:x="2.389cm" svg:y="5.949cm" svg:viewBox="0 0 2264 4991" svg:d="M1256 2946c19-56 41-111 61-168 190-531 276-1100 499-1624 50-119 85-245 157-354 56-83 138-148 203-217 153-165 101-411-99-518-239-128-385-52-580 99-227-54-217 281-218 419-1 146 0 312-21 456-62 423-133 859-263 1267-75 237-201 457-279 691-131 394-275 779-444 1159-58 131-198 226-252 354-43 101-12 180 62 260 73 79 139 41 227 27 75-12 84 73 153 92 49 14 102-8 150 4 51 14 104 61 153 84 37 17 89 21 126 0 51-30 43-107 81-146 55-55 129 20 187-47 53-62 41-161 71-234-8 21-230-257-240-306-13-58 9-96 16-153 13-96-3-194-1-291 4-285 161-545 240-817 3-12 7-25 11-37z">
          <text:p/>
        </draw:path>
        <draw:path draw:style-name="gr38" draw:text-style-name="P1" draw:layer="layout" svg:width="0.576cm" svg:height="0.788cm" svg:x="3.951cm" svg:y="6.07cm" svg:viewBox="0 0 577 789" svg:d="M288 187c-106 170-46 412-90 602 67-114-29-338 74-436 36 43 101 21 97-27 56-88 152 12 207 37 18-107-121-453-254-281-64-97-194-111-274-26-30 32-52 74-47 119 1 14 59 121 70 104-6 10-11 25-18 35 102 83-37 345 7 391">
          <text:p/>
        </draw:path>
        <draw:path draw:style-name="gr3" draw:text-style-name="P3" draw:layer="layout" svg:width="0.825cm" svg:height="0.488cm" svg:x="2.447cm" svg:y="10.436cm" svg:viewBox="0 0 826 489" svg:d="M38 22c115-60 191 13 261 97 87-20 123-19 200 27 32 20 21 30 56 34 29 2 61-22 93-22 104 0 222 180 136 266 5 1 8 14 8 18 8-8 26-19 34-27 2 33-19 58-44 74 28-79-70-107-134-128 55 59 119-18 93-79-20-47-95-64-137-66 3-5 11-14 14-17-41-28-78 6-120 5-16 0-67-62-107-61-53 1-98 37-109 89-10-1-16-5-27-6-10 33-19 62-28 95-22-54-5-292-111-250-4-62-60-73-116-49z">
          <text:p/>
        </draw:path>
        <draw:path draw:style-name="gr3" draw:text-style-name="P3" draw:layer="layout" svg:width="0.772cm" svg:height="1.885cm" svg:x="2.521cm" svg:y="8.572cm" svg:viewBox="0 0 773 1886" svg:d="M344 1093c-103 242-215 480-344 713 65-117 203 41 181 66 75-88 109-35 195 14-165-287-80-425 30-702 3 20 10 28 15 45 60-60 87-209 111-293 31-110 70-227 86-340 27-196 90-412 155-596-142 369-276 735-429 1093z">
          <text:p/>
        </draw:path>
        <draw:path draw:style-name="gr3" draw:text-style-name="P3" draw:layer="layout" svg:width="0.164cm" svg:height="0.906cm" svg:x="3.202cm" svg:y="9.604cm" svg:viewBox="0 0 165 907" svg:d="M114 903c1-135-51-265-36-411 16-157 33-348 87-492-49 164-94 329-122 497-12 77-125 451 71 406z">
          <text:p/>
        </draw:path>
        <draw:path draw:style-name="gr3" draw:text-style-name="P3" draw:layer="layout" svg:width="0.121cm" svg:height="0.295cm" svg:x="3.002cm" svg:y="10.272cm" svg:viewBox="0 0 122 296" svg:d="M0 224c14-72 25-161 61-224 3 101 33 199 61 296-37-43-76-88-74-147-19 26-35 65-48 101z">
          <text:p/>
        </draw:path>
        <draw:path draw:style-name="gr3" draw:text-style-name="P3" draw:layer="layout" svg:width="0.25cm" svg:height="0.351cm" svg:x="3.313cm" svg:y="10.396cm" svg:viewBox="0 0 251 352" svg:d="M130 109c13-47 13-93-10-109 95 65 187 192 88 304-113 128-143-36-208-94 54 48 109-26 130-101z">
          <text:p/>
        </draw:path>
        <draw:path draw:style-name="gr3" draw:text-style-name="P3" draw:layer="layout" svg:width="0.543cm" svg:height="2.28cm" svg:x="3.62cm" svg:y="6.471cm" svg:viewBox="0 0 544 2281" svg:d="M544 0c-115 50-73 294-89 417-20 160-28 312-78 467-149 458-296 925-377 1397 123-474 290-927 433-1396 50-161 85-270 85-443 0-146 10-296-2-441-13 4-13 13-23 24z">
          <text:p/>
        </draw:path>
        <draw:path draw:style-name="gr3" draw:text-style-name="P3" draw:layer="layout" svg:width="0.427cm" svg:height="0.771cm" svg:x="4.168cm" svg:y="6.277cm" svg:viewBox="0 0 428 772" svg:d="M260 106c-30-6-54-4-74 16 63 102-41 192-74 290-41 120-72 239-112 360 84-159 125-300 260-428 39-39 150-104 165-157 20-72-73-134-126-159-118-55-181-30-229 85 52-101 328-51 274 68-68 7-43-98-134-75z">
          <text:p/>
        </draw:path>
        <draw:path draw:style-name="gr3" draw:text-style-name="P3" draw:layer="layout" svg:width="0.291cm" svg:height="1.499cm" svg:x="3.607cm" svg:y="6.13cm" svg:viewBox="0 0 292 1500" svg:d="M292 14c-33-18-68-19-96 0 2 6 13 7 16 15-113 104-79 278-86 415-10 208-49 413-62 621-9 145-30 294-64 435 78-148 126-363 150-527 25-168 73-348 66-519-6-153-28-268 51-415z">
          <text:p/>
        </draw:path>
        <draw:path draw:style-name="gr14" draw:text-style-name="P5" draw:layer="layout" svg:width="0.642cm" svg:height="0.676cm" svg:x="4.06cm" svg:y="5.907cm" svg:viewBox="0 0 643 677" svg:d="M418 294c32 55 48 120 43 175-4 44-64 160-24 198 3 3 6 7 10 10 188-58 240-328 158-488-84-164-353-227-512-166-243 92 62 146 107 245-1-1 66-74 80-77 34-8 59 14 83 35 22 19 40 42 55 68z">
          <text:p/>
        </draw:path>
        <draw:path draw:style-name="gr4" draw:text-style-name="P4" draw:layer="layout" svg:width="0.205cm" svg:height="0.48cm" svg:x="4.162cm" svg:y="6.27cm" svg:viewBox="0 0 206 481" svg:d="M86 0c-21 32-25 75-18 112 46 9 94-8 138-18-33 28-59 58-100 70-29 8-37-24-68 6-10 10-26 116-29 131-11 59-9 120-9 180 0-131-9-352 67-462z">
          <text:p/>
        </draw:path>
        <draw:path draw:style-name="gr4" draw:text-style-name="P4" draw:layer="layout" svg:width="0.217cm" svg:height="0.366cm" svg:x="4.258cm" svg:y="6.478cm" svg:viewBox="0 0 218 367" svg:d="M218 38c-14 80 15 60-38 123-59 70-116 141-180 206 37-84 111-178 167-254-6-2-16-6-22-8 11-10 25-30 34-37-44-45-121 138-128 160 17-94 94-172 138-228z">
          <text:p/>
        </draw:path>
        <draw:path draw:style-name="gr4" draw:text-style-name="P4" draw:layer="layout" svg:width="0.117cm" svg:height="0.366cm" svg:x="3.781cm" svg:y="6.222cm" svg:viewBox="0 0 118 367" svg:d="M99 0c-147-9-88 283-86 367-2-120 29-277 105-367z">
          <text:p/>
        </draw:path>
        <draw:path draw:style-name="gr4" draw:text-style-name="P4" draw:layer="layout" svg:width="1.029cm" svg:height="0.35cm" svg:x="2.516cm" svg:y="10.394cm" svg:viewBox="0 0 1030 351" svg:d="M994 141c-4 38-35 77-75 79-60 3-147-60-207-74-44-10-185-45-171-113-17 85-224 17-286 0-51-15-78-35-131-31-43 3-84 23-124 34 54-65 225-38 247 45 62-24 120 1 178 27 51 23 42 23 97 26 77 4 413 65 314 217 51-79 129 26 180-74 32-63 6-139-37-188 13 15 17 33 15 52z">
          <text:p/>
        </draw:path>
        <draw:path draw:style-name="gr14" draw:text-style-name="P5" draw:layer="layout" svg:width="0.872cm" svg:height="0.422cm" svg:x="2.466cm" svg:y="10.524cm" svg:viewBox="0 0 873 423" svg:d="M425 323c-15 0-30-2-44-8-42-16-77-52-123-68 13-28 27-59 31-90-14 55-24 86-76 103-58 19-135 9-180-34-62-59-26-120 25-165 32-28 70-57 114-61 48-4 86 27 131 34 69 11 116 70 184 83 54 11 108-6 162-13 42-5 105 1 143 23 29 18 45 62 58 92 25 56 43 145-15 183-76 50-159 0-224-42-40-25-63-46-111-43-24 2-50 7-75 6z">
          <text:p/>
        </draw:path>
        <draw:path draw:style-name="gr37" draw:text-style-name="P19" draw:layer="layout" svg:width="0.112cm" svg:height="0.216cm" svg:x="2.644cm" svg:y="10.557cm" svg:viewBox="0 0 113 217" svg:d="M35 0c45 19 71 69 59 116s-58 59-94 72c46 64 96 10 109-45 16-69-24-103-74-143z">
          <text:p/>
        </draw:path>
        <draw:path draw:style-name="gr12" draw:text-style-name="P2" draw:layer="layout" svg:width="1.054cm" svg:height="3.909cm" svg:x="2.247cm" svg:y="10.788cm" svg:viewBox="0 0 1055 3910" svg:d="M482 2785c111-467 115-940 207-1410 40-201 72-404 129-602 24-84 45-181 78-261 33-81 101-135 141-212 60-117-46-136-125-166-88-33-160-103-251-126-267-65-262 263-240 442 14 108 28 188 0 300-39 160-34 309-50 470-18 176-72 354-99 530-26 173-31 345-53 517-39 301-80 592-101 896-9 132-31 263-50 392-11 71-106 267-51 328 99 109 158-150 249-139-26 10-29 23-46 36 56-6 203 28 236-26 63-103-74-300-76-410-4-190 58-377 102-559z">
          <text:p/>
        </draw:path>
        <draw:path draw:style-name="gr3" draw:text-style-name="P3" draw:layer="layout" svg:width="0.664cm" svg:height="3.026cm" svg:x="2.557cm" svg:y="10.819cm" svg:viewBox="0 0 665 3027" svg:d="M331 28c-15-14-33-23-53-28-50 15-109 63-99 129 13 80 83 82 151 91-13 5-30 28-47 38 170 142 54 501 13 699-52 255-65 514-106 771-19 122-43 359-109 457 2-138 5-293 46-427-77 153-74 400-95 577-12 100-40 213-30 314 18-32 34-63 52-93-4 162-29 314-52 471 160-193 136-508 187-740 118-535 168-1077 246-1616 8-55 14-115 38-160 48-87 152-129 186-226 7-17 22-196-53-154-96 53-210-178-338-103z">
          <text:p/>
        </draw:path>
        <draw:path draw:style-name="gr3" draw:text-style-name="P3" draw:layer="layout" svg:width="0.365cm" svg:height="0.231cm" svg:x="2.307cm" svg:y="14.438cm" svg:viewBox="0 0 366 232" svg:d="M0 232c80-54 75-191 149-226 57-27 151 42 217 38-67 122-265-77-303 150z">
          <text:p/>
        </draw:path>
        <draw:path draw:style-name="gr4" draw:text-style-name="P4" draw:layer="layout" svg:width="0.323cm" svg:height="0.673cm" svg:x="2.85cm" svg:y="10.887cm" svg:viewBox="0 0 324 674" svg:d="M0 112c80 54 157-38 141-112 13 1 48 7 60 13-117 93 42 138 123 142-47 25-125 75-159 26-4 170-47 333-103 493 22-146 94-423-62-524z">
          <text:p/>
        </draw:path>
        <draw:path draw:style-name="gr4" draw:text-style-name="P4" draw:layer="layout" svg:width="0.086cm" svg:height="0.336cm" svg:x="2.595cm" svg:y="14.101cm" svg:viewBox="0 0 87 337" svg:d="M3 0c18 146-54 230 84 337-32-100-91-219-84-324z">
          <text:p/>
        </draw:path>
        <draw:path draw:style-name="gr4" draw:text-style-name="P4" draw:layer="layout" svg:width="0.186cm" svg:height="0.914cm" svg:x="2.526cm" svg:y="12.856cm" svg:viewBox="0 0 187 915" svg:d="M101 463c33-153 83-305 86-463-5 268-315 645-127 915-7-135 12-319 41-452z">
          <text:p/>
        </draw:path>
        <draw:path draw:style-name="gr4" draw:text-style-name="P4" draw:layer="layout" svg:width="0.114cm" svg:height="0.299cm" svg:x="3.013cm" svg:y="11.187cm" svg:viewBox="0 0 115 300" svg:d="M115 0c-121 54-85 192-115 300 31-97 73-194 103-287z">
          <text:p/>
        </draw:path>
        <draw:path draw:style-name="gr12" draw:text-style-name="P2" draw:layer="layout" svg:width="0.886cm" svg:height="3.933cm" svg:x="2.368cm" svg:y="10.749cm" svg:viewBox="0 0 887 3934" svg:d="M29 223c29 34 89 35 114 72 31 46 12 132 18 187s15 117 40 167c36 70 92 72 136 123 96 111 141 363 165 505 40 237 41 466 56 708 8 115-4 229-2 345 3 190-36 372-35 561 1 164 4 333-72 484-39 77-213 233-81 312-108 112 101 326 185 156-5 10 128 123 174-14 20-60-2-111-1-173 38 71 13 126 19 198 2 41-25 36 24 66 21 13 48 19 71 7 93-46 21-228 25-304 9-165-38-331-31-500 8-205 25-410 27-616 2-222 33-447 3-667-15-107-42-199-49-307-6-111-24-221-51-329-40-160-83-311-155-456-42-84-49-181-90-266-50-106-109-171-118-298-5-74 24-135-60-173-104-48-440 66-312 212z">
          <text:p/>
        </draw:path>
        <draw:path draw:style-name="gr3" draw:text-style-name="P3" draw:layer="layout" svg:width="0.302cm" svg:height="0.609cm" svg:x="2.456cm" svg:y="10.88cm" svg:viewBox="0 0 303 610" svg:d="M303 0c-18 49-82 67-129 74-25 3-157 12-174-1 7 5 44 33 53 28-4 3-13 7-17 9 71 53 130 122 143 218 7 46 9 99 17 145 9 48 22 80 48 137 17-134-37-275-27-414 2-16-7-52 2-65 16-20 43 1 56-13 30-33 29-68 28-118z">
          <text:p/>
        </draw:path>
        <draw:path draw:style-name="gr3" draw:text-style-name="P3" draw:layer="layout" svg:width="0.128cm" svg:height="0.223cm" svg:x="2.836cm" svg:y="14.378cm" svg:viewBox="0 0 129 224" svg:d="M129 0c-33 46-135 128-129 191 8 72 65 7 84-21 33-46 21-137 45-170z">
          <text:p/>
        </draw:path>
        <draw:path draw:style-name="gr3" draw:text-style-name="P3" draw:layer="layout" svg:width="0.238cm" svg:height="1.349cm" svg:x="2.976cm" svg:y="13.264cm" svg:viewBox="0 0 239 1350" svg:d="M133 1342c41-110-2-243-36-351-28-90-39-168-49-265-13-126-53-244-48-377 4-114 48-236 38-349 0 181-33 394 31 564 8-8 28-12 34-17 6 82 48 140 68 209 24 86 27 177 38 264s86 327-56 330c-5-26-3-53 9-75z">
          <text:p/>
        </draw:path>
        <draw:path draw:style-name="gr3" draw:text-style-name="P3" draw:layer="layout" svg:width="0.252cm" svg:height="0.822cm" svg:x="2.768cm" svg:y="11.567cm" svg:viewBox="0 0 253 823" svg:d="M0 0c19 74 80 143 105 218 22 67 38 141 59 210 37 121 89 269 85 395 25-60-82-150-87-64-37-233-48-490-143-712z">
          <text:p/>
        </draw:path>
        <draw:path draw:style-name="gr4" draw:text-style-name="P4" draw:layer="layout" svg:width="0.303cm" svg:height="0.157cm" svg:x="2.456cm" svg:y="10.906cm" svg:viewBox="0 0 304 158" svg:d="M0 28c35 74 111 27 169 39 1 6 2 11 3 16 10-1 26 1 35 3 0 25 7 50 18 72 4-93 50-56 79 0-1-51-7-110-21-158-54 50-214 55-283 28z">
          <text:p/>
        </draw:path>
        <draw:path draw:style-name="gr4" draw:text-style-name="P4" draw:layer="layout" svg:width="0.139cm" svg:height="0.605cm" svg:x="3.041cm" svg:y="13.983cm" svg:viewBox="0 0 140 606" svg:d="M136 435c18 100-37 276-52 89-7-73-24-139-52-207-41-98-31-210-31-317-10 165 109 284 135 435z">
          <text:p/>
        </draw:path>
        <draw:path draw:style-name="gr4" draw:text-style-name="P4" draw:layer="layout" svg:width="0.132cm" svg:height="0.092cm" svg:x="2.796cm" svg:y="14.558cm" svg:viewBox="0 0 133 93" svg:d="M29 28c-13 24-12 45 1 65 36-6 91-54 103-93-48 20-75 68-133 38z">
          <text:p/>
        </draw:path>
        <draw:path draw:style-name="gr4" draw:text-style-name="P4" draw:layer="layout" svg:width="0.216cm" svg:height="0.889cm" svg:x="2.806cm" svg:y="11.662cm" svg:viewBox="0 0 217 890" svg:d="M0 0c33 64 40 137 49 205 6-5 10-11 15-15 63 121 87 238 116 366 23 103 1 246 37 334 3-179-8-330-57-502-28-96-60-301-141-360z">
          <text:p/>
        </draw:path>
        <draw:path draw:style-name="gr4" draw:text-style-name="P4" draw:layer="layout" svg:width="0.096cm" svg:height="0.087cm" svg:x="2.697cm" svg:y="14.311cm" svg:viewBox="0 0 97 88" svg:d="M23 0c-66 88 25 134 74 22-25 14-56 23-83 7z">
          <text:p/>
        </draw:path>
        <draw:path draw:style-name="gr16" draw:text-style-name="P7" draw:layer="layout" svg:width="0.353cm" svg:height="0.654cm" svg:x="12.416cm" svg:y="15.815cm" svg:viewBox="0 0 354 655" svg:d="M97 12c-24 8-48 14-72 24-15 6-14 9-17 22-2 11-8 28-8 40 0 19 15 40 27 53 17 18 33 35 43 59 14 33 20 68 31 102 14 46 34 90 47 135 8 27 19 62 17 89-1 19-15 34-12 52 3 17 19 53 35 61 18 8 49 8 67 1 20-8 38-20 58-28 12-4 21-7 29-16 28-37-1-77-22-105-28-37-24-71-31-114-12-75-47-145-54-222-1-18 1-34 4-51 2-11 11-31 6-42 15-12-11-52-21-63-18-19-35-3-56-1-24 2-46-4-71 4z">
          <text:p/>
        </draw:path>
        <draw:path draw:style-name="gr3" draw:text-style-name="P3" draw:layer="layout" svg:width="0.067cm" svg:height="0.184cm" svg:x="12.524cm" svg:y="16.077cm" svg:viewBox="0 0 68 185" svg:d="M58 180c2 3 4 4 7 5 11-12-13-37-17-50 1 0 1 1 2 1 1-14-12-36-17-49s-8-24-8-37c1 1 3 2 3 2 1-8-5-12-9-18-7-11-14-22-19-34 13 40 25 79 42 118 2 5 6 12 7 17s-1 9-1 13c1 11 9 20 11 31z">
          <text:p/>
        </draw:path>
        <draw:path draw:style-name="gr3" draw:text-style-name="P3" draw:layer="layout" svg:width="0.34cm" svg:height="0.643cm" svg:x="12.423cm" svg:y="15.823cm" svg:viewBox="0 0 341 644" svg:d="M37 83c8 12 6 24 10 36 3 11 16 24 23 34s21 16 27 28c-7-18-29-46-11-63-12-4-9-22 4-12-3-3-6-7-7-11 4-1 8 3 12 5 0-7-3-15 1-21-14 4-23-1-33-10 11 28-7 14-21 5-5-4-11-2-8-9 1-4 20-10 24-12 1 1 1 2 2 2 4-1 10-2 14-1 7 2 9 7 15 10s14 0 22-2c-3-4-7-9-8-14-3 11-38 2-42-7-5-8 6-11 14-11 8-1 19-4 26-4 8 0 14 12 21 11 11-1 2-12 16-1 7 4 51 38 44 5 7 7 17 9 18 20 2 12-9 22-2 34 5-3 10-9 15-12 13 10 2 34 1 47-1 11 0 35-11 40 0-4 3-7 8-9 7 13 6 30 8 44 2 21 5 42 9 62 3 18 7 35 11 53 3 15 9 31 11 46-21-20-32-57-39-84-6-21-2-45-8-65-16 40-3 82 2 123 1 12 2 24 3 36 1 6-2 17 1 23 4 6 18 13 24 20 5 6 8 12 13 19 9 14 55 48 12 58-39 8-33-34-46-53 0 1 0 7-4 9-5-6-8-15-16-18-3 5-4 10-6 16-4 8-11 14-11 23 0 8 9 15 9 22 0 6-4 15-10 11-1 0-2 3-3 3-1-1-3-2-4-3 4 7 2 14 1 22 13 3-1 11-5 15-7 7-5 13-9 21 6 3 13 9 13 16 11-3 18-16 31-6 11 9 16 23 30 30 5 2 11 1 15 3 3 2 8 2 7 7-1 7-4 2-7 4-15 9-42 7-50 23 21 6 40 4 60-5 12-6 23-14 35-19 7-3 18-10 26-10-11-3-24-4-34-8-9-4-35-16-17-24-8-7-25-17-6-26-7-5-15-12-14-21 14 3 14 4 27-3 12-6 27-8 36 3 13-17 44 47 30 62 12-14 1-36-6-50-9-17-18-34-27-51-8-16-42-51-36-68 6 3 8 8 13 12-4-32-1-65-8-97-9-40-29-77-39-116s-20-91-11-131c4-13 13-31 11-45 0-9-11-28-17-33-3-2-6-4-10-5 1 2 1 4 2 6-8 0-20-3-27-8 2-1 3-1 5-1-5-7-32 1-40 2-10 0-27-1-36 5 2 2 2 6 3 7-14 6-31 8-47 9-12 1-19 13-30 13 5-3 6-9 0-10-4-1-14 7-17 8 11 9-8 15-13 8-3 12-4 24-6 37 3-23 30-10 37 1z">
          <text:p/>
        </draw:path>
        <draw:path draw:style-name="gr16" draw:text-style-name="P7" draw:layer="layout" svg:width="0.315cm" svg:height="0.441cm" svg:x="12.627cm" svg:y="16.419cm" svg:viewBox="0 0 316 442" svg:d="M96 0c18 3 46-4 63 8 15 10 17 26 16 42-1 39 13 79 29 116 16 39 37 84 63 119 10 14 21 19 30 37 6 14 22 54 18 69s-36 28-48 35c-13 7-30 19-46 15-19-4-23-22-33-37-9-15-23-27-33-46-11-21-10-45-21-69-13-29-33-59-51-86-15-23-31-50-49-70-13-15-26-18-34-37 15-3 2-22 4-31 2-12 22-36 30-44 11-11 25-7 40-12s21-11 38-6">
          <text:p/>
        </draw:path>
        <draw:path draw:style-name="gr3" draw:text-style-name="P3" draw:layer="layout" svg:width="0.169cm" svg:height="0.231cm" svg:x="12.769cm" svg:y="16.563cm" svg:viewBox="0 0 170 232" svg:d="M170 232c-10-18-13-39-21-57-5-13-20-18-28-29-4-6-8-15-12-21-4-5-9-9-11-13-8-11-18-26-23-39 1 3 1 6 2 9-10-5-16-17-21-26-3-5-9-8-12-14-4-5-6-12-9-17-1 9 4 16 9 21 2 3 5 3 7 7 2 2 2 7 4 10 7 16 21 29 30 45-11-4-27-24-36-33-6-7-10-18-17-24-10-9-14-6-17-21-1-6 0-5-3-10-3-7-8-14-12-20 2 11 0 16 5 25 6 11 13 23 18 33 4 6 7 15 11 21 7 9 20 14 25 25-7-2-15-6-22-9 4 7 8 13 12 19 6 9 14 14 21 23 11 11 13 34 29 40-4-7-15-18-9-24 5 7 12 20 19 25 5 3 10 3 14 7-6-6-20 14-22 18 7 3 10-3 16-5 7-3 12-3 19 0 15 6 26 21 34 34z">
          <text:p/>
        </draw:path>
        <draw:path draw:style-name="gr3" draw:text-style-name="P3" draw:layer="layout" svg:width="0.083cm" svg:height="0.102cm" svg:x="12.683cm" svg:y="16.543cm" svg:viewBox="0 0 84 103" svg:d="M0 0c21 2 37 20 50 36 11 14 31 35 34 53-2-5-38-57-43-46-1 3 12 21 15 25 6 10 17 24 20 35-22-24-34-63-67-74 5-1 10 1 15 0-4-4-8-8-11-12 0-1 1 0 2 0-4-6-10-11-13-16 1 0 2 0 3 0z">
          <text:p/>
        </draw:path>
        <draw:path draw:style-name="gr3" draw:text-style-name="P3" draw:layer="layout" svg:width="0.008cm" svg:height="0.007cm" svg:x="12.656cm" svg:y="16.508cm" svg:viewBox="0 0 9 8" svg:d="M6 8c-2 0-4 0-6-2 3-15 15 3 4 2z">
          <text:p/>
        </draw:path>
        <draw:path draw:style-name="gr3" draw:text-style-name="P3" draw:layer="layout" svg:width="0.042cm" svg:height="0.025cm" svg:x="12.657cm" svg:y="16.47cm" svg:viewBox="0 0 43 26" svg:d="M8 23c-8 4-10-2-6-7 0 0 5 2 6 1 2-1 1-5 3-6 4-1 6 1 9-2 4-2 5-7 10-9 3 12 15 14 13 26-8-4-15-9-20-17 1 0 1 0 2 0-5 3-12 12-18 12z">
          <text:p/>
        </draw:path>
        <draw:path draw:style-name="gr3" draw:text-style-name="P3" draw:layer="layout" svg:width="0.162cm" svg:height="0.185cm" svg:x="12.672cm" svg:y="16.423cm" svg:viewBox="0 0 163 186" svg:d="M48 43c-5-4-8-4-11 0-7-11 11-16 17-20-3-4-8-3-11-8l1-2c-1-1-4-2-6-2-8 10-26 12-38 8 8-4 19-4 27-8 5-2 9-6 14-8 11-4 28-3 40-3 25 0 50 14 48 45-1 13-4 20-1 34 2 9 3 19 4 28 2 14 9 28 14 42 5 12 14 24 17 37-12-19-27-39-36-61-4-9-1-16-2-27-2-14-4-23-12-36-2-3-4-4-5-8-2-6 2-9-2-14-2 1-5 1-7 2 2-23-35-6-41 6-4-2-11-5-14-3z">
          <text:p/>
        </draw:path>
        <draw:path draw:style-name="gr3" draw:text-style-name="P3" draw:layer="layout" svg:width="0.019cm" svg:height="0.025cm" svg:x="12.635cm" svg:y="16.463cm" svg:viewBox="0 0 20 26" svg:d="M0 23c7-3 13-31 20-21-5 7-15 16-17 24z">
          <text:p/>
        </draw:path>
        <draw:path draw:style-name="gr3" draw:text-style-name="P3" draw:layer="layout" svg:width="0.087cm" svg:height="0.134cm" svg:x="12.777cm" svg:y="16.69cm" svg:viewBox="0 0 88 135" svg:d="M28 3c12 9 5 20 3 29-2 12 4 26 11 37 15 22 19-4 28-13 4 7 5 18 11 24-8 12 7 22 7 33 1 7-6 15-8 22-2-11-4-20-15-26-6-3-14 0-20-3-15-6 1-16-1-25-7 3-12 2-18-4-7-6-8-14-12-23-4-11-11-22-14-34 10 19 21 36 32 53 5-4 2-9 0-14-4-10-4-11-3-21 2-13 4-25-4-38z">
          <text:p/>
        </draw:path>
        <draw:path draw:style-name="gr16" draw:text-style-name="P7" draw:layer="layout" svg:width="0.181cm" svg:height="0.252cm" svg:x="12.82cm" svg:y="16.828cm" svg:viewBox="0 0 182 253" svg:d="M18 35c21-23 53-42 86-33 10 3 27 5 35 9 29 13 2 44-3 62-2 8-2 17-2 26 2 19 8 37 17 54 15-26 29 25 30 39 2 21 0 52-25 59-24 7-53-11-67-29-12-17-40-56-1-45-8-20-14-43-27-60-14-18-39-20-54-34-16-15-1-35 11-48z">
          <text:p/>
        </draw:path>
        <draw:path draw:style-name="gr3" draw:text-style-name="P3" draw:layer="layout" svg:width="0.141cm" svg:height="0.089cm" svg:x="12.828cm" svg:y="16.835cm" svg:viewBox="0 0 142 90" svg:d="M49 80c3-7 10-3 13 1-1-7-7-9-12-14 2 1 5-1 7 0 0-1-1-3-1-5 1 0 2 0 3-1-4-6-3-13-11-14-5-1-14 4-19 5-4 0-24 4-27 2-6-4 3-13 6-16 4 6 17 11 23 7-6-5-15-5-22-9 2-6 11-10 17-12-12 17 12 6 20 10 5-8 16-10 19-20 9-7-14-7-16-7 14-3 27-8 40-7 10 1 21 3 31 5 6 1 18 5 21 11 4 10-8 35-14 42 1-8 5-25-7-28-6-2-12 5-15 9-11-13-36-2-47 7-1 4 2 5 3 9 2 4 1 4 2 8 0 4-1 6 0 9 0 2 5 5 5 8 2-1 4-2 6-3 2 4 4 9 5 13-5-4-10-6-16-8-6-1-9 1-14-3 1 0 2 0 3-1z">
          <text:p/>
        </draw:path>
        <draw:path draw:style-name="gr3" draw:text-style-name="P3" draw:layer="layout" svg:width="0.005cm" svg:height="0.011cm" svg:x="12.921cm" svg:y="16.9cm" svg:viewBox="0 0 6 12" svg:d="M4 12c-4-4-6-8-2-12 5 3 6 10 1 12z">
          <text:p/>
        </draw:path>
        <draw:path draw:style-name="gr3" draw:text-style-name="P3" draw:layer="layout" svg:width="0.06cm" svg:height="0.157cm" svg:x="12.907cm" svg:y="16.891cm" svg:viewBox="0 0 61 158" svg:d="M33 12c-4-3-7-8-5-12 6 5 9 9 18 8-10 11-1 39 2 51 4 14 23 37 6 51 4 6-1 8 0 14-3-2-7-3-10-4 1 5 4 10 8 12 1-1 3-3 3-4 9 7 7 21 3 30-4-15-11-13-24-13 3-6-2-17-9-20 0 3-1 6 0 9-6-2-13-4-19-7 10-5 2-13-6-8 1-1 4-5 5-6-2-2-4-6-5-9 7 3 23 13 25 0 2-7-6-8-9-13-4-6-2-14-5-21 5 4 6 10 10 14 0-1 1-1 1-2 5 6 9 23 18 14 7-7-2-19-4-26 10-8-9-16-12-22-2-6 3-8 4-13 2-7-2-15 0-21 7 4-1 17 9 21 2-3 1-13 0-17-1-3-7-12-6-8z">
          <text:p/>
        </draw:path>
        <draw:path draw:style-name="gr3" draw:text-style-name="P3" draw:layer="layout" svg:width="0.029cm" svg:height="0.089cm" svg:x="12.969cm" svg:y="16.979cm" svg:viewBox="0 0 30 90" svg:d="M3 2c1-1 3-1 5-1 3 7 6 29-8 18 10 8 6 13 5 23 0 7 9 19 0 21 1 2 2 6 3 8 0 0-1 1-2 2 0-1 0-1 0-2 2 4-2 9 4 15 1-20 11-7 6 4 13-17 15-29 13-52-1-7-7-47-22-36z">
          <text:p/>
        </draw:path>
        <draw:path draw:style-name="gr16" draw:text-style-name="P7" draw:layer="layout" svg:width="0.3cm" svg:height="0.48cm" svg:x="12.051cm" svg:y="15.746cm" svg:viewBox="0 0 301 481" svg:d="M279 458c-29 13-66 21-98 23-2-6-4-17-7-22-4-7-12-11-17-19-12-17-4-37-6-57-3-23-14-44-21-65-10-29-18-58-31-86-19-40-43-72-70-107-13-17-34-41-28-64 2-4 8-17 13-20 9-4 18 1 30-2 20-5 33-21 57-23 19-1 43 2 58-16 6 13 22 29 25 43 5 17 1 38 4 56 9 46 23 89 32 135 9 50 30 92 55 134 16 25 47 71 4 90z">
          <text:p/>
        </draw:path>
        <draw:path draw:style-name="gr3" draw:text-style-name="P3" draw:layer="layout" svg:width="0.113cm" svg:height="0.071cm" svg:x="12.235cm" svg:y="16.149cm" svg:viewBox="0 0 114 72" svg:d="M37 58c4-24-17-3-20-6-6-5-12-10-17-17 10 1 15 3 24-2 6-2 12-10 18-12 10-3 7-1 10 9 2 8 4 13 10 19 9-8 24-5 33-14 9-11 4-24 0-35 12 2 20 15 19 27 0 13-12 21-23 24-12 5-26 7-38 12-10 4-21 12-32 8 7-2 15-6 16-13z">
          <text:p/>
        </draw:path>
        <draw:path draw:style-name="gr3" draw:text-style-name="P3" draw:layer="layout" svg:width="0.211cm" svg:height="0.354cm" svg:x="12.124cm" svg:y="15.822cm" svg:viewBox="0 0 212 355" svg:d="M87 341c11-10 27 1 25 14 17-10 39-12 51-31 7 2 20 7 27 5 8-2 10-9 21-4 6-13-31-48-36-60-14-31-26-64-35-97-4-17-19-21-25-37-7-19-12-34-14-54-1-13-3-26-3-40 0-8 2-20-2-27 0 27 3 59-1 86-16-13-28-35-32-55-3 5-2 11-3 15-12-11-22-23-34-35-7-9-18-13-26-21-1 9 9 22 13 30 8 15 26 26 29 43-2 0-5 3-7 3 6 6 23 16 24 26 0 9-8 9-7 18 1 23 26 40 28 64 13 3 21 37 21 49 0 5 0 13-1 18-1 3-4 6-4 9 0 2 4 2 4 3 2 10 3 22-4 32-4 7-3 8-9 2-3-2-6-15-8-19-5-8-10-15-13-23 6 19 11 38 15 57 1 6 3 25 5 26z">
          <text:p/>
        </draw:path>
        <draw:path draw:style-name="gr3" draw:text-style-name="P3" draw:layer="layout" svg:width="0.097cm" svg:height="0.153cm" svg:x="12.096cm" svg:y="15.858cm" svg:viewBox="0 0 98 154" svg:d="M72 105c-5-7-13-16-15-24-2-4 1-7-1-10-3-9-9-22-16-28-14-12-32-27-40-43 9 20 20 36 35 51 10 12 14 24 21 38 7 12 14 24 21 37 4 6 8 13 11 19 2 4 4 7 8 9 8-19-13-36-24-49z">
          <text:p/>
        </draw:path>
        <draw:path draw:style-name="gr3" draw:text-style-name="P3" draw:layer="layout" svg:width="0.17cm" svg:height="0.082cm" svg:x="12.057cm" svg:y="15.754cm" svg:viewBox="0 0 171 83" svg:d="M18 83c-6-16 5-27 20-19 6 3 10 13 17 4-25-12 27-18 32-22-2-7-9-10-3-16 9-12 20 2 21 11 11-4 6-12 20-10 8 1 17 10 23-1 8 9 10 21 14 32 0-5-5-38 8-26 3-12-16-27-24-36-5 7-17 8-25 8-13 1-24 1-37 4-15 4-37 15-46 29-10-1-22-6-30 2-9 9-10 27-6 37 2-8 3-35 19-27-10 6-9 19-3 28z">
          <text:p/>
        </draw:path>
        <draw:path draw:style-name="gr4" draw:text-style-name="P4" draw:layer="layout" svg:width="0.04cm" svg:height="0.078cm" svg:x="12.237cm" svg:y="16.09cm" svg:viewBox="0 0 41 79" svg:d="M37 59c-8 7-18 23-30 20 4-2 8-5 10-10-1 0-4-2-5-3 2-4 9-8 7-13-1-2-8-6-10-9s-4-8-7-11c7 1 9 7 11-2 2-10-10-22-13-31 13 8 20 25 29 37 3 4 10 7 5 13 3 0 5 0 7-1 1 6-6 10-8 16z">
          <text:p/>
        </draw:path>
        <draw:path draw:style-name="gr4" draw:text-style-name="P4" draw:layer="layout" svg:width="0.074cm" svg:height="0.13cm" svg:x="12.26cm" svg:y="16.006cm" svg:viewBox="0 0 75 131" svg:d="M72 130c-4-1-9-2-13 1 1-12-20-33-27-44-13-21-26-43-32-68 2 2 4 3 5 4 0-8-6-17-5-23 8 13 11 29 18 43 6 14 15 27 23 40 10 17 22 33 34 48z">
          <text:p/>
        </draw:path>
        <draw:path draw:style-name="gr4" draw:text-style-name="P4" draw:layer="layout" svg:width="0.029cm" svg:height="0.016cm" svg:x="12.146cm" svg:y="15.764cm" svg:viewBox="0 0 30 17" svg:d="M21 16c-6-7-14-7-21-10 6-3 17-8 23-5-11 8-3 12 7 16z">
          <text:p/>
        </draw:path>
        <draw:path draw:style-name="gr16" draw:text-style-name="P7" draw:layer="layout" svg:width="0.231cm" svg:height="0.318cm" svg:x="12.224cm" svg:y="16.202cm" svg:viewBox="0 0 232 319" svg:d="M222 299c-13 13-33 7-48 10-13 4-24 10-38 10-33 1-44-19-39-50 4-25 0-42-9-65-12-29-25-57-52-75-20-13-24-17-32-38-4-12-8-12 3-26 8-11 25-21 35-30 25-22 46-40 80-34 22 5 47 12 49 39 1 10-5 22-5 33 0 16 1 30 3 46 9 46 38 90 58 130 7 15 8 38-5 50z">
          <text:p/>
        </draw:path>
        <draw:path draw:style-name="gr3" draw:text-style-name="P3" draw:layer="layout" svg:width="0.202cm" svg:height="0.27cm" svg:x="12.24cm" svg:y="16.248cm" svg:viewBox="0 0 203 271" svg:d="M112 221c-4 1-7 5-11 6 0-4-2-10-7-8-4 2-3 10-6 12-9-8 1-21 2-31 0-11-5-23-9-33 8-4 16 7 20 13 0-8 7-4 8-9 2-5-2-19-4-25-4-13-12-29-22-37-1-6 0-7 6-7-7-8 3-7 4-12 3-8 1-20-4-28-9-13-32-14-46-11 4 4 50 42 27 39-7-1-13-12-18-17-7-8-16-16-26-20 12 14 33 31 38 50-21-5-30-41-53-44 0-1 0-3 0-4-20-3-8-13-3-28 3 7 13 15 20 9-9 19 20 12 25 3 10-17-26-22-37-25 7-2 17-6 25-5s16 9 24 12c15 6 20 9 28-7 5 3 10 8 17 6 5-3 9-16 13-20 3 4 8 4 12 1-1 22-2 39 4 62 4 16 4 44 14 57 4-3 5-9 4-12 2 12 14 21 17 34 1 6 4 12 5 17 2 5 7 10 0 14-4-5-3-3-8-3 0 14 4 13 15 17 10 3 16 8 17 19-13-13-37-2-46 10 3-18 16-29 4-47-15 15-9-8-10-14-5 0-8 3-11 7-3-3-6-4-8-8 5 7 41 52 12 52-2 8 7 15 10 22 3 9 3 14 1 23-4 18-32 25-48 16 11-4 28-8 30-23 2-11-9-22-20-17 9-6-1-6-5-6z">
          <text:p/>
        </draw:path>
        <draw:path draw:style-name="gr3" draw:text-style-name="P3" draw:layer="layout" svg:width="0.116cm" svg:height="0.038cm" svg:x="12.271cm" svg:y="16.211cm" svg:viewBox="0 0 117 39" svg:d="M12 38c4-26 22 1 29-5-6-16 9-30 25-27 7 1 12 5 16 11s-2 13 9 12c4-12 20-9 26 0-3-27-39-32-61-28-8 2-72 21-52 35 3-6 10-4 10 3z">
          <text:p/>
        </draw:path>
        <draw:path draw:style-name="gr3" draw:text-style-name="P3" draw:layer="layout" svg:width="0.009cm" svg:height="0.013cm" svg:x="12.331cm" svg:y="16.233cm" svg:viewBox="0 0 10 14" svg:d="M10 13c-7-3-11-7-10-13 8 1 12 7 9 14z">
          <text:p/>
        </draw:path>
        <draw:path draw:style-name="gr4" draw:text-style-name="P4" draw:layer="layout" svg:width="0.045cm" svg:height="0.035cm" svg:x="12.324cm" svg:y="16.435cm" svg:viewBox="0 0 46 36" svg:d="M13 36c-4-3-8-5-11-8 1-1 2-1 3-2-3-5 1-5 1-9-1-6-2-11-6-17 6 4 10 13 14 19 0-1 1-2 2-3 8 11 11-2 21-1 0-1 0-3 0-4 3 2 6 6 9 8-6 2-17 8-17 16-3-5-9-5-13-3z">
          <text:p/>
        </draw:path>
        <draw:path draw:style-name="gr4" draw:text-style-name="P4" draw:layer="layout" svg:width="0.041cm" svg:height="0.089cm" svg:x="12.401cm" svg:y="16.369cm" svg:viewBox="0 0 42 90" svg:d="M36 81c-5-7-11-10-20-12 16-8-11-35-11-45 8-2-3-19-5-24 7 19 19 37 28 56 5 10 13 23 14 34-3-7-9-10-14-17z">
          <text:p/>
        </draw:path>
        <draw:path draw:style-name="gr4" draw:text-style-name="P4" draw:layer="layout" svg:width="0.042cm" svg:height="0.02cm" svg:x="12.344cm" svg:y="16.221cm" svg:viewBox="0 0 43 21" svg:d="M39 21c-3-7-9-9-16-6 1-1 1-3 2-4-4 0-7 1-10 3-3-6-10-10-15-14 8 5 17-2 25 0 7 2 19 10 18 19z">
          <text:p/>
        </draw:path>
        <draw:path draw:style-name="gr16" draw:text-style-name="P7" draw:layer="layout" svg:width="0.21cm" svg:height="0.25cm" svg:x="12.356cm" svg:y="16.51cm" svg:viewBox="0 0 211 251" svg:d="M4 54c-12 15 6 19 12 32 4 11 6 14 19 15 14 2 27 4 39 12 14 9 39 40 26 53-10 11-13 8-7 23 5 11 13 19 22 29 4 5 8 7 12 11s7 7 12 11c4 4 8 5 13 6s18 6 23 5c6-2 11-12 17-15 5-3 11-5 13-9 6-9 7-36 4-45-2-5-9-11-13-17-3-7-9-14-12-20-2-6 0-15-9-17-9-4-16 4-15 12-15-6-20-34-22-48-3-13-10-43 3-52-2-1-5-4-7-5 5-13-1-19-9-29-2-3 2-3-3-6-3-1-7 1-10 2-7 1-13 2-20 2-26 2-54 17-67 41-8-10-15 2-21 9z">
          <text:p/>
        </draw:path>
        <draw:path draw:style-name="gr3" draw:text-style-name="P3" draw:layer="layout" svg:width="0.102cm" svg:height="0.195cm" svg:x="12.454cm" svg:y="16.55cm" svg:viewBox="0 0 103 196" svg:d="M29 93c3 6 11 20 8 26-5 8-20 4-26 1-9 6-17 16-5 23 2-12 13 4 15 8 7-1 8-12 14-3 4 5-1 12 0 16 6-14 14-3 15 7 1 7-4 22 3 25 2-5 2-28 7-29 4-2 15 12 18 15-1-8 3-17 12-17 5 0 9 4 13 6-5-6-1-17-11-18-4-1-10 3-15 3-10-1-22-9-25-18-10-27 38-41 29-6 7-4 17 10 22 15-1-1-4-12-5-14-3-5-7-10-9-16-3-5-4-16-9-20-10-7-13 2-21 8-10-13-20-38-24-56-2-7-3-16-3-24 1-8 7-19 5-25-6 10-14 14-15 27 0 11 2 22 0 33-6-1-11-5-17-8 12 13 17 26 24 41z">
          <text:p/>
        </draw:path>
        <draw:path draw:style-name="gr3" draw:text-style-name="P3" draw:layer="layout" svg:width="0.122cm" svg:height="0.088cm" svg:x="12.363cm" svg:y="16.518cm" svg:viewBox="0 0 123 89" svg:d="M10 76c0-3 0-5 1-7 5-4 17-4 16 4 9 0 16 5 24 9 11 5 24 5 37 7-4-2-19-9-5-13-2-6-1-8-4-13-3-4-16-10-17-15-3-14 25 1 31 5-3-3-14-12-14-17 1-6 11-6 16-7 6-1 6-4 14 1 4 3 5 7 10 7 0-12 11-26-4-37-2 7-7 5-12 7-8 4-6 3-9 10-2 5 5 8-5 7-6 0-9-9-16-4 11 11-13 22-22 18 0-7 8-9 13-14-12-9-41 17-24 27 9-11 36 1 33 16-4 20-24-5-30-10-4 5-10 7-15 2 0 9-3 3-7 3-1 0-6-2-7-2-3 0-4 4-7 2-14-5 3-15 12-13-4-14-16-5-19 4-2 11 8 13 12 21z">
          <text:p/>
        </draw:path>
        <draw:path draw:style-name="gr4" draw:text-style-name="P4" draw:layer="layout" svg:width="0.023cm" svg:height="0.032cm" svg:x="12.464cm" svg:y="16.519cm" svg:viewBox="0 0 24 33" svg:d="M12 0c4 6 11 5 12 15 1 7-2 12-5 18-7-2-14-5-19-10 1 0 6-1 6-1-3-6 14-11 6-22z">
          <text:p/>
        </draw:path>
        <draw:path draw:style-name="gr4" draw:text-style-name="P4" draw:layer="layout" svg:width="0.024cm" svg:height="0.019cm" svg:x="12.369cm" svg:y="16.55cm" svg:viewBox="0 0 25 20" svg:d="M25 0c-7 3-10 14-13 20-1-6-7-10-12-4 0-3 1-11 4-12 3 0 6 7 8 9 3-4 5-9 9-12z">
          <text:p/>
        </draw:path>
        <draw:path draw:style-name="gr13" draw:text-style-name="P6" draw:layer="layout" svg:width="0.455cm" svg:height="0.924cm" svg:x="12.144cm" svg:y="14.934cm" svg:viewBox="0 0 456 925" svg:d="M269 898c-16-28-29-52-51-77-38-41-7-98-13-146-8-64-26-125-45-187-22-67-46-134-68-202-13-38-46-63-70-93-13-15-22-33-22-54 0-14 0-41 7-53 16 9 36-9 41-23 7-15 2-38 17-50 8-6 14-1 21-3s13-8 19-9c15-4 28 10 44 2 11 15 22 32 31 49 8 15 9 31 15 46 5 12 17 24 23 36 7 14 12 28 18 41-13 24 14 52 2 78-7 15-17 18-15 35 3 32 19 67 26 98 9 41 24 81 38 120 15 41 30 83 49 123 11 25 26 48 47 64 21 17 46 19 55 48 8 22 14 48 18 71 3 23-10 59-27 74s-34 27-56 35c-28 9-88 5-104-23z">
          <text:p/>
        </draw:path>
        <draw:path draw:style-name="gr3" draw:text-style-name="P3" draw:layer="layout" svg:width="0.041cm" svg:height="0.186cm" svg:x="12.344cm" svg:y="15.534cm" svg:viewBox="0 0 42 187" svg:d="M15 186c-19 6-10-42-9-49 1-10 4-19 4-29 2-20-5-40-6-60-2-16-2-32-4-48 6 10 6 28 10 40 3 16 6 32 13 47 6 15 11 31 19 45-8 9-14 22-17 33-1 3 0 7-2 10-3 5-10 6-12 10z">
          <text:p/>
        </draw:path>
        <draw:path draw:style-name="gr3" draw:text-style-name="P3" draw:layer="layout" svg:width="0.346cm" svg:height="0.75cm" svg:x="12.244cm" svg:y="15.068cm" svg:viewBox="0 0 347 751" svg:d="M155 428c-14-33-26-68-41-101-14-31-26-63-30-96-2-10-5-18-7-27-3-9 2-30-6-34-1 4-2 8-3 12-10-10-11-33-9-45 10 6 12 23 21 32 5-23 26-39 17-66-5-14-16-21-29-28-10-5-28-19-41-17 6 0 17 0 17-8 1-10-12-11-18-14-9-4-17-13-26-20 5 2 8-1 12 0 6 2 12 7 18 9 8 3 13 6 21 2 7 5 10 16 15 23 17-11 31 35 49 21-3-3-3-6-6-8 1 0 1 0 2 0 0-11-4-47-20-44 8-5 14-22 26-19 0 10 3 12 7 19 6 10 2 14 3 22 0 2 2 7 3 10 1 5-1 10 0 14 0 8 5 18 3 24-2-2-6-2-9-3 7 8 13 23 9 32-5 12-18 15-20 30-1 12 3 25 7 37 10 27 14 57 22 85 16 59 47 113 68 170 9 23 15 46 25 68 14 31 31 53 62 68 19 10 36 16 43 39 6 19 3 41 5 61 3 25 6 50-19 64-1-18 3-39-22-42-16-1-41 12-54 21-4-14-16-14-31-12 1-8-3-14-9-19 9-1 18 2 27 1 12-1 26-6 37-11 8-3 47-19 39-31-1 1-4 2-6 3-2-9-7-35 6-40 17-8 4 34 5 41 10-7 15-33 11-45-5-17-42-33-34-5 0 0-1-1-2-2 7 37-12 62-48 68-8 1-16 1-24 0-1 0-12-4-13-4-5 2-1 12-12 13 2-23-37-45-42-16-4 23 10 37 16 56 3 11 0 24 8 35-19-10-14-26-16-44-2-17-16-39-13-55 2-14 20-29 27-41 10-17 20-30 18-51-2-17-12-35-17-52-7-26-11-55-22-80z">
          <text:p/>
        </draw:path>
        <draw:path draw:style-name="gr3" draw:text-style-name="P3" draw:layer="layout" svg:width="0.075cm" svg:height="0.103cm" svg:x="12.193cm" svg:y="15.079cm" svg:viewBox="0 0 76 104" svg:d="M16 52c-2-3-4-7-6-11-7-12-20-36 3-41-1 11-8 22-10 33-3 17 1 34 10 48-1-15 6-11 13-4s21 25 33 18c2 7 16 15 17 3 0 2-26-11-28-12-17-9-24-19-32-34z">
          <text:p/>
        </draw:path>
        <draw:path draw:style-name="gr3" draw:text-style-name="P3" draw:layer="layout" svg:width="0.079cm" svg:height="0.051cm" svg:x="12.266cm" svg:y="15.031cm" svg:viewBox="0 0 80 52" svg:d="M10 34c-4-1-8-3-10-7 25 3 50 3 55-27 14 2 1 22-3 27 9 2 12-5 15-11 38 8-21 52-33 29 3-2 4-5 6-6-16-6-27 4-40-12z">
          <text:p/>
        </draw:path>
        <draw:path draw:style-name="gr3" draw:text-style-name="P3" draw:layer="layout" svg:width="0.097cm" svg:height="0.1cm" svg:x="12.216cm" svg:y="14.948cm" svg:viewBox="0 0 98 101" svg:d="M98 82c-3 1-6 9-10 12s-9 5-14 6c-9 2-17 2-25-2-14-6-29-22-28-39 18 8 25 23 47 14 11-5 23-23 3-21 4-14-18-12-23-4 2-4 1-7 0-10-4 6-8 12-12 18-8-5 0-14-6-21-4-5-16-4-20 1-4 4-5 5-4 10 1 4 8 6 8 7 2 9-9 18-12 26 1-5 7-14 7-19-1-6-9-8-9-15 0-11 22-29 32-23 1-4 2-9 6-11 5 5 3 13 6 19 6-8 12-20 10-30 0-1 16 4 18 6 11-11 26 39 26 47 2 20-6 38-29 36 6-2 11 1 17 0 4-1 8-5 12-7z">
          <text:p/>
        </draw:path>
        <draw:path draw:style-name="gr13" draw:text-style-name="P6" draw:layer="layout" svg:width="0.294cm" svg:height="0.874cm" svg:x="11.937cm" svg:y="14.916cm" svg:viewBox="0 0 295 875" svg:d="M207 106c-2 4-5 8-8 14-18 28-38 59-42 91-1 11 2 18 3 29 3 58 12 112 18 169 5 41 26 78 27 120 2 55 5 121 41 165 11 12 30 23 36 39 14 39 25 80-10 116-17 18-55 26-78 26-25 0-49-9-67-25-12-11-7-15-10-29-7-28-39-44-42-70-1-12 5-22 6-34 1-15-3-30-3-44-1-31 1-58-5-88-9-41-20-81-29-122-6-27-4-56-8-83-2-17-4-33-10-50-2-7-9-18-8-25 0-6 8-7 8-14 1-14-9-24-10-36-1-3 6-4 6-8s-4-8-4-12c-2-6-4-11-7-16-10-23-14-25-8-49 6-21 16-49 10-69-2-6-8-8-9-17-1-8 4-25 8-32 4-6 10-7 16-14 6-10 6-22 10-32 35-7 58-13 85 10 21 18 43 35 65 11-2 1 20 49 21 55 2 12 2 17-2 24z">
          <text:p/>
        </draw:path>
        <draw:path draw:style-name="gr3" draw:text-style-name="P3" draw:layer="layout" svg:width="0.026cm" svg:height="0.053cm" svg:x="12.05cm" svg:y="15.709cm" svg:viewBox="0 0 27 54" svg:d="M27 54c-26-10-10-36-14-54-3 4-8 7-13 7 4 11 11 38 22 44z">
          <text:p/>
        </draw:path>
        <draw:path draw:style-name="gr3" draw:text-style-name="P3" draw:layer="layout" svg:width="0.273cm" svg:height="0.822cm" svg:x="11.946cm" svg:y="14.927cm" svg:viewBox="0 0 274 823" svg:d="M215 790c25 0 34 10 36 33 16-33 31-53 17-89-4-12-10-20-19-29-7-6-19-12-24-20 4-7-3-13-7-19-9-13-13-25-18-40-9-28-10-58-18-87-16 0-18-53-20-64-4-23-8-40-5-64 0-3 3-13 3-16-1-7-3-5-6-10-3-7-6-13-7-22-4-32-5-64-3-96 1-28-4-60 2-87 4-18 14-34 23-50 3-5 7-12 10-17 7-9 7-8 7-17 0-12 3-23 2-35 0-2-10-28-14-25-26 19-66-24-87-33-17-8-15 3-27 12-9 8-19 10-25-2-6 8-13 10-20 20-6 9-8 20-15 28 13-11 30-32 48-31 1-6 13-19 20-18 8 0 9 9 1 13 23-10 66 33 42 41-10 3-15 6-26 4-12-2-18-14-28-15-12-2-39 18-44 26-4 6-2 19 1 26 20-9 32-32 55-37 19-4 37 3 54 9 16 4 33 7 47 15 1 1-60 84-62 94-4 24 8 49 7 73-1 20-2 42 0 62 1 16 8 31 10 47 7 46 21 90 27 135 5 35 8 70 7 106-1 18-3 36-6 54-3 15-11 31-12 46 15-7 30 12 35 23 2 7 0 16 2 23 2 13 2 11 17 13 12 3 20 5 20 20z">
          <text:p/>
        </draw:path>
        <draw:path draw:style-name="gr3" draw:text-style-name="P3" draw:layer="layout" svg:width="0.027cm" svg:height="0.055cm" svg:x="12.024cm" svg:y="15.475cm" svg:viewBox="0 0 28 56" svg:d="M23 53c-4-7-4-15-8-23-2-4-10-9-11-11-3-6-1-13-4-19 4 1 24 13 26 16 7 10-4 27 1 40z">
          <text:p/>
        </draw:path>
        <draw:path draw:style-name="gr38" draw:text-style-name="P1" draw:layer="layout" svg:width="0.059cm" svg:height="0.07cm" svg:x="12.056cm" svg:y="15.637cm" svg:viewBox="0 0 60 71" svg:d="M20 5c33-21 51 33 33 55-17 23-48 8-52-15-3-14 6-32 19-40z">
          <text:p/>
        </draw:path>
        <draw:path draw:style-name="gr3" draw:text-style-name="P3" draw:layer="layout" svg:width="0.045cm" svg:height="0.046cm" svg:x="12.062cm" svg:y="15.644cm" svg:viewBox="0 0 46 47" svg:d="M13 47c-3-4-4-8-3-13 9-9 19-5 21 6 27-3 14-44-10-40-19 3-30 34-12 44z">
          <text:p/>
        </draw:path>
        <draw:path draw:style-name="gr4" draw:text-style-name="P4" draw:layer="layout" svg:width="0.018cm" svg:height="0.028cm" svg:x="12.093cm" svg:y="15.662cm" svg:viewBox="0 0 19 29" svg:d="M19 28c-1-9-2-34-19-27 8 6 14 16 13 28z">
          <text:p/>
        </draw:path>
        <draw:path draw:style-name="gr4" draw:text-style-name="P4" draw:layer="layout" svg:width="0.028cm" svg:height="0.073cm" svg:x="12.193cm" svg:y="15.663cm" svg:viewBox="0 0 29 74" svg:d="M21 74c-5-3-11-4-15-7 18-13 4-54-6-67 10 5 12 16 21 21 1-2 2-4 3-6 8 12 7 53-8 57z">
          <text:p/>
        </draw:path>
        <draw:path draw:style-name="gr16" draw:text-style-name="P7" draw:layer="layout" svg:width="0.374cm" svg:height="0.69cm" svg:x="12.725cm" svg:y="15.797cm" svg:viewBox="0 0 375 691" svg:d="M0 94c1 9 6 11 9 19s0 15 3 23c8 20 33 39 46 54 8 10 17 19 23 29 27 40 27 82 39 127 9 37 22 74 33 110 14 46 37 85 35 132-2 40 14 80 53 97 28 11 69 7 94-9 12-7 32-21 37-34s3-29 0-42c-4-14-5-30-9-44-4-13-12-19-22-30-25-28-35-70-44-106-12-50-30-99-39-149-10-54-13-113-11-168 1-17 4-34-3-50-11-24-54-66-78-49-27 17-43 38-75 44-17 3-32 0-48-5-30-7-45 25-43 51z">
          <text:p/>
        </draw:path>
        <draw:path draw:style-name="gr3" draw:text-style-name="P3" draw:layer="layout" svg:width="0.07cm" svg:height="0.216cm" svg:x="12.846cm" svg:y="16.066cm" svg:viewBox="0 0 71 217" svg:d="M68 217c-2-3-4-7-5-11 2 0 5-1 8 0 1-28-19-57-29-83-16-40-29-82-42-123 5 44 23 85 31 126 2 8 7 15 9 23 3 9 1 18 5 27 2 5 8 9 11 16 4 8 2 14 9 21z">
          <text:p/>
        </draw:path>
        <draw:path draw:style-name="gr3" draw:text-style-name="P3" draw:layer="layout" svg:width="0.316cm" svg:height="0.68cm" svg:x="12.769cm" svg:y="15.808cm" svg:viewBox="0 0 317 681" svg:d="M196 608c2 5 2 10-1 14 6 3 11 8 12 14-4-17 20-4 24 3 9 18-11 23-21 36 20 12 58 5 75-11 9-7 27-30 24-41-26 8-68-2-74-33-8-35 52-22 70-25-6-11 2-19 12-10-7-7-8-19-16-27-6-7-21-19-30-22 5 6 12 11 8 19 12-4 16 13 14 21-4-5-7-9-12-13-5 8-14 7-20 1 0 4 0 8-1 13 6 0 5 3 9 5-6 5-34 10-42 6-9-5-7-23-5-33 6 0 11 2 14 7 0-6 3-10 8-12-9-7-4-16 2-23-5-1-14 7-17 6-9-4-3-20 2-25 14-10 7 3 16 5 6 1 11-6 18 0-4-14-4-27-9-41-3-7 1-10-6-13-6-2-11 0-12 6 9-1 16 7 11 15-15-2-22-13-27-26-4-9-20-37-6-42-4-16-11-30-13-45-1-18-6-35-8-54-2-8-1-18-3-26-1-4-6-14-6-17 1-19 7-6 10 5 5 12 7 26 11 39 8 30 24 60 31 90-21-32-23-82-30-119-8-36-4-71-7-106-4-35 6-75-10-108-8-17-23-33-41-39-15-5-34 2-47 9-7 3-10 9-16 14-14 13-31 16-49 17-12 1-27-5-38 0 5 19 42 14 56 12 14-3 49-9 56-20 0 3 3 6 3 9 13-8 21-20 38-12 16 8 17 27 20 42 4 21 8 43 11 65 1 18 8 42 7 58-3-7-7-16-13-20-4 35 1 69 7 103 2 12 12 35 9 47-4 22-19-5-21-16 3 8-2 14-11 14-5-8-9-18-14-24 2 15-10 13-14 23-3 8 7 22 9 30 5 15 9 31 14 46 4 13 2 29 9 41 8 14 21 16 24 35 1 9 3 17-2 25-4 6-14 2-17 15-1 4 3 6 3 12-1 8-5 12-8 18-5 10-7 19-11 29 0 0 7 24 7 27 14-4 25-22 41-15 25 11 4 18-7 22z">
          <text:p/>
        </draw:path>
        <draw:path draw:style-name="gr3" draw:text-style-name="P3" draw:layer="layout" svg:width="0.082cm" svg:height="0.145cm" svg:x="12.783cm" svg:y="15.892cm" svg:viewBox="0 0 83 146" svg:d="M71 102c3 15 9 29 12 44-16-12-15-30-26-46-12-15-29-25-42-39-8-9-4-11-5-24-1-7-12-22-10-29 6-23 23 10 29 19 8-13 11 0 15 8 6 14 11 16 19 27 9 12 6 27 8 40z">
          <text:p/>
        </draw:path>
        <draw:path draw:style-name="gr16" draw:text-style-name="P7" draw:layer="layout" svg:width="0.269cm" svg:height="0.427cm" svg:x="12.96cm" svg:y="16.432cm" svg:viewBox="0 0 270 428" svg:d="M4 103c8 19 29 35 40 52 26 45 39 95 65 139 9 15 11 27 9 43-3 15-6 30 4 46 7 12 27 38 42 43 21 7 44-11 62-20 10-5 20-10 29-15 14-7 15-5 14-20-3-31-26-48-40-73-10-18-11-36-15-55-4-22-11-43-18-64-7-25-17-52-19-78-2-19 13-40 7-58-6-16-28-24-29-43-17 7-37 5-51 19s-28 22-49 25c-31 5-68 21-51 59z">
          <text:p/>
        </draw:path>
        <draw:path draw:style-name="gr3" draw:text-style-name="P3" draw:layer="layout" svg:width="0.241cm" svg:height="0.4cm" svg:x="12.974cm" svg:y="16.445cm" svg:viewBox="0 0 242 401" svg:d="M147 399c-14-16-9-39-23-56-13-14-13-26-16-46 4 1 2-2 6 1-2-8 0-17 10-14-1-17 1-17 15-10 10 5 7 11 18 0-6-16-22-40-20-58 1 1 2 2 4 2-4-26-20-50-30-74 19 35 40 68 55 105 6 14 12 26 19 39 7-10-5-27-8-38 10 8 22 34 27 47-3-7-1-11 6-9-5-16-19-32-19-49 0-15 3-17-8-29-21-21-22-48-31-76-3-12-13-29-13-41 0-14 11-28 12-43 1-19-6-20-24-19-11 0-26-2-28 11-22-8-32 0-50 10-10 6-15 16-24 20-8 3-16-2-25 6-5-11 37-33 42-27 9-2 10-10 17-14 7-3 17-4 24-5 11-3 23-7 32-13-19-7-39 9-56 14 9-8 23-13 33-21 6-4 13-11 20-12 9-1 18 7 25 1 9 9 25 23 28 35 5 14-4 24-8 36-9 33 7 70 16 101 9 29 21 57 31 85 4 14 8 28 15 41 6 11 24 22 23 35-17 7-66-6-74 22 2 0 6 3 7 3-6 11-18 9-24 15-8 9 2 19-5 27-3-4-5-9-6-13z">
          <text:p/>
        </draw:path>
        <draw:path draw:style-name="gr3" draw:text-style-name="P3" draw:layer="layout" svg:width="0.061cm" svg:height="0.107cm" svg:x="13.027cm" svg:y="16.568cm" svg:viewBox="0 0 62 108" svg:d="M42 56c5 17 13 35 20 52-5-6-9-13-15-17-2 5-3 11-1 17-7-11-9-29-14-42s-9-27-17-39c-5-8-16-15-15-27 28 1 36 35 42 56z">
          <text:p/>
        </draw:path>
        <draw:path draw:style-name="gr18" draw:text-style-name="P8" draw:layer="layout" svg:width="0.219cm" svg:height="0.321cm" svg:x="13.098cm" svg:y="16.8cm" svg:viewBox="0 0 220 322" svg:d="M60 10c-11 7-26 25-25 39-16 4-36 5-35 26 1 16 10 33 21 43 16 13 34 19 47 34 15 16 25 33 32 53-9 4-18 0-28 0-4 7-1 11 0 17 0 4 2 7 2 10 1 4-4 6-4 8 2 16 16 35 26 50 13 17 59 36 81 31 12-3 28-16 35-24 12-14 8-25 7-43-1-17-1-36-7-51-7-17-21-21-29-35-5 4-9 9-13 14-14-9-19-49-19-65-1-19 0-42 6-60 4-14 10-13 2-27-5-8-21-26-29-29s-24 2-32 2c-14 1-26 0-38 7z">
          <text:p/>
        </draw:path>
        <draw:path draw:style-name="gr3" draw:text-style-name="P3" draw:layer="layout" svg:width="0.212cm" svg:height="0.304cm" svg:x="13.103cm" svg:y="16.807cm" svg:viewBox="0 0 213 305" svg:d="M31 58c8 3 9 10 12 17 0-1 1-2 2-3 6 5 10 18 11 26-3-10-8-22-7-33 13 0 11 23 19 30-1-6-7-22-2-25 3-2 8 3 12 3 2 3 8 9 12 12-7-13-13-30-26-35-8-3-20 0-22-10-3-9 13-21 21-23 7-1 13 5 18 5 6 0 13-4 19-5 13-2 23 2 30 13 3 5 9 12 9 17 0 2-5 6-4 12 1 4 4 5 6 11 1 6 0 15-1 22-2 13-6 19-17 26 13 18 19 46 29 68-7-6-13-21-17-30-1 5-1 9-2 14-1-1-2-1-3-1-2 6 0 16-10 15 5 6 9 14-1 19-2 1-6-2-8-1-1 0-7 6-5 5-4 2-2 4-8 3-6 0-22-15-30-6-4 4 1 19 4 23-13-22 19-18 18 4 4-6 13-10 17-1 10-5 7 10 6 16-2 10-5 20-2 30 3-12 0-49 23-33 9 6 17 29-1 27 1 14 8 4 11 6 5 4 4 14 7 20 2-1 9-13 10-13 7-2 9 7 10 13 5-1 23 3 13 9 5-5 14-6 10-13-2-4-10-4-13-8-10-15 21-14 25-3 18-16-12-13-21-15-16-4-26-10-23-27-12-2-3-12 3-14-7-7-1-15 2-23-4-1-8-2-12-2 0 3-1 7-1 10-5 0-9-2-13-6 3 4 2 9 3 13-2 0-4 2-7 1 2 3 3 8 2 12-4 2-13 1-15-4-3-7 4-8 10-10-1-3 1-6-1-8 10 1 9-6 14-11s18-12 21-2c5-6 3-22 15-18 9 3 8 18-3 16 5 5 15 6 17 14-9 3-13 2-21 3 4 6 34 19 28 28-4 6-26-12-26 4 15-2 17 15 29 16 13-15 3-54-7-68-4-6-15-21-22-23-5-1-17 9-21 13 1-15-11-35-13-50-4-18 3-37 1-55-2-24-4-23 11-43-21-19-28-40-60-29-26 9-47 11-62 36-7 11-11 10-22 15-8 4-16 13-9 21 1-13 15-23 28-17z">
          <text:p/>
        </draw:path>
        <draw:path draw:style-name="gr16" draw:text-style-name="P7" draw:layer="layout" svg:width="0.488cm" svg:height="0.419cm" svg:x="13.533cm" svg:y="14.676cm" svg:viewBox="0 0 489 420" svg:d="M29 203c12 14 39 11 57 14 99 16 178 58 226 148 8 16 9 29 24 39 19 13 41 20 64 14 29-7 32-43 51-62 10-10 27-15 34-27 20-39-44-72-72-84-18-8-29-17-45-29-33-25-68-47-100-74-22-18-45-34-62-56-7-9-16-19-20-29-4-8-3-16-9-24-10-16-32-13-48-22-9-5-7-15-19-9-7 3-9 14-12 20-8 15-13 33-27 44-10 8-28 12-38 21-13 11-33 35-33 53s17 51 29 63z">
          <text:p/>
        </draw:path>
        <draw:path draw:style-name="gr3" draw:text-style-name="P3" draw:layer="layout" svg:width="0.413cm" svg:height="0.393cm" svg:x="13.599cm" svg:y="14.687cm" svg:viewBox="0 0 414 394" svg:d="M367 350c-8-3-18 5-25 7-8-14-37 5-47 7l-2-2c2 5 10 10 15 13-9 0-48-12-36-27 5 1 10 2 14-1-3-9 8-9 13-14 3-3 2-6 5-8 2-2 9-3 10-3 6-7 1-16 8-23 5-5 11-8 18-7 8 0 11 7 16 11 9 7 19 10 29 12 14 4 27 3 29-13 4-28-31-42-51-53-23-11-44-23-65-37-9-6-16-15-25-21-6 5-36-20-44-26-25-17-47-36-68-57-13-12-25-23-35-38-3-4-27-45-26-47-2 4-7 5-11 3 4 5 5 12-1 14-5 1-5-11-10-3-8-1-26-7-30-12 10 2 17-14 26-1 4-5 8-4 12 0 14-9-5-15-12-16-7-2-24-2-27-8-9 5-9 22-11 31-6 17-21 35-36 45 16-3 22-23 31-33 9 14 23-1 32 11 2-3 11-10 15-9 6 2 7 16 3 20s-13 3-18 5c4 9 16 18 27 16 0-6-6-21 1-25s15 12 19 18c-5 0-11-4-16-2 13 12 23 24 35 36 10 11 27 18 35 31-3-13-16-24-17-38 22 20 39 44 63 62 14 10 42 21 49 37-5 2-12 0-18 0 18 22 47 37 70 53-3-10-6-22-9-30 6 8 8 19 12 28 3 8 14 16 16 22 4 12-30 22-20 38-12 13-24-2-29-12-11 3-5 9-15 4-7-3-14-14-1-15v-3c-5 1-10 2-13 0 0-1 0-2 1-2-9 8-24 7-36 7 9 6 11 18 20 25 4 2 12 3 14 8 2 4-5 10-5 14 1 4 5 4 7 7 1 2 0 7 1 10 9-7 14 3 16 10 2 9-1 12 10 17 15 9 37 9 54 6 16-3 27-7 36-21 7-12 13-25 20-36-12 2-22 8-30 16z">
          <text:p/>
        </draw:path>
        <draw:path draw:style-name="gr3" draw:text-style-name="P3" draw:layer="layout" svg:width="0.022cm" svg:height="0.019cm" svg:x="13.663cm" svg:y="14.782cm" svg:viewBox="0 0 23 20" svg:d="M21 20c-10 0-13-15-21-20 7 7 18 8 23 18 0 1-1 2-2 2z">
          <text:p/>
        </draw:path>
        <draw:path draw:style-name="gr3" draw:text-style-name="P3" draw:layer="layout" svg:width="0.138cm" svg:height="0.11cm" svg:x="13.6cm" svg:y="14.806cm" svg:viewBox="0 0 139 111" svg:d="M33 5c0 15-22 19-26 30-3 7-11 28-4 35 4 5 8 0 13 0 14 1 25 4 38 8 26 9 51 18 75 33-1-1-2-2-2-3 3-3 7-3 12-2-18-9-37-21-54-33-13-10-20-19-18-35-2-1-3-3-5-4 9 2 20 7 31 8-16-10-48-20-50-42-4 3-6 3-10 3z">
          <text:p/>
        </draw:path>
        <draw:path draw:style-name="gr3" draw:text-style-name="P3" draw:layer="layout" svg:width="0.03cm" svg:height="0.036cm" svg:x="13.542cm" svg:y="14.807cm" svg:viewBox="0 0 31 37" svg:d="M27 30c0 2-1 4-3 5-2-3-5-7-9-9 0 3-1 8-2 11-7 0-9-10-1-11-4-7-17-15-10-24 4 4 8 2 11-2 3 3 4 8 3 12-2-1-5 0-7-1-2 6 5 14 11 16 2 1 3-7 7-4 3 3 2 8 0 11 1 0 3 0 4-1z">
          <text:p/>
        </draw:path>
        <draw:path draw:style-name="gr16" draw:text-style-name="P7" draw:layer="layout" svg:width="0.332cm" svg:height="0.324cm" svg:x="13.922cm" svg:y="14.99cm" svg:viewBox="0 0 333 325" svg:d="M0 131c5 29 19 36 42 45 13 4 15 1 27 0 15-1 29 8 42 15 20 11 50 29 48 56-4 1-8 5-12 6 4 18 23 43 39 50 9 4 17 6 25 10 10 5 13 6 25 7 24 3 44 11 63-4-1 0 2-8 3-9 0 0 10-4 11-5 6-4 13-12 20-17 1-13-3-42-17-47-2-12-9-57-30-43 5-13-9-26-19-32-20-12-23-4-42 4-6-22-28-39-36-62-8-21 3-22 11-37 6-10 7-3-2-14-6-8-17-11-23-18-9-10-9-28-23-34-13-6-24 5-37 9-17 4-32 1-48 9-21 10-29 30-39 50-9 19-31 39-28 61z">
          <text:p/>
        </draw:path>
        <draw:path draw:style-name="gr3" draw:text-style-name="P3" draw:layer="layout" svg:width="0.103cm" svg:height="0.083cm" svg:x="13.931cm" svg:y="15.078cm" svg:viewBox="0 0 104 84" svg:d="M0 42c1 2 3 4 5 6-3-7-1-16 7-12 4 3 9 17 7 21 3 1 8 2 11 2-1-5 2-10 7-8 0-2 0-4 0-5 7 2 14 10 9 17 6 2 11 7 15 11-1-5 3-9 8-4 0 0 0-2-1-3 5 3 8 11 12 13 4 3 14 4 19 4 1-4 2-5 5-8-8 0-30-7-24-18-6-1-20-1-21-10-1-11 12-5 17-1 3-3 5-3 9-4-6-10-20-18-29-27-7 10-11-11-17-14-4 6-10 5-12-2-8 7 4 13-2 20 0-1-1-1-2-1 2 3 5 6 8 8 1-1 1-2 2-3 5 2 6 8 10 11 1-4-1-8-2-13 6 2 3 6 7 8 2 2 8 4 9 5 5 5 4 10-7 8-7-1-13-9-19-13-2-1-4 0-7-3s-5-7-6-11c-17 0-21 20-15 32z">
          <text:p/>
        </draw:path>
        <draw:path draw:style-name="gr3" draw:text-style-name="P3" draw:layer="layout" svg:width="0.247cm" svg:height="0.297cm" svg:x="13.94cm" svg:y="14.997cm" svg:viewBox="0 0 248 298" svg:d="M141 123c-4-2-6-5-6-9 2 1 5 0 7 1 1-6-5-12-5-18 12 9 8 12 21 6 1 1 2 1 3 2-2-7-4-14-6-20 1 0 6-2 8-1-2-8 0-22-12-25-3-1-9 2-12 3-5 0-9-2-14-1 5-8-22-16-26-23 3-1 8-2 12-2-7-10-15 1-21-14-12 5-25 10-36 16 0 2 1 6 2 7 0 0 1-1 2-1 3 3 5 9 7 14-3-3-6-6-9-8 3 6 5 13 5 20-3-5-6-10-9-15-1 1-2 1-3 3-1-2-3-4-3-6-12 2-14 12-22 19-6 7-16 13-23 18-5-12 15-24 21-34 7-10 10-24 21-32 9-7 23-5 35-6 13-1 22-7 33-12 32-16 29 12 44 31 6 8 20 11 19 21 0 11-9 18-8 30 1 15 10 28 17 41 8 12 15 25 26 35 1-2 4-2 6-4 5 7-2 8-1 14 0 6 5 14 10 18 6 6 31 9 18 21-2-1-3-2-4-2 2 6 9 11 10 17 2 9-7 12-11 3-3 6 7 9 4 14-3 6-10 0-14 0-1 5 0 10-3 14-3-2-5-3-6-7 0 2-20 5-21 6 2 8 4 15 11 22 0-1 1-3 2-4 5 4 10 16 12 23-7-4-13-8-20-13-1-1-12-9-13-9-6 0-7 6-13 6-8 0-21-11-25-16 11 2 19 9 31 10 0-5 1-9 6-11-2-7-6-13-10-18-4 5-9 7-12 13-6-3-28-8-27 1-5-7-4-13 5-16 12-5 13 9 24 9 10-1 43-18 49-27 10-15-8-43-25-44 6-11-10-6-15-7-17-4-4-9-4-17 7-3 17 6 14 13 9 4 16 12 23 16-3-14-15-29-26-35-2-2-10-3-11-4-2-4 2-6 1-8-4-6-9-10-16-10 2-11 10 0 14-3s0-12-4-15c-12-8-18 8-27 12-2-2-4-5-5-7z">
          <text:p/>
        </draw:path>
        <draw:path draw:style-name="gr3" draw:text-style-name="P3" draw:layer="layout" svg:width="0.013cm" svg:height="0.021cm" svg:x="14.071cm" svg:y="15.13cm" svg:viewBox="0 0 14 22" svg:d="M14 17c-7 15-16-11-14-17 8 0 13 14 13 21z">
          <text:p/>
        </draw:path>
        <draw:path draw:style-name="gr3" draw:text-style-name="P3" draw:layer="layout" svg:width="0.061cm" svg:height="0.066cm" svg:x="14.168cm" svg:y="15.152cm" svg:viewBox="0 0 62 67" svg:d="M20 27c3 5 0 15 9 12 1 1 2 2 3 4 16-17 33 3 29 22-5 1-10 2-15 2 0-2 0-6 0-7 9-1 21-11 8-17-2 4-3 8-7 10-1-12-13-5-19 0-7-4-6-9-11-15-3-4-9-5-13-9-6-8 1-20-4-28 12-4 38 7 35 23-7-8-16-13-26-12-2 8 8 9 11 15z">
          <text:p/>
        </draw:path>
        <draw:path draw:style-name="gr3" draw:text-style-name="P3" draw:layer="layout" svg:width="0.052cm" svg:height="0.051cm" svg:x="14.198cm" svg:y="15.224cm" svg:viewBox="0 0 53 52" svg:d="M35 16c-14 7-1 14-1 23 0 14-8 7-14 9-1-13-6-22-20-15 2-3 1-7 2-9 1-4 3-4 4-7 3-3 5-2 6-7 1-2-4-7-5-8 9 5 18 7 25-2 4 10 14 12 18 22 2 8 5 23-1 30-11-2-3-15-4-24-2-6-14-22-14-9z">
          <text:p/>
        </draw:path>
        <draw:path draw:style-name="gr13" draw:text-style-name="P6" draw:layer="layout" svg:width="0.67cm" svg:height="0.255cm" svg:x="12.936cm" svg:y="14.538cm" svg:viewBox="0 0 671 256" svg:d="M88 206c6 2 9 7 16 9 10 2 9-3 18-3 14-1 29 5 44 4 15 0 28-10 43-15 20-6 43-7 64-7 39-1 80-1 119 2 15 2 28 5 44 6 15 0 32-3 47 4 17 7 10 11 9 22-1 8-6 7-2 14 1 3 13 10 17 11 10 4 30 6 34-7 72 20 137-29 129-107-2-23-17-55-35-70-23-20-75-22-105-25-23-1-46 0-69-3-9-1-23-8-31-8-8 1-17 9-26 10-20 4-42-5-63-3-30 3-59 8-89 3-26-3-48-14-73-19-20-4-32-19-51-23-18-4-37 7-49 20-59-8-58 63-72 102-5 16-12 35-1 49 10 14 24 25 40 30 14 4 28-1 42 4z">
          <text:p/>
        </draw:path>
        <draw:path draw:style-name="gr3" draw:text-style-name="P3" draw:layer="layout" svg:width="0.657cm" svg:height="0.238cm" svg:x="12.939cm" svg:y="14.544cm" svg:viewBox="0 0 658 239" svg:d="M112 141c-13-7-18-17-34-19-1-9 9-10 14-15 0 1 4-9 4-9 3-3 9-1 12-7-5-2-20-7-21-15-2-11 8-10 15-16 0-2 0-5 0-6 15-1 30 7 46 9-5-8-17-8-25-15 8-9 21-1 31-2-8-12-31-12-24-30-15-6-47 17-33 33-8 5-17-4-24 0s-8 19-8 25c1 0 3-1 5-2 6 4 8 12 5 19 0 0-1 0-2 0-8-14-32 9-39 19-10 13-22 23-32 37-7-16 6-31 12-46 10-20 9-39 14-60 6 6 7 15 7 24 9-6 8-14 10-23 2-6 4-13 7-19 9 1 23 1 32-4 13-8 16-22 34-19 15 3 33 19 48 26 21 9 45 11 67 14 24 2 49 8 73 3 16-3 26-8 43-4 21 5 39 16 61 12-7-31 95-4 109-3 20 0 42-1 62 3 24 5 49 10 61 33 11 21 18 46 15 70-2 18-15 54-34 58-2-11 0-24-2-34-1-9-4-5 0-14 3-6 12-11 16-15 7-9 17-21 10-33-9-20-42-1-36 14-6-16-16-8-28-6-13 3-18-2-25 13-5-22-25-40-44-18s43 32 57 23c-1 6 5 14 4 19-1 3-9 5-9 6 1 14 2 6 13 8 8 1 15 5 23 5-8 4-27 17-35 12-1 5-3 6-2 13-2-5-6-10-10-14-5 4-17 11-19 18-3 7 0 22-1 30-7-27-30-31-42-4-3-17 2-36-16-46 11-22 9-11 27-4 14 5 23-6 30 14 19-3 38-21 18-36-4-4-12-4-19-7-7-4-14-9-20-14-19-12-6-29-32-30-12-1-66 15-50-16 9-17 37-9 51-18-9-9-24-13-36-15-5 20-33 9-46 8-18 0-37 4-56 6-35 3-69-9-104-6-19 2-29 8-48 5-7-1-21-4-26 2-7 8 0 15 9 16-18 6-23 2-42-1-27-3-13 17 2 18-1 9 5 16 12 21-11 3-18-8-28-5-4 2-15 14-6 17z">
          <text:p/>
        </draw:path>
        <draw:path draw:style-name="gr3" draw:text-style-name="P3" draw:layer="layout" svg:width="0.041cm" svg:height="0.019cm" svg:x="13.057cm" svg:y="14.723cm" svg:viewBox="0 0 42 20" svg:d="M42 20c-11-1-12-11-11-20-11 0-26 1-31 14 9 2 36 10 36 2z">
          <text:p/>
        </draw:path>
        <draw:path draw:style-name="gr39" draw:text-style-name="P1" draw:layer="layout" svg:width="0.054cm" svg:height="0.043cm" svg:x="13.422cm" svg:y="14.752cm" svg:viewBox="0 0 55 44" svg:d="M51 36c-20 21-66-1-46-29 13-19 63 4 47 28">
          <text:p/>
        </draw:path>
        <draw:path draw:style-name="gr39" draw:text-style-name="P1" draw:layer="layout" svg:width="0.06cm" svg:height="0.048cm" svg:x="13.446cm" svg:y="14.64cm" svg:viewBox="0 0 61 49" svg:d="M58 39c-24 28-82-11-48-35 23-17 65 26 45 36">
          <text:p/>
        </draw:path>
        <draw:path draw:style-name="gr16" draw:text-style-name="P7" draw:layer="layout" svg:width="0.197cm" svg:height="0.252cm" svg:x="11.887cm" svg:y="14.622cm" svg:viewBox="0 0 198 253" svg:d="M197 203c-3 17-15 31-33 36-28 8-56 20-85 10-18-5-26-22-36-36-15-21-20-36-27-63-9-29-20-68-14-99 12-61 75-55 124-43 33 8 52 37 60 68 4 15 1 29 3 43 3 21 6 42 9 63 1 7 1 14-1 21z">
          <text:p/>
        </draw:path>
        <draw:path draw:style-name="gr3" draw:text-style-name="P3" draw:layer="layout" svg:width="0.178cm" svg:height="0.228cm" svg:x="11.896cm" svg:y="14.629cm" svg:viewBox="0 0 179 229" svg:d="M56 122c-8-6-1-15 6-19 9-5 17 0 24 7 8 8 24 38 1 36 11 18 35 11 43 33 2-1 3-2 4-2 9 8 14 22 8 33 7 4 5 13 10 19 4-10 12-10 19-16 8-7 9-18 8-27-2-33-14-65-20-97-3-12-3-25-5-35-3-9-8-13-12-20s-6-14-11-19c-8-9-21-6-29-12 27 13 48 43 54 72-9 1-24-22-32-28-4-4-11-9-14-14-2-2-3-6-4-8 0-1 1-5-1-8-1-2-8-4-11-6-7-6-4-10-17-11-15-1-32 1-47 5-26 7-26 16-30 39 3-8 23-44 35-26-9-5-15 3-21 10 1 2 3 6 4 7 1-5 13-16 18-8 3 4-4 13-5 17-6 19-12 33-7 53 0-2-2-22 7-20 6 2 3 15 1 18 4 2 8 2 12 2-15-22-7-61 21-67 10-2 28 0 28 14-1 12-20 19-29 21 6 2 12 4 16 7 14-10 35-1 46 8 10 9 14 23 17 37 2 16 6 20 14 34 5 10 10 21 4 32-1 0-3 0-4 0-1 7 3 12 4 18-10-5-15-23-21-32-5-6-11-12-16-18-9-13-5-27-14-40-21-28-61-25-73 11 2 0 3 0 4 1-2 5-8 5-10 9-3 5 2 5 1 10-1 10-10 19 1 27-4-3 1-18 4-21 6 4 11 10 13 17-1-3 1-10 0-12-1-4-6-5-8-9-3-10 4-18 14-22z">
          <text:p/>
        </draw:path>
        <draw:path draw:style-name="gr3" draw:text-style-name="P3" draw:layer="layout" svg:width="0.053cm" svg:height="0.035cm" svg:x="11.958cm" svg:y="14.78cm" svg:viewBox="0 0 54 36" svg:d="M5 11c-3-1-5-3-5-6 17-17 48 16 54 31-17-5-31-29-50-26z">
          <text:p/>
        </draw:path>
        <draw:path draw:style-name="gr16" draw:text-style-name="P7" draw:layer="layout" svg:width="0.489cm" svg:height="0.279cm" svg:x="12.277cm" svg:y="14.318cm" svg:viewBox="0 0 490 280" svg:d="M159 186c-29-7-65-6-89-27-20-17-32-43-46-64-16-22-39-40-11-60 32-23 83-25 121-32 49-9 91 2 136 14 11 3 21 9 30 16 5 2 12 9 17 11 6 2 10-3 16 0 7 3 15 15 23 19 12 8 27 15 40 20 25 10 52 15 71 34 14 14 29 40 20 57-8 18-38 32-54 44-27 20-57 38-89 48-29 9-76 27-97-1-16-20-21-45-42-61-13-10-30-14-46-18z">
          <text:p/>
        </draw:path>
        <draw:path draw:style-name="gr3" draw:text-style-name="P3" draw:layer="layout" svg:width="0.458cm" svg:height="0.156cm" svg:x="12.296cm" svg:y="14.328cm" svg:viewBox="0 0 459 157" svg:d="M3 62c18-15 64 10 79 22 19 15 39 24 64 32-10-6-11-15-19-20-9-6-26-11-37-16-16-7-68-23-32-36 13-4 30-6 43-7 24-3 47-8 71-10 21-2 72-8 89 7-15 2-27-3-42 1 2 8 9 13 16 16-9-1-19-4-28-1 2 1 4 5 6 7-14 10-20-10-34-8 1 1 2 5 4 7-6-3-12-4-18-4 2 4 7 8 10 11 14-10 14 10 21 11 10 1 8-17 22-7 1-2 1-4 2-6 10 1 24 13 10 20 7 6 15 13 20 22-5-10-5-21-2-31 6 1 10-2 15-3-16-38 38-8 49 5-3-1-9 1-14 0-5 20 41 34 50 53 14 0 28 3 41 6-1-39 29-7 37 10 10-3 20 6 26 14 9-20 11-25-7-42-13-12-28-21-44-27-17-7-34-11-51-20-12-6-24-22-36-24 0 2 0 4 0 6-18-5-34-26-54-33s-41-13-63-16c-38-4-80 2-115 14-21 7-46 9-63 26 2 0 4-1 6-1 2 11-36 13-22 22z">
          <text:p/>
        </draw:path>
        <draw:path draw:style-name="gr3" draw:text-style-name="P3" draw:layer="layout" svg:width="0.201cm" svg:height="0.116cm" svg:x="12.309cm" svg:y="14.413cm" svg:viewBox="0 0 202 117" svg:d="M144 42c-17-8-33-8-50-7-37 2-74 0-94-35 9 20 24 41 39 57 15 17 30 15 52 19 33 5 92 8 111 41-2-27-35-64-58-75z">
          <text:p/>
        </draw:path>
        <draw:path draw:style-name="gr16" draw:text-style-name="P7" draw:layer="layout" svg:width="0.326cm" svg:height="0.445cm" svg:x="12.275cm" svg:y="14.463cm" svg:viewBox="0 0 327 446" svg:d="M201 439c-44-8-84-9-129-12-23-2-32-26-39-49-8-27-3-60-8-89-2-11-6-19-1-29 9-18 14-11 7-32-6-18-12-36-18-54-12-37-21-76-2-113 9-17 16-41 35-51 16-9 40-8 58-10 43-4 68 20 98 48 24 22 26 54 43 79 29 43 36 101 58 148 13 26 27 51 23 81-2 15-7 30-11 44-3 9-6 31-13 38-15 15-80 5-101 1z">
          <text:p/>
        </draw:path>
        <draw:path draw:style-name="gr3" draw:text-style-name="P3" draw:layer="layout" svg:width="0.291cm" svg:height="0.429cm" svg:x="12.283cm" svg:y="14.47cm" svg:viewBox="0 0 292 430" svg:d="M96 357c-8-5-16-12-17-21 8 0 14 4 17 11 5-1 7-1 10-5-11-9-16-21-25-32-1 4-5 7-6 12-11-21-21-61-17-83 0 1-2 4-2 5-26-19-24-71-37-98-10-19-17-46-9-67 5-15 33-43 49-44 13 0 14 8 25 11 13 5 42-4 43 18-12 5-34 6-44 15 13-4 46-6 53 7-3 0-9 4-13 4 6 2 15 5 19 10-9 4-19 2-28 6 10 6 29 11 41 14-3-3-6-9-10-13 2-1 3-3 5-5-3-3-14-10-13-16 1-12 16-5 21 0 4-2 9-7 12-10-11-6-42-5-37-24-17 0-34-29-8-31 19-1 42 21 54 33 15 17 5 24 7 41 0 6 11 17 15 22 6 7 17 12 18 23 1 3-7 10-8 14 0 1 2 14 2 15 2 12 4 19 9 32 10 21 37 52 31 76-14-30-32-60-54-85-7-8-25-43-9-47-14-6-32-11-46-15 0 4 1 11 2 14 9-1 19 9 25 16-39-6-54-40-97-28 18 4 31 7 36 28 24-7 53 29 72 39 7 4 42 24 16 31 6 20 3 37 20 50 1-2 3-4 3-6 6 9 3 23 8 32 5 10 17 13 20 24 1-2 4-7 4-9-10 15-16 25-32 34-23 14-41 6-66 7 16 20 44 6 63 1 8-2 20-1 27-7 7-7 0-19 12-22 8 18-11 39-24 50-14 12-21 11-39 10-22-2-58-11-77 4-5 4-10 12-11 19 15 7 34 0 50 2 29 4 56 13 86 11 23 0 40 4 48-22 7-24-2-47-1-72 1-23-6-41-16-63-17-36-25-71-33-111-4-20-16-36-25-54s-13-38-27-53c-16-18-40-46-63-53s-40 9-61 12c-14 3-38 3-48 17-10 12-14 44-15 60-4 48 12 92 27 137 5 13 13 27 6 41-2 0-3-1-5-1-3 14-2 32 5 45 0-1-9 16-10 18-2 8-1 16 2 23 4 13 13 16 19 25 6 11 4 28 16 35 12 8 35-4 33-19 0-8-29-38 2-38z">
          <text:p/>
        </draw:path>
        <draw:path draw:style-name="gr4" draw:text-style-name="P4" draw:layer="layout" svg:width="0.062cm" svg:height="0.162cm" svg:x="12.303cm" svg:y="14.715cm" svg:viewBox="0 0 63 163" svg:d="M52 160c-10 5-18 3-22-8 0-1 1-8 1-9 1-8 0-17-2-25-3-14-11-26-14-39-3-9-4-18-8-27-2-5-7-10-7-16-1-5 2-5 3-10 1-4 1-8 2-11 1-4 5-9 5-15 3 7 3 17 5 25 3 14 8 27 14 40 11 25 26 49 29 76 1-3 2-6 4-8 3 9 1 24-10 28z">
          <text:p/>
        </draw:path>
        <draw:path draw:style-name="gr16" draw:text-style-name="P7" draw:layer="layout" svg:width="0.327cm" svg:height="0.241cm" svg:x="11.993cm" svg:y="14.371cm" svg:viewBox="0 0 328 242" svg:d="M328 128c0 12-10 23-13 34-7 23-3 47-25 61-16 10-38 9-57 14-20 5-40 7-61 4-21-4-21-15-38-24-24-12-51-6-76-18-18-9-43-26-51-47-3-10 1-18 0-28 0-8-7-15-7-24-1-24 17-42 34-57 8-7 14-15 26-16 19-2 17 4 33-6 36-25 82-22 123-19 36 3 63 8 76 46 5 14 8 26 16 38 10 14 21 23 20 42z">
          <text:p/>
        </draw:path>
        <draw:path draw:style-name="gr3" draw:text-style-name="P3" draw:layer="layout" svg:width="0.297cm" svg:height="0.132cm" svg:x="12.011cm" svg:y="14.374cm" svg:viewBox="0 0 298 133" svg:d="M9 73c6-1 13-2 19-1-6-8 8-28 20-19-2 3-1 6-4 10 10-5 22-21 33-16 15 6-6 15-13 18 4 4 8 6 14 5-5 8-20 13-28 8-2 1-8 4-10 5 9 15 16 3 25-3 12-8 14-9 29-10-4-7-3-14-5-22 15-7 45-1 60 3-3-8-10-13-17-17 17 2 34 5 50 11-1-1-1-3-1-4 16-3 50 0 25 14-15 9-37 5-56 2 1 2 2 4 3 6-11 4-21 0-32 5 3 1 5 3 8 4-9 18 5 29 18 42-10-9-26-32-16-44 11 2 39 13 35 29 4 1 11 1 15 1-9-12-29-43 1-31 11 5 32 38 34 49-2 0-4 0-6 0 7 2 16 3 23 2-4-4-7-9-8-15 3-1 7-3 11-2-28-23 2-38 25-21 11 10 12 27-6 30 2 2 3 4 5 5-5 1-11 5-16 5 14 7 31 10 46 11-1-1-2-3-2-4 1-1 8-5 10-6-2-18-19-39-31-52 2 1 5 1 7 2-9-9-28-14-30-28 7-3 15 1 19 8 2-1 0-2 1-4-1 0 7-2 6-1-7-8-18-18-16-29-39-26-87-20-129-12-17 4-36 14-52 19-17 5-41 1-49 24 2-1 4-3 5-4 16 17-20 21-29 20-1 5 2 4 4 6z">
          <text:p/>
        </draw:path>
        <draw:path draw:style-name="gr3" draw:text-style-name="P3" draw:layer="layout" svg:width="0.027cm" svg:height="0.026cm" svg:x="12.012cm" svg:y="14.472cm" svg:viewBox="0 0 28 27" svg:d="M3 26c-3-6-4-12-3-18 11 0 22-15 28-4-13-2-22 6-13 16-6 1-11 5-14 7z">
          <text:p/>
        </draw:path>
        <draw:path draw:style-name="gr3" draw:text-style-name="P3" draw:layer="layout" svg:width="0.018cm" svg:height="0.018cm" svg:x="12.062cm" svg:y="14.492cm" svg:viewBox="0 0 19 19" svg:d="M5 15c-3-4-2-9-5-13 8-4 22-2 19 9-8-4-15-1-18 8z">
          <text:p/>
        </draw:path>
        <draw:path draw:style-name="gr3" draw:text-style-name="P3" draw:layer="layout" svg:width="0.27cm" svg:height="0.069cm" svg:x="12.026cm" svg:y="14.532cm" svg:viewBox="0 0 271 70" svg:d="M23 0c26 20 66 36 100 38 15 1 56-15 62 4 27-2 70-14 86-38-8 31 0 48-34 55-33 6-60 15-94 10-26-4-43-26-67-37-24-12-55-14-76-29 8 0 17 1 23-1z">
          <text:p/>
        </draw:path>
        <draw:path draw:style-name="gr4" draw:text-style-name="P4" draw:layer="layout" svg:width="0.135cm" svg:height="0.031cm" svg:x="12.131cm" svg:y="14.567cm" svg:viewBox="0 0 136 32" svg:d="M0 9c46 10 89 1 134-9 2 10 5 16-2 21-9 7-41 10-52 11-15 1-29-6-43-9-11-3-25-6-34-13z">
          <text:p/>
        </draw:path>
        <draw:path draw:style-name="gr16" draw:text-style-name="P7" draw:layer="layout" svg:width="0.338cm" svg:height="0.422cm" svg:x="12.001cm" svg:y="14.581cm" svg:viewBox="0 0 339 423" svg:d="M157 420c-35-11-73-42-103-63-17-12-50-38-53-60-5-26 19-42 43-40 18 1 26 1 41-10 14-10 23-23 41-23 28-2 58 27 68 52-19-18-27-42-56-50-21-6-33 6-53 9-8 2 12-40 13-41 7-17 11-38 11-56-1-17-5-42 3-57 8-14 14-24 19-38 14-46 39-51 83-35 44 17 65 66 82 106 8 21 14 43 20 64 7 25 23 51 23 76 1 22-4 58-16 75-15 24-44 55-68 71-23 16-69 28-98 20z">
          <text:p/>
        </draw:path>
        <draw:path draw:style-name="gr3" draw:text-style-name="P3" draw:layer="layout" svg:width="0.307cm" svg:height="0.371cm" svg:x="12.014cm" svg:y="14.59cm" svg:viewBox="0 0 308 372" svg:d="M103 122v-1c-2-32 3-74 23-102 20-26 57-22 83-6 30 19 45 58 60 88-5-5-26-20-27-26 4 19 13 42 25 57 10 13 19 21 22 39 2 14 0 22-6 34-3 8-11 15-13 24 0 2 1 24 3 23-4 5-9 8-12 14 0 1 1 6 2 8 6 1 37 8 40 0-4 11 7 22 5 31-4 18-18 7-30 10-26 7-35 75-70 53 27 2 24-18 31-36 3-7 12-11 14-20 11-38-19-7-20-8-7-5-14-9-21-15 10-15 24-27 15-47-4-8-18-20-28-15-16 7-6 27-5 39 0 11 0 20-2 33 5-32-36-45-39-72-2-14 13-17 10-30-4-13-27-15-37-20 5-8 11-18 19-24 8 7 17 8 18-5 0 4 19 18 23 19 13 5 18 3 27-6 22-21 2-45-6-67-7-19-6-62-22-77-26-22-49 17-59 36-16 29-14 63-12 95 0 11-4 36 0 44 5 12 25 9 27 23-22 1-47-11-61 10-4 7-10 17-11 24-5 27 12 41-14 60-5-14-17-30-29-13-1-19-13-4-20-10-5-4-10-17-1-23 13-10 37 8 54-6 6-6 12-25 14-35 5-15 16-27 22-42 7-20 9-37 8-58z">
          <text:p/>
        </draw:path>
        <draw:path draw:style-name="gr3" draw:text-style-name="P3" draw:layer="layout" svg:width="0.091cm" svg:height="0.104cm" svg:x="12.088cm" svg:y="14.885cm" svg:viewBox="0 0 92 105" svg:d="M4 39c-9-13 16-23 17-39 5 19 47 100 71 86 0 7-5 14-10 19-27-23-43-61-82-65 2-3 2-7 3-10z">
          <text:p/>
        </draw:path>
        <draw:path draw:style-name="gr4" draw:text-style-name="P4" draw:layer="layout" svg:width="0.102cm" svg:height="0.087cm" svg:x="12.123cm" svg:y="14.793cm" svg:viewBox="0 0 103 88" svg:d="M1 15c6-37 41 5 49 13 8 7 15 13 23 22 9 12 23 26 30 38-27-10-40-30-58-51-7-8-14-17-24-21-7-3-14-2-21-4 0-4 3-5 6-6z">
          <text:p/>
        </draw:path>
        <draw:path draw:style-name="gr16" draw:text-style-name="P7" draw:layer="layout" svg:width="0.199cm" svg:height="0.307cm" svg:x="11.928cm" svg:y="14.514cm" svg:viewBox="0 0 200 308" svg:d="M192 273c16-30 4-71-3-103-4-17-16-41-13-58 3-18 23-34 10-53-11-17-52-24-70-32-31-14-60-49-89-8-32 45-31 88-20 139 11 52 30 121 89 136 16 5 50 15 66 13 18-3 35-33 35-49">
          <text:p/>
        </draw:path>
        <draw:path draw:style-name="gr3" draw:text-style-name="P3" draw:layer="layout" svg:width="0.182cm" svg:height="0.262cm" svg:x="11.936cm" svg:y="14.54cm" svg:viewBox="0 0 183 263" svg:d="M0 83c1-11 11-14 20-18-6 0-6-3-9-5 7-4 16-2 23-6-4-4-7-10-6-16 3 4 9 5 14 3-1-1-1-2-1-2 18-8 23-15 23-33 11 12 5 23 7 38 12 0 36 2 47 7 6 2 7 5 11 8 8 7 16 9 25 13-1-8-8-22-13-26-6-5-19-8-27-12 14-11-21-25-29-34 19 7 40 13 58 21 9 4 19 10 24 18 11 20-9 30-9 48 0 8 6 15 8 23 4 11 4 23 8 34 11 30 13 55 2 86 1-11-3-24-13-26-8-1-15 4-14 13 1 8 10 18 11 27 1 7 0 13-1 19-5-4-12 0-13-1-5-3-5-8-7-13-3-15-10-25-16-39-15-40-39-121-98-105-3-10-9-27-23-22 0-1 1-2 2-2z">
          <text:p/>
        </draw:path>
        <draw:path draw:style-name="gr4" draw:text-style-name="P4" draw:layer="layout" svg:width="0.13cm" svg:height="0.132cm" svg:x="11.954cm" svg:y="14.612cm" svg:viewBox="0 0 131 133" svg:d="M0 14c20-27 76-9 96 11 18 19 50 84 28 108-10-4-10-16-13-24-7-28-24-54-42-75-17-20-39-28-63-25z">
          <text:p/>
        </draw:path>
        <draw:path draw:style-name="gr16" draw:text-style-name="P7" draw:layer="layout" svg:width="0.29cm" svg:height="0.259cm" svg:x="12.647cm" svg:y="14.516cm" svg:viewBox="0 0 291 260" svg:d="M255 216c-17 21-40 24-63 33-21 8-46 17-67 4-18-12-16-39-28-56-10-14-30-15-44-28-14-11-29-30-39-45-12-17-21-33-6-50 12-13 31-21 47-30 34-18 88-58 127-39 17 8 23 14 42 14 16 0 33-1 45 11 13 12 12 27 13 43 2 17 9 35 9 52 1 30-16 67-36 91z">
          <text:p/>
        </draw:path>
        <draw:path draw:style-name="gr3" draw:text-style-name="P3" draw:layer="layout" svg:width="0.266cm" svg:height="0.243cm" svg:x="12.654cm" svg:y="14.523cm" svg:viewBox="0 0 267 244" svg:d="M112 182c-25-20-60-54-23-84-39-22 27-70 31-39-2 2-3 3-4 4 10 5 18 14 22 24 4-3 10-4 15-4-22-18 20-27 34-16 26 20-16 2-24 7 4 17 16 11 26 15-2 2-5 8-8 10 13 10 29 3 45 5-1-8-10-14-7-22 14 0 26 13 26 25 13 0 7 8 1 14-7 7-29 7-38 6 33 13 44 16 33 51 6-7 10-16 20-19 0-18 8-31 6-49-2-16-4-30-4-46 1-45-33-37-67-47-34-11-62-29-97-5-15 9-24 20-40 27-14 6-31 9-45 15 10 10 25 6 37 1 10-3 31-5 39-11 9-5 3-7 9-14 20-28 70-26 84 9-28 12-65-11-92 7-14 10-21 22-20 37 0 19 1 29-11 47-21-13-43-20-60-38 17 26 30 49 56 66 19 12 42 28 51 49 8 16 10 35 34 37 16 2 63-14 64-32-21 8-53 4-71-11-8-6-12-11-18-16-5-3-25-4-12-18z">
          <text:p/>
        </draw:path>
        <draw:path draw:style-name="gr16" draw:text-style-name="P7" draw:layer="layout" svg:width="0.21cm" svg:height="0.225cm" svg:x="12.534cm" svg:y="14.603cm" svg:viewBox="0 0 211 226" svg:d="M32 12c10-3 20-7 30-9 12-2 40-5 51-1 12 5 12 19 20 29 8 9 19 13 30 19 21 12 30 33 40 55 13 26 11 66-10 87-32 32-97 48-136 17-19-16-13-59-20-83-10-37-75-98-5-114z">
          <text:p/>
        </draw:path>
        <draw:path draw:style-name="gr3" draw:text-style-name="P3" draw:layer="layout" svg:width="0.161cm" svg:height="0.209cm" svg:x="12.578cm" svg:y="14.609cm" svg:viewBox="0 0 162 210" svg:d="M0 19c38-13 57 19 82 40 12 9 30 8 24 26-14 1-39-11-51-20 13 20 31 22 49 31 0 9 0 18-6 25-17-29-36-26-61-39 2 10 4 23 11 31 8 12 27 11 34 22 7 12 1 25-9 28-14 4-32-12-44-15 4 5 9 14 14 18 11 7 12 3 24 6 19 6 20 11 20 31-10 4-21 1-31 0 26 16 53-1 79-14 31-17 30-43 24-75-8-36-44-63-71-85-10-9-19-27-34-29s-42 6-54 16c6-2 12-2 18 0z">
          <text:p/>
        </draw:path>
        <draw:path draw:style-name="gr16" draw:text-style-name="P7" draw:layer="layout" svg:width="0.342cm" svg:height="0.666cm" svg:x="13.03cm" svg:y="15.671cm" svg:viewBox="0 0 343 667" svg:d="M6 69c-6 11 0 28-3 40-5 19-5 28 9 44 9 10 20 16 30 25 44 38 50 109 64 163 10 36 20 72 33 107 8 23 10 49 16 73 11 42-16 82 12 123 9 13 16 18 29 21 16 4 18-2 32-10 15-9 36-17 54-15 10 2 16 8 28 5 46-13 34-75 23-109-9-27-23-49-35-74-7-18-6-37-11-56-7-29-23-56-29-85-11-57-21-118-18-175 2-45 30-94-17-126-14-10-20-25-37-19-14 6-27 23-42 31-19 9-37 9-58 14-21 6-69 0-80 23z">
          <text:p/>
        </draw:path>
        <draw:path draw:style-name="gr3" draw:text-style-name="P3" draw:layer="layout" svg:width="0.226cm" svg:height="0.283cm" svg:x="13.046cm" svg:y="15.675cm" svg:viewBox="0 0 227 284" svg:d="M48 55c11-1 21 7 28 13-8 3-7 8-2 13 12 12 14-3 20-4 17-1 4 12 1 17-8 11-9 18-25 21 17-1 20-22 3-22-1 5-5 9-10 9 1 2 1 4 2 5-1-1-23-13-27-13-6 0-6 0-5 6 0 10 18 24 23 32-11-4-19-11-27-20-3-4-11-13 0-11 1-12-15-8-16 2-2 12 15 22 24 26-1 4-1 8-1 12-12 0-8 9-8 16-10-11-18-25-28-36 11-3 11-13 13-22 2-7 8-16 4-23 9-7 15-11 12-24 5 2 7-3 11-4 8-2 17-1 25-2 20-1 43-10 61-18 12-6 24-15 36-21 14-7 18-11 30-1 10 9 22 18 30 30 8 13 5 25 2 40-3 20-7 37-8 58s1 43 2 65c0 28 0 57 4 85-12-30-15-67-18-99-2-17-2-35 0-53 1-13 4-26 3-39 0-11-7-40-16-46 5-3 2-7-1-11-6-8-18-9-26-5-9 4-12 15-19 19-5 3-3 0-9 1-4 0-8 1-12 1-1 1-2 5-5 5-4 1-12-5-16-6-9-3-23-5-32-5-7 1-24 5-12 13z">
          <text:p/>
        </draw:path>
        <draw:path draw:style-name="gr3" draw:text-style-name="P3" draw:layer="layout" svg:width="0.235cm" svg:height="0.41cm" svg:x="13.129cm" svg:y="15.906cm" svg:viewBox="0 0 236 411" svg:d="M50 160c16 1 21 31 29 41-1 0-1-1-2 1-9-6-20-34-31-32 1 18 4 32 10 49 9 21 23 46 26 68 10-1 7 13 5 19 12 4 29 7 40-1 5-3 9-7 4-13 9-5 27 10 35 15 8-16-19-39-29-52-8-9-7-20-8-32-1-16-4-32-6-49 3 7 8 1 11-3 12 21 22 44 35 64 11 16 22 31 29 49 6-1 13-1 18 4 0-22-17-40-21-60 6 13 16 25 22 39 5 12 5 25 9 37 5 14 8 26 9 41 1 13 4 35-7 46-7 7-25 15-32 7 11-5 28-7 32-18 4-9-1-19-8-25 23-5-23-32-28-35 10 4 22 7 31 13 3-5-2-20-3-26-1-9-5-17-15-20-17-4-29 22-22 36-15-2-32-12-48-8-6 1-14 5-12 14 3 11 11 5 18 3 15-3 44-6 53 10-11-16-48-10-57 5-10 17 1 53 23 53-9 14-36 11-50 10 17-20-23-36-38-34 4-15 24-25 37-26 5 0 18 3 14-8-5-15-43 15-53 11-11-5-2-11 1-17 7-14 2-30 2-44 1 1 4 2 5 3 6-6 0-6-3-11 0-1-3-1-4-3-1-3-1-6-1-9-3-14-9-28-15-41-6-14-13-29-15-45-2-10-1-19-5-27-2-5-6-7-7-11-2-9 1-18 1-27 0-15-5-28-10-43-10-23-27-52-14-78-4 8 4 33 7 41 4 13 10 24 16 36 12 26 25 53 22 83z">
          <text:p/>
        </draw:path>
        <draw:path draw:style-name="gr3" draw:text-style-name="P3" draw:layer="layout" svg:width="0.04cm" svg:height="0.038cm" svg:x="13.091cm" svg:y="15.813cm" svg:viewBox="0 0 41 39" svg:d="M38 37c-7-5-47-26-36-37 16 6 26 28 39 39z">
          <text:p/>
        </draw:path>
        <draw:path draw:style-name="gr13" draw:text-style-name="P6" draw:layer="layout" svg:width="0.504cm" svg:height="1.014cm" svg:x="12.719cm" svg:y="14.706cm" svg:viewBox="0 0 505 1015" svg:d="M100 234c21 30 43 60 60 92 17 37 24 77 30 116 8 62 31 120 40 181 8 63 9 131 27 193 8 30 4 65 14 93 3 9 9 15 12 23s2 18 6 26c21 47 85 63 131 55 26-5 51-7 65-32 17-29 23-64 18-97-4-23-14-38-26-59-17-31-29-68-46-100-15-27-36-50-47-77-11-29-21-60-30-90-19-66-49-129-69-195-15-51-30-103-33-156-2-44 17-100-10-141-6-10-16-14-23-24-5-6-4-11-8-17-8-13-25-22-40-24-20-4-23 10-36 22s-27 19-45 19c-24 0-48-18-72-13-32 6-14 54-4 74 13 24 33 39 41 66 8 26 29 43 45 65z">
          <text:p/>
        </draw:path>
        <draw:path draw:style-name="gr3" draw:text-style-name="P3" draw:layer="layout" svg:width="0.482cm" svg:height="1.007cm" svg:x="12.736cm" svg:y="14.709cm" svg:viewBox="0 0 483 1008" svg:d="M56 165c-13-4-24-26-18-37-15-7-13-19 2-18 13 1 24 17 26 28 16-16 47-8 39 18 2 4 4 7 6 11-1 1-1 1 0 0 0-2 1-3 3-3 3 18 21 33 38 39 1-2-1-6-2-9 3-1 6-1 7-4-27-5-29-23-32-47 0 10-1 23-13 23-11-18 12-57-18-57-13 0-18 9-33 6-9-1-19-6-25-13-4-5 32-10 33-11 6-2 12-12 20-15 15-5 41-4 27 17 13 8 21 1 24-10-5-5-8-13-9-19 2-1 5-1 7-2 0-2-3-6-3-7 7-7 10-18 12-27 11 5 41 57 15 53 10 14-9 19 3 38s37 29 42 54c4 21-10 23-17 39-20 46 22 70 33 111 16 66 37 131 50 197 14 71 14 143 41 211 5 10 18 27 16 39-2 10-16 15-18 28-3 22 24 22 32 50 10-2 20 1 31 3-14-3 3-22 11-22 11-1 27 12 37 16-3-8-5-15-2-23 17 2 32 23 19 39-3 3-9 4-10 8-1 3 2 14 2 17 1 6 1 11 3 16 1-6 1-24 12-22 13 1 17 19 2 21 3 3 8 2 11 4 14 8 0 29-2 40 3-13-11-19-20-7 2-25-9-41-12-66-7 12-9 29-27 21-16-7-7-31-25-35 9 10 5 27 19 33-16 26-28-18-40 0-10-5-13-21-20-29-2 12-1 20 0 30 0 8 10 24-7 16 4 10 0 11-3 19-17-2-18-26-31-36-27-22-18-2-16 18 4-31 40 41 46 45-15-34 13-23 35-26 18-3 13-4 25-17 9-8 14-16 28-15-1 13-18 57-32 44 4 10 4 21 7 31 9-7 25-17 36-10 10 7 9 20 0 27 15 11-21 19-28 20 23 0 56-9 67-30 7-13 14-26 18-40 10-27 3-65-12-90-13-24-42-41-50-67 12-3 21 16 26 25-19-62-61-113-87-172-24-55-35-114-56-171-18-49-37-99-53-149-15-47-24-86-20-136 1-17 20-107-9-102 4-13-8-22-19-26 2 4 2 8 4 12-11-4-18-15-20-26 2 0 3-1 3-2-12-7-31-22-46-21 2-3 4-10 6-13-18 15-34 33-58 39-25 6-54-2-80-5 17 9 36 18 56 19 12 1 41 1 48-9-5 0-10-2-14-2 10-6 77-45 67-2-19-4-22 14-37 21-10 4-14 0-22 2-11 3-13 7-23 12-15 9-32 12-49 5-12-6-18-26-32-27-5 21 13 52 22 70 6 13 30 38 30 43z">
          <text:p/>
        </draw:path>
        <draw:path draw:style-name="gr39" draw:text-style-name="P1" draw:layer="layout" svg:width="0.04cm" svg:height="0.044cm" svg:x="13.161cm" svg:y="15.569cm" svg:viewBox="0 0 41 45" svg:d="M16 0c34-1 30 57 2 43-17-8-30-42-2-43z">
          <text:p/>
        </draw:path>
        <draw:path draw:style-name="gr13" draw:text-style-name="P6" draw:layer="layout" svg:width="0.536cm" svg:height="1.006cm" svg:x="12.387cm" svg:y="14.856cm" svg:viewBox="0 0 537 1007" svg:d="M19 20c10-18 44-12 60-13 20 1 41-2 60-1 10 1 13 1 21-1 11-3 6-7 18-4 11 3 38 19 43 29 5 12 4 29 9 43 7 21 13 41 18 62 4 21 9 42 12 63 4 21 0 41 2 63 2 15 7 30 11 45 9 32 15 66 24 99 22 73 50 150 88 217 25 44 56 85 90 124 14 15 30 27 43 44 17 25 21 51 19 81-1 21 1 52-13 69-12 14-33 28-49 36-23 11-67 34-93 30-14-2-19-15-27-26-13-17-27-33-39-50-11-16-16-21-31-30-11-7-21-17-26-29-11-31 5-64 2-95-4-42-20-83-33-122-7-19-10-40-13-60-4-34-13-67-23-100-11-40-26-79-39-119-10-30-20-60-36-88-13-24-53-54-50-81-14-1-16-8-23-18-5-6-10-12-15-18-8-13-6-10-7-24-3-32-12-53-22-82 0 0 16-16 18-20 2-7-2-17 1-24z">
          <text:p/>
        </draw:path>
        <draw:path draw:style-name="gr3" draw:text-style-name="P3" draw:layer="layout" svg:width="0.043cm" svg:height="0.105cm" svg:x="12.408cm" svg:y="14.937cm" svg:viewBox="0 0 44 106" svg:d="M0 0c17 22 19 48 29 72 7-10 15-16 15 0-1 11-4 26-12 34-8-7-14-16-16-27-3-24-3-44-14-68z">
          <text:p/>
        </draw:path>
        <draw:path draw:style-name="gr3" draw:text-style-name="P3" draw:layer="layout" svg:width="0.017cm" svg:height="0.039cm" svg:x="12.452cm" svg:y="15.04cm" svg:viewBox="0 0 18 40" svg:d="M0 21c7-6 5-15 9-21 4 6 16 35 4 40-9 3-4-19-13-19z">
          <text:p/>
        </draw:path>
        <draw:path draw:style-name="gr3" draw:text-style-name="P3" draw:layer="layout" svg:width="0.269cm" svg:height="0.341cm" svg:x="12.608cm" svg:y="15.434cm" svg:viewBox="0 0 270 342" svg:d="M45 151c7 32 8 70 21 100 22-4 28-55 30-71 7 12 10 12 22 12 12-1 20 1 20 16 15-7 11-15 25-5 10 7 20 7 26 19 7 11 17 15 22 27 3 7-2 8 8 10 4 1 7-2 11 0 5-8 1-18 2-26 4 4 9 7 14 10 0-1 0-2 0-3 7 16 24 31 24 49-4-3-13-6-19-3 1 1 2 4 2 6-10 2-4 10-4 17-6 1-24-3-28-11-2-7 6-6 4-13-3-14-23 2-30 2-11-1-32-22-43-9-12 14 21 33 29 38-5 3-15-6-22-5-14 3-11 13-15-6-3-12-13-17-20-26-7-10-14-26-26-29-23-7-26 21-23 36 5 20 14 39 21 56-12-8-23-19-35-28-9-6-16-12-20-23-10-26 1-49 3-75 3-45-16-83-29-125-8-28-21-62-11-91-3 14 4 32 7 46 10 35 26 69 34 105z">
          <text:p/>
        </draw:path>
        <draw:path draw:style-name="gr3" draw:text-style-name="P3" draw:layer="layout" svg:width="0.428cm" svg:height="0.899cm" svg:x="12.491cm" svg:y="14.859cm" svg:viewBox="0 0 429 900" svg:d="M260 591c16 30 31 58 50 85 13 18 24 36 41 51 16 15 34 29 47 46 27 35 42 86 21 127 1-25-1-45-13-69-4-8-6-14-12-21-4-4-8-5-10-11-4-9 2-19 3-27-8-4-24 0-25 10-17 0-52-43-68-15-7-7-6-12-16-12-8 0-16 4-19 11 6-23-1-57-5-80-6-28-19-56-39-77 4 18-6 35-2 54 2 8 5 17 8 26 1 1 5 7 5 8 1 8-7 12-7 19-23-23-26-56-23-87 1-12 4-26 1-38-6-27-22-50-32-76-11-26-17-54-22-81-5-34-9-68-10-102 0-22-1-45-9-66-7-18-14-20-30-14-3-7 0-14 0-21 0-24-15-36-21-58 6-5 12-13 13-21 13 7 15 32 25 42-3-20-8-42-11-61-1-10-1-12 1-21 3-14 0-29-12-39-8-7-39-16-41-27 6 14 10 28 16 41 25-14 43 75 8 81-9 1-25-13-30-19-5-5-2-6-4-12-5-10-11-19-18-28 8 0 16-5 19-12 7 7 7 38 22 35s2-31-9-32c7-10-7-7-11-12-5-6 4-14 2-24-5-21-28-21-43-22 1-4 6-7 4-13 17-1 35-2 50 7 6 4 31 19 32 3 0-9-18-18-25-20-5-2-10 0-15-2-4-2-6-8-12-8 12-2 25 4 32-9 12 12 42 20 49 37 2 7 1 16 2 23 1 9 4 17 6 26 7 24 13 46 17 71 3 19 3 37 5 56s5 42 11 60c4 14 11 24 13 39 7 42 14 83 26 125 6 18 12 36 18 54 13 35 30 67 47 100z">
          <text:p/>
        </draw:path>
        <draw:path draw:style-name="gr16" draw:text-style-name="P7" draw:layer="layout" svg:width="0.206cm" svg:height="0.371cm" svg:x="13.207cm" svg:y="16.282cm" svg:viewBox="0 0 207 372" svg:d="M1 61c-5 21 19 45 30 60 28 38 43 92 46 140 1 17 0 35 5 52 2 6 5 9 5 16 0 6-5 12-4 21 3 23 19 25 39 20 20-4 40-9 60-13 16-4 23 0 25-16 1-10 0-26-2-36-1-15-11-27-19-38-25-32-20-75-22-113-1-15-1-28 0-43 2-17 19-63 12-76-6-11-32-21-43-26-14-7-26-11-41-8-29 8-84 26-91 60z">
          <text:p/>
        </draw:path>
        <draw:path draw:style-name="gr3" draw:text-style-name="P3" draw:layer="layout" svg:width="0.195cm" svg:height="0.317cm" svg:x="13.211cm" svg:y="16.289cm" svg:viewBox="0 0 196 318" svg:d="M15 45c5-6 13-14 20-15 7-2 18 3 9 10 5 3 12 3 17 1-4-11-15-22 5-26 29-5 4 27 23 26 12-1-6-26 3-31 10-6 15 11 16 17 1 2-4 1-1 5 1 2 8 3 10 4-2-21 33-11 41-2 13 15 1 35 0 53-1 3 0 9-1 11-2 4-5 3-7 6-5 6-3 9-2 18 2 13 4 26 4 39 1 13 5 29 2 41-9-17-11-39-14-58-4 25 14 49-1 72-4-18-4-40-9-57-3-8-17-39 2-39 0-4 2-9 5-12-7-5-8-14-11-21-1 5-4 6-8 4 6 5 4 20-3 23-1-13-4-30-18-35 4 12-13 15-19 7 10-7-9-24-17-28 2 7 23 17 20 24-7 16-30-15-36-13 0 4 1 10-2 14-4-2-7-4-11-4-2 6 0 19 3 24 1 2 6 3 7 5 3 2 5 5 6 8 0-3 2-5 3-8 10 5 7 36 12 46 0-1 0-1 0-2 10 8 8 35 9 47 1 14 6 25 9 39 2 12 4 24 5 36 0 7-2 7-4 14-3 13 5 18 10 30 9-1 17-8 26-10 8-3 15-3 24-4-10-13-19-13-33-19-7-2-15-11-19-18-9-12-5-30-2-43 1-8-1-15-1-23-6-3-3-14 2-7 2-8 6-21 3-28-3-13-19-19-26-31 10 4 18 20 28 21 1-19-24-34-27-52 7-2 13 11 17 16 7-15 14 14 16 18 3 10 9 16 14 25 6 13 11 27 11 41 0 12-5 13-10 20-2 4 1 8-4 11-2 1-5 0-8 1-11 4-7 17-1 28s12 14 21 6c7-6 17-18 19-2 8 3 16 23 21 31-6-7-15-34-9-41 5 5 8 15 15 18 0-3 1-5 2-7 7 2 10 13 11 19 2 6 0 4 5 10 3 2 5 5 9 7-5-15-7-29-18-42-9-11-14-18-17-32-6-26-6-54-6-80 1-25 2-51 6-76 2-15 11-41 0-56-7-8-20-9-29-10-9-2-17-7-26-9-9-1-20 3-30 5-12 2-24 5-35 12-16 9-30 16-38 34-9 18 6 36 19 49-5-19-20-36-7-55z">
          <text:p/>
        </draw:path>
        <draw:path draw:style-name="gr3" draw:text-style-name="P3" draw:layer="layout" svg:width="0.088cm" svg:height="0.033cm" svg:x="13.302cm" svg:y="16.609cm" svg:viewBox="0 0 89 34" svg:d="M4 24c-14-11 15-24 23-24 6 0 10 2 15 3 11 3 41 1 47 14-14 4-30 0-44 5-7 2-13 10-19 12-4 1-4-4-8-1 11-14-15-8-17-11 0-1 0-2 0-3z">
          <text:p/>
        </draw:path>
        <draw:path draw:style-name="gr18" draw:text-style-name="P8" draw:layer="layout" svg:width="0.171cm" svg:height="0.291cm" svg:x="13.29cm" svg:y="16.626cm" svg:viewBox="0 0 172 292" svg:d="M41 178c5-3 22 10 27 13-12-32-20-73-46-98-8-8-16-10-20-21-4-12-3-25 13-26-14-10 11-18 18-21 12-5 21-16 33-22 19-9 32 5 48 13 15 8 26 3 42 7 0 2 0 3 0 4 9 4 15 22 14 32-2 18-17 13-25 25-9 12-4 42-4 56-1 10-2 34 7 40 7-21 16-7 20 7 6 14 5 23 1 38-3 11 0 26-6 35-3 6-9 6-12 9-4 4-5 10-10 14-7 8-24 10-34 8-19-2-23-12-34-24-11-11-29-18-29-36 0-8 4-11 3-20-1-6-15-28-6-33z">
          <text:p/>
        </draw:path>
        <draw:path draw:style-name="gr3" draw:text-style-name="P3" draw:layer="layout" svg:width="0.153cm" svg:height="0.218cm" svg:x="13.304cm" svg:y="16.653cm" svg:viewBox="0 0 154 219" svg:d="M91 12c-10 5-17 7-30 6-6 0-37-7-39-3 0 1-1 7 1 6 0 1-1 1-2 1 4 12-11 13-7 3-9 1-16-1-14 11 8-3 20-5 19 7 2-1 6-2 7-3-4-13 13-24 8-1 1 1 3 3 3 3 2-4 1-12 8-12 3 10 1 22-2 32 4 2 5 7 5 12 3-5-3-63 18-42 7 6 1 12 2 20 0 7 6 15 0 21-1-1-3-2-4-4 0 6-2 9 0 14 2 6 11 7 8 16 0-2 0-3 0-4 13-1-2-30 1-40 2 1 5 3 6 5-2-5 0-14 1-19 2-9 3-8 12-3 7-23 31 37 13 21-3-3-3-10-9-11-4 0-7 6-7 10-1 8 5 16 4 24-2 16-21 20-22 38-1 5-1 18 0 22 2 7 12 15 0 19l-2-1c0 2-1 3-1 4-4-7-6-15-7-24-8 1-19-25-21-32 6 15 17 34 18 51 0 17-14 2-23-1 2 8 11 17 15 25 3 6 4 9 11 14 7 4 10 6 17 12 6 5 17 10 26 10-2-9 1-13 3-20 2-5-1-13 9-11 5 1 8 7 6 11 2-9 8-21-6-24-5-1-13 8-12-7 0-9 5-5 8-11 3-4 0-4-2-9-1-6-6-23 4-23 1 1 2 2 3 4-3-13 1-27 4-39 2-8 4-44 14-45-2-1-20-11-10-16-4-3-16-8-14-12 3-7 18-1 15 8 10 1 9 23 22 17 10-5 4-26-1-32-13-19-40-8-56 2z">
          <text:p/>
        </draw:path>
        <draw:path draw:style-name="gr3" draw:text-style-name="P3" draw:layer="layout" svg:width="0.055cm" svg:height="0.03cm" svg:x="13.343cm" svg:y="16.632cm" svg:viewBox="0 0 56 31" svg:d="M23 22c-1-6-4-14 5-14 6 0 9 8 6 13 4 0 8 2 12 3 3-4 7-7 10-10-10-10-21-17-33-13-9 2-20 9-23 18 2-5 11-8 15-6-2 5-3 12 0 18 0 1 4-5 2-8 2 0 4-1 6-1z">
          <text:p/>
        </draw:path>
        <draw:path draw:style-name="gr3" draw:text-style-name="P3" draw:layer="layout" svg:width="0.072cm" svg:height="0.105cm" svg:x="13.386cm" svg:y="16.804cm" svg:viewBox="0 0 73 106" svg:d="M1 83c7 3 17-1 14-9 1 0 4-1 6 0 2-9 6 0 10 2 8 2 17 0 21-7 2-3 6-13 6-16 1-8-4-11-10-19 5 0 11 0 14 5 2-1 4-4 5-7-5-4-1-10-2-16-1-5-5-10-3-16 9 6 18 47 3 49 2 14-2 22-7 34-3-1-16-3-19-1-10 3-5 7-1 12-3 1-7 1-10-1 0 1-1 5-1 6 17 4-2 14-10-1 4-1 9-7 3-9-4-1-9 6-12 7-2-1-2-1-3-3 5-1 10-3 11-8-5-3-10 1-15 4-3-1 0-1 0-2z">
          <text:p/>
        </draw:path>
        <draw:path draw:style-name="gr12" draw:text-style-name="P2" draw:layer="layout" svg:width="0.182cm" svg:height="0.228cm" svg:x="2.274cm" svg:y="14.834cm" svg:viewBox="0 0 183 229" svg:d="M47 218c-6-6-11-15-17-20-10-10-14-18-20-31-10-21-13-50-7-73 5-18 41-34 36-52 13-9 12-28 28-36 26-14 64 0 87 14 33 19 35 50 19 80-7 16-9 24-11 41-5 37-74 117-115 77z">
          <text:p/>
        </draw:path>
        <draw:path draw:style-name="gr3" draw:text-style-name="P3" draw:layer="layout" svg:width="0.152cm" svg:height="0.205cm" svg:x="2.283cm" svg:y="14.843cm" svg:viewBox="0 0 153 206" svg:d="M74 204c19-1 22-29 0-27-12 2-22 14-14 24-17 9-19-1-25-17 22 3 36-39 14-49-11-6-26 3-30 14-3 8 12 18-7 19-11-40-24-70 9-103 18-19 34-82 68-61 15 9 26 25 41 35 13 8 23 16 23 32 2 39-8 95-42 118-8 6-18 15-28 17z">
          <text:p/>
        </draw:path>
        <draw:path draw:style-name="gr12" draw:text-style-name="P2" draw:layer="layout" svg:width="0.321cm" svg:height="0.362cm" svg:x="2.332cm" svg:y="14.668cm" svg:viewBox="0 0 322 363" svg:d="M320 158c10-25-40-76-56-94-15-17-31-51-51-62-19-10-52 17-68 29-44 31-67 87-95 131-20 32-43 67-49 105-2 18-3 65 25 63 19-1 25-16 41-3 5 4 11 11 14 16s0 12 9 17c13 7 32-3 43-10 62-36 130-74 176-130 21-27 5-37 13-62">
          <text:p/>
        </draw:path>
        <draw:path draw:style-name="gr3" draw:text-style-name="P3" draw:layer="layout" svg:width="0.246cm" svg:height="0.342cm" svg:x="2.342cm" svg:y="14.671cm" svg:viewBox="0 0 247 343" svg:d="M211 142c10-8 24-10 36-13-2-9-18-9-25-5-4-2-5-3-10-1 0-6 8-10 12-15-5 1-11 3-16 3 8-6 19-9 26-16-8 0-16 3-23 6-15 5-33 9-45 18s-24 23-33 36c5-4 13-22 15-28-3 2-6 1-9 3 3-12 20-27 29-35 16-11 37-11 52-22-8-5-31 2-41 5 5-3 10-11 4-15-8-5-31 11-39 13-1-14 23-32 35-34 10-1 23 8 27 16 5-6 11-12 15-19-10-4-24 0-32-12-7-10 2-18 7-27-17 2-37 20-51 30-19 15-34 33-47 53-17 25-32 51-45 78-11 23-27 43-37 66-8 16-27 66-8 79 9-8 14-19 25-24 0-11 11-46 25-47 15 0 0 27-1 37 3 0 8 1 11 1-5 10-13 15-17 21 0 0-3 14-3 13 2 6 4 5 9 9 8 7 17 22 26 26 13 5 30-8 39-16-7-5-16-4-21-14-5-9-5-19-2-27 9-22 31-40 47-57-2-5-7-10-11-14-7 6-51 51-59 35-7-12 29-39 26-56-10-4-32 16-35 5-3-10 32-26 38-29 10-6 20-14 29-18 4 16-9 33-2 51 7-7 22 4 23 13 11-16 21-31 33-46s14-27 32-33z">
          <text:p/>
        </draw:path>
        <draw:path draw:style-name="gr3" draw:text-style-name="P3" draw:layer="layout" svg:width="0.027cm" svg:height="0.019cm" svg:x="2.587cm" svg:y="14.766cm" svg:viewBox="0 0 28 20" svg:d="M24 15c3-8-5-13-12-15 1 8-5 14-12 17 10 0 20-5 28 3z">
          <text:p/>
        </draw:path>
        <draw:path draw:style-name="gr12" draw:text-style-name="P2" draw:layer="layout" svg:width="0.274cm" svg:height="0.268cm" svg:x="2.57cm" svg:y="14.602cm" svg:viewBox="0 0 275 269" svg:d="M200 15c-15-8-27-13-44-14-30-1-65-3-95 5-19 5-55 15-60 37-6 23 21 57 29 78 11 26 19 45 38 67 14 16 31 25 46 39 23 21 7 43 45 42 37 0 86-26 104-60 17-30 13-77 6-109-9-40-32-66-69-85z">
          <text:p/>
        </draw:path>
        <draw:path draw:style-name="gr3" draw:text-style-name="P3" draw:layer="layout" svg:width="0.209cm" svg:height="0.093cm" svg:x="2.583cm" svg:y="14.606cm" svg:viewBox="0 0 210 94" svg:d="M47 7c26-7 51-10 78-3 22 5 48 3 67 16 27 19 22 38-10 37 0-2 1-3 0-4 0 5 4 12 3 17-1 6-7 12-11 17 5-11 10-24 0-32-7-7-16-6-20 3-15-31-111-27-135-9 5-2 11-2 16 2-1 6-6 9-12 10 13 7 14 20 12 33-6-16-7-24-19-30-7-4-13 6-16-10-3-20 32-42 47-47z">
          <text:p/>
        </draw:path>
        <draw:path draw:style-name="gr3" draw:text-style-name="P3" draw:layer="layout" svg:width="0.039cm" svg:height="0.048cm" svg:x="2.599cm" svg:y="14.693cm" svg:viewBox="0 0 40 49" svg:d="M32 46c2-7 6-14 8-21-16 7-36-6-40-25-1 10 4 22 9 31 3 5 11 7 14 15 1-2 5-5 6-6 1 3 1 6 0 9z">
          <text:p/>
        </draw:path>
        <draw:path draw:style-name="gr3" draw:text-style-name="P3" draw:layer="layout" svg:width="0.121cm" svg:height="0.127cm" svg:x="2.692cm" svg:y="14.737cm" svg:viewBox="0 0 122 128" svg:d="M99 50c4-16 9-35 0-50-6 45-46 95-99 71 7 19 4 36 23 48 14 8 31 11 47 8 12-3 61-29 50-48-7-13-30-2-35-23 3-2 6-5 9-6z">
          <text:p/>
        </draw:path>
        <draw:path draw:style-name="gr12" draw:text-style-name="P2" draw:layer="layout" svg:width="0.331cm" svg:height="0.37cm" svg:x="2.391cm" svg:y="14.821cm" svg:viewBox="0 0 332 371" svg:d="M100 108c-13 11-24 22-36 34-6 6-15 13-20 19-10 11-16 28-24 40-8 15-19 31-20 48-1 15 7 30 13 44-17 6-11 27-1 37 13 15 42 18 63 26 24 10 37 17 63 14 37-4 74-10 110-13 5-76 51-137 66-211 6-29 24-63 15-93-2-9-8-18-12-25-3-9-1-15-11-21-41-25-89 23-119 43-22 15-46 26-66 42-7 5-14 10-21 16z">
          <text:p/>
        </draw:path>
        <draw:path draw:style-name="gr3" draw:text-style-name="P3" draw:layer="layout" svg:width="0.293cm" svg:height="0.316cm" svg:x="2.403cm" svg:y="14.837cm" svg:viewBox="0 0 294 317" svg:d="M287 19c-20 7-61-4-64 29 2 1 4 2 7 3-13 13-36 14-53 21-12 5-24 15-33 24-10 10-20 15-30 25 7 3 30 7 37 0s6-22-6-20c22-16 49-7 73-20 12-7 15-12 29-13 11 0 30 4 31 17-33 1-64 42-56 75-7-1-13 2-15 9-3-3-7-3-10-9-2 1-4 2-6 3-3 7-1 13 5 17-1 4-2 6-6 8-3-6-8-12-15-13 4-4 8-9 11-14-12-4-12-16-22-16-1 2-1 4-2 6-2-13-5-20-18-22-20-2-23 16-2 18-5 7-11 17-17 23-7 5-24 7-28 14-7 13 8 11 7 20 0 7-18 21-21 28 13 1 28-15 35-25 9 7 1 19-9 18-1 2-2 6-2 8 5 3 8 6 14 2-3 8-11 12-15 19-7-6 17-34-10-30-20 4-13 32-20 45 3 6 2 15 2 23 6-3 12-6 17-8-9 21-31 28-50 32-15 2-47 0-42-24 1-9 9-10 9-20-1-9-7-21-9-31-5-22-5-34 7-54 21-34 51-55 78-84 15-16 31-24 52-32 23-10 41-25 59-42 16-15 106-54 94-5-5-1-11-2-17-2z">
          <text:p/>
        </draw:path>
        <draw:path draw:style-name="gr3" draw:text-style-name="P3" draw:layer="layout" svg:width="0.07cm" svg:height="0.145cm" svg:x="2.6cm" svg:y="15.026cm" svg:viewBox="0 0 71 146" svg:d="M34 117c5-18 7-37 8-41 6-25 16-52 29-76-12 18-20 40-39 54-1-1-2-2-4-3-14 19-4 59-28 74 8-5 15-13 23-19-2 1-11 31-10 34 9 16 16-2 21-23z">
          <text:p/>
        </draw:path>
        <draw:path draw:style-name="gr12" draw:text-style-name="P2" draw:layer="layout" svg:width="0.275cm" svg:height="0.275cm" svg:x="3.933cm" svg:y="15.643cm" svg:viewBox="0 0 276 276" svg:d="M147 217c-5 0-8 2-13 1 5 25 33 41 53 53 21 12 47 1 64-15 15-15 29-31 24-53-2-10-6-27-11-35-7-9-21-11-29-19-2 1-3 2-4 3 5-25-37-18-52-21 5 5 10 9 16 13-14-19-37-28-50-48-4-7-9-15-10-23s5-14-1-22c4 5 7 12 9 18 8-4 12-13 7-21-3-7-8-3-12-8-3-3-3-8-5-13-9-19-30-31-51-26-22 6-40 42-50 60-6 10-12 22-17 34-3 7-4 32-14 27-3 15 4 38 20 42 11 3 11-2 21-5 8-1 15 2 22 4 15 5 33 9 46 17 15 9 24 25 36 35 3-1 0-2 1-4">
          <text:p/>
        </draw:path>
        <draw:path draw:style-name="gr3" draw:text-style-name="P3" draw:layer="layout" svg:width="0.252cm" svg:height="0.263cm" svg:x="3.939cm" svg:y="15.65cm" svg:viewBox="0 0 253 264" svg:d="M203 153c4 8 13 9 20 15 5 5 12 12 14 20 6 20-7 40-29 38 3 1 6 3 8 4-8 6-24 7-30-4 2-1 2-4 3-5-9-3-18-27-22-35-5-10-4-7-12-10-8-4-14-9-19-16-6-7-11-17-19-22-7-4-15-6-22-8-17-7-37-10-55-11 2-3 5-3 8-7 1-3 0-6 1-10 1 1 2 2 2 3 8-2 2-12 9-15 4-2 32 18 35 22-9-11-32-20-35-35-1 0-3 1-4 2-1-1-1-1-2-2-3 2-2 13-5 19-7 10-15 13-9 26-4 1-6 3-8 5-2-4-8-6-9-11 0-7 6-13 11-16-3-7 11-29 16-35 4-3 7-5 10-8 2-4 5-11 6-16-5-1-7-6-2-9 4-3 11 1 15 3 5-6 13-12 17-18-6 2-12 5-17 9-2-6 3-10 4-15-8 0-13 12-20 11 0-1 1-1 2-2-9-4 7-16 9-20-26 12-41 48-53 72-7 12-9 25-16 37-7 13-8 30 6 39-8-8 3-18 12-17 6 0 17 8 14 16 12-1 26 9 37 13 10 4 20 4 30 8s20 10 28 17c10 8 15 20 25 27-3 0-7 0-10-1-1 7-4 12-2 18 2 8 7 6 11 9 2 2 3 5 5 7 2 1 6 2 8 3 3 3 6 8 12 6 2 6 1 9 8 10 4 0 11-3 11-7-17-1-7-4-14-15-11 9-38-4-35-19 3-14 16-3 23 2 10 6 20 11 32 10 15-1 29-13 45-11-3-1-9-3-10-6s3-8 3-11c0-6-4-7 0-13 3-4 6-5 9-8-3-2-6-3-9-5 2-4 1-7-2-9-15 4-16-21-26-21-3 7-11 3-14-1 2 4 6 7 9 10z">
          <text:p/>
        </draw:path>
        <draw:path draw:style-name="gr12" draw:text-style-name="P2" draw:layer="layout" svg:width="0.369cm" svg:height="0.436cm" svg:x="3.66cm" svg:y="15.315cm" svg:viewBox="0 0 370 437" svg:d="M221 120c12 21 29 39 38 61 11 25 23 45 40 66 10 12 24 22 32 34 4 7 4 15 9 21 5 7 13 11 19 17 16 16 12 26 1 43-4 7-9 16-15 21-6 4-14 3-19 7s-2 7-5 12c-5 9-11 19-20 25-13 9-33 12-48 8-51-11-31-64-37-99-7-46-46-81-78-111-31-29-59-50-99-62-23-7-53-51-32-74 8-10 25-11 37-16 13-5 24-14 33-24 7-8 11-12 20-18 11-7 33-29 46-31 18-2 45 37 51 52 8 23 15 46 27 68z">
          <text:p/>
        </draw:path>
        <draw:path draw:style-name="gr3" draw:text-style-name="P3" draw:layer="layout" svg:width="0.032cm" svg:height="0.041cm" svg:x="3.983cm" svg:y="15.657cm" svg:viewBox="0 0 33 42" svg:d="M31 15c-12 20-29 1-14-15-10 9-20 29-16 42 11-2 30-17 32-29z">
          <text:p/>
        </draw:path>
        <draw:path draw:style-name="gr3" draw:text-style-name="P3" draw:layer="layout" svg:width="0.316cm" svg:height="0.374cm" svg:x="3.668cm" svg:y="15.371cm" svg:viewBox="0 0 317 375" svg:d="M13 95c-13-14-20-50-4-62 9-6 20-7 29-12 5-3 11-5 15-8 7-3 11-10 17-13-3 5-23 15-15 22-4 4-8 7-6 11 3 7 11 6 16 3 1 14-19 8-24 19-3 6-1 17-2 24-1 8-5 17-4 24 14-5 27-1 40 3s19 4 17-12c11-5 45 50 53 60 18 26 35 52 56 76 5 7 11 12 14 21 3 6 4 17 13 19 4 2 9-2 11-1 5 2 6 9 8 14 3 5 7 14 14 10 0-1 0-2 0-3 4 7 7 15 15 18-3 4-7 7-12 8 1-6-4-9-7-12-8 5-7 9-3 15 3 4 5-1 5 7 0 4-5 10-8 13-2-7-3-16-10-19-5 3-6 12-5 18 3 11 11 12 19 17-8 2-22 4-7 11 16 8 32-8 35-22 4-16 0-33-1-49 3-1 7-1 9-3 2-1 3-6 5-7 5-3 14-2 21-4-6 10-12 14-15 26-2 9-2 19-4 29s-1 25-11 32c-15 10-47 11-62-4s-10-46-11-65c-1-54-38-85-72-122-14-16-27-30-44-42-14-10-26-20-42-25-15-4-32-3-43-15z">
          <text:p/>
        </draw:path>
        <draw:path draw:style-name="gr3" draw:text-style-name="P3" draw:layer="layout" svg:width="0.017cm" svg:height="0.022cm" svg:x="3.814cm" svg:y="15.327cm" svg:viewBox="0 0 18 23" svg:d="M13 22c14-9-4-19-13-22 0 6 6 28 14 22z">
          <text:p/>
        </draw:path>
        <draw:path draw:style-name="gr3" draw:text-style-name="P3" draw:layer="layout" svg:width="0.008cm" svg:height="0.016cm" svg:x="2.088cm" svg:y="16.508cm" svg:viewBox="0 0 9 17" svg:d="M5 17c4-6 5-12 2-17-8 1-9 11-4 15z">
          <text:p/>
        </draw:path>
        <draw:path draw:style-name="gr12" draw:text-style-name="P2" draw:layer="layout" svg:width="0.272cm" svg:height="0.68cm" svg:x="3.246cm" svg:y="16.047cm" svg:viewBox="0 0 273 681" svg:d="M270 86c-21 48-36 100-42 152-2 19-3 41-1 59 1 23-3 48 0 71 3 20 11 39 11 59 0 16-8 29-11 44-2 16 6 22 8 37 1 14-10 29-9 44 2 13 10 18 6 34-4 17-12 33-16 50-5 23-13 46-40 45-39-2-85-31-121-6-1-5-2-9 1-15-18-7-17-8-22-28-2-12-14-30-12-41 3-14 16-24 19-37 4-16-2-33 2-50 2-8 11-16 10-25-1-10-7-12-7-23 1-14 9-31 12-45 16-82 22-176-17-254-11-22-39-45-41-71-1-17 23-68 39-75 8-3 18 2 27 3 13 1 26-3 38-6 30-8 56-10 87-6 15 2 29 9 44 11 13 1 19-1 26 11 5 9 7 28 9 37 3 11 5 14 0 25z">
          <text:p/>
        </draw:path>
        <draw:path draw:style-name="gr3" draw:text-style-name="P3" draw:layer="layout" svg:width="0.253cm" svg:height="0.656cm" svg:x="3.255cm" svg:y="16.05cm" svg:viewBox="0 0 254 657" svg:d="M112 606c-7 5-18 5-26 8-5 2-9 5-15 6 5-6 0-9 1-16 2-9 11-15 16-23-9 5-18 11-24 20-1-5 0-12-4-16 6-11 22-6 27-19-20 5-22-7-16-21 6-12 21-27 22-41 0-7-4-8-5-14-2-10 4-8 6-15 13-33 12-72 11-107-2-41-5-89 4-128 7-28 23-59 15-86-5-20-24-50-10-69-8 10-24 16-34 22-11 7-28 25-39 12-11-14 5-47 14-58 8-10 24-21 36-22-10-2-2-14 4-17 15-7 11 10 7 19 5 1 9 1 13-1-2-17 28-18 39-19 9-1 52-16 51 1-1 15-34 22-45 23-4 0-10 1-14 1-2 0-9-4-11-3-13 5 8 27 5 36 1-11 2-22 4-33 2 0 5 0 7 1 5 7 0 24 10 27 6-5 2-9 2-15 1-11 5-9 8-17 3 3 6 7 7 12 8-7 18-4 25-10-10-9 3-14 7-18 4-5 1-7 7-10 6-2 12 1 16 2 11 4 22 16 13 28-7 10-29 13-41 15 0 12 11 11 14 0 5 6 9-2 16-4 5-2 11 1 16-3 9-10-3-32-10-41-35 8-66-16-99-13-16 2-25 12-38 16-14 5-39-1-53-3-20-2-23 6-32 23-7 13-18 30-19 45-1 17 13 34 22 47 10 16 18 32 25 49 12 33 18 67 17 101 0 32-1 64-5 95-2 16-4 33-9 47-4 12-12 22-10 35 1 11 14 18 14 29-1 12-18 15-14 30 0 3 5 13 9 13 6-1 3-17 6-22 3-7 4-9 10-3 6 7 1 10 1 16 0 13 0 26-14 33 0-2-2-4-2-6-3 1-6 3-8 5-1 15-19 23-22 35-3 13 14 29 17 41 4 15 3 23 18 29 14 5 29-5 40-13-6 5-10-9-9-13 2-8 20-17 26-23z">
          <text:p/>
        </draw:path>
        <draw:path draw:style-name="gr3" draw:text-style-name="P3" draw:layer="layout" svg:width="0.021cm" svg:height="0.033cm" svg:x="3.421cm" svg:y="16.584cm" svg:viewBox="0 0 22 34" svg:d="M0 30c19 9 19-18 22-30-13 8-18 19-19 34z">
          <text:p/>
        </draw:path>
        <draw:path draw:style-name="gr12" draw:text-style-name="P2" draw:layer="layout" svg:width="0.202cm" svg:height="0.385cm" svg:x="3.259cm" svg:y="16.685cm" svg:viewBox="0 0 203 386" svg:d="M28 378c26 4 74 18 94-2 15-16 22-44 22-64 0-13-7-25-6-37 1-20 9-42 13-62 5-29 7-75 30-96 7-7 17-14 20-24 2-6 2-11 1-17-2-7-2-13-4-20-3-9-13-12-20-18-11-10-19-22-32-30-10-7-21-9-33-7-21 3-35 17-52 27-18 10-41 12-41 38 0 14 10 23 14 35 8 25 3 55 8 81 9 46-6 75-27 114 0 1 0 2-1 3-1-1-3-2-4-2-3 10-4 20-7 30-1 0-1-1-2-2-3 8 2 10 3 16s0 12 1 17c4 16 11 18 23 20z">
          <text:p/>
        </draw:path>
        <draw:path draw:style-name="gr3" draw:text-style-name="P3" draw:layer="layout" svg:width="0.02cm" svg:height="0.029cm" svg:x="3.373cm" svg:y="16.991cm" svg:viewBox="0 0 21 30" svg:d="M4 29c-3-13 21-15 17-26-4-13-32 19-16 27z">
          <text:p/>
        </draw:path>
        <draw:path draw:style-name="gr3" draw:text-style-name="P3" draw:layer="layout" svg:width="0.161cm" svg:height="0.369cm" svg:x="3.263cm" svg:y="16.694cm" svg:viewBox="0 0 162 370" svg:d="M92 369c2 0 5 0 7-1-1-8-13-22-21-23-7-2-13 4-20 1-5-1-12-10-15-10-8 0-15 19-25 20 1-7 32-55 8-50 6-6 4-17 9-24 3-4 2-6 8-4 4 1 6 2 6 7 5-17 5-39 15-54 3-4 6-4 8-11 4-14 4-32 5-46 1-24 0-52 6-75 3-8 9-13-1-21-5-4-12-2-7-12-1 1-2 2-2 3 2-7 0-13 0-20 0-12 6-23 12-32 5 7 10 27 5 34 19-27 41-34 72-28-14-4-23-19-38-22-9-2-20-1-29 4-10 5-19 11-29 17-17 10-42 11-44 35 7-7 12 2 9 9-3-1-6-3-9-5-1 7 8 16 10 23 3 9 3 17 4 26 1 12 4 23 5 34 3 14 8 29 9 43 2 30-10 60-23 86-2 4-3 11-7 14-5 4-7-1-11 6-2 4 0 9-1 14-1 7-6 15-8 22 12 3 5 15 8 23 4 11 11 12 21 12 23 0 49 8 68 5z">
          <text:p/>
        </draw:path>
        <draw:path draw:style-name="gr12" draw:text-style-name="P2" draw:layer="layout" svg:width="0.198cm" svg:height="0.248cm" svg:x="3.211cm" svg:y="17.017cm" svg:viewBox="0 0 199 249" svg:d="M115 156c-1-19 15-35 25-48 13-18 22-21 42-29 49-17-20-67-45-74-24-8-77-8-95 13-11 13 3 23 8 35 6 15 1 34-1 49-2 16-5 28-12 43-4-2-7-8-9-12-6 6-13 19-17 26-4 8-10 19-11 28 6 5 0 17 2 24 2 10 9 22 17 28 16 12 34 11 52 9 0-3 2-4 3-6-3 8 18-1 19-2 8-6 12-15 17-23 5-7 25-30 7-35 11 1 14-11 11-20-1-3-14-17-13-6z">
          <text:p/>
        </draw:path>
        <draw:path draw:style-name="gr3" draw:text-style-name="P3" draw:layer="layout" svg:width="0.145cm" svg:height="0.235cm" svg:x="3.216cm" svg:y="17.019cm" svg:viewBox="0 0 146 236" svg:d="M88 74c3 13-4 31-7 44-2 17 1 39-5 54-3 6-8 9-12 14-2 4-2 9-5 12-7-5-14-14-23-4-8 9 3 15 10 20-23 5-19-13-24-26 12-12-11-14-18-9-1 5 5 7 9 8 0 3-1 6-3 8-2-1-3-1-4-1-3 2-4 5-4 9 4 2 7 1 8-3 2 5 1 9-3 11 4 0 7 1 9 4-1 0-3 1-4 1-3 11 13 10 18 15-2 1-6 2-7 5-5-4-12-6-15-10-3-5 0-10-8-13 2-8-1-16 4-23-10-4 2-22 5-31 2-4 6-16 12-18 7-3 7 6 13 7 7-8 8-19 9-28 2-13 5-26 7-39 2-12 4-24-2-36-4-9-15-13-9-24 11-20 46-21 66-21 9 0 21 1 30 5 9 5 19 17 1 13-6-2-14-11-20-10-9 1-11 14-22 8 1-2 1-6 3-8-6-3-10 3-14 6-8 6-8 5-16 5s-24-1-27 9c6 6 19 14 27 15 13 4 24-2 37-5-2 1-12 12-13 14-6 8-5 13-3 22z">
          <text:p/>
        </draw:path>
        <draw:path draw:style-name="gr3" draw:text-style-name="P3" draw:layer="layout" svg:width="0.04cm" svg:height="0.069cm" svg:x="3.29cm" svg:y="17.174cm" svg:viewBox="0 0 41 70" svg:d="M10 65c-2 2-5 4-8 5 3-3 2-7-2-9 5-1 14-4 17-8 5-6 2-11 3-18 1-8 5-10 8-15 3-6 5-14 8-20 14 9-9 24-10 31-2 7 3 14 1 19-1 5-15 15-20 18z">
          <text:p/>
        </draw:path>
        <draw:path draw:style-name="gr3" draw:text-style-name="P3" draw:layer="layout" svg:width="0.014cm" svg:height="0.017cm" svg:x="3.263cm" svg:y="17.24cm" svg:viewBox="0 0 15 18" svg:d="M1 18c3 0 7-1 10-3-2-4-1-9 4-12-8-10-19 8-14 14z">
          <text:p/>
        </draw:path>
        <draw:path draw:style-name="gr12" draw:text-style-name="P2" draw:layer="layout" svg:width="0.257cm" svg:height="0.548cm" svg:x="2.177cm" svg:y="16.031cm" svg:viewBox="0 0 258 549" svg:d="M255 450c-7-15-27-21-33-38-2-6 1-14-1-21-3-9-11-16-14-25-8-22-7-49-9-73-2-45 7-78 10-122 2-35-4-69-1-103 1-18 1-43-25-43 0-61-81 8-110 12-11 1-30-3-41 0-16 5-6 1-11 17-6 18-22 35-20 55 3 26 30 52 43 74 16 26 25 53 33 81 7 25 7 52 14 77 6 21 15 38 17 60 5 45 1 90 24 130 13 24 28 16 54 18 19 1 50-7 61-24 9-15 17-59 9-75z">
          <text:p/>
        </draw:path>
        <draw:path draw:style-name="gr3" draw:text-style-name="P3" draw:layer="layout" svg:width="0.227cm" svg:height="0.538cm" svg:x="2.185cm" svg:y="16.036cm" svg:viewBox="0 0 228 539" svg:d="M198 523c5 1 31 2 30-7 4 30-81 25-97 16-9-6-13-23-17-33-13-37-1-72-9-110-9-41-22-80-28-123-4-26-14-48-28-70-10-18-25-32-36-50-9-16-15-36-12-54 2-15 11-28 15-42 9 7 13-2 15 10 1 9-9 19 6 19 7 1 30-16 29-25-1-13-33-10-41-13 7-2 17 2 26 2 13 0 26-5 38-10 15-7 49-40 65-32-3 3-7 3-10 5-4 4-9 9-14 13-10 10-15 14-19 29-4-7-3-15 2-20-11 7-25 9-37 16 6 5 4 7 3 13 0 0-3 4-4 5-1 4 0 8 0 11 1 15 9 52 30 38 1 13-1 27-2 41-2 22 0 46 2 68 4 37 22 71 29 107 6 33 6 72 23 101 3 4 9 9 11 14 3 9-1 20 4 29 1-4 3-8 4-11 5 10 26 38 28 11 3 13 10 26 0 38-5-4-9-9-13-14-5 8-12 1-18-1 1 0 4-2 5-2 2-5 0-9-4-11-5 1-12 5-16 3-5-2-5-12-9-14s-10 1-14 0c-7-2-13-12-18-17 0 4 5 14 6 17 2 4 0 12 8 10-3 11-3 32 15 22-4 5-13 12-7 19 12-3 26-5 34-15 10 3 15 13 25 17z">
          <text:p/>
        </draw:path>
        <draw:path draw:style-name="gr3" draw:text-style-name="P3" draw:layer="layout" svg:width="0.017cm" svg:height="0.015cm" svg:x="2.355cm" svg:y="16.061cm" svg:viewBox="0 0 18 16" svg:d="M18 10c-5-8-14 0-18 6 0-6 0-11 1-16 6 1 12 3 17 6z">
          <text:p/>
        </draw:path>
        <draw:path draw:style-name="gr40" draw:text-style-name="P2" draw:layer="layout" svg:width="0.192cm" svg:height="0.318cm" svg:x="2.286cm" svg:y="16.533cm" svg:viewBox="0 0 193 319" svg:d="M135 0c30 25 33 38 27 73-5 32-4 68 0 100 2 12 3 30 8 42 4 9 18 15 21 23 7 18-6 52-13 67-19-5-27 7-43 12-15 5-28-5-43-1-12-17-24-32-32-52 31-32 9-88-4-123-7-19-12-28-26-38-16-12-26-13-29-33-6-33 25-58 53-68 13-4 37 1 52-1 18-1 35-7 45 20">
          <text:p/>
        </draw:path>
        <draw:path draw:style-name="gr3" draw:text-style-name="P3" draw:layer="layout" svg:width="0.162cm" svg:height="0.31cm" svg:x="2.29cm" svg:y="16.537cm" svg:viewBox="0 0 163 311" svg:d="M163 272c-18-13 1-32-1-47-10 0-18-5-21-13-3 11-11 21-19 29-4-1-3-5-6-8-3-2-7-3-8-8-1-7 10-15 14-20-9-3-9-11-12-19-5-17-11-33-16-50-5-16-9-32-12-49-2-6-2-16-5-21-6 2-13 3-19 2-1-10-16 7-24-2-9-10 6-17 10-24 3-5 0-6 4-11 1-1 7-6 9-7 7-5 18-11 24-1 0-1 0-2 0-3 1-1 1 1 2-2-7-10-22 3-33-4 7-7 21-7 25-14-16 11-37 11-52 25-10 9-18 17-22 31-7 27 20 34 38 48 21 18 33 45 40 71 4 16 6 38 3 54-1 9-19 28-15 32 3-4 8-3 10 3 1 3-5 10-4 15 1 6 10 25 16 29 11 7 61 0 69-13-3-4-9-13-15-14-9-3-4 0-8 4-10 12-16 18-31 9-13-7-8-13 3-22 5-4 22-19 6-20 7-4 34 9 35 16 4-1 9-1 9 2z">
          <text:p/>
        </draw:path>
        <draw:path draw:style-name="gr3" draw:text-style-name="P3" draw:layer="layout" svg:width="0.044cm" svg:height="0.037cm" svg:x="2.395cm" svg:y="16.543cm" svg:viewBox="0 0 45 38" svg:d="M40 16c0-9-7-12-13-16 12 14-16 30-27 33 3 5 7 6 13 4 3-1 7-9 10-12 7-6 14-9 22-12z">
          <text:p/>
        </draw:path>
        <draw:path draw:style-name="gr40" draw:text-style-name="P2" draw:layer="layout" svg:width="0.153cm" svg:height="0.274cm" svg:x="2.342cm" svg:y="16.827cm" svg:viewBox="0 0 154 275" svg:d="M126 169c1-2-11-49-11-57 2-21 17-26 24-43 3-10-10-46-17-36 19-27-15-17-26-19-8-2-31-29-33-2-33-6-44 13-52 37-1 4-9 5-11 12-1 2 4 21 5 24 4 12 9 22 19 31 19-27 68 73 34 95 14 29 17 78 58 60 44-19 44-73 27-111-7 3-12 4-17 9z">
          <text:p/>
        </draw:path>
        <draw:path draw:style-name="gr3" draw:text-style-name="P3" draw:layer="layout" svg:width="0.125cm" svg:height="0.244cm" svg:x="2.35cm" svg:y="16.851cm" svg:viewBox="0 0 126 245" svg:d="M123 147c-7 9-8 14-7 24 7 1 13 20 9 26-2-1-4-1-5-2-2 14 6 25-7 36 0-3 3-11 2-14-5-7-5-1-9-1-6 1-19 3-23 8-9 12 16 4 19 14-11 17-31-2-36-13-3-9-4-18-6-28-2-11 0-9 4-19 8-25-12-107-47-95 0-5-2-11-4-16-1 0-2 1-4 1 0-5-4-8-9-9 9-6 9-15 0-21 15-2 14-28 23-38 4 2 7 5 8 9-15 8-24 23-18 38 6-4 12-23 19-22 0-1 0-3 0-4 14 12 24 7 40 0 10-4 7-5 14-16-10 11 6 12 6 23-14-7-44-6-38 18 3 10 13 9 18 16 5 6 7 17 8 24 3 22 0 45 3 68 3 16 3 28 3 45 0 10 10 20 20 12s6-28 6-38c11-8-11-30 11-31z">
          <text:p/>
        </draw:path>
        <draw:path draw:style-name="gr3" draw:text-style-name="P3" draw:layer="layout" svg:width="0.007cm" svg:height="0.019cm" svg:x="2.462cm" svg:y="16.885cm" svg:viewBox="0 0 8 20" svg:d="M0 19c12-2 10-14 1-19-2 7 2 16 3 20z">
          <text:p/>
        </draw:path>
        <draw:path draw:style-name="gr12" draw:text-style-name="P2" draw:layer="layout" svg:width="0.315cm" svg:height="0.696cm" svg:x="2.446cm" svg:y="16.125cm" svg:viewBox="0 0 316 697" svg:d="M277 73c-3 18-16 37-21 56-6 24-6 47-7 72-1 50 5 95 11 145 5 38 14 76 17 113 2 21-8 37-8 57 31-2 39 53 42 75 3 16 8 34 2 49-6 12-37 45-49 50-23 10-54 0-78 0-16 1-38 11-51 4-22-11-32-41-35-63-6-35 12-45 20-76 4-15-4-42-6-58-5-33-9-65-13-97-9-63-16-126-37-187-19-1-17-20-23-34-7-18-19-34-30-50-13-18-11-14-11-36 1-25 0-31 20-51 32-33 72-23 116-24 32-1 65-20 97-18 30 3 48 44 44 73z">
          <text:p/>
        </draw:path>
        <draw:path draw:style-name="gr3" draw:text-style-name="P3" draw:layer="layout" svg:width="0.028cm" svg:height="0.03cm" svg:x="2.696cm" svg:y="16.649cm" svg:viewBox="0 0 29 31" svg:d="M29 3c-7 6-24 15-15 25-3 1-9 5-14 2 2-9 2-18 4-26 8 2 14-9 23-2z">
          <text:p/>
        </draw:path>
        <draw:path draw:style-name="gr3" draw:text-style-name="P3" draw:layer="layout" svg:width="0.011cm" svg:height="0.013cm" svg:x="2.683cm" svg:y="16.689cm" svg:viewBox="0 0 12 14" svg:d="M11 14c-3-5-5-9-4-14-13 4-6 18 5 13z">
          <text:p/>
        </draw:path>
        <draw:path draw:style-name="gr3" draw:text-style-name="P3" draw:layer="layout" svg:width="0.268cm" svg:height="0.684cm" svg:x="2.454cm" svg:y="16.135cm" svg:viewBox="0 0 269 685" svg:d="M112 437c-4-30-10-59-17-89-6-28-10-56-15-85-2-10-3-20-6-30-2-9-6-18-8-27-1-7-3-10-9-15-10-6-8-12-12-22-10-31-42-46-45-81-2-32 22-81 62-72-8-2-13 3-10 10 5 9 25 11 34 13 5 0 22 3 25-4 2-8-14-13-18-17 26 13 55-1 78-9 6-2 12 0 18-1 5-1 8-7 13-8 7-1 26 5 23 14-4 10-23 4-21 20-10-6-15 13-10 18-4 3-9 3-13 6-5 4-2 9-5 12-9 10-17 2-19-8-5 1-13 0-17 2-7 5-5 10-7 18-4-2-12-29-16-9-4-19-29-2-34 8-1 5-2 18 3 21 4 3 13-1 17-2 1 5 1 13 5 17 1-2 5-4 6-7 18 9 19 54 21 71 7 48 16 96 23 145 7 45 15 91 21 137 2 12 8 29 4 40-2 7-16 17-1 25 0 6-11 15-4 19 6 4 12-11 21-2 0-1 0-3 0-5 4 6 11 1 17 2l1 3c-2 1-4 2-5 2 1 10-3 40 12 41-9 10 9 15 14 5-2-1-3-3-5-4 4-1 8-2 11-3 1 7 2 35 15 32-3 3-6 4-9 2-2-2-3-5-5-7s-5-2-8-3c-8-1-18 0-14 10-4 1-13 4-13 9 0 8 17 12 23 14 12 4 25 6 36 13-20 16-43 24-70 28-13 1-26 1-39-2-6-2-13-3-18-6 11-10 27-12 37-22 4-3 6-7 9-11 3-2 13-8 13-12 0-9-12-3-16-6-2-3 0-5 0-7 0-6-1-10-2-15 7 0 7-9 12-12 3-2 10 1 12-3 4-7-16-14-20-15 1-4 0-11-5-12-8 0-9 26-11 32-2-11-17-2-17 6 0 4 2 20 8 19-5 1-9 2-10 7s4 13 7 18c-13 6-20 25-26 36-16-14-30-36-36-57-5-15 1-30 8-43 3-6 7-13 10-20s3-14 3-22c1-10 1-21 0-31-3-18-3-35-4-53-1-6-1-11-2-16z">
          <text:p/>
        </draw:path>
        <draw:path draw:style-name="gr3" draw:text-style-name="P3" draw:layer="layout" svg:width="0.02cm" svg:height="0.081cm" svg:x="2.698cm" svg:y="16.148cm" svg:viewBox="0 0 21 82" svg:d="M7 82c3-13 11-23 13-36 3-15-7-34-15-46 4 8 15 57-5 54 6 6 12 14 6 22z">
          <text:p/>
        </draw:path>
        <draw:path draw:style-name="gr12" draw:text-style-name="P2" draw:layer="layout" svg:width="0.245cm" svg:height="0.469cm" svg:x="2.582cm" svg:y="16.771cm" svg:viewBox="0 0 246 470" svg:d="M55 248c-14-40-36-79-49-117-14-43-2-59 22-95 40-61 112-28 168-21 6 17 18 27 22 43 6 24-9 62-12 87-9 63-13 119 17 173 14 24 35 100 15 123-16 18-48 5-67 6-21 2-55 28-74 22-21-6-30-46-31-64-1-23 13-45 10-68-1-15-8-32-10-48-2-14-6-27-11-41z">
          <text:p/>
        </draw:path>
        <draw:path draw:style-name="gr3" draw:text-style-name="P3" draw:layer="layout" svg:width="0.12cm" svg:height="0.109cm" svg:x="2.699cm" svg:y="17.122cm" svg:viewBox="0 0 121 110" svg:d="M103 90c-5-20-38-44-58-33 12 12 19 16 0 23-14 5-42 14-45 30 13-2 26-11 39-15 11-2 22-3 33-3 12 1 32 5 42-3 9-7 8-31 6-41-5-16-2-32-7-48-1 13-5 26-2 39 2 8 7 13 7 21 1 12-13 43-19 19z">
          <text:p/>
        </draw:path>
        <draw:path draw:style-name="gr3" draw:text-style-name="P3" draw:layer="layout" svg:width="0.013cm" svg:height="0.04cm" svg:x="2.776cm" svg:y="17.114cm" svg:viewBox="0 0 14 41" svg:d="M0 40c5 0 10 0 14-1-6-6-2-9-2-15 0-7 0-16-3-24-2 14-6 28-7 41z">
          <text:p/>
        </draw:path>
        <draw:path draw:style-name="gr3" draw:text-style-name="P3" draw:layer="layout" svg:width="0.136cm" svg:height="0.448cm" svg:x="2.588cm" svg:y="16.778cm" svg:viewBox="0 0 137 449" svg:d="M6 70c-6 14-8 26-4 41 7 20 20 39 26 61 18 58 62 125 45 188-5 18-5 43 2 60 3 8 6 23 13 29 11-17 23-49 48-47 7-22-40-1-40 13 0-18-23-35-17-53 2-5 7-9 13-7 12 5 7 23 4 32 8-6 25-37 13-44 21-35 15-66 1-101-6-16-3-36-3-53-2-20-2-39-3-58-5 10-9 8-16 3-1 0-3-5-5-6-8-6-18 0-25-10-8-9-12-54 11-43-3-10 9-16 13-2 0-2 1-12-3-13-4-3-10 6-14 9-5 5-18 16-27 14-12-3-8-15 1-20 8-4 17-4 25-7-1-9 7-17 16-19 12-2 18 6 27 9-7-2-10-15-16-20-5-5-19-11-11-21 0-1 0-4-1-5-12 1-29 13-40 20-18 12-26 30-33 50z">
          <text:p/>
        </draw:path>
        <draw:path draw:style-name="gr3" draw:text-style-name="P3" draw:layer="layout" svg:width="0.005cm" svg:height="0.038cm" svg:x="2.783cm" svg:y="16.861cm" svg:viewBox="0 0 6 39" svg:d="M0 39c3-13 9-27 5-39-3 8-7 28-2 33z">
          <text:p/>
        </draw:path>
        <draw:path draw:style-name="gr12" draw:text-style-name="P2" draw:layer="layout" svg:width="0.184cm" svg:height="0.319cm" svg:x="2.654cm" svg:y="17.192cm" svg:viewBox="0 0 185 320" svg:d="M153 108c3-11 4-26 9-37 3-7 13-15 15-22 3-15-15-23-28-32-14-10-31-15-48-17-30-3-60 10-79 32-13 14-30 24-18 43 11 17 31 29 42 48 11 20 12 42 18 63 3 10 9 21 4 31-4-5-9-5-13-8-13 42 24 131 73 107 6-3 7-12 12-15 3-2 11 0 16-4 4-3 14-21 17-27 9-17 2-29 4-43 1-12 17-39-1-43 1-4-1-10-3-14-19 4-24 16-27-12-2-16 4-34 7-50z">
          <text:p/>
        </draw:path>
        <draw:path draw:style-name="gr3" draw:text-style-name="P3" draw:layer="layout" svg:width="0.164cm" svg:height="0.289cm" svg:x="2.659cm" svg:y="17.197cm" svg:viewBox="0 0 165 290" svg:d="M52 42c-10 4-20 1-30 9-6 4-11 13-12 20 8 0 16-3 23-3 5-1 17-4 22-3 15 3 25 34 25 47 11-15 14 27 15 32 5 23 12 46 16 70-5 3-6 12-8 18-8-11-18 15-2 6 0 6 0 12 1 17-2 0-5 2-7 2 5 11 32-4 37-10 8-10 9-27 12-39 1-8 5-19 5-27 5 2 10-1 13-5-3 11-2 18 1 28-14-16-7 18-7 19-2-1-2-1-3-1-2 4-1 8 2 12-10-3-8 6-5 11-4-7-8 13-8 15 0 4-1 17 6 16 6 0 15-16 17-21-1 16-15 21-26 29 3-6 7-11 4-18-4-9-17-10-22-2-2 3 0 7-1 9-1 1-8 5-7 4 6-16-10-12-10-4-2 1-6 2-8 1 1-6-3-11-10-9 0-6-1-15-10-12 0-5 0-22-9-21-9 0 2 13-4 16 1 5 4 8 9 9-2 2-3 6-3 9 0 1 6 10 7 10 4 3 16 7 20 5 0 4 1 4 2 7 9-2 19 0 25-5 8 12-12 5-17 7-1-1-1-2-2-3-4 1-8 2-12 3 0-1 0-3 0-5-3 1-6 0-9 1 1-10-6-10-15-9-2-5 1-11-1-15-8 3-8-2-8-6 0-3 2-6 2-9s-2-3-3-6c-3-11-5-22-2-34 6 3 10 11 16 10-2-11-2-23-5-34-4-19-9-38-13-56-4-19-16-36-31-47-14-11-29-17-19-37 3 12 31-7 28-14-5 1-10 3-15 5 25-37 78-40 117-27-8 1-14 6-21 5-5 0-14-4-20-4-19-3-38-4-50 13 11 7 33 1 47-2 9-2 18-4 24 4-8 7-28 5-38 6-5 0-13 0-17 4-2 1-6 9-6 9z">
          <text:p/>
        </draw:path>
        <draw:path draw:style-name="gr12" draw:text-style-name="P2" draw:layer="layout" svg:width="0.427cm" svg:height="0.343cm" svg:x="2.801cm" svg:y="14.599cm" svg:viewBox="0 0 428 344" svg:d="M36 208c-6-2-21-1-25-5-11-9-6-36-8-50-5-37-5-56 7-91 15-47 55-51 98-56 27-4 51-10 78-2 32 9 60 28 81 54 12 15 18 34 33 47 17 14 42 11 59 24 5 3 7 12 13 16 9 5 23 2 33 7 24 12 23 39 23 62 0 31-10 38-37 51s-52 30-79 44c-31 16-73 37-109 35-33-2-49-42-66-65-22-32-65-58-101-71z">
          <text:p/>
        </draw:path>
        <draw:path draw:style-name="gr3" draw:text-style-name="P3" draw:layer="layout" svg:width="0.289cm" svg:height="0.118cm" svg:x="2.926cm" svg:y="14.82cm" svg:viewBox="0 0 290 119" svg:d="M239 42c-11 27-58 10-79 17-10 4-13 10-20 19-18 19-52 41-75 28-42-24-11-84-65-106 12 12 22 22 26 39 3 10-2 25 1 34 6 16 33 40 49 44 61 14 121-42 167-71-14-26 61 3 44-39-9 9-19 31-35 26z">
          <text:p/>
        </draw:path>
        <draw:path draw:style-name="gr3" draw:text-style-name="P3" draw:layer="layout" svg:width="0.279cm" svg:height="0.217cm" svg:x="2.811cm" svg:y="14.6cm" svg:viewBox="0 0 280 218" svg:d="M280 124c-8-9-18-7-22-15 5-2 6-6 12-5-4-6-10-11-16-13-8 12-32 28-44 16-18-18 19-37 32-45-9-7-8-19-17-28-11-10-31-21-44-27 22 30 37 68-7 86-36 15-110-9-132 30-19-9-2-36 7-47 18-21 34-39 61-42 12-2 22-2 33-5 14-3 18 1 31 2 0-2 1-5 0-8 3 1 6 1 9 2-15-56-144-5-165 24-16 22-21 61-16 87 5 22 18 31 27 51 0-1 1-1 2-1-1 12 24 30 35 32-1-21 16-42 30-56-5 1-17-1-23 2-9 3-6 7-13 13-14 14-26 8-21-14 9-32 72-34 100-37 24-2 49-16 70-8 2 1 2 9 5 10s15-3 19-4c14-2 26-2 40-2z">
          <text:p/>
        </draw:path>
        <draw:path draw:style-name="gr3" draw:text-style-name="P3" draw:layer="layout" svg:width="0.08cm" svg:height="0.049cm" svg:x="3.136cm" svg:y="14.731cm" svg:viewBox="0 0 81 50" svg:d="M73 35c-17 0-40 7-53-5-7-6-10-22-20-30 20 0 37 22 57 26 19 4 21 5 24 24-7-6-16-14-26-13z">
          <text:p/>
        </draw:path>
        <draw:path draw:style-name="gr12" draw:text-style-name="P2" draw:layer="layout" svg:width="0.307cm" svg:height="0.283cm" svg:x="3.01cm" svg:y="14.877cm" svg:viewBox="0 0 308 284" svg:d="M202 216c-14 10-20 25-31 39-12 16-27 18-44 29-21-26-48-51-65-80-13-23-35-46-44-70-9-23-10-50-18-72 25-3 50-1 75-10 10-4 21-9 29-17 5-6 8-13 14-18 28-18 72-12 101-17 11 33 45 33 71 47 35 20 9 74 7 105-3 48-61 40-95 64z">
          <text:p/>
        </draw:path>
        <draw:path draw:style-name="gr3" draw:text-style-name="P3" draw:layer="layout" svg:width="0.081cm" svg:height="0.067cm" svg:x="3.213cm" svg:y="14.893cm" svg:viewBox="0 0 82 68" svg:d="M81 39c-12 7-15 16-5 25-6 0-12 1-17 4 2-8-10-15-18-11 7-13-32-43-41-54 6 10 20 30 33 24-4-10-15-18-23-26 10-3 16 4 23 10 9 7 20 13 31 15-1 9 9 24 18 15 0-2-1-2-3 0z">
          <text:p/>
        </draw:path>
        <draw:path draw:style-name="gr3" draw:text-style-name="P3" draw:layer="layout" svg:width="0.018cm" svg:height="0.013cm" svg:x="3.244cm" svg:y="14.973cm" svg:viewBox="0 0 19 14" svg:d="M10 13c16-8 6-18-6-10-11 9 2 14 9 8z">
          <text:p/>
        </draw:path>
        <draw:path draw:style-name="gr3" draw:text-style-name="P3" draw:layer="layout" svg:width="0.083cm" svg:height="0.07cm" svg:x="3.163cm" svg:y="15.061cm" svg:viewBox="0 0 84 71" svg:d="M75 15c3-6 6-10 9-15-17 6-31-8-44 7-14 16-17 32-26 49 2-9 2-22 0-30-8 12-12 31-14 45 31-9 32-59 71-59z">
          <text:p/>
        </draw:path>
        <draw:path draw:style-name="gr3" draw:text-style-name="P3" draw:layer="layout" svg:width="0.14cm" svg:height="0.236cm" svg:x="3.047cm" svg:y="14.913cm" svg:viewBox="0 0 141 237" svg:d="M127 39c2-7 6-13 3-20-8 13-8 34-13 49-4 12-10 24-17 34-2 4-6 5-7 9-5 10 5 25-7 32-2-7-9-15-10-22-2-9 8-25 10-35 4-30 3-58-8-86-12 8-25 20-39 26-10 4-28 2-35 9-6 6-4 17 1 23 3 5 10 8 14 13 9 11 14 22 15 36 2 18 0 35-3 52-2 11 1 17 9 25s17 14 25 24c8 9 15 19 22 29 1-18-4-33-1-50 3-24-2-39 18-56 14-11 33-28 37-46-9-10-16-33-14-46z">
          <text:p/>
        </draw:path>
        <draw:path draw:style-name="gr12" draw:text-style-name="P2" draw:layer="layout" svg:width="0.329cm" svg:height="0.44cm" svg:x="2.634cm" svg:y="14.789cm" svg:viewBox="0 0 330 441" svg:d="M310 48c21 21 20 66 20 94 0 22-4 43-10 64-7 30-20 58-32 87-8 19-18 40-5 60-12-4-21-20-32-28 6 12 32 36 15 50-12 10-34-3-51 9-15 10-27 27-43 38-21 14-54 16-79 19-40 5-76-34-88-68-17-46 13-87 36-125 19-32 38-74 40-111 1-14-2-24 5-36 7-11 22-19 28-33 9-20 4-19 22-29 36-21 47-48 93-36 33 8 75 29 92 60">
          <text:p/>
        </draw:path>
        <draw:path draw:style-name="gr3" draw:text-style-name="P3" draw:layer="layout" svg:width="0.313cm" svg:height="0.42cm" svg:x="2.643cm" svg:y="14.798cm" svg:viewBox="0 0 314 421" svg:d="M255 205c20 3 29-14 23-32-5-16-23-27-37-34-9-4-19-5-26-10-11-8-11-23-26-26-6 7-21 14-25 25-1 4 3 13 3 14-2 5-10 9-14 13-13 15-29 24-44 37-5 5-17 14-18 22-2 12 6 10 0 20-2 5-16 11-20 16-7 9-11 20-15 30-7 20-16 43-6 64 16 35 48 20 73 2 10-7 23-29 33-33 6-2 13 1 21 0-21 11-66 83-91 69-6 21 33 18 48 14 27-5 63-24 74-52-16 16-1 27 15 31-27 18-58 31-89 35-20 3-42 12-62 11-24-2-52-23-63-43-24-44 6-94 32-128 8-11 13-24 22-33 9-11 25-18 36-26 14-11 29-21 39-35 7-11 12-21 22-29 8-7 21-9 17-22-3-11-13-12-22-11-29 4-59 40-61 68-11-1-19 5-28 10 2-10 9-21 13-32 5-11 6-24 9-37 4-13 9-14 16-22 11-13 11-30 20-42 11-15 43-34 60-38 20-4 77 7 88 24-20 4-53-3-64 19-16 28 6 75 29 92 12 9 24 12 35 22 9 8 12 20 26 14s17-38 16-51c2 34-4 81-16 113-7 22-18 42-27 64-5 13-8 37-18 46-6-13-7-27-14-40-3-5-15-16-15-21-1-14 26-27 32-40 8-19-3-33-23-29-14 4-25 20-29 33 0-14 7-37 20-45 12-8 20 2 31 3z">
          <text:p/>
        </draw:path>
        <draw:path draw:style-name="gr12" draw:text-style-name="P2" draw:layer="layout" svg:width="0.227cm" svg:height="0.268cm" svg:x="2.885cm" svg:y="14.931cm" svg:viewBox="0 0 228 269" svg:d="M219 154c-8 23-24 38-44 50-22 15-36 36-55 54-37 35-74-21-101-47-15-15-23-23-17-46 5-17 10-35 15-51 5-19 14-38 26-53 6-7 15-20 22-26 11-8 20-6 34-9 39-9 88-50 122-6 8 11 6 47 7 61 1 24 0 50-9 73z">
          <text:p/>
        </draw:path>
        <draw:path draw:style-name="gr3" draw:text-style-name="P3" draw:layer="layout" svg:width="0.185cm" svg:height="0.223cm" svg:x="2.893cm" svg:y="14.94cm" svg:viewBox="0 0 186 224" svg:d="M119 60c14-2 34-6 47-13 3-2 22-24 20-25-9-2-13 7-21-1-6-6-6-13 0-19-1 0-2 0-3 0 0-1 0-1-1-2-6 0-10 5-16 7-8 3-17 5-25 7-11 3-24 4-34 8-23 9-46 36-57 57-6 10-10 19-12 31-3 13-7 26-13 38-5 12-6 15 0 26 5 8 11 25 20 29 6-13 4-32 14-43 6 10-1 27-3 37-2 13 4 12 13 18-3-7-2-25 7-28 3 5 11 8 14 13 4 8-7 12-7 21 6 1 14 5 19 1 4-3 5-11 11-15 5-3 10-2 14-4 10-4 2-11 4-19 1-5 6-8 7-12 2-5 3-12 2-17-3-14-14-20-28-21 11 5 15 18 12 30-1 6-7 19-15 19 7 5 19-2 23 4 10 14-24 16-30 15-5-1-9-4-13-7-10-7-17-14-23-26-5-10-8-26-5-37 4-18 31-11 36-25-8-8-23 4-31 6 4-9 12-17 22-20 12-4 23 2 35 0-9-12-36-3-48 1 2-8 14-15 22-18 14-6 28-14 43-16z">
          <text:p/>
        </draw:path>
        <draw:path draw:style-name="gr12" draw:text-style-name="P2" draw:layer="layout" svg:width="0.287cm" svg:height="0.746cm" svg:x="2.879cm" svg:y="16.111cm" svg:viewBox="0 0 288 747" svg:d="M244 2c8 4 2 15 4 20 5 16 19 19 25 35 7 16 15 46 9 63-3 11-12 21-16 31-6 17-16 37-17 54-2 19 3 41 3 60 0 48-4 96-2 144 2 46-13 93 0 140 6 22 21 38 28 59 8 26 13 54 7 81-3 14-10 38-21 47-14 12-49 1-67 2-33 1-123 34-112-29-5 3-9 1-14 3-7-15-6-48-3-62 2-9 2-20 3-28 2-10 10-17 13-27 7-21-1-42-4-63-8-50-9-103-12-154-2-46-12-89-19-134-3-22-7-38-18-58-11-18-25-36-29-58-3-19-3-47 3-64 4-11 18-41 29-45 3-2 17 3 21 4 9 0 17-1 26-3 15-2 33-6 48-7 20-1 40 5 61 4 15-1 41-23 54-15z">
          <text:p/>
        </draw:path>
        <draw:path draw:style-name="gr3" draw:text-style-name="P3" draw:layer="layout" svg:width="0.242cm" svg:height="0.731cm" svg:x="2.887cm" svg:y="16.123cm" svg:viewBox="0 0 243 732" svg:d="M207 690c-12-4-33-9-44-1 8 1 31 5 13 13-9 4-21 6-31 9-6 2-25 9-32 4-7-6 9-27 14-33 9-10 29-22 44-18-4-14-40-7-51-4 2-5 7-10 8-15 3-9 0-18 1-27 1-8 4-9 10-14 7-6 10-14 12-23 8-26-3-49-6-74-2-23-5-47-7-71-3-20-5-42-7-62-3-45 2-90-3-134-2-22-5-43-9-65-2-13-2-30-9-42-5-9-14-8-23-11-18-7-34-16-47-31 10-2 20 1 30 1 7 0 14-1 20 0-12-7-31-1-41-12 16-3 22-8 35-16 21-15 47-17 71-19 0 1 0 2 0 3 7 1 21-7 27-10 7-3 9-8 14-13s16-12 22-5c10 11-11 28-19 34 5 9 16-5 19-10 3-6 4-16 4-23 13 2 6 36 6 44 7-8 9-29 4-40-5-12-9-3-18-4-5-13-39 6-49 8-13 3-25 6-39 6-12 0-39 4-49-5 8-6 21-4 30-4 13-1 26-3 39-5 21-3 43-13 62-21-11 1-22 4-33 6-17 3-34 2-50 2-25 0-49 3-73 7-5 0-11 2-17 2 0-1-5-2-5-2-8 1-6 7-10 14-2 3-12 11-12 15 0 5 16 13 21 14-6-1-12 0-18 1 5 7 15 11 22 16-10-1-22 4-32 0-2 8-1 21-1 30 0 7-1 10 3 16 4 5 9 10 12 15 7 13 13 27 17 40 5 13 12 25 15 38 9 41 19 80 22 122 1 22 4 43 5 64 2 25-3 50-2 74 2 17 5 32 8 48 6 26 12 51-4 74-5 8-6 10-7 19-1 10-4 19-5 30-2 13-4 39 4 49 6 7 11-1 15 7 2 5-3 13-1 18 1 7 6 11 13 12 11 3 29-2 41-2 24-2 47-6 70-7 7-1 14-2 21-2 5 0 20 3 15-7-4-10-25-21-35-23z">
          <text:p/>
        </draw:path>
        <draw:path draw:style-name="gr3" draw:text-style-name="P3" draw:layer="layout" svg:width="0.018cm" svg:height="0.065cm" svg:x="3.105cm" svg:y="16.72cm" svg:viewBox="0 0 19 66" svg:d="M4 66c14-8 2-19 6-30-8-2 8-29 9-36-10 5-17 21-19 31 10 7 12 21 8 31z">
          <text:p/>
        </draw:path>
        <draw:path draw:style-name="gr12" draw:text-style-name="P2" draw:layer="layout" svg:width="0.207cm" svg:height="0.421cm" svg:x="2.952cm" svg:y="16.793cm" svg:viewBox="0 0 208 422" svg:d="M175 361c2-14-7-37-9-52-5-25-1-50 2-75 2-27 4-53 10-79 5-21 13-41 23-61 7-14 10-26 3-41-19-41-76-58-119-52-36 5-91 41-85 83 2 12 11 26 15 38 7 20 10 39 13 60 4 31 9 62 7 93-1 22-3 37-14 55-11 16-15 21-8 40 6 15 5 31 17 41 16 13 32 7 52 6 16-1 29 5 45 5 29 1 45-36 48-61z">
          <text:p/>
        </draw:path>
        <draw:path draw:style-name="gr3" draw:text-style-name="P3" draw:layer="layout" svg:width="0.071cm" svg:height="0.021cm" svg:x="3.003cm" svg:y="17.188cm" svg:viewBox="0 0 72 22" svg:d="M20 1c-5 1-14 5-11 12-3 1-7 2-9 5 15 3 24-1 39-4 8-2 28 11 33 7 1-1-19-15-20-16-10-4-21-6-32-4z">
          <text:p/>
        </draw:path>
        <draw:path draw:style-name="gr3" draw:text-style-name="P3" draw:layer="layout" svg:width="0.036cm" svg:height="0.025cm" svg:x="3.073cm" svg:y="17.116cm" svg:viewBox="0 0 37 26" svg:d="M19 26c10-3 2-7 4-14 3-6 11-4 14-10-8-5-44 1-36 13 4 5 7 0 9 1 4 2 5 9 9 10z">
          <text:p/>
        </draw:path>
        <draw:path draw:style-name="gr3" draw:text-style-name="P3" draw:layer="layout" svg:width="0.029cm" svg:height="0.023cm" svg:x="3.042cm" svg:y="17.147cm" svg:viewBox="0 0 30 24" svg:d="M28 4c2-1 2-3 1-4-10-1-16 11-25 13 0-1-1-1-1-2 0 5-4 9-3 13 10-1 29-13 30-23z">
          <text:p/>
        </draw:path>
        <draw:path draw:style-name="gr3" draw:text-style-name="P3" draw:layer="layout" svg:width="0.151cm" svg:height="0.392cm" svg:x="2.961cm" svg:y="16.799cm" svg:viewBox="0 0 152 393" svg:d="M46 382c4-1 7-2 9-5 1-2-24 4-25 4 4-9 6-19 5-29-1 1-3 2-4 4-7-6-9-24-2-32 3-4 15-8 18-1 1 0 1 0 0 0-15-6-3 25 9 11-4 7 2 8 7 6 10-2 10-9 12-18 0 6 1 13 1 19-1 6-6 13-4 18 14-4 20-33 14-45 4-2 5-7 5-11 4 1 8-2 10-5-8-8-4-15-1-24 3-11 3-19-2-29-11-20-5-51-6-73-10-3-9-17-8-25 1-16 3-34 2-50-4 2-7-1-6-6s6-6 8-10c4-4 3-3 3-9 1-6 3-23 0-27-3 8-11 21-20 23-11 2-6-9-6-17 0-6-2-13-2-18 1-9 12-10 19-9 3 0 5 2 8 2 5-1 1 0 5-2 1-1 3-4 5-6 3-1 7-2 10-3 11-1 19 6 29 8 5 1 9-2 13-2-13-5-23-16-37-19-17-4-36-1-53 4-19 6-32 16-45 31-5 5-16 12-17 20 3-2 7-3 10-4 3 3 2 10-1 13-1 2-4 0-6 2 0 1 0 6 0 7 0 3-2 1 0 5 1 4 5 7 6 10 6 13 7 26 10 39 6 26 9 53 12 79 3 18 4 35 5 52 1 14 2 24-4 37-3 8-7 15-12 23-3 5-9 11-11 17 0 5 8 25-2 20 2 11 14 20 16 32 2-2 4-5 4-9 0 5 3 7 2 13 7 0 14-6 17-11z">
          <text:p/>
        </draw:path>
        <draw:path draw:style-name="gr12" draw:text-style-name="P2" draw:layer="layout" svg:width="0.2cm" svg:height="0.333cm" svg:x="2.928cm" svg:y="17.184cm" svg:viewBox="0 0 201 334" svg:d="M166 38c-13-13-22-30-39-36-30-9-44 14-65 27-16 9-34 0-50 19-15 16-17 37-2 51 5 4 11 5 17 11 3 3 10 13 13 18 12 20 13 50 13 72 0 6 3 25-5 27-13 4-9-16-18-18-21-4-15 52-12 61 2 5 6 11 9 16 1 2 6 4 7 6 1 3-1 8 0 11 4 11 7 21 18 26s60 12 56-9c23 8 32-22 40-34 6-8 29-19 9-31 10-10 15-32 8-45-14-26-12 8-25 11-5-39 7-79 23-114 8-15 29-24 35-41 4-13 3-7-2-14 2 3-15-12-13-10-7-4-7-10-17-4z">
          <text:p/>
        </draw:path>
        <draw:path draw:style-name="gr3" draw:text-style-name="P3" draw:layer="layout" svg:width="0.186cm" svg:height="0.095cm" svg:x="2.937cm" svg:y="17.193cm" svg:viewBox="0 0 187 96" svg:d="M184 63c-12 7-7-3-7-7 1-8 0-12-9-16-12-5-19 5-15 17-3 2-5 5-9 7 0-11 10-16 7-26-5-14-26-12-36-6 5-15-54-12-47 6-5 0-9-2-12-5 0 7 6 11 6 17 2 0 4 1 6 1 0 7-2 14 2 20-2 1-4 1-5 1-2-5-1-9-5-13 0 2-2 4-3 6-2-1-6-1-8 1-4 4 1 4 0 9 0 9-2 12-8 19 2-6 2-12-1-17-3 3-6 7-9 9 0-1 0-1-1-2-2 4-2 8 0 12-6-9-3-16-1-27 2 4 6 12 11 8 5-3 0-12 0-17 7 0 11 9 17-1 4-8-2-19-11-20-12 0-27 19-32 28-3 7-4 17-12 18-2-4-2-12-2-16 0-9 1-17 7-24 8-10 22-17 34-18 5-1 12 3 16 1 4-1 7-10 10-12 8-7 22-15 33-16 13-1 22 4 32 11 8 6 16 16 24 20 4 2 8 0 11 2 5 1 7 5 10 8 7 6 16 14 5 22 0-2-1-1-2-2z">
          <text:p/>
        </draw:path>
        <draw:path draw:style-name="gr3" draw:text-style-name="P3" draw:layer="layout" svg:width="0.135cm" svg:height="0.219cm" svg:x="2.945cm" svg:y="17.287cm" svg:viewBox="0 0 136 220" svg:d="M62 17c-10-1-17-7-18-17-3 1-15 11-16 15-2 6 8 16 11 23 6 12 6 22 7 35 2 15 4 30-1 45-3 9-12 14-21 8-7-5-10-25-19-13-12 17 0 56 13 69-4-18 14-29 24-11 6 11-2 4-2 12-1 5 6 4 9 3 1 11 1 17-9 23-6 3-19 8-3 11 6-9 13-19 20-27 2-4 15-23 18-13 11-7 8 25 8 31 10-4 11-17 19-24 9-8 22-14 27-26-5 1-9 7-14 9-1-6 3-11 4-16 0-6-4-9-3-15 2-7 9-8 13-13 4-4 4-11 7-16-16 27-18-9-18-21-4 12-2 32-8 42-4 7-9 3-5 14 3 7 8 13-1 19-5 4-6 2-12-2-2 4-4 8-4 12 8-5 14-2 11 6-3 10-11 16-15 6-2-3 0-6-2-8s-7-2-10-3c-6-3-7-5-8-13-1-9-3-18 1-27 2-4 7-8 7-11 1-5-2-13-3-17-4-20-7-39-8-60 0-8-7-24 2-30z">
          <text:p/>
        </draw:path>
        <draw:path draw:style-name="gr12" draw:text-style-name="P2" draw:layer="layout" svg:width="0.519cm" svg:height="0.5cm" svg:x="3.26cm" svg:y="14.921cm" svg:viewBox="0 0 520 501" svg:d="M66 5c-8 3-19 13-22 22-8 15-1 36-6 51-5 14-20 15-27 25-3 5-4 12-6 17-4 7-7 5-4 17 4 17 14 25 27 34 20 12 38 19 60 27 14 5 28 16 41 25 28 18 62 25 89 45 32 24 57 56 85 82 22 19 41 47 41 76 0 30-6 45 23 61 16 9 29 16 47 13 33-5 74-31 92-60 10-15 15-35 14-53-1-25-11-37-30-54-18-18-38-41-60-53-23-14-36-31-54-52-26-32-51-56-81-83-13-12-22-14-36-24-31-20-47-58-73-83-9-8-18-18-28-24-21-14-68-18-92-9z">
          <text:p/>
        </draw:path>
        <draw:path draw:style-name="gr3" draw:text-style-name="P3" draw:layer="layout" svg:width="0.497cm" svg:height="0.489cm" svg:x="3.268cm" svg:y="14.926cm" svg:viewBox="0 0 498 490" svg:d="M481 400c14-1 9-28 17-34-2 6-3 13-3 20-1 4 0 10-2 13-3 2-7 0-9 2-8 5-3 10-8 17-4 6-11 1-12 11-12 3-19-7-26 7-5 8-5 18-10 25-5 6-11 10-15 17 20 6 34-21 54-17-9-1-16 11-23 16-6 5-14 10-23 12-17 4-42 1-57-9-8-5-23-15-25-25 0-4 2-8 2-12 0-7-2-15-3-22-2-15-5-28-12-41-12-23-30-46-50-63s-41-34-62-51c-10-8-20-16-31-23-17-10-36-12-53-24-18-14-43-27-65-35-10-5-23-8-33-14-7-4-27-20-28-27 22 8 35-2 39-26-8 20-48 33-42 2 2-16 17-32 33-36 3 5 2 12 2 18 0-15 0-31 2-46 2-10 3-38 10-46 9-11 29-7 41-7 7 0 12-4 17 0 0 0 6 12 7 14-20 1-37 7-46 27-11 23 8 53-4 76 17 15 40 32 62 35 6-13-17-27-23-36 11 10 25 20 33 34 6 10 9 24 15 34 12 18 33 28 50 41 28 21 55 43 82 65 21 19 41 40 61 61 11 12 21 24 28 39 2 7 6 15 6 22s-5 13-3 17c3 6 18 6 24 5-13-17 2-42 23-37-13 5-18 10-14 25 3 9 8 19 19 15-6-14 22-28 31-19 7-10-5-18-10-25 6-4 20-5 27-3 3 2 2 8 7 8z">
          <text:p/>
        </draw:path>
        <draw:path draw:style-name="gr12" draw:text-style-name="P2" draw:layer="layout" svg:width="0.554cm" svg:height="0.977cm" svg:x="2.975cm" svg:y="15.115cm" svg:viewBox="0 0 555 978" svg:d="M214 28c7 9 13 13 23 19 34 21 32 56 27 92-5 49-4 94 10 141 12 42 35 82 53 122 20 43 39 86 61 127 25 48 50 99 88 136 18 17 32 35 38 60 3 12 1 14 11 19s12-1 20 9c13 20 9 55 9 77-1 29-1 54-16 78-20 32-47 39-80 54-24 10-55 25-79 9-19-12-28-35-43-51-9-11-31-29-36-43-4-11 2-29 2-42-2-29-1-59-6-87-11-75-33-147-55-219-14-46-39-85-58-129-17-40-34-77-58-114-12-19-30-32-42-49-5-7-5-16-10-23-6-8-15-12-21-20-7-9-10-22-18-33-10-11-14-14-19-27-6-14-25-70-9-80 13-7 44 10 59 8 17-2 41-14 56-22s24-21 37-32c24-19 39 0 56 20z">
          <text:p/>
        </draw:path>
        <draw:path draw:style-name="gr3" draw:text-style-name="P3" draw:layer="layout" svg:width="0.042cm" svg:height="0.164cm" svg:x="3.48cm" svg:y="15.864cm" svg:viewBox="0 0 43 165" svg:d="M11 0c8 1 14 10 23 11 10 23 11 51 7 76-3 22-11 40-23 60-4 8-9 16-18 18 12-16 24-33 31-52 3-8 13-48-1-50-1 2-2 4-3 6-1-8-11-68-16-69z">
          <text:p/>
        </draw:path>
        <draw:path draw:style-name="gr3" draw:text-style-name="P3" draw:layer="layout" svg:width="0.414cm" svg:height="0.869cm" svg:x="3.06cm" svg:y="15.219cm" svg:viewBox="0 0 415 870" svg:d="M220 660c-2-41-13-80-22-120-11-45-22-89-41-131-9-22-18-44-27-65-8-18-24-31-31-51-4-11-7-22-11-33-8-21-22-42-34-63-11-20-23-41-41-55-10-8-14-14-13-27 2-13 19-25 23-41 9 5 15 9 23-1 8-9 8-24 2-33 14-7 34-23 36-40 3 1 6 1 10 2-3 5-5 11-8 16-3 6-9 9-10 11-4 8 0 23 0 31 0 12-2 23 2 35 13 35 29 69 41 105 6 18 14 37 18 56 7 29 11 58 18 88 5 23 13 46 20 69 13 46 30 92 43 137 12 40 25 67 63 90 25 14 72 28 99 11 4 8 0 18 8 24 7 5 19-2 27-4 2 21-20 47-37 55-15 8-32 13-45 21 24-23-22-32-38-32-10 0-41 6-40 20 1 13 20 15 29 16-1 5 0 11 3 15 14-5 8 6 12 13 5 10 21 12 31 13 8 1 16 1 20-7 6-11-2-11-8-16 16-3 22 9 32-10-1 4 0 9 2 12 2 0 4 1 6 0-4 7 4 11 10 12-4 7-26 18-35 20-9 3-28-1-31 10-6 20 27 41 43 40-16 1-29 16-46 17-17 2-30-3-41-18-11-16-17-35-31-49-9-9-31-15-33-28 12 2 20 8 28 17 6 7 20 29 31 27 28-4-14-38-22-41-11-5-24-6-34-14 6-9 0-16 1-26 0-14 2-29 0-44-2-11-2-22-2-34z">
          <text:p/>
        </draw:path>
        <draw:path draw:style-name="gr3" draw:text-style-name="P3" draw:layer="layout" svg:width="0.072cm" svg:height="0.058cm" svg:x="3.149cm" svg:y="15.164cm" svg:viewBox="0 0 73 59" svg:d="M58 27c-11-29-43 52-35 20-3-6-9-6-14-5 0-5-2-10-9-10 11-6 23-16 26-29 5 3 18 6 18-3 7-1 18 9 22 16 9 14 7 28 5 43 0-5 0-28-11-30z">
          <text:p/>
        </draw:path>
        <draw:path draw:style-name="gr3" draw:text-style-name="P3" draw:layer="layout" svg:width="0.167cm" svg:height="0.186cm" svg:x="2.988cm" svg:y="15.121cm" svg:viewBox="0 0 168 187" svg:d="M168 4c0-2-1-4-2-4s-2 1-3 1c11 5-22 47-2 62-10 19-30 45-47 56 2-7 4-16-2-22 17-18 32-53 35-78-16 16-21 36-31 55-8-2-15 10-23 13-11 5-21-3-32 2 0 9 11 13 15 21 4 7 8 25 6 33-3 16-30 23-26 44-12-3-12-10-18-19-6-12-19-16-27-27-14-19-13-51-6-73 4-12 7-12 19-9 11 3 20 5 32 4 16-1 32-6 45-16 6-5 9-11 15-15 6-6 15-9 22-14 6-5 17-18 26-16z">
          <text:p/>
        </draw:path>
        <draw:path draw:style-name="gr40" draw:text-style-name="P2" draw:layer="layout" svg:width="0.31cm" svg:height="0.928cm" svg:x="2.158cm" svg:y="15.137cm" svg:viewBox="0 0 311 929" svg:d="M195 4c-12 0-29-7-40 0-9 6-12 25-20 33s-19 10-26 19c-21 26-3 51-6 79-1 13-8 21-11 33-3 13-1 30-1 44 0 47-1 95-11 141-7 30-13 52-12 82 2 46-15 96-25 141s-21 89-32 133c-6 23-16 44-9 66s16 42 20 64c4 21 0 42 8 62 26-1 49 22 76 27 38 7 72-14 101-37 23-18 44-41 37-72-6-29-34-43-42-70-11-41 1-94 3-136 2-51 5-102 13-153 9-61 14-123 25-184 7-40 9-86 31-121 21-34 43-52 35-95-4-22-23-39-33-59-2-3-75 3-81 3z">
          <text:p/>
        </draw:path>
        <draw:path draw:style-name="gr3" draw:text-style-name="P3" draw:layer="layout" svg:width="0.054cm" svg:height="0.084cm" svg:x="2.325cm" svg:y="15.922cm" svg:viewBox="0 0 55 85" svg:d="M20 80c4-6 7-13 12-19-4-6 2-12 9-13-13-2-1-12 4-15 2 1 5 3 6 5 11-10-7-20-8-31 0 5 0 10 0 15-1-1-15-37-15-15 0 7 14 1 7 14-3 5-13 6-19 6 0-1 1-2 1-3-7 0-12 5-17 8 9 5 14 10 11 20 2-10 9-12 17-10 2 10-2 23-14 23 2 6 2 13 4 20 4 0 4-3 6-6z">
          <text:p/>
        </draw:path>
        <draw:path draw:style-name="gr3" draw:text-style-name="P3" draw:layer="layout" svg:width="0.277cm" svg:height="0.91cm" svg:x="2.164cm" svg:y="15.148cm" svg:viewBox="0 0 278 911" svg:d="M133 781c-2 0-6-3-8-3 2-3 1-6 3-8-14 5-13-8-13-16-4 3-8 7-13 9 2-21 11-41 15-61 7-29 11-61 9-91-3-27-4-55-6-83-1-26-10-67 2-92 20 29 9 70 25 100 6-2 7-6 10-12 5-10 4-23 5-34 9-70 18-139 25-209 4-39 18-74 26-112 5 4 6 13 15 9 0 8-8 16-6 24 9-7 8-11 11-20s6-22 17-20c10-20 18-39 28-59-16-18-4-47-9-67-2-10-24-20-19-30-11-4-34-1-47-2-9 0-17-3-27-4-8-1-13 2-21 2-9 24-29 34-42 54s-11 40-1 62c3-10 3-22 6-32-8-5-9-20 2-23 3 4 5 8 8 12 19-12 26-67 57-51-28 22-48 62-43 98 1 6 6 20 2 25-7 9-18-6-25-10-12-7-6-6-13 9-7 13-12 16-11 32 0 26-1 53-2 79-2 51-19 97-22 148-3 55-14 105-23 159-3 16-5 32-8 48-4 27-12 52-21 78-6 18-21 41-19 61 2 13 12 26 16 40 6 19 8 39 10 59 1 13 0 22 8 32 11 11 25 12 39 14 14 3 28 21 42 13-4 2-19-19-20-23-6-11-6-24-3-36 5-27 23-50 41-69z">
          <text:p/>
        </draw:path>
        <draw:path draw:style-name="gr40" draw:text-style-name="P2" draw:layer="layout" svg:width="0.274cm" svg:height="0.993cm" svg:x="2.438cm" svg:y="15.169cm" svg:viewBox="0 0 275 994" svg:d="M41 191c8 20 16 39 22 60 12 36 2 76-1 114-7 95-21 190-24 286-1 19-1 37-6 56-3 10-56 138-19 126 11 42 4 84 30 120 25 34 57 46 97 39 38-7 65-17 91-47 37-42 63-134 26-183-15-21-24-30-31-57-21-92-30-194-30-288 0-30 3-61 12-90 5-18 16-32 23-50 9-23 4-49 12-72 6-17 18-38 29-51-6-27 4-43-11-69-7-11-17-28-20-38-2-9-1-23-4-34-11-2-23 1-34-3-10-3-13-10-25-10-14 0-30 12-43 15-16 5-31 5-47 5-13-1-24-1-35 1-19 5-20 5-23 22-2 18 5 36-1 55-8 30 0 62 12 93z">
          <text:p/>
        </draw:path>
        <draw:path draw:style-name="gr3" draw:text-style-name="P3" draw:layer="layout" svg:width="0.254cm" svg:height="0.965cm" svg:x="2.446cm" svg:y="15.181cm" svg:viewBox="0 0 255 966" svg:d="M179 11c-5-15-18-3-30-11-15 13-48 26-68 22-13-3-24-9-36-4-14 6-6 16 1 6-1 4-1 9-2 13 7-4 20-17 29-13 12 5 4 21-2 28 11 8 13-8 21-13 4 5 2 11 4 17 5-2 8-8 13-12 4-3 11-3 15-7 11-10 9-26 28-28 1 13-7 35-17 44-11 10-28 11-39 21-8 7-19 28-32 29-14 0-4-20-10-29-2 2-6 4-8 5-3-10-9-29-17-35-1 10 2 22 2 33 0 10-2 20-3 30 0 18 6 35 12 51 11 34 33 74 31 111 2-5 4-11 6-14-2 2 2 15 2 19 0 10-1 20-1 30-2 21-5 42-6 63 0 11 3 53-6 58-3-8-3-19-5-26-11 25-5 57-7 83-1 18-7 35-9 53-1 16 0 32-2 48-2 26-4 52-8 78-4 27-9 56-17 83-5 17-21 45-18 62 1-1 3-3 3-4 13 36 14 76 26 112 11 30 56 74 85 39-12-5-25 0-36-12-12-12-7-27-6-44 0-11 3-7-5-13-2-1-10-4-13-6-6-4-29-22-16-29-5-6-13-4-18-10 2 3-3-13-2-11-1-5-4-8-3-14 2-9 9-12 16-8 1 0 2 7 3 8 2 2 7 3 9 4-2-9-6-20-2-28 3-6 18-19 23-20 23-4 2 20 12 29 9-4 18-11 27-15-1 10-24 39-13 47-3 6-14 14-20 19 0-2-1-5-2-7-5 2-8-2-13-4 0 1-1 9-1 10 3 4 4 0 7 3 4 3 14-1 8 12 6-2 8-10 14-14 17-9 15 1 15 12 1 0 2 0 3 0-4 8-16 18-8 26 11-6 9-23 26-23-3 12-6 28 1 39-1-9 7-23 16-25 3 12 6 21 14 30-12-21 0-47 11-65 12-20 34-32 45-51-12-10-7-26-17-37 0 3-3 6-4 8-5-5-6-11-7-17-3 12-3 26-9 37-7-9-21-4-30-3-4-15-14-26-16-40-3-14 3-26 9-35 1-1-1-5 0-7 1-1 6-2 6-3 3-4 3-6 4-13 2-14 10-28 6-42-20 15-26-43-28-53-5-35-14-70-20-106-13-73-21-149 1-221 7-24 16-48 24-72 7-24 10-49 17-73 4-15 8-35 13-49 3-8 2-10 12-5 14 6 16 20 21 34 2 6 1 11 10 11 4 11 0 18 12 21 16 5 12-5 20-13 10 6 9 25 7 35-8-5-5 3-11 4-10 1-14-6-22 2-6 7-7 28-7 37 0 32 4 74-8 105 0 0-1 0-2 0 0 12 0 24 2 36-1-8 14-30 17-40 4-16 12-31 10-48 1 10-6 20-11 30 0 0-3-14-3-17-1-8-1-15 0-23 1-13 4-27 7-40 2-8 27-55 30-27 19-24 19-51 10-80-5-16-19-25-21-44-2-18 1-23-19-30 11 4 15 62 17 72 4 18-7 30-24 14-13-11-11-27-13-43-1-15-5-32-10-47z">
          <text:p/>
        </draw:path>
        <draw:path draw:style-name="gr12" draw:text-style-name="P2" draw:layer="layout" svg:width="0.349cm" svg:height="1.033cm" svg:x="2.765cm" svg:y="15.139cm" svg:viewBox="0 0 350 1034" svg:d="M88 401c11 59 22 121 26 181 6 74 5 149-2 223-2 20-9 35-14 55-5 22 16 65 23 86 11 31 27 60 56 77 43 25 109 2 142-32 11-12 19-28 24-44 8-29 10-69 2-98 13-8-26-40-32-50-20-35-36-78-51-117-23-62-19-129-34-193-16-62-19-132-9-195 3-18 4-37 7-54 2-11 7-18 7-29 0-20-7-43-12-62-8-26-7-29 3-52 9-22-2-37-14-59-11-19-22-39-45-38-20 1-30 16-43 29-23 25-51 40-84 49-6 2-33 3-36 7-5 6 2 28 3 35 1 25 12 43 12 69 0 11 1 26 7 35 7 12 17 19 21 33 3 12 0 26 4 39 8 19 26 34 33 54 5 15 4 35 6 51z">
          <text:p/>
        </draw:path>
        <draw:path draw:style-name="gr3" draw:text-style-name="P3" draw:layer="layout" svg:width="0.024cm" svg:height="0.091cm" svg:x="3.082cm" svg:y="15.992cm" svg:viewBox="0 0 25 92" svg:d="M6 34c1-1 3-2 4-3 9 13 0 32-2 45-2 0-4 1-6 0-1 8-1 18 10 16 7-16 14-33 11-51-2-6-8-13-7-20s8-13 9-21c-8 10-17 23-25 34 2 0 5-1 7-1z">
          <text:p/>
        </draw:path>
        <draw:path draw:style-name="gr3" draw:text-style-name="P3" draw:layer="layout" svg:width="0.081cm" svg:height="0.179cm" svg:x="3.004cm" svg:y="15.93cm" svg:viewBox="0 0 82 180" svg:d="M41 128c-2 9-7 26 2 33-9 8-20 15-30 19 5-8 14-16 12-27-2-16-18-23-25-35 13-1 12-6 10-18-2-16-4-35-1-51 7 7 22 4 26-4 5-10-6-35-9-45 1 3 10 10 13 13 4 6 7 12 12 18 7 9 16 21 30 18 5 13-11 26-18 35-10 13-18 28-22 44z">
          <text:p/>
        </draw:path>
        <draw:path draw:style-name="gr3" draw:text-style-name="P3" draw:layer="layout" svg:width="0.272cm" svg:height="1.021cm" svg:x="2.764cm" svg:y="15.143cm" svg:viewBox="0 0 273 1022" svg:d="M209 1002c-1-1 1-12 0-15-7-21-38-36-54-50 18-1 3-18 0-26-7-18-24-55-15-74 2-5 7-10 11-13 8-5 12-2 20-4 6-2 4 0 8-5 5-6 10-20 10-27-29 4-26-16-29-39-4-30-12-60-17-89-7-42-7-79-4-120 1-11-1-13-3-21-6-20-4-45-4-65-1-25-1-47-8-71-7-23-10-45-13-68-1-11 0-23-4-34-8 10-26 12-30-3-2-4 2-11 2-15 0-5-4-6-1-10 5 3 5 12 9 14 6 4 16-7 16-13-7 3-12 9-19 10 0-5-2-9-7-9 1-4 3-8 3-12-9 3-9-12-7-17-13-9-34 8-31-17-22 4 4-50 4-58 0-6-4-22-9-26-9-6-16 2-24 5-2-7 4-18-2-25 5-5 10-1 16-2 9-2 14-6 22-11 15-10 31-19 49-22 1 11-14 32-20 42-6 11-15 24-16 37 7-4 11-12 20-16 11-4 23-3 21 12 3-11 12-24 21-31 0 2 0 4 0 6 8 2 16-15 21-20 2 18-10 39-24 51-13 11-34 28-31 48 3 1 6 2 9 5 5-20 14-39 26-57 9-13 14-17 24-4 12 15 3 24-3 41s5 18 17 27c6-8 3-16 4-25 0-6 5-14 3-21-1-6-8-12-10-20-1-7-2-16-2-23 0-10 1-15-2-24-4-13-12-27-12-42 0-12 7-34 14-43 3-3 12-8 7-12-6-5-19 12-22 15-14 16-28 34-48 44-29 16-63 30-95 34 4 13 5 26 12 39 5 11 13 19 14 31 4 28-2 50 20 73 8 8 14 17 13 30-1 12-4 21 3 32 6 10 15 19 21 30 8 19 11 45 14 66 4 31 12 60 15 91 6 41 14 82 16 124 3 53 5 106-6 158-4 22-3 46-9 68-3 10-9 21-9 32 1 10 6 18 12 25 7 8 8 17 14 25 3 5 9 8 13 13 11 15 19 37 21 55-8-15-15-31-25-46-5-7-12-24-21-23 1 9 4 24 8 32 4 10 14 19 19 28 9 16 20 29 36 39 15 9 32 6 48 3 14-3 35-2 44-14-13 2-55 11-64-3z">
          <text:p/>
        </draw:path>
        <draw:path draw:style-name="gr16" draw:text-style-name="P7" draw:layer="layout" svg:width="0.713cm" svg:height="2.443cm" svg:x="6.823cm" svg:y="6.13cm" svg:viewBox="0 0 714 2444" svg:d="M260 2353c3 31 11 59 38 76 94 57 128-63 140-133 14-75 66-233 32-305-12-27-45-28-52-68-4-27 3-58 20-79 22-27 44-14 73-16 39-2 35-13 33-45-1-24-3-55 1-79s23-41 33-63c13-29-11-42-21-65s-9-57 9-77c16-19 49-9 57-28 4-9-2-39 0-51 3-19 8-35 13-53 3-10 13-31 13-41-1-19-17-24-28-37s-19-29-23-46c-9-43-3-93 32-122 5-5 21-11 24-17 10-17-9-45-12-64-6-50 32-132-6-169-33-33-49-109-32-152 13-32 19-43 45-67 22-22 7-87 6-116-1-35-13-68-4-104 3-11 59-95 63-86-26-57-65-65-62-137 1-40 32-78 11-119-42-79-231-91-304-90-110 2-208 26-293 89-10 7-6 99-9 117-6 41-8 84-55 99-9 29 13 33 23 55 20 48 31 98 35 149 3 33-15 82-4 112 12 32 39 40 39 82-1 39-23 89-45 120-10 15-19 7-15 31 2 11 12 23 17 33 17 30 22 55 22 89-1 22-2 40-9 60-3 10-18 34-14 44 10 22 47 18 61 38 21 29 12 78 6 109-7 32-40 66-41 96 0 10 11 20 15 29 12 29 17 64 11 95-7 33-5 30 21 52 13 11 23 28 29 44 14 31 21 71 12 105-5 15-21 29-22 44-1 16 11 41 14 58 4 30 12 58 22 86 34-12 46-26 67 7 14 23 10 64 1 89-9 27-41 46-49 70-5 17 2 39 6 55 24 98 45 196 56 296z">
          <text:p/>
        </draw:path>
        <draw:path draw:style-name="gr12" draw:text-style-name="P2" draw:layer="layout" svg:width="0.88cm" svg:height="5.593cm" svg:x="7.927cm" svg:y="21.307cm" svg:viewBox="0 0 881 5594" svg:d="M522 600c11-82 36-146 92-135-28 9-67 8-95 9 16-143 138-384 282-432 5 76 57 150 74 227 22 97-21 149-58 236-13-1-32 5-46 3 17 371-23 783-114 1147-115 461-107 928-182 1396-40 249-57 505-110 753-42 196-93 393-92 593 2 172 33 354 15 525-17 156-16 281 27 437 23 85 10 140-16 235-46 3-170-62-211-91-62-46-78-92-85-178-18-197 56-387 37-578-18-167 20-328 35-493 16-170 37-346 49-514s38-330 60-496c36-280 67-541 127-817 65-294 114-592 137-892 16-213 33-431 61-643 15-116-31-335 80-418-129-9-66-193-30-262 44-82 126-299 218-174-10 2-18-2-24-11">
          <text:p/>
        </draw:path>
        <draw:path draw:style-name="gr3" draw:text-style-name="P3" draw:layer="layout" svg:width="0.206cm" svg:height="0.378cm" svg:x="8.575cm" svg:y="21.385cm" svg:viewBox="0 0 207 379" svg:d="M77 87c66 44 79 137 48 202-12-4-25-6-37-11 11 62-37 82-88 86 95-7 138 69 191-63 41-104 2-233-83-301-18 24-42 48-56 74z">
          <text:p/>
        </draw:path>
        <draw:path draw:style-name="gr3" draw:text-style-name="P3" draw:layer="layout" svg:width="0.09cm" svg:height="0.765cm" svg:x="8.392cm" svg:y="22.326cm" svg:viewBox="0 0 91 766" svg:d="M67 25c-13 137 42 272 18 405-21 112-63 225-84 336-7-121 24-245 33-365 8-117-30-297 20-401z">
          <text:p/>
        </draw:path>
        <draw:path draw:style-name="gr3" draw:text-style-name="P3" draw:layer="layout" svg:width="0.329cm" svg:height="2.261cm" svg:x="8.033cm" svg:y="24.511cm" svg:viewBox="0 0 330 2262" svg:d="M291 147c-88 313-156 638-194 956-32 271 1 611-97 865 39-97 58-142 103-33 41 100 53 223 83 327-60-424-62-862 0-1284 23-157 57-310 88-465 24-127 101-395 19-513-29 105-39 226-57 335z">
          <text:p/>
        </draw:path>
        <draw:path draw:style-name="gr12" draw:text-style-name="P2" draw:layer="layout" svg:width="1.663cm" svg:height="6.288cm" svg:x="7.085cm" svg:y="20.818cm" svg:viewBox="0 0 1664 6289" svg:d="M1644 29c42 91 4 254-1 352-8 133-74 227-157 327-97 117-176 294-233 437-160 404-183 897-184 1327-1 226-20 457-43 680-24 220-78 426-119 643-95 520-57 1047-72 1571-4 158 63 358 20 508-16 59-55 86-102 122-50 37-92 105-144 134-60 33-142 9-210 16-77 8-137 50-199 94-82 59-140 84-168-35-28-114-44-257-21-371 33-162 100-314 151-470 98-297 115-636 154-946 30-234-4-479 12-716 11-163 32-325 41-490 19-357 62-710 46-1064-23-554-144-1083-240-1626-16-90 4-136 24-218 15-60 10-49 4-111-7-63-43-63 11-126 122-142 359-18 498 17 144 37 330 50 480 42 44-2 438-126 452-97z">
          <text:p/>
        </draw:path>
        <draw:path draw:style-name="gr3" draw:text-style-name="P3" draw:layer="layout" svg:width="1.237cm" svg:height="6.06cm" svg:x="7.205cm" svg:y="20.891cm" svg:viewBox="0 0 1238 6061" svg:d="M245 890c-39-94-249-516-137-608 53-44 196 59 234 106-68-86-167-167-191-279-36-169 92-97 198-73 147 34 313 46 448 125-104-10-214-60-321-62 4 66 141 132 192 161 94 53 188 75 294 93 81 14 215 13 276 75-51 78-142 121-232 127-50 4-232-2-258-47 67 116 75 310-86 137-11 48 24 56 25 95 3 65-6 37-33 103-53 129-75 331-62 457-26-133-29-258-34-381-6-115-101-265-200-317 6 13 13 26 20 39-53-75-125-161-208-202 16 70 319 386 224 417 21 66-1 172 6 237 12 106 57 221 77 328 72 391 10 802 28 1200 10 222 7 456-7 681-18 304-94 631-62 933 36 339-51 630-123 956-37 169-257 571-63 719 27-33 63-48 95-27 15-59 27-130 36-193 7 89 39 127-13 198-32 43-158 163-202 173 14-3-15-465-161-379-28-182 72-440 125-616 45-150 123-294 134-450 25-358 30-709 55-1066 30-429 47-848 50-1281 3-267-1-541-21-808-14-177-35-406-103-571z">
          <text:p/>
        </draw:path>
        <draw:path draw:style-name="gr3" draw:text-style-name="P3" draw:layer="layout" svg:width="0.33cm" svg:height="0.779cm" svg:x="7.911cm" svg:y="21.874cm" svg:viewBox="0 0 331 780" svg:d="M139 190c3-21 13-31 27-29 7 193-51 447-133 619 3-108 7-207 25-314 11-67 57-207 41-275-19-78-120-93-95-191 27 41 90 141 158 138 57-3 61-107 143-36 7-18 23-39 26-59-43 133-53 280-106 409 5-98 68-239 3-325z">
          <text:p/>
        </draw:path>
        <draw:path draw:style-name="gr4" draw:text-style-name="P4" draw:layer="layout" svg:width="0.461cm" svg:height="0.582cm" svg:x="7.298cm" svg:y="20.895cm" svg:viewBox="0 0 462 583" svg:d="M77 189c-26-21-80-111-68-148 24-77 44-18 91-38-131 55 162 232 200 279-36-29-106-39-117 22-10 63 87 117 129 145 65 44 96 86 150 134-116-101-237-197-368-275 5 7 7 14 6 23-24-26-55-28-84-36-6 19-15 38-16 57 9-58 27-128 77-163z">
          <text:p/>
        </draw:path>
        <draw:path draw:style-name="gr4" draw:text-style-name="P4" draw:layer="layout" svg:width="0.162cm" svg:height="1.433cm" svg:x="7.389cm" svg:y="24.456cm" svg:viewBox="0 0 163 1434" svg:d="M163 101c-4 244-39 486-57 729-14 208-82 405-106 604 36-302 81-599 83-904 1-145-34-416 52-530 21 56 17 117 14 177z">
          <text:p/>
        </draw:path>
        <draw:path draw:style-name="gr4" draw:text-style-name="P4" draw:layer="layout" svg:width="0.325cm" svg:height="0.527cm" svg:x="7.158cm" svg:y="26.413cm" svg:viewBox="0 0 326 528" svg:d="M326 416c-76 6-130 65-176 112-3-59 24-177-13-228-62-89-82 7-78 75-121-71-31-301 43-375 53 144 50 349 186 453z">
          <text:p/>
        </draw:path>
        <draw:path draw:style-name="gr4" draw:text-style-name="P4" draw:layer="layout" svg:width="0.099cm" svg:height="0.243cm" svg:x="7.763cm" svg:y="26.489cm" svg:viewBox="0 0 100 244" svg:d="M51 0c29 95 116 276-51 239 35-82 52-151 13-239z">
          <text:p/>
        </draw:path>
        <draw:path draw:style-name="gr4" draw:text-style-name="P4" draw:layer="layout" svg:width="0.299cm" svg:height="2.32cm" svg:x="7.285cm" svg:y="21.301cm" svg:viewBox="0 0 300 2321" svg:d="M206 959c-5-57-12-112-24-165-21-94-76-179-89-274-9-62 1-129-6-192-7-54-17-311-87-328 15 4 48 23 60 35-122 171 114 362 158 514 64 219 38 452 61 677 39 363 12 732 8 1095 3-277-28-552-60-827-20-171-7-359-21-535z">
          <text:p/>
        </draw:path>
        <draw:path draw:style-name="gr12" draw:text-style-name="P2" draw:layer="layout" svg:width="0.89cm" svg:height="0.843cm" svg:x="5.628cm" svg:y="20.498cm" svg:viewBox="0 0 891 844" svg:d="M749 132c-166-143-339-186-514-48-52 40-150 77-185 128-33 49-54 158-49 216 8 90 94 171 151 239 52 61 120 150 199 168 195 45 362-92 448-246 44-80 87-127 92-218 5-102-58-168-142-239z">
          <text:p/>
        </draw:path>
        <draw:path draw:style-name="gr3" draw:text-style-name="P3" draw:layer="layout" svg:width="0.808cm" svg:height="0.625cm" svg:x="5.714cm" svg:y="20.698cm" svg:viewBox="0 0 809 626" svg:d="M469 605c-265 133-607-401-411-463-12 55 65 170 122 106 42-47-60-109-85-134 10-9 28-16 43-18 34 103 188 44 72-39 31-20 155 56 204 64 73 13 167 32 210-45-19-17-42-43-55-66 77-32 133 18 194 77 67 64 51 112 12 196-59 123-183 261-306 322z">
          <text:p/>
        </draw:path>
        <draw:path draw:style-name="gr4" draw:text-style-name="P4" draw:layer="layout" svg:width="0.641cm" svg:height="0.692cm" svg:x="5.829cm" svg:y="20.626cm" svg:viewBox="0 0 642 693" svg:d="M160 651c77 38 247-60 209-149 39-30 74-68 111-97 3 10 8 19 11 27 117-25-2-127-43-160 4-26 10-49 17-75 136-1 47-119 5-161-19 7-36 3-56 7 1-5 17-38 20-43 79 56 218 126 207 243-13 150-118 288-233 370-150 106-322 129-408-74 95-32 103 157 217 93z">
          <text:p/>
        </draw:path>
        <draw:path draw:style-name="gr12" draw:text-style-name="P2" draw:layer="layout" svg:width="0.89cm" svg:height="0.843cm" svg:x="7.641cm" svg:y="20.496cm" svg:viewBox="0 0 891 844" svg:d="M749 132c-166-143-339-186-514-48-52 40-150 77-185 128-33 49-54 158-49 216 8 90 94 171 151 239 52 61 120 150 199 168 195 45 362-92 448-246 44-80 87-127 92-218 5-102-58-168-142-239z">
          <text:p/>
        </draw:path>
        <draw:path draw:style-name="gr3" draw:text-style-name="P3" draw:layer="layout" svg:width="0.808cm" svg:height="0.625cm" svg:x="7.726cm" svg:y="20.696cm" svg:viewBox="0 0 809 626" svg:d="M469 605c-265 133-607-401-411-463-12 55 65 170 122 106 42-47-61-109-85-134 10-9 28-16 43-18 34 103 188 43 72-39 30-20 155 56 204 64 73 13 167 32 210-45-19-17-42-43-55-66 77-32 133 18 194 77 67 64 51 112 11 196-58 123-182 261-305 322z">
          <text:p/>
        </draw:path>
        <draw:path draw:style-name="gr4" draw:text-style-name="P4" draw:layer="layout" svg:width="0.641cm" svg:height="0.692cm" svg:x="7.841cm" svg:y="20.624cm" svg:viewBox="0 0 642 693" svg:d="M160 651c76 38 247-60 209-149 39-30 74-68 111-97 3 10 8 19 11 27 117-25-2-127-43-160 4-26 10-49 17-75 136-1 47-119 5-161-19 7-36 3-56 7 1-5 17-38 20-43 78 56 218 126 207 243-13 150-118 288-233 370-150 106-322 129-408-74 95-32 103 157 217 93z">
          <text:p/>
        </draw:path>
        <draw:path draw:style-name="gr41" draw:text-style-name="P20" draw:layer="layout" svg:width="0.082cm" svg:height="0.082cm" svg:x="7.121cm" svg:y="1.862cm" svg:viewBox="0 0 83 83" svg:d="M83 42c0 7-1 14-5 20-4 7-9 12-16 16-6 4-13 5-20 5-8 0-15-1-21-5-7-4-12-9-15-16-4-6-6-13-6-20 0-8 2-15 6-21 3-7 8-12 15-15 6-4 13-6 21-6 7 0 14 2 20 6 7 3 12 8 16 15 4 6 5 13 5 21z">
          <text:p/>
        </draw:path>
        <draw:path draw:style-name="gr42" draw:text-style-name="P21" draw:layer="layout" svg:width="0.082cm" svg:height="0.082cm" svg:x="7.138cm" svg:y="4.153cm" svg:viewBox="0 0 83 83" svg:d="M83 42c0 7-1 14-5 20-4 7-9 12-16 16-6 4-13 5-20 5-8 0-15-1-21-5-7-4-12-9-15-16-4-6-6-13-6-20 0-8 2-15 6-21 3-7 8-12 15-15 6-4 13-6 21-6 7 0 14 2 20 6 7 3 12 8 16 15 4 6 5 13 5 21z">
          <text:p/>
        </draw:path>
        <draw:line draw:style-name="gr43" draw:text-style-name="P1" draw:layer="layout" svg:x1="7.257cm" svg:y1="1.904cm" svg:x2="9.395cm" svg:y2="1.904cm">
          <text:p/>
        </draw:line>
        <draw:line draw:style-name="gr44" draw:text-style-name="P1" draw:layer="layout" svg:x1="7.297cm" svg:y1="4.192cm" svg:x2="9.397cm" svg:y2="4.192cm">
          <text:p/>
        </draw:line>
        <draw:path draw:style-name="gr42" draw:text-style-name="P21" draw:layer="layout" svg:width="0.082cm" svg:height="0.082cm" svg:x="8.481cm" svg:y="5.284cm" svg:viewBox="0 0 83 83" svg:d="M83 42c0 7-1 14-5 20-4 7-9 12-16 16-6 4-13 5-20 5-8 0-15-1-21-5-7-4-12-9-15-16-4-6-6-13-6-20 0-8 2-15 6-21 3-7 8-12 15-15 6-4 13-6 21-6 7 0 14 2 20 6 7 3 12 8 16 15 4 6 5 13 5 21z">
          <text:p/>
        </draw:path>
        <draw:path draw:style-name="gr42" draw:text-style-name="P21" draw:layer="layout" svg:width="0.082cm" svg:height="0.082cm" svg:x="9.248cm" svg:y="6.334cm" svg:viewBox="0 0 83 83" svg:d="M83 42c0 7-1 14-5 20-4 7-9 12-16 16-6 4-13 5-20 5-8 0-15-1-21-5-7-4-12-9-15-16-4-6-6-13-6-20 0-8 2-15 6-21 3-7 8-12 15-15 6-4 13-6 21-6 7 0 14 2 20 6 7 3 12 8 16 15 4 6 5 13 5 21z">
          <text:p/>
        </draw:path>
        <draw:line draw:style-name="gr44" draw:text-style-name="P1" draw:layer="layout" svg:x1="9.39cm" svg:y1="6.386cm" svg:x2="11.952cm" svg:y2="6.386cm">
          <text:p/>
        </draw:line>
        <draw:line draw:style-name="gr44" draw:text-style-name="P1" draw:layer="layout" svg:x1="8.641cm" svg:y1="5.351cm" svg:x2="11.941cm" svg:y2="5.351cm">
          <text:p/>
        </draw:line>
        <draw:path draw:style-name="gr42" draw:text-style-name="P21" draw:layer="layout" svg:width="0.082cm" svg:height="0.082cm" svg:x="7.143cm" svg:y="5.861cm" svg:viewBox="0 0 83 83" svg:d="M83 42c0 7-1 14-5 20-4 7-9 12-16 16-6 4-13 5-20 5-8 0-15-1-21-5-7-4-12-9-15-16-4-6-6-13-6-20 0-8 2-15 6-21 3-7 8-12 15-15 6-4 13-6 21-6 7 0 14 2 20 6 7 3 12 8 16 15 4 6 5 13 5 21z">
          <text:p/>
        </draw:path>
        <draw:line draw:style-name="gr44" draw:text-style-name="P1" draw:layer="layout" svg:x1="7.3cm" svg:y1="5.89cm" svg:x2="11.961cm" svg:y2="5.89cm">
          <text:p/>
        </draw:line>
        <draw:line draw:style-name="gr44" draw:text-style-name="P1" draw:layer="layout" svg:x1="7.228cm" svg:y1="6.892cm" svg:x2="12.012cm" svg:y2="6.892cm">
          <text:p/>
        </draw:line>
        <draw:path draw:style-name="gr42" draw:text-style-name="P21" draw:layer="layout" svg:width="0.082cm" svg:height="0.082cm" svg:x="7.082cm" svg:y="6.859cm" svg:viewBox="0 0 83 83" svg:d="M83 42c0 7-2 14-5 20-4 7-9 12-16 16-6 3-13 5-20 5-8 0-15-2-21-5-7-4-12-9-15-16-4-6-6-13-6-20 0-8 2-15 6-21 3-7 8-12 15-15 6-4 13-6 21-6 7 0 14 2 20 6 7 3 12 8 16 15 3 6 5 13 5 21z">
          <text:p/>
        </draw:path>
        <draw:path draw:style-name="gr41" draw:text-style-name="P20" draw:layer="layout" svg:width="0.082cm" svg:height="0.082cm" svg:x="7.891cm" svg:y="5.096cm" svg:viewBox="0 0 83 83" svg:d="M83 42c0 7-1 14-5 20-4 7-9 12-16 16-6 4-13 5-20 5-8 0-15-1-21-5-7-4-12-9-15-16-4-6-6-13-6-20 0-8 2-15 6-21 3-7 8-12 15-15 6-4 13-6 21-6 7 0 14 2 20 6 7 3 12 8 16 15 4 6 5 13 5 21z">
          <text:p/>
        </draw:path>
        <draw:path draw:style-name="gr41" draw:text-style-name="P20" draw:layer="layout" svg:width="0.082cm" svg:height="0.082cm" svg:x="8.739cm" svg:y="7.717cm" svg:viewBox="0 0 83 83" svg:d="M83 42c0 7-1 14-5 20-4 7-9 12-16 16-6 4-13 5-20 5-8 0-15-1-21-5-7-4-12-9-15-16-4-6-6-13-6-20 0-8 2-15 6-21 3-7 8-12 15-15 6-4 13-6 21-6 7 0 14 2 20 6 7 3 12 8 16 15 4 6 5 13 5 21z">
          <text:p/>
        </draw:path>
        <draw:path draw:style-name="gr41" draw:text-style-name="P20" draw:layer="layout" svg:width="0.082cm" svg:height="0.082cm" svg:x="8.381cm" svg:y="10.428cm" svg:viewBox="0 0 83 83" svg:d="M83 42c0 7-1 14-5 20-4 7-9 12-16 16-6 4-13 5-20 5-8 0-15-1-21-5-7-4-12-9-15-16-4-6-6-13-6-20 0-8 2-15 6-21 3-7 8-12 15-15 6-4 13-6 21-6 7 0 14 2 20 6 7 3 12 8 16 15 4 6 5 13 5 21z">
          <text:p/>
        </draw:path>
        <draw:polyline draw:style-name="gr43" draw:text-style-name="P1" draw:layer="layout" svg:width="3.091cm" svg:height="2.584cm" svg:x="7.996cm" svg:y="5.161cm" svg:viewBox="0 0 3092 2585" draw:points="0,0 3092,0 3092,2585 902,2585">
          <text:p/>
        </draw:polyline>
        <draw:polyline draw:style-name="gr43" draw:text-style-name="P1" draw:layer="layout" svg:width="3.425cm" svg:height="2.744cm" svg:x="8.555cm" svg:y="7.746cm" svg:viewBox="0 0 3426 2745" draw:points="0,2745 1515,2745 1515,0 3426,0">
          <text:p/>
        </draw:polyline>
        <draw:path draw:style-name="gr45" draw:text-style-name="P22" draw:layer="layout" svg:width="0.219cm" svg:height="0.286cm" svg:x="0.766cm" svg:y="12.783cm" svg:viewBox="0 0 220 287" svg:d="M0 193l35-3c1 14 5 25 11 34s15 16 28 22c12 5 26 8 42 8 14 0 26-2 37-6 11-5 19-10 24-18 5-7 8-15 8-23 0-9-3-17-8-23-5-7-13-12-25-16-7-3-23-8-49-14-25-6-43-12-53-17-13-7-23-16-30-26-6-10-9-22-9-35 0-14 3-27 11-39s20-21 35-28c15-6 32-9 51-9 20 0 38 3 54 10s28 16 36 29c9 13 13 27 14 44l-35 2c-2-17-9-30-19-39-11-9-27-14-49-14s-38 4-48 13c-10 8-15 18-15 29 0 10 4 18 11 25 7 6 25 13 55 19 30 7 50 13 61 18 16 7 28 17 36 28 7 12 11 25 11 40 0 14-4 28-12 41-9 13-21 23-37 31-15 7-33 11-53 11-25 0-46-4-63-11-17-8-30-19-40-33-9-15-15-32-15-50z">
          <text:p/>
        </draw:path>
        <draw:path draw:style-name="gr45" draw:text-style-name="P22" draw:layer="layout" svg:width="0.184cm" svg:height="0.209cm" svg:x="1.019cm" svg:y="12.859cm" svg:viewBox="0 0 185 210" svg:d="M143 181c-13 10-25 18-37 22-11 4-24 7-37 7-22 0-39-6-51-17-12-10-18-24-18-41 0-10 2-19 7-27 4-8 10-14 17-19 8-5 16-9 25-11 6-2 17-4 30-5 27-4 48-8 61-12 0-5 0-8 0-9 0-14-3-24-10-29-8-8-21-12-39-12-16 0-27 3-35 9-8 5-13 15-17 29l-33-4c3-14 8-26 15-35 7-8 17-15 30-20s28-7 45-7c18 0 32 2 42 6 11 4 19 9 24 15s9 14 11 23c1 6 1 17 1 32v45c0 32 1 52 2 60 2 8 5 16 9 24h-35c-4-7-6-15-7-24zM140 104c-12 5-31 10-56 13-14 2-24 5-29 7-6 3-11 6-14 11s-5 10-5 16c0 9 4 17 11 23 6 6 17 9 30 9s25-3 35-9c10-5 17-13 22-23 4-8 6-19 6-34z">
          <text:p/>
        </draw:path>
        <draw:path draw:style-name="gr45" draw:text-style-name="P22" draw:layer="layout" svg:width="0.174cm" svg:height="0.209cm" svg:x="1.235cm" svg:y="12.859cm" svg:viewBox="0 0 175 210" svg:d="M141 132l34 4c-4 23-13 41-28 54s-34 20-56 20c-27 0-49-9-66-27s-25-44-25-77c0-22 4-41 11-57s18-29 33-37c14-8 30-12 48-12 21 0 39 6 53 17s23 26 27 47l-33 5c-4-14-9-24-17-31s-18-10-29-10c-17 0-31 6-42 18-11 13-16 32-16 59s5 46 15 58c11 13 24 19 41 19 13 0 24-4 33-13 9-8 15-20 17-37z">
          <text:p/>
        </draw:path>
        <draw:path draw:style-name="gr45" draw:text-style-name="P22" draw:layer="layout" svg:width="0.109cm" svg:height="0.204cm" svg:x="1.437cm" svg:y="12.859cm" svg:viewBox="0 0 110 205" svg:d="M0 205v-201h31v31c8-14 15-24 22-28 6-5 14-7 21-7 12 0 24 4 36 11l-12 31c-9-4-17-7-25-7s-14 2-20 7c-6 4-11 11-13 18-4 13-6 26-6 40v105z">
          <text:p/>
        </draw:path>
        <draw:path draw:style-name="gr45" draw:text-style-name="P22" draw:layer="layout" svg:width="0.162cm" svg:height="0.204cm" svg:x="1.565cm" svg:y="12.864cm" svg:viewBox="0 0 163 205" svg:d="M133 201v-30c-16 23-37 34-64 34-12 0-23-2-33-7-11-4-18-10-23-17s-9-15-11-25c-1-7-2-17-2-32v-124h34v111c0 18 1 30 2 36 2 9 7 16 14 21s15 8 26 8c10 0 20-3 29-8s15-12 19-21c3-9 5-22 5-40v-107h34v201z">
          <text:p/>
        </draw:path>
        <draw:path draw:style-name="gr45" draw:text-style-name="P22" draw:layer="layout" svg:width="0.271cm" svg:height="0.204cm" svg:x="1.78cm" svg:y="12.859cm" svg:viewBox="0 0 272 205" svg:d="M0 205v-201h30v29c7-10 15-18 26-24 10-6 22-9 35-9 15 0 27 3 37 9 9 7 16 15 20 26 16-23 36-35 62-35 20 0 35 6 46 17s16 28 16 50v138h-34v-126c0-14-1-23-3-29-3-6-7-11-12-15-6-4-13-5-21-5-14 0-26 4-35 14-9 9-14 24-14 45v116h-34v-130c0-15-3-27-8-34-6-8-15-11-27-11-10 0-19 2-27 7s-14 13-18 22c-3 10-5 24-5 42v104z">
          <text:p/>
        </draw:path>
        <draw:path draw:style-name="gr41" draw:text-style-name="P20" draw:layer="layout" svg:width="0.082cm" svg:height="0.082cm" svg:x="7.148cm" svg:y="4.981cm" svg:viewBox="0 0 83 83" svg:d="M83 42c0 7-1 14-5 20-4 7-9 12-16 16-6 4-13 5-20 5-8 0-15-1-21-5-7-4-12-9-15-16-4-6-6-13-6-20 0-8 2-15 6-21 3-7 8-12 15-15 6-4 13-6 21-6 7 0 14 2 20 6 7 3 12 8 16 15 4 6 5 13 5 21z">
          <text:p/>
        </draw:path>
        <draw:polyline draw:style-name="gr43" draw:text-style-name="P1" draw:layer="layout" svg:width="1.958cm" svg:height="0.97cm" svg:x="5.134cm" svg:y="4.059cm" svg:viewBox="0 0 1959 971" draw:points="0,0 0,971 1959,965">
          <text:p/>
        </draw:polyline>
        <draw:polyline draw:style-name="gr43" draw:text-style-name="P1" draw:layer="layout" svg:width="0cm" svg:height="0cm" svg:x="7.318cm" svg:y="4.747cm" svg:viewBox="0 0 0 0" draw:points="0,0">
          <text:p/>
        </draw:polyline>
        <draw:path draw:style-name="gr41" draw:text-style-name="P20" draw:layer="layout" svg:width="0.082cm" svg:height="0.082cm" svg:x="7.133cm" svg:y="5.32cm" svg:viewBox="0 0 83 83" svg:d="M83 42c0 7-1 14-5 20-4 7-9 12-16 16-6 4-13 5-20 5-8 0-15-1-21-5-7-4-12-9-15-16-4-6-6-13-6-20 0-8 2-15 6-21 3-7 8-12 15-15 6-4 13-6 21-6 7 0 14 2 20 6 7 3 12 8 16 15 4 6 5 13 5 21z">
          <text:p/>
        </draw:path>
        <draw:line draw:style-name="gr46" draw:text-style-name="P1" draw:layer="layout" svg:x1="2.794cm" svg:y1="5.342cm" svg:x2="7.072cm" svg:y2="5.342cm">
          <text:p/>
        </draw:line>
        <draw:path draw:style-name="gr41" draw:text-style-name="P20" draw:layer="layout" svg:width="0.082cm" svg:height="0.082cm" svg:x="7.068cm" svg:y="10.323cm" svg:viewBox="0 0 83 83" svg:d="M83 42c0 7-1 14-5 20-4 7-9 12-16 16-6 4-13 5-20 5-8 0-15-1-21-5-7-4-12-9-15-16-4-6-6-13-6-20 0-8 2-15 6-21 3-7 8-12 15-15 6-4 13-6 21-6 7 0 14 2 20 6 7 3 12 8 16 15 4 6 5 13 5 21z">
          <text:p/>
        </draw:path>
        <draw:line draw:style-name="gr43" draw:text-style-name="P1" draw:layer="layout" svg:x1="3.48cm" svg:y1="10.384cm" svg:x2="7.009cm" svg:y2="10.384cm">
          <text:p/>
        </draw:line>
        <draw:path draw:style-name="gr42" draw:text-style-name="P21" draw:layer="layout" svg:width="0.082cm" svg:height="0.082cm" svg:x="10.928cm" svg:y="10.139cm" svg:viewBox="0 0 83 83" svg:d="M83 42c0 7-1 14-5 20-4 7-9 12-16 16-6 4-13 5-20 5-8 0-15-1-21-5-7-4-12-9-15-16-4-6-6-13-6-20 0-8 2-15 6-21 3-7 8-12 15-15 6-4 13-6 21-6 7 0 14 2 20 6 7 3 12 8 16 15 4 6 5 13 5 21z">
          <text:p/>
        </draw:path>
        <draw:line draw:style-name="gr44" draw:text-style-name="P1" draw:layer="layout" svg:x1="11.106cm" svg:y1="10.16cm" svg:x2="12.319cm" svg:y2="10.16cm">
          <text:p/>
        </draw:line>
        <draw:path draw:style-name="gr45" draw:text-style-name="P22" draw:layer="layout" svg:width="0.244cm" svg:height="0.286cm" svg:x="0.774cm" svg:y="13.309cm" svg:viewBox="0 0 245 287" svg:d="M208 185l37 9c-8 30-22 53-42 69s-44 24-73 24c-30 0-54-7-73-19-18-12-33-30-42-53-10-23-15-47-15-74 0-29 5-54 17-75 11-22 26-38 47-49 20-11 42-17 67-17 27 0 51 7 70 21s32 34 39 60l-36 8c-6-20-16-35-28-44s-27-14-46-14c-21 0-39 5-53 16-15 10-25 24-30 41-6 17-9 35-9 53 0 24 3 44 10 62 7 17 18 31 32 39 15 9 30 13 47 13 21 0 38-6 52-17 15-12 24-30 29-53z">
          <text:p/>
        </draw:path>
        <draw:path draw:style-name="gr45" draw:text-style-name="P22" draw:layer="layout" svg:width="0.187cm" svg:height="0.209cm" svg:x="1.046cm" svg:y="13.386cm" svg:viewBox="0 0 188 210" svg:d="M0 105c0-37 10-65 31-83 17-15 38-22 63-22 28 0 51 9 68 27 18 18 26 43 26 75 0 26-3 46-11 61s-19 26-34 34c-15 9-31 13-49 13-28 0-51-9-68-27s-26-44-26-78zM35 105c0 26 6 45 17 58 11 12 25 19 42 19s31-7 43-20c11-12 16-32 16-58 0-25-5-44-16-57-12-12-26-19-43-19s-31 7-42 19c-11 13-17 32-17 58z">
          <text:p/>
        </draw:path>
        <draw:path draw:style-name="gr45" draw:text-style-name="P22" draw:layer="layout" svg:width="0.174cm" svg:height="0.209cm" svg:x="1.262cm" svg:y="13.386cm" svg:viewBox="0 0 175 210" svg:d="M141 132l34 4c-4 23-13 41-28 54s-34 20-56 20c-27 0-49-9-66-27s-25-44-25-77c0-22 4-41 11-57s18-29 33-37c14-8 30-12 48-12 21 0 39 6 53 17s23 26 27 47l-33 5c-4-14-9-24-17-31s-18-10-29-10c-17 0-31 6-42 18-11 13-16 32-16 59s5 46 15 58c11 13 24 19 41 19 13 0 24-4 33-13 9-8 15-20 17-37z">
          <text:p/>
        </draw:path>
        <draw:path draw:style-name="gr45" draw:text-style-name="P22" draw:layer="layout" svg:width="0.174cm" svg:height="0.209cm" svg:x="1.455cm" svg:y="13.386cm" svg:viewBox="0 0 175 210" svg:d="M141 132l34 4c-4 23-13 41-28 54s-34 20-56 20c-27 0-49-9-66-27s-25-44-25-77c0-22 4-41 11-57s18-29 33-37c14-8 30-12 48-12 21 0 39 6 53 17s23 26 27 47l-33 5c-4-14-9-24-17-31s-18-10-29-10c-17 0-31 6-42 18-11 13-16 32-16 59s5 46 15 58c11 13 24 19 41 19 13 0 24-4 33-13 9-8 15-20 17-37z">
          <text:p/>
        </draw:path>
        <draw:path draw:style-name="gr45" draw:text-style-name="P22" draw:layer="layout" svg:width="0.183cm" svg:height="0.281cm" svg:x="1.639cm" svg:y="13.39cm" svg:viewBox="0 0 184 282" svg:d="M18 278l-4-32c7 2 14 3 19 3 8 0 14-1 19-4 4-2 8-6 11-10 2-4 5-12 10-26 1-2 2-4 3-8l-76-201h36l42 116c6 14 11 30 15 46 4-15 9-30 14-45l43-117h34l-76 204c-8 22-15 37-19 45-6 12-13 20-21 25s-17 8-28 8c-7 0-14-2-22-4z">
          <text:p/>
        </draw:path>
        <draw:path draw:style-name="gr45" draw:text-style-name="P22" draw:layer="layout" svg:width="0.187cm" svg:height="0.2cm" svg:x="1.828cm" svg:y="13.39cm" svg:viewBox="0 0 188 201" svg:d="M0 201l74-104-68-97h42l31 47c6 9 11 16 14 22 6-8 11-15 15-21l34-48h42l-69 97 73 104h-41l-42-62-10-15-53 77z">
          <text:p/>
        </draw:path>
        <draw:path draw:style-name="gr42" draw:text-style-name="P21" draw:layer="layout" svg:width="0.082cm" svg:height="0.082cm" svg:x="11.078cm" svg:y="11.601cm" svg:viewBox="0 0 83 83" svg:d="M83 42c0 7-1 14-5 20-4 7-9 12-16 16-6 4-13 5-20 5-8 0-15-1-21-5-7-4-12-9-15-16-4-6-6-13-6-20 0-8 2-15 6-21 3-7 8-12 15-15 6-4 13-6 21-6 7 0 14 2 20 6 7 3 12 8 16 15 4 6 5 13 5 21z">
          <text:p/>
        </draw:path>
        <draw:line draw:style-name="gr44" draw:text-style-name="P1" draw:layer="layout" svg:x1="11.22cm" svg:y1="11.654cm" svg:x2="13.397cm" svg:y2="11.654cm">
          <text:p/>
        </draw:line>
        <draw:line draw:style-name="gr44" draw:text-style-name="P1" draw:layer="layout" svg:x1="0.798cm" svg:y1="13.132cm" svg:x2="6.951cm" svg:y2="13.132cm">
          <text:p/>
        </draw:line>
        <draw:path draw:style-name="gr42" draw:text-style-name="P21" draw:layer="layout" svg:width="0.082cm" svg:height="0.082cm" svg:x="7.02cm" svg:y="13.099cm" svg:viewBox="0 0 83 83" svg:d="M83 42c0 7-2 14-5 20-4 7-9 12-16 16-6 3-13 5-20 5-8 0-15-2-21-5-7-4-12-9-15-16-4-6-6-13-6-20 0-8 2-15 6-21 3-7 8-12 15-15 6-4 13-6 21-6 7 0 14 2 20 6 7 3 12 8 16 15 3 6 5 13 5 21z">
          <text:p/>
        </draw:path>
        <draw:line draw:style-name="gr44" draw:text-style-name="P1" draw:layer="layout" svg:x1="0.743cm" svg:y1="13.639cm" svg:x2="6.95cm" svg:y2="13.639cm">
          <text:p/>
        </draw:line>
        <draw:path draw:style-name="gr42" draw:text-style-name="P21" draw:layer="layout" svg:width="0.082cm" svg:height="0.082cm" svg:x="7.088cm" svg:y="13.605cm" svg:viewBox="0 0 83 83" svg:d="M83 42c0 7-1 14-5 20-4 7-9 12-16 16-6 4-13 5-20 5-8 0-15-1-21-5-7-4-12-9-15-16-4-6-6-13-6-20 0-8 2-15 6-21 3-7 8-12 15-15 6-4 13-6 21-6 7 0 14 2 20 6 7 3 12 8 16 15 4 6 5 13 5 21z">
          <text:p/>
        </draw:path>
        <draw:path draw:style-name="gr42" draw:text-style-name="P21" draw:layer="layout" svg:width="0.082cm" svg:height="0.082cm" svg:x="11.752cm" svg:y="12.059cm" svg:viewBox="0 0 83 83" svg:d="M83 42c0 7-2 14-5 20-4 7-9 12-16 16-6 3-13 5-20 5-8 0-15-2-21-5-7-4-12-9-15-16-4-6-6-13-6-20 0-8 2-15 6-21 3-7 8-12 15-15 6-4 13-6 21-6 7 0 14 2 20 6 7 3 12 8 16 15 3 6 5 13 5 21z">
          <text:p/>
        </draw:path>
        <draw:line draw:style-name="gr44" draw:text-style-name="P1" draw:layer="layout" svg:x1="11.894cm" svg:y1="12.111cm" svg:x2="13.416cm" svg:y2="12.111cm">
          <text:p/>
        </draw:line>
        <draw:line draw:style-name="gr43" draw:text-style-name="P1" draw:layer="layout" svg:x1="8.604cm" svg:y1="12.67cm" svg:x2="13.441cm" svg:y2="12.67cm">
          <text:p/>
        </draw:line>
        <draw:path draw:style-name="gr41" draw:text-style-name="P20" draw:layer="layout" svg:width="0.082cm" svg:height="0.082cm" svg:x="8.458cm" svg:y="12.637cm" svg:viewBox="0 0 83 83" svg:d="M83 42c0 7-1 14-5 20-4 7-9 12-16 16-6 4-13 5-20 5-8 0-15-1-21-5-7-4-12-9-15-16-4-6-6-13-6-20 0-8 2-15 6-21 3-7 8-12 15-15 6-4 13-6 21-6 7 0 14 2 20 6 7 3 12 8 16 15 4 6 5 13 5 21z">
          <text:p/>
        </draw:path>
        <draw:line draw:style-name="gr43" draw:text-style-name="P1" draw:layer="layout" svg:x1="12.667cm" svg:y1="15.412cm" svg:x2="11.246cm" svg:y2="15.412cm">
          <text:p/>
        </draw:line>
        <draw:line draw:style-name="gr43" draw:text-style-name="P1" draw:layer="layout" svg:x1="12.205cm" svg:y1="14.648cm" svg:x2="10.806cm" svg:y2="14.648cm">
          <text:p/>
        </draw:line>
        <draw:polyline draw:style-name="gr43" draw:text-style-name="P1" draw:layer="layout" svg:width="1.497cm" svg:height="0.209cm" svg:x="11.286cm" svg:y="14.577cm" svg:viewBox="0 0 1498 210" draw:points="1498,0 1211,206 0,210 0,76">
          <text:p/>
        </draw:polyline>
        <draw:line draw:style-name="gr43" draw:text-style-name="P1" draw:layer="layout" svg:x1="12.899cm" svg:y1="16.06cm" svg:x2="11.169cm" svg:y2="16.06cm">
          <text:p/>
        </draw:line>
        <draw:path draw:style-name="gr45" draw:text-style-name="P22" draw:layer="layout" svg:width="0.21cm" svg:height="0.276cm" svg:x="9.747cm" svg:y="15.741cm" svg:viewBox="0 0 211 277" svg:d="M0 277v-277h104c19 0 33 1 43 3 13 2 25 6 34 13 9 6 16 15 22 26 5 12 8 24 8 38 0 24-7 44-22 60s-42 24-81 24h-71v113zM37 132h71c24 0 41-5 50-14 10-8 15-21 15-37 0-11-3-21-8-30-6-8-14-13-24-16-6-2-17-2-34-2h-70z">
          <text:p/>
        </draw:path>
        <draw:path draw:style-name="gr45" draw:text-style-name="P22" draw:layer="layout" svg:width="0.163cm" svg:height="0.276cm" svg:x="9.999cm" svg:y="15.741cm" svg:viewBox="0 0 164 277" svg:d="M0 277v-277h34v100c16-19 36-28 60-28 15 0 28 3 39 9s19 14 24 24 7 25 7 45v127h-34v-127c0-17-4-29-11-37-8-8-18-12-32-12-10 0-19 3-28 8s-15 12-19 21-6 22-6 37v110z">
          <text:p/>
        </draw:path>
        <draw:path draw:style-name="gr45" draw:text-style-name="P22" draw:layer="layout" svg:width="0.184cm" svg:height="0.209cm" svg:x="10.202cm" svg:y="15.812cm" svg:viewBox="0 0 185 210" svg:d="M143 181c-13 10-25 18-37 22-11 4-24 7-37 7-22 0-39-6-51-16-12-11-18-25-18-42 0-10 2-19 7-27 4-8 10-14 17-19 8-5 16-9 25-11 6-2 17-4 30-5 27-4 48-8 61-12 0-5 0-8 0-9 0-14-3-24-10-29-8-8-21-12-39-12-16 0-27 3-35 9-8 5-13 15-17 29l-33-4c3-14 8-26 15-35 7-8 17-15 30-20s28-7 45-7c18 0 32 2 42 6 11 4 19 9 24 15s9 14 11 23c1 6 1 17 1 32v45c0 32 1 52 2 60 2 8 5 17 9 24h-35c-4-7-6-15-7-24zM140 104c-12 5-31 10-56 13-14 2-24 5-29 7-6 3-11 6-14 11s-5 10-5 16c0 9 4 17 11 23 6 6 17 9 30 9s25-3 35-9c10-5 17-13 22-23 4-8 6-19 6-34z">
          <text:p/>
        </draw:path>
        <draw:polygon draw:style-name="gr45" draw:text-style-name="P22" draw:layer="layout" svg:width="0.034cm" svg:height="0.276cm" svg:x="10.427cm" svg:y="15.741cm" svg:viewBox="0 0 35 277" draw:points="0,277 0,0 35,0 35,277">
          <text:p/>
        </draw:polygon>
        <draw:path draw:style-name="gr45" draw:text-style-name="P22" draw:layer="layout" svg:width="0.184cm" svg:height="0.209cm" svg:x="10.502cm" svg:y="15.812cm" svg:viewBox="0 0 185 210" svg:d="M143 181c-13 10-25 18-37 22-11 4-24 7-37 7-22 0-39-6-51-16-12-11-18-25-18-42 0-10 2-19 7-27 4-8 10-14 17-19 8-5 16-9 25-11 6-2 17-4 30-5 27-4 48-8 61-12 0-5 0-8 0-9 0-14-3-24-10-29-8-8-21-12-39-12-16 0-27 3-35 9-8 5-13 15-17 29l-33-4c3-14 8-26 15-35 7-8 17-15 30-20s28-7 45-7c18 0 32 2 42 6 11 4 19 9 24 15s9 14 11 23c1 6 1 17 1 32v45c0 32 1 52 2 60 2 8 5 17 9 24h-35c-4-7-6-15-7-24zM140 104c-12 5-31 10-56 13-14 2-24 5-29 7-6 3-11 6-14 11s-5 10-5 16c0 9 4 17 11 23 6 6 17 9 30 9s25-3 35-9c10-5 17-13 22-23 4-8 6-19 6-34z">
          <text:p/>
        </draw:path>
        <draw:path draw:style-name="gr45" draw:text-style-name="P22" draw:layer="layout" svg:width="0.163cm" svg:height="0.204cm" svg:x="10.728cm" svg:y="15.812cm" svg:viewBox="0 0 164 205" svg:d="M0 205v-201h31v29c15-22 36-33 64-33 12 0 23 2 33 7 10 4 18 10 23 17s9 15 11 25c1 6 2 17 2 33v123h-34v-122c0-14-2-24-4-31-3-7-8-12-15-16-6-4-14-6-23-6-15 0-27 4-38 13-11 10-16 27-16 53v109z">
          <text:p/>
        </draw:path>
        <draw:path draw:style-name="gr45" draw:text-style-name="P22" draw:layer="layout" svg:width="0.176cm" svg:height="0.285cm" svg:x="10.929cm" svg:y="15.812cm" svg:viewBox="0 0 177 286" svg:d="M7 222l33 5c1 10 5 17 11 22 9 6 20 9 35 9 16 0 28-3 37-9 8-7 14-15 17-27 2-7 3-21 2-43-14 17-33 26-55 26-28 0-49-10-64-30s-23-44-23-71c0-19 3-37 10-53s17-29 31-38c13-9 28-13 46-13 24 0 43 10 59 29v-25h31v174c0 31-3 53-9 66-7 13-17 23-31 31s-30 11-51 11c-24 0-43-5-58-16-14-11-22-27-21-48zM35 101c0 26 5 46 16 58 10 12 23 18 39 18s29-6 39-18c11-12 16-31 16-57 0-24-5-43-16-55-11-13-24-19-40-19-15 0-28 6-38 19-11 12-16 30-16 54z">
          <text:p/>
        </draw:path>
        <draw:path draw:style-name="gr45" draw:text-style-name="P22" draw:layer="layout" svg:width="0.184cm" svg:height="0.209cm" svg:x="11.145cm" svg:y="15.812cm" svg:viewBox="0 0 185 210" svg:d="M149 140l35 5c-5 20-16 36-31 48-15 11-34 17-57 17-30 0-53-9-70-27-17-19-26-44-26-76 0-34 9-60 26-79 18-19 40-28 68-28 27 0 49 9 66 27 17 19 25 44 25 77 0 2 0 6 0 10h-150c1 22 7 38 19 50 11 12 25 18 42 18 12 0 23-4 32-10 9-7 16-17 21-32zM37 86h112c-1-17-5-30-12-38-11-13-25-20-43-20-15 0-29 5-39 16-11 10-17 24-18 42z">
          <text:p/>
        </draw:path>
        <draw:path draw:style-name="gr45" draw:text-style-name="P22" draw:layer="layout" svg:width="0.166cm" svg:height="0.209cm" svg:x="11.357cm" svg:y="15.812cm" svg:viewBox="0 0 167 210" svg:d="M0 145l34-5c2 13 7 24 16 31 8 7 20 11 36 11 15 0 27-4 35-10 7-6 11-14 11-22s-3-14-10-18c-5-3-16-7-35-12-25-6-42-12-52-16-10-5-17-11-22-19s-7-17-7-27c0-9 2-17 6-25s9-14 16-19c6-4 13-7 22-10s19-4 30-4c15 0 29 2 41 7 12 4 21 10 27 18 5 8 9 18 11 31l-33 5c-1-11-6-19-13-24-7-6-18-9-31-9-16 0-27 3-33 8-7 5-10 11-10 18 0 4 1 8 4 12 2 3 7 6 13 9 3 1 13 4 30 8 24 7 41 12 50 16 10 4 17 10 23 18 5 8 8 18 8 29s-3 22-10 32-16 18-29 23c-12 6-26 9-42 9-26 0-46-6-60-17-13-11-22-27-26-48z">
          <text:p/>
        </draw:path>
        <draw:polyline draw:style-name="gr43" draw:text-style-name="P1" draw:layer="layout" svg:width="1.053cm" svg:height="0.527cm" svg:x="11.72cm" svg:y="16.06cm" svg:viewBox="0 0 1054 528" draw:points="0,0 0,528 1054,528">
          <text:p/>
        </draw:polyline>
        <draw:polyline draw:style-name="gr43" draw:text-style-name="P1" draw:layer="layout" svg:width="0.961cm" svg:height="0.398cm" svg:x="11.99cm" svg:y="16.587cm" svg:viewBox="0 0 962 399" draw:points="0,0 0,399 962,399">
          <text:p/>
        </draw:polyline>
        <draw:polygon draw:style-name="gr45" draw:text-style-name="P22" draw:layer="layout" svg:width="0.219cm" svg:height="0.276cm" svg:x="9.674cm" svg:y="21.755cm" svg:viewBox="0 0 220 277" draw:points="91,277 91,33 0,33 0,0 220,0 220,33 128,33 128,277">
          <text:p/>
        </draw:polygon>
        <draw:path draw:style-name="gr45" draw:text-style-name="P22" draw:layer="layout" svg:width="0.034cm" svg:height="0.276cm" svg:x="9.912cm" svg:y="21.755cm" svg:viewBox="0 0 35 277" svg:d="M0 39v-39h35v39zM0 277v-201h35v201z">
          <text:p/>
        </draw:path>
        <draw:path draw:style-name="gr45" draw:text-style-name="P22" draw:layer="layout" svg:width="0.173cm" svg:height="0.28cm" svg:x="9.997cm" svg:y="21.755cm" svg:viewBox="0 0 174 281" svg:d="M32 277h-32v-277h34v99c14-18 33-27 55-27 13 0 24 2 35 7s20 12 28 21c7 9 12 20 16 33s6 26 6 41c0 34-8 60-25 79s-38 28-62 28c-23 0-42-10-55-29zM31 175c0 24 4 41 10 52 11 18 25 26 44 26 14 0 27-6 38-19s16-32 16-58-5-45-15-58c-11-12-23-18-38-18s-28 6-38 19c-11 13-17 32-17 56z">
          <text:p/>
        </draw:path>
        <draw:path draw:style-name="gr45" draw:text-style-name="P22" draw:layer="layout" svg:width="0.034cm" svg:height="0.276cm" svg:x="10.212cm" svg:y="21.755cm" svg:viewBox="0 0 35 277" svg:d="M0 39v-39h35v39zM0 277v-201h35v201z">
          <text:p/>
        </draw:path>
        <draw:path draw:style-name="gr45" draw:text-style-name="P22" draw:layer="layout" svg:width="0.184cm" svg:height="0.209cm" svg:x="10.286cm" svg:y="21.827cm" svg:viewBox="0 0 185 210" svg:d="M143 181c-13 10-25 18-37 22-11 4-24 7-37 7-22 0-39-6-51-16-12-11-18-25-18-42 0-10 2-19 7-27 4-8 10-14 17-19 8-5 16-9 25-11 6-2 17-4 30-5 27-4 48-8 61-12 0-5 0-8 0-9 0-14-3-24-10-29-8-8-21-12-39-12-16 0-27 3-35 9-8 5-13 15-17 29l-33-4c3-14 8-26 15-35 7-8 17-15 30-20s28-7 45-7c18 0 32 2 42 6 11 4 19 9 24 15s9 14 11 23c1 6 1 17 1 32v45c0 32 1 52 2 60 2 8 5 17 9 24h-35c-4-7-6-15-7-24zM140 104c-12 5-31 10-56 13-14 2-24 4-29 7-6 3-11 6-14 11s-5 10-5 16c0 9 4 17 11 23 6 6 17 9 30 9s25-3 35-9c10-5 17-13 22-23 4-8 6-19 6-34z">
          <text:p/>
        </draw:path>
        <draw:path draw:style-name="gr45" draw:text-style-name="P22" draw:layer="layout" svg:width="0.21cm" svg:height="0.276cm" svg:x="9.853cm" svg:y="28.293cm" svg:viewBox="0 0 211 277" svg:d="M0 277v-277h104c19 0 33 1 43 3 13 2 25 6 34 13 9 6 16 15 22 26 5 12 8 24 8 38 0 24-7 44-22 60s-42 24-81 24h-71v113zM37 132h71c24 0 41-5 50-14 10-8 15-21 15-37 0-11-3-21-8-30-6-8-14-13-24-16-6-2-17-2-34-2h-70z">
          <text:p/>
        </draw:path>
        <draw:path draw:style-name="gr45" draw:text-style-name="P22" draw:layer="layout" svg:width="0.163cm" svg:height="0.276cm" svg:x="10.105cm" svg:y="28.293cm" svg:viewBox="0 0 164 277" svg:d="M0 277v-277h34v100c16-19 36-28 60-28 15 0 28 3 39 9s19 14 24 24 7 25 7 45v127h-34v-127c0-17-4-29-11-37-8-8-18-12-32-12-10 0-19 3-28 8s-15 12-19 21-6 22-6 37v110z">
          <text:p/>
        </draw:path>
        <draw:path draw:style-name="gr45" draw:text-style-name="P22" draw:layer="layout" svg:width="0.184cm" svg:height="0.209cm" svg:x="10.308cm" svg:y="28.364cm" svg:viewBox="0 0 185 210" svg:d="M143 181c-13 10-25 18-37 22-11 4-24 7-37 7-22 0-39-6-51-16-12-11-18-25-18-42 0-10 2-19 7-27 4-8 10-14 17-19 8-5 16-9 25-11 6-2 17-4 30-5 27-4 48-8 61-12 0-5 0-8 0-9 0-14-3-24-10-29-8-8-21-12-39-12-16 0-27 3-35 9-8 5-13 15-17 29l-33-4c3-14 8-26 15-35 7-8 17-15 30-20s28-7 45-7c18 0 32 2 42 6 11 4 19 9 24 15s9 14 11 23c1 6 1 17 1 32v45c0 32 1 52 2 60 2 8 5 17 9 24h-35c-4-7-6-15-7-24zM140 104c-12 5-31 10-56 13-14 2-24 5-29 7-6 3-11 6-14 11s-5 10-5 16c0 9 4 17 11 23 6 6 17 9 30 9s25-3 35-9c10-5 17-13 22-23 4-8 6-19 6-34z">
          <text:p/>
        </draw:path>
        <draw:polygon draw:style-name="gr45" draw:text-style-name="P22" draw:layer="layout" svg:width="0.034cm" svg:height="0.276cm" svg:x="10.533cm" svg:y="28.293cm" svg:viewBox="0 0 35 277" draw:points="0,277 0,0 35,0 35,277">
          <text:p/>
        </draw:polygon>
        <draw:path draw:style-name="gr45" draw:text-style-name="P22" draw:layer="layout" svg:width="0.184cm" svg:height="0.209cm" svg:x="10.608cm" svg:y="28.364cm" svg:viewBox="0 0 185 210" svg:d="M143 181c-13 10-25 18-37 22-11 4-24 7-37 7-22 0-39-6-51-16-12-11-18-25-18-42 0-10 2-19 7-27 4-8 10-14 17-19 8-5 16-9 25-11 6-2 17-4 30-5 27-4 48-8 61-12 0-5 0-8 0-9 0-14-3-24-10-29-8-8-21-12-39-12-16 0-27 3-35 9-8 5-13 15-17 29l-33-4c3-14 8-26 15-35 7-8 17-15 30-20s28-7 45-7c18 0 32 2 42 6 11 4 19 9 24 15s9 14 11 23c1 6 1 17 1 32v45c0 32 1 52 2 60 2 8 5 17 9 24h-35c-4-7-6-15-7-24zM140 104c-12 5-31 10-56 13-14 2-24 5-29 7-6 3-11 6-14 11s-5 10-5 16c0 9 4 17 11 23 6 6 17 9 30 9s25-3 35-9c10-5 17-13 22-23 4-8 6-19 6-34z">
          <text:p/>
        </draw:path>
        <draw:path draw:style-name="gr45" draw:text-style-name="P22" draw:layer="layout" svg:width="0.163cm" svg:height="0.204cm" svg:x="10.833cm" svg:y="28.364cm" svg:viewBox="0 0 164 205" svg:d="M0 205v-201h31v29c15-22 36-33 64-33 12 0 23 2 33 7 10 4 18 10 23 17s9 15 11 25c1 6 2 17 2 33v123h-34v-122c0-14-2-24-4-31-3-7-8-12-15-16-6-4-14-6-23-6-15 0-27 4-38 13-11 10-16 27-16 53v109z">
          <text:p/>
        </draw:path>
        <draw:path draw:style-name="gr45" draw:text-style-name="P22" draw:layer="layout" svg:width="0.176cm" svg:height="0.285cm" svg:x="11.035cm" svg:y="28.364cm" svg:viewBox="0 0 177 286" svg:d="M7 222l33 5c1 10 5 17 11 22 9 6 20 9 35 9 16 0 28-3 37-9 8-7 14-15 17-27 2-7 3-21 2-43-14 17-33 26-55 26-28 0-49-10-64-30s-23-44-23-71c0-19 3-37 10-53s17-29 31-38c13-9 28-13 46-13 24 0 43 10 59 29v-25h31v174c0 31-3 53-9 66-7 13-17 23-31 31s-30 11-51 11c-24 0-43-5-58-16-14-11-22-27-21-48zM35 101c0 26 5 46 16 58 10 12 23 18 39 18s29-6 39-18c11-12 16-31 16-57 0-24-5-43-16-55-11-13-24-19-40-19-15 0-28 6-38 19-11 12-16 30-16 54z">
          <text:p/>
        </draw:path>
        <draw:path draw:style-name="gr45" draw:text-style-name="P22" draw:layer="layout" svg:width="0.184cm" svg:height="0.209cm" svg:x="11.251cm" svg:y="28.364cm" svg:viewBox="0 0 185 210" svg:d="M149 140l35 5c-5 20-16 36-31 48-15 11-34 17-57 17-30 0-53-9-70-27-17-19-26-44-26-76 0-34 9-60 26-79 18-19 40-28 68-28 27 0 49 9 66 27 17 19 25 44 25 77 0 2 0 6 0 10h-150c1 22 7 38 19 50 11 12 25 18 42 18 12 0 23-4 32-10 9-7 16-17 21-32zM37 86h112c-1-17-5-30-12-38-11-13-25-20-43-20-15 0-29 5-39 16-11 10-17 24-18 42z">
          <text:p/>
        </draw:path>
        <draw:path draw:style-name="gr45" draw:text-style-name="P22" draw:layer="layout" svg:width="0.166cm" svg:height="0.209cm" svg:x="11.463cm" svg:y="28.364cm" svg:viewBox="0 0 167 210" svg:d="M0 145l34-5c2 13 7 24 16 31 8 7 20 11 36 11 15 0 27-4 35-10 7-6 11-14 11-22s-3-14-10-18c-5-3-16-7-35-12-25-6-42-12-52-16-10-5-17-11-22-19s-7-17-7-27c0-9 2-17 6-25s9-14 16-19c6-4 13-7 22-10s19-4 30-4c15 0 29 2 41 7 12 4 21 10 27 18 5 8 9 18 11 31l-33 5c-1-11-6-19-13-24-7-6-18-9-31-9-16 0-27 3-33 8-7 5-10 11-10 18 0 4 1 8 4 12 2 3 7 6 13 9 3 1 13 4 30 8 24 7 41 12 50 16 10 4 17 10 23 18 5 8 8 18 8 29s-3 22-10 32-16 18-29 23c-12 6-26 9-42 9-26 0-46-6-60-17-13-11-22-27-26-48z">
          <text:p/>
        </draw:path>
        <draw:path draw:style-name="gr42" draw:text-style-name="P21" draw:layer="layout" svg:width="0.082cm" svg:height="0.082cm" svg:x="8.102cm" svg:y="19.788cm" svg:viewBox="0 0 83 83" svg:d="M83 42c0 7-2 14-5 20-4 7-9 12-16 16-6 3-13 5-20 5-8 0-15-2-21-5-7-4-12-9-15-16-4-6-6-13-6-20 0-8 2-15 6-21 3-7 8-12 15-15 6-4 13-6 21-6 7 0 14 2 20 6 7 3 12 8 16 15 3 6 5 13 5 21z">
          <text:p/>
        </draw:path>
        <draw:line draw:style-name="gr44" draw:text-style-name="P1" draw:layer="layout" svg:x1="8.223cm" svg:y1="19.816cm" svg:x2="10.136cm" svg:y2="19.816cm">
          <text:p/>
        </draw:line>
        <draw:path draw:style-name="gr42" draw:text-style-name="P21" draw:layer="layout" svg:width="0.082cm" svg:height="0.082cm" svg:x="8.14cm" svg:y="20.963cm" svg:viewBox="0 0 83 83" svg:d="M83 42c0 7-2 14-5 20-4 7-9 12-16 16-6 3-13 5-20 5-8 0-15-2-21-5-7-4-12-9-15-16-4-6-6-13-6-20 0-8 2-15 6-21 3-7 8-12 15-15 6-4 13-6 21-6 7 0 14 2 20 6 7 3 12 8 16 15 3 6 5 13 5 21z">
          <text:p/>
        </draw:path>
        <draw:line draw:style-name="gr44" draw:text-style-name="P1" draw:layer="layout" svg:x1="8.3cm" svg:y1="20.991cm" svg:x2="10.136cm" svg:y2="20.991cm">
          <text:p/>
        </draw:line>
        <draw:path draw:style-name="gr42" draw:text-style-name="P21" draw:layer="layout" svg:width="0.082cm" svg:height="0.082cm" svg:x="7.89cm" svg:y="22.042cm" svg:viewBox="0 0 83 83" svg:d="M83 42c0 7-2 14-5 20-4 7-9 12-16 16-6 3-13 5-20 5-8 0-15-2-21-5-7-4-12-9-15-16-4-6-6-13-6-20 0-8 2-15 6-21 3-7 8-12 15-15 6-4 13-6 21-6 7 0 14 2 20 6 7 3 12 8 16 15 3 6 5 13 5 21z">
          <text:p/>
        </draw:path>
        <draw:line draw:style-name="gr44" draw:text-style-name="P1" draw:layer="layout" svg:x1="8.05cm" svg:y1="22.07cm" svg:x2="10.04cm" svg:y2="22.07cm">
          <text:p/>
        </draw:line>
        <draw:path draw:style-name="gr42" draw:text-style-name="P21" draw:layer="layout" svg:width="0.082cm" svg:height="0.082cm" svg:x="8.391cm" svg:y="23.274cm" svg:viewBox="0 0 83 83" svg:d="M83 42c0 7-1 14-5 20-4 7-9 12-16 16-6 4-13 5-20 5-8 0-15-1-21-5-7-4-12-9-15-16-4-6-6-13-6-20 0-8 2-15 6-21 3-7 8-12 15-15 6-4 13-6 21-6 7 0 14 2 20 6 7 3 12 8 16 15 4 6 5 13 5 21z">
          <text:p/>
        </draw:path>
        <draw:line draw:style-name="gr44" draw:text-style-name="P1" draw:layer="layout" svg:x1="8.512cm" svg:y1="23.341cm" svg:x2="10.541cm" svg:y2="23.341cm">
          <text:p/>
        </draw:line>
        <draw:path draw:style-name="gr41" draw:text-style-name="P20" draw:layer="layout" svg:width="0.082cm" svg:height="0.082cm" svg:x="7.037cm" svg:y="12.28cm" svg:viewBox="0 0 83 83" svg:d="M83 42c0 7-1 14-5 20-4 7-9 12-16 16-6 4-13 5-20 5-8 0-15-1-21-5-7-4-12-9-15-16-4-6-6-13-6-20 0-8 2-15 6-21 3-7 8-12 15-15 6-4 13-6 21-6 7 0 14 2 20 6 7 3 12 8 16 15 4 6 5 13 5 21z">
          <text:p/>
        </draw:path>
        <draw:polyline draw:style-name="gr43" draw:text-style-name="P1" draw:layer="layout" svg:width="2.764cm" svg:height="1.934cm" svg:x="4.137cm" svg:y="10.384cm" svg:viewBox="0 0 2765 1935" draw:points="2765,1935 0,1935 0,0">
          <text:p/>
        </draw:polyline>
        <draw:polyline draw:style-name="gr43" draw:text-style-name="P1" draw:layer="layout" svg:width="2.848cm" svg:height="4.59cm" svg:x="4.137cm" svg:y="5.323cm" svg:viewBox="0 0 2849 4591" draw:points="2849,4591 0,4591 0,0">
          <text:p/>
        </draw:polyline>
        <draw:path draw:style-name="gr41" draw:text-style-name="P20" draw:layer="layout" svg:width="0.082cm" svg:height="0.082cm" svg:x="7.068cm" svg:y="9.861cm" svg:viewBox="0 0 83 83" svg:d="M83 42c0 7-1 14-5 20-4 7-9 12-16 16-6 4-13 5-20 5-8 0-15-1-21-5-7-4-12-9-15-16-4-6-6-13-6-20 0-8 2-15 6-21 3-7 8-12 15-15 6-4 13-6 21-6 7 0 14 2 20 6 7 3 12 8 16 15 4 6 5 13 5 21z">
          <text:p/>
        </draw:path>
        <draw:polyline draw:style-name="gr43" draw:text-style-name="P1" draw:layer="layout" svg:width="2.275cm" svg:height="0.251cm" svg:x="7.924cm" svg:y="26.878cm" svg:viewBox="0 0 2276 252" draw:points="0,0 793,0 793,252 2276,252">
          <text:p/>
        </draw:polyline>
        <draw:polyline draw:style-name="gr43" draw:text-style-name="P1" draw:layer="layout" svg:width="1.27cm" svg:height="0.282cm" svg:x="7.624cm" svg:y="27.129cm" svg:viewBox="0 0 1271 283" draw:points="0,283 1271,283 1271,0">
          <text:p/>
        </draw:polyline>
        <draw:line draw:style-name="gr43" draw:text-style-name="P1" draw:layer="layout" svg:x1="10.27cm" svg:y1="27.799cm" svg:x2="8.208cm" svg:y2="27.799cm">
          <text:p/>
        </draw:line>
        <draw:polyline draw:style-name="gr43" draw:text-style-name="P1" draw:layer="layout" svg:width="1.715cm" svg:height="0.36cm" svg:x="8.802cm" svg:y="28.268cm" svg:viewBox="0 0 1716 361" draw:points="0,0 833,0 833,361 1716,361">
          <text:p/>
        </draw:polyline>
        <draw:line draw:style-name="gr43" draw:text-style-name="P1" draw:layer="layout" svg:x1="10.023cm" svg:y1="28.628cm" svg:x2="8.415cm" svg:y2="28.628cm">
          <text:p/>
        </draw:line>
        <draw:frame draw:style-name="gr47" draw:text-style-name="P1" draw:layer="layout" svg:width="0.002cm" svg:height="0.937cm" svg:x="9.178cm" svg:y="1.534cm">
          <draw:text-box>
            <text:p/>
          </draw:text-box>
        </draw:frame>
        <draw:frame draw:style-name="gr48" draw:text-style-name="P1" draw:layer="layout" svg:width="1.06cm" svg:height="0.433cm" svg:x="9.178cm" svg:y="1.534cm">
          <draw:text-box>
            <text:p text:style-name="P23"><text:span text:style-name="T1">Crâne</text:span></text:p>
          </draw:text-box>
        </draw:frame>
        <draw:frame draw:style-name="gr47" draw:text-style-name="P1" draw:layer="layout" svg:width="0.002cm" svg:height="0.937cm" svg:x="9.138cm" svg:y="3.858cm">
          <draw:text-box>
            <text:p/>
          </draw:text-box>
        </draw:frame>
        <draw:frame draw:style-name="gr48" draw:text-style-name="P1" draw:layer="layout" svg:width="1.793cm" svg:height="0.433cm" svg:x="9.138cm" svg:y="3.858cm">
          <draw:text-box>
            <text:p text:style-name="P23"><text:span text:style-name="T1">Mandibule</text:span></text:p>
          </draw:text-box>
        </draw:frame>
        <draw:frame draw:style-name="gr47" draw:text-style-name="P1" draw:layer="layout" svg:width="0.002cm" svg:height="0.937cm" svg:x="11.669cm" svg:y="5.039cm">
          <draw:text-box>
            <text:p/>
          </draw:text-box>
        </draw:frame>
        <draw:frame draw:style-name="gr48" draw:text-style-name="P1" draw:layer="layout" svg:width="1.573cm" svg:height="0.433cm" svg:x="11.669cm" svg:y="5.039cm">
          <draw:text-box>
            <text:p text:style-name="P23"><text:span text:style-name="T1">Clavicule</text:span></text:p>
          </draw:text-box>
        </draw:frame>
        <draw:frame draw:style-name="gr47" draw:text-style-name="P1" draw:layer="layout" svg:width="0.002cm" svg:height="0.937cm" svg:x="11.657cm" svg:y="6.073cm">
          <draw:text-box>
            <text:p/>
          </draw:text-box>
        </draw:frame>
        <draw:frame draw:style-name="gr48" draw:text-style-name="P1" draw:layer="layout" svg:width="1.691cm" svg:height="0.433cm" svg:x="11.657cm" svg:y="6.073cm">
          <draw:text-box>
            <text:p text:style-name="P23"><text:span text:style-name="T1">O</text:span><text:span text:style-name="T1">m</text:span><text:span text:style-name="T1">o</text:span><text:span text:style-name="T1">p</text:span><text:span text:style-name="T1">l</text:span><text:span text:style-name="T1">a</text:span><text:span text:style-name="T1">t</text:span><text:span text:style-name="T1">e</text:span></text:p>
          </draw:text-box>
        </draw:frame>
        <draw:frame draw:style-name="gr47" draw:text-style-name="P1" draw:layer="layout" svg:width="0.002cm" svg:height="0.937cm" svg:x="11.671cm" svg:y="6.585cm">
          <draw:text-box>
            <text:p/>
          </draw:text-box>
        </draw:frame>
        <draw:frame draw:style-name="gr48" draw:text-style-name="P1" draw:layer="layout" svg:width="1.475cm" svg:height="0.433cm" svg:x="11.671cm" svg:y="6.585cm">
          <draw:text-box>
            <text:p text:style-name="P23"><text:span text:style-name="T1">St</text:span><text:span text:style-name="T1">er</text:span><text:span text:style-name="T1">n</text:span><text:span text:style-name="T1">u</text:span><text:span text:style-name="T1">m</text:span></text:p>
          </draw:text-box>
        </draw:frame>
        <draw:frame draw:style-name="gr47" draw:text-style-name="P1" draw:layer="layout" svg:width="0.002cm" svg:height="0.937cm" svg:x="11.758cm" svg:y="7.442cm">
          <draw:text-box>
            <text:p/>
          </draw:text-box>
        </draw:frame>
        <draw:frame draw:style-name="gr48" draw:text-style-name="P1" draw:layer="layout" svg:width="1.018cm" svg:height="0.433cm" svg:x="11.758cm" svg:y="7.442cm">
          <draw:text-box>
            <text:p text:style-name="P23"><text:span text:style-name="T1">C</text:span><text:span text:style-name="T1">ô</text:span><text:span text:style-name="T1">t</text:span><text:span text:style-name="T1">e</text:span><text:span text:style-name="T1">s</text:span></text:p>
          </draw:text-box>
        </draw:frame>
        <draw:frame draw:style-name="gr47" draw:text-style-name="P1" draw:layer="layout" svg:width="0.002cm" svg:height="0.937cm" svg:x="11.659cm" svg:y="5.571cm">
          <draw:text-box>
            <text:p/>
          </draw:text-box>
        </draw:frame>
        <draw:frame draw:style-name="gr48" draw:text-style-name="P1" draw:layer="layout" svg:width="1.949cm" svg:height="0.433cm" svg:x="11.659cm" svg:y="5.571cm">
          <draw:text-box>
            <text:p text:style-name="P23"><text:span text:style-name="T1">M</text:span><text:span text:style-name="T1">a</text:span><text:span text:style-name="T1">n</text:span><text:span text:style-name="T1">u</text:span><text:span text:style-name="T1">b</text:span><text:span text:style-name="T1">ri</text:span><text:span text:style-name="T1">u</text:span><text:span text:style-name="T1">m</text:span></text:p>
          </draw:text-box>
        </draw:frame>
        <draw:frame draw:style-name="gr47" draw:text-style-name="P1" draw:layer="layout" svg:width="0.002cm" svg:height="0.937cm" svg:x="12.077cm" svg:y="9.883cm">
          <draw:text-box>
            <text:p/>
          </draw:text-box>
        </draw:frame>
        <draw:frame draw:style-name="gr48" draw:text-style-name="P1" draw:layer="layout" svg:width="1.581cm" svg:height="0.433cm" svg:x="12.077cm" svg:y="9.883cm">
          <draw:text-box>
            <text:p text:style-name="P23"><text:span text:style-name="T1">H</text:span><text:span text:style-name="T1">u</text:span><text:span text:style-name="T1">m</text:span><text:span text:style-name="T1">é</text:span><text:span text:style-name="T1">r</text:span><text:span text:style-name="T1">u</text:span><text:span text:style-name="T1">s</text:span></text:p>
          </draw:text-box>
        </draw:frame>
        <draw:frame draw:style-name="gr47" draw:text-style-name="P1" draw:layer="layout" svg:width="0.002cm" svg:height="0.937cm" svg:x="13.16cm" svg:y="11.793cm">
          <draw:text-box>
            <text:p/>
          </draw:text-box>
        </draw:frame>
        <draw:frame draw:style-name="gr48" draw:text-style-name="P1" draw:layer="layout" svg:width="1.209cm" svg:height="0.433cm" svg:x="13.16cm" svg:y="11.793cm">
          <draw:text-box>
            <text:p text:style-name="P23"><text:span text:style-name="T1">R</text:span><text:span text:style-name="T1">a</text:span><text:span text:style-name="T1">di</text:span><text:span text:style-name="T1">u</text:span><text:span text:style-name="T1">s</text:span></text:p>
          </draw:text-box>
        </draw:frame>
        <draw:frame draw:style-name="gr47" draw:text-style-name="P1" draw:layer="layout" svg:width="0.002cm" svg:height="0.937cm" svg:x="13.16cm" svg:y="11.34cm">
          <draw:text-box>
            <text:p/>
          </draw:text-box>
        </draw:frame>
        <draw:frame draw:style-name="gr48" draw:text-style-name="P1" draw:layer="layout" svg:width="1.319cm" svg:height="0.433cm" svg:x="13.16cm" svg:y="11.34cm">
          <draw:text-box>
            <text:p text:style-name="P23"><text:span text:style-name="T1">C</text:span><text:span text:style-name="T1">u</text:span><text:span text:style-name="T1">b</text:span><text:span text:style-name="T1">it</text:span><text:span text:style-name="T1">u</text:span><text:span text:style-name="T1">s</text:span></text:p>
          </draw:text-box>
        </draw:frame>
        <draw:frame draw:style-name="gr47" draw:text-style-name="P1" draw:layer="layout" svg:width="0.002cm" svg:height="0.937cm" svg:x="13.199cm" svg:y="12.345cm">
          <draw:text-box>
            <text:p/>
          </draw:text-box>
        </draw:frame>
        <draw:frame draw:style-name="gr48" draw:text-style-name="P1" draw:layer="layout" svg:width="1.729cm" svg:height="0.433cm" svg:x="13.199cm" svg:y="12.345cm">
          <draw:text-box>
            <text:p text:style-name="P23"><text:span text:style-name="T1">O</text:span><text:span text:style-name="T1">s </text:span><text:span text:style-name="T1">ilia</text:span><text:span text:style-name="T1">qu</text:span><text:span text:style-name="T1">e</text:span></text:p>
          </draw:text-box>
        </draw:frame>
        <draw:frame draw:style-name="gr47" draw:text-style-name="P1" draw:layer="layout" svg:width="0.002cm" svg:height="0.937cm" svg:x="10.078cm" svg:y="14.34cm">
          <draw:text-box>
            <text:p/>
          </draw:text-box>
        </draw:frame>
        <draw:frame draw:style-name="gr48" draw:text-style-name="P1" draw:layer="layout" svg:width="1.255cm" svg:height="0.433cm" svg:x="10.078cm" svg:y="14.34cm">
          <draw:text-box>
            <text:p text:style-name="P23"><text:span text:style-name="T1">C</text:span><text:span text:style-name="T1">ar</text:span><text:span text:style-name="T1">p</text:span><text:span text:style-name="T1">e</text:span><text:span text:style-name="T1">s</text:span></text:p>
          </draw:text-box>
        </draw:frame>
        <draw:frame draw:style-name="gr47" draw:text-style-name="P1" draw:layer="layout" svg:width="0.002cm" svg:height="0.937cm" svg:x="9.751cm" svg:y="15.108cm">
          <draw:text-box>
            <text:p/>
          </draw:text-box>
        </draw:frame>
        <draw:frame draw:style-name="gr48" draw:text-style-name="P1" draw:layer="layout" svg:width="2.038cm" svg:height="0.433cm" svg:x="9.751cm" svg:y="15.108cm">
          <draw:text-box>
            <text:p text:style-name="P23"><text:span text:style-name="T1">M</text:span><text:span text:style-name="T1">é</text:span><text:span text:style-name="T1">t</text:span><text:span text:style-name="T1">a</text:span><text:span text:style-name="T1">c</text:span><text:span text:style-name="T1">a</text:span><text:span text:style-name="T1">r</text:span><text:span text:style-name="T1">p</text:span><text:span text:style-name="T1">e</text:span><text:span text:style-name="T1">s</text:span></text:p>
          </draw:text-box>
        </draw:frame>
        <draw:frame draw:style-name="gr47" draw:text-style-name="P1" draw:layer="layout" svg:width="0.002cm" svg:height="0.937cm" svg:x="9.943cm" svg:y="19.526cm">
          <draw:text-box>
            <text:p/>
          </draw:text-box>
        </draw:frame>
        <draw:frame draw:style-name="gr48" draw:text-style-name="P1" draw:layer="layout" svg:width="1.128cm" svg:height="0.433cm" svg:x="9.943cm" svg:y="19.526cm">
          <draw:text-box>
            <text:p text:style-name="P23"><text:span text:style-name="T1">F</text:span><text:span text:style-name="T1">é</text:span><text:span text:style-name="T1">m</text:span><text:span text:style-name="T1">u</text:span><text:span text:style-name="T1">r</text:span></text:p>
          </draw:text-box>
        </draw:frame>
        <draw:frame draw:style-name="gr47" draw:text-style-name="P1" draw:layer="layout" svg:width="0.002cm" svg:height="0.937cm" svg:x="9.804cm" svg:y="20.695cm">
          <draw:text-box>
            <text:p/>
          </draw:text-box>
        </draw:frame>
        <draw:frame draw:style-name="gr48" draw:text-style-name="P1" draw:layer="layout" svg:width="1.124cm" svg:height="0.433cm" svg:x="9.804cm" svg:y="20.695cm">
          <draw:text-box>
            <text:p text:style-name="P23"><text:span text:style-name="T1">R</text:span><text:span text:style-name="T1">o</text:span><text:span text:style-name="T1">t</text:span><text:span text:style-name="T1">u</text:span><text:span text:style-name="T1">l</text:span><text:span text:style-name="T1">e</text:span></text:p>
          </draw:text-box>
        </draw:frame>
        <draw:frame draw:style-name="gr47" draw:text-style-name="P1" draw:layer="layout" svg:width="0.002cm" svg:height="0.937cm" svg:x="10.222cm" svg:y="23.035cm">
          <draw:text-box>
            <text:p/>
          </draw:text-box>
        </draw:frame>
        <draw:frame draw:style-name="gr48" draw:text-style-name="P1" draw:layer="layout" svg:width="1.255cm" svg:height="0.433cm" svg:x="10.222cm" svg:y="23.035cm">
          <draw:text-box>
            <text:p text:style-name="P23"><text:span text:style-name="T1">Péroné</text:span></text:p>
          </draw:text-box>
        </draw:frame>
        <draw:frame draw:style-name="gr47" draw:text-style-name="P1" draw:layer="layout" svg:width="0.002cm" svg:height="0.937cm" svg:x="9.916cm" svg:y="26.795cm">
          <draw:text-box>
            <text:p/>
          </draw:text-box>
        </draw:frame>
        <draw:frame draw:style-name="gr48" draw:text-style-name="P1" draw:layer="layout" svg:width="1.192cm" svg:height="0.433cm" svg:x="9.916cm" svg:y="26.795cm">
          <draw:text-box>
            <text:p text:style-name="P23"><text:span text:style-name="T1">Tarses</text:span></text:p>
          </draw:text-box>
        </draw:frame>
        <draw:frame draw:style-name="gr47" draw:text-style-name="P1" draw:layer="layout" svg:width="0.002cm" svg:height="0.937cm" svg:x="9.916cm" svg:y="27.464cm">
          <draw:text-box>
            <text:p/>
          </draw:text-box>
        </draw:frame>
        <draw:frame draw:style-name="gr48" draw:text-style-name="P1" draw:layer="layout" svg:width="1.932cm" svg:height="0.433cm" svg:x="9.916cm" svg:y="27.464cm">
          <draw:text-box>
            <text:p text:style-name="P23"><text:span text:style-name="T1">Métatarses</text:span></text:p>
          </draw:text-box>
        </draw:frame>
        <draw:frame draw:style-name="gr47" draw:text-style-name="P1" draw:layer="layout" svg:width="0.002cm" svg:height="0.937cm" svg:x="0.476cm" svg:y="2.803cm">
          <draw:text-box>
            <text:p/>
          </draw:text-box>
        </draw:frame>
        <draw:frame draw:style-name="gr48" draw:text-style-name="P1" draw:layer="layout" svg:width="3.287cm" svg:height="0.433cm" svg:x="0.476cm" svg:y="2.803cm">
          <draw:text-box>
            <text:p text:style-name="P23"><text:span text:style-name="T2">Colonne vertébrale</text:span></text:p>
          </draw:text-box>
        </draw:frame>
        <draw:frame draw:style-name="gr47" draw:text-style-name="P1" draw:layer="layout" svg:width="0.002cm" svg:height="0.937cm" svg:x="0.776cm" svg:y="3.384cm">
          <draw:text-box>
            <text:p/>
          </draw:text-box>
        </draw:frame>
        <draw:frame draw:style-name="gr48" draw:text-style-name="P1" draw:layer="layout" svg:width="1.801cm" svg:height="0.433cm" svg:x="0.776cm" svg:y="3.384cm">
          <draw:text-box>
            <text:p text:style-name="P23"><text:span text:style-name="T1">Vertèbres </text:span></text:p>
          </draw:text-box>
        </draw:frame>
        <draw:frame draw:style-name="gr48" draw:text-style-name="P1" draw:layer="layout" svg:width="1.839cm" svg:height="0.433cm" svg:x="0.776cm" svg:y="3.869cm">
          <draw:text-box>
            <text:p text:style-name="P23"><text:span text:style-name="T1">cervicales </text:span></text:p>
          </draw:text-box>
        </draw:frame>
        <draw:frame draw:style-name="gr47" draw:text-style-name="P1" draw:layer="layout" svg:width="0.002cm" svg:height="0.937cm" svg:x="0.776cm" svg:y="4.704cm">
          <draw:text-box>
            <text:p/>
          </draw:text-box>
        </draw:frame>
        <draw:frame draw:style-name="gr48" draw:text-style-name="P1" draw:layer="layout" svg:width="1.801cm" svg:height="0.433cm" svg:x="0.776cm" svg:y="4.704cm">
          <draw:text-box>
            <text:p text:style-name="P23"><text:span text:style-name="T1">Vertèbres </text:span></text:p>
          </draw:text-box>
        </draw:frame>
        <draw:frame draw:style-name="gr48" draw:text-style-name="P1" draw:layer="layout" svg:width="2.013cm" svg:height="0.433cm" svg:x="0.776cm" svg:y="5.189cm">
          <draw:text-box>
            <text:p text:style-name="P23"><text:span text:style-name="T1">thoracique</text:span><text:span text:style-name="T1">s</text:span></text:p>
          </draw:text-box>
        </draw:frame>
        <draw:frame draw:style-name="gr47" draw:text-style-name="P1" draw:layer="layout" svg:width="0.002cm" svg:height="0.937cm" svg:x="0.776cm" svg:y="5.527cm">
          <draw:text-box>
            <text:p/>
          </draw:text-box>
        </draw:frame>
        <draw:frame draw:style-name="gr47" draw:text-style-name="P1" draw:layer="layout" svg:width="0.002cm" svg:height="0.937cm" svg:x="0.776cm" svg:y="9.696cm">
          <draw:text-box>
            <text:p/>
          </draw:text-box>
        </draw:frame>
        <draw:frame draw:style-name="gr48" draw:text-style-name="P1" draw:layer="layout" svg:width="1.801cm" svg:height="0.433cm" svg:x="0.776cm" svg:y="9.696cm">
          <draw:text-box>
            <text:p text:style-name="P23"><text:span text:style-name="T1">Vertèbres </text:span></text:p>
          </draw:text-box>
        </draw:frame>
        <draw:frame draw:style-name="gr48" draw:text-style-name="P1" draw:layer="layout" svg:width="1.797cm" svg:height="0.433cm" svg:x="0.776cm" svg:y="10.181cm">
          <draw:text-box>
            <text:p text:style-name="P23"><text:span text:style-name="T1">lombaires </text:span></text:p>
          </draw:text-box>
        </draw:frame>
        <draw:frame draw:style-name="gr49" draw:text-style-name="P24" draw:layer="layout" svg:width="11.327cm" svg:height="0.641cm" svg:x="0.1cm" svg:y="29.1cm">
          <draw:text-box>
            <text:p><text:span text:style-name="T3">https://commons.wikimedia.org/wiki/File:Human_skeleton_front_fr.svg</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svggradient0" draw:style="linear" draw:start-color="#40381d" draw:end-color="#0e0c06" draw:start-intensity="100%" draw:end-intensity="100%" draw:angle="0" draw:border="0%"/>
    <draw:gradient draw:name="svggradient1" draw:style="linear" draw:start-color="#473e29" draw:end-color="#0a0906" draw:start-intensity="100%" draw:end-intensity="100%" draw:angle="0" draw:border="0%"/>
    <draw:gradient draw:name="svggradient2" draw:style="linear" draw:start-color="#473e29" draw:end-color="#0a0906" draw:start-intensity="100%" draw:end-intensity="100%" draw:angle="0" draw:border="0%"/>
    <draw:gradient draw:name="svggradient3" draw:style="linear" draw:start-color="#473e29" draw:end-color="#0a0906" draw:start-intensity="100%" draw:end-intensity="100%" draw:angle="0" draw:border="0%"/>
    <draw:gradient draw:name="svggradient4" draw:style="linear" draw:start-color="#473e29" draw:end-color="#0a0906" draw:start-intensity="100%" draw:end-intensity="100%" draw:angle="0" draw:border="0%"/>
    <draw:gradient draw:name="svggradient5" draw:style="linear" draw:start-color="#473e29" draw:end-color="#0a0906" draw:start-intensity="100%" draw:end-intensity="100%" draw:angle="3493"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B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5.37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0-05T23:51:48.347323534</dc:date>
    <meta:editing-duration>PT2M6S</meta:editing-duration>
    <meta:editing-cycles>2</meta:editing-cycles>
    <meta:generator>LibreOffice/5.4.1.2$Linux_X86_64 LibreOffice_project/40m0$Build-2</meta:generator>
    <meta:document-statistic meta:object-count="1061"/>
  </office:meta>
</office:document-meta>
</file>